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53in" svg:x="3.0543in" svg:y="0.4913in">
            <draw:object draw:notify-on-update-of-ranges="Sheet1.A1:Sheet1.A1601 Sheet1.B1:Sheet1.B16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79.59399061" calcext:value-type="float">
            <text:p>6279.59399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79.59399061" calcext:value-type="float">
            <text:p>6279.59399061</text:p>
          </table:table-cell>
        </table:table-row>
        <table:table-row table:style-name="ro1">
          <table:table-cell office:value-type="float" office:value="0.00163636363636" calcext:value-type="float">
            <text:p>0.0016363636</text:p>
          </table:table-cell>
          <table:table-cell office:value-type="float" office:value="6279.62050448" calcext:value-type="float">
            <text:p>6279.62050448</text:p>
          </table:table-cell>
        </table:table-row>
        <table:table-row table:style-name="ro1">
          <table:table-cell office:value-type="float" office:value="0.00327272727273" calcext:value-type="float">
            <text:p>0.0032727273</text:p>
          </table:table-cell>
          <table:table-cell office:value-type="float" office:value="6279.78487666" calcext:value-type="float">
            <text:p>6279.78487666</text:p>
          </table:table-cell>
        </table:table-row>
        <table:table-row table:style-name="ro1">
          <table:table-cell office:value-type="float" office:value="0.00490909090909" calcext:value-type="float">
            <text:p>0.0049090909</text:p>
          </table:table-cell>
          <table:table-cell office:value-type="float" office:value="6280.19133815" calcext:value-type="float">
            <text:p>6280.19133815</text:p>
          </table:table-cell>
        </table:table-row>
        <table:table-row table:style-name="ro1">
          <table:table-cell office:value-type="float" office:value="0.00654545454545" calcext:value-type="float">
            <text:p>0.0065454545</text:p>
          </table:table-cell>
          <table:table-cell office:value-type="float" office:value="6280.93542246" calcext:value-type="float">
            <text:p>6280.93542246</text:p>
          </table:table-cell>
        </table:table-row>
        <table:table-row table:style-name="ro1">
          <table:table-cell office:value-type="float" office:value="0.00818181818182" calcext:value-type="float">
            <text:p>0.0081818182</text:p>
          </table:table-cell>
          <table:table-cell office:value-type="float" office:value="6282.13672582" calcext:value-type="float">
            <text:p>6282.13672582</text:p>
          </table:table-cell>
        </table:table-row>
        <table:table-row table:style-name="ro1">
          <table:table-cell office:value-type="float" office:value="0.00981818181818" calcext:value-type="float">
            <text:p>0.0098181818</text:p>
          </table:table-cell>
          <table:table-cell office:value-type="float" office:value="6283.85422039" calcext:value-type="float">
            <text:p>6283.85422039</text:p>
          </table:table-cell>
        </table:table-row>
        <table:table-row table:style-name="ro1">
          <table:table-cell office:value-type="float" office:value="0.0114545454545" calcext:value-type="float">
            <text:p>0.0114545455</text:p>
          </table:table-cell>
          <table:table-cell office:value-type="float" office:value="6286.18630297" calcext:value-type="float">
            <text:p>6286.18630297</text:p>
          </table:table-cell>
        </table:table-row>
        <table:table-row table:style-name="ro1">
          <table:table-cell office:value-type="float" office:value="0.0130909090909" calcext:value-type="float">
            <text:p>0.0130909091</text:p>
          </table:table-cell>
          <table:table-cell office:value-type="float" office:value="6289.1957473" calcext:value-type="float">
            <text:p>6289.1957473</text:p>
          </table:table-cell>
        </table:table-row>
        <table:table-row table:style-name="ro1">
          <table:table-cell office:value-type="float" office:value="0.0147272727273" calcext:value-type="float">
            <text:p>0.0147272727</text:p>
          </table:table-cell>
          <table:table-cell office:value-type="float" office:value="6292.96247535" calcext:value-type="float">
            <text:p>6292.96247535</text:p>
          </table:table-cell>
        </table:table-row>
        <table:table-row table:style-name="ro1">
          <table:table-cell office:value-type="float" office:value="0.0163636363636" calcext:value-type="float">
            <text:p>0.0163636364</text:p>
          </table:table-cell>
          <table:table-cell office:value-type="float" office:value="6297.54950066" calcext:value-type="float">
            <text:p>6297.54950066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6303.02077117" calcext:value-type="float">
            <text:p>6303.02077117</text:p>
          </table:table-cell>
        </table:table-row>
        <table:table-row table:style-name="ro1">
          <table:table-cell office:value-type="float" office:value="0.0196363636364" calcext:value-type="float">
            <text:p>0.0196363636</text:p>
          </table:table-cell>
          <table:table-cell office:value-type="float" office:value="6309.43508047" calcext:value-type="float">
            <text:p>6309.43508047</text:p>
          </table:table-cell>
        </table:table-row>
        <table:table-row table:style-name="ro1">
          <table:table-cell office:value-type="float" office:value="0.0212727272727" calcext:value-type="float">
            <text:p>0.0212727273</text:p>
          </table:table-cell>
          <table:table-cell office:value-type="float" office:value="6316.84224661" calcext:value-type="float">
            <text:p>6316.84224661</text:p>
          </table:table-cell>
        </table:table-row>
        <table:table-row table:style-name="ro1">
          <table:table-cell office:value-type="float" office:value="0.0229090909091" calcext:value-type="float">
            <text:p>0.0229090909</text:p>
          </table:table-cell>
          <table:table-cell office:value-type="float" office:value="6325.29508171" calcext:value-type="float">
            <text:p>6325.29508171</text:p>
          </table:table-cell>
        </table:table-row>
        <table:table-row table:style-name="ro1">
          <table:table-cell office:value-type="float" office:value="0.0245454545455" calcext:value-type="float">
            <text:p>0.0245454545</text:p>
          </table:table-cell>
          <table:table-cell office:value-type="float" office:value="6334.83193327" calcext:value-type="float">
            <text:p>6334.83193327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6336.68249644" calcext:value-type="float">
            <text:p>6336.68249644</text:p>
          </table:table-cell>
        </table:table-row>
        <table:table-row table:style-name="ro1">
          <table:table-cell office:value-type="float" office:value="0.0266363636364" calcext:value-type="float">
            <text:p>0.0266363636</text:p>
          </table:table-cell>
          <table:table-cell office:value-type="float" office:value="6348.14936263" calcext:value-type="float">
            <text:p>6348.14936263</text:p>
          </table:table-cell>
        </table:table-row>
        <table:table-row table:style-name="ro1">
          <table:table-cell office:value-type="float" office:value="0.0282727272727" calcext:value-type="float">
            <text:p>0.0282727273</text:p>
          </table:table-cell>
          <table:table-cell office:value-type="float" office:value="6360.63726786" calcext:value-type="float">
            <text:p>6360.63726786</text:p>
          </table:table-cell>
        </table:table-row>
        <table:table-row table:style-name="ro1">
          <table:table-cell office:value-type="float" office:value="0.0299090909091" calcext:value-type="float">
            <text:p>0.0299090909</text:p>
          </table:table-cell>
          <table:table-cell office:value-type="float" office:value="6374.14181199" calcext:value-type="float">
            <text:p>6374.14181199</text:p>
          </table:table-cell>
        </table:table-row>
        <table:table-row table:style-name="ro1">
          <table:table-cell office:value-type="float" office:value="0.0315454545455" calcext:value-type="float">
            <text:p>0.0315454545</text:p>
          </table:table-cell>
          <table:table-cell office:value-type="float" office:value="6388.79620608" calcext:value-type="float">
            <text:p>6388.79620608</text:p>
          </table:table-cell>
        </table:table-row>
        <table:table-row table:style-name="ro1">
          <table:table-cell office:value-type="float" office:value="0.0331818181818" calcext:value-type="float">
            <text:p>0.0331818182</text:p>
          </table:table-cell>
          <table:table-cell office:value-type="float" office:value="6404.66950037" calcext:value-type="float">
            <text:p>6404.66950037</text:p>
          </table:table-cell>
        </table:table-row>
        <table:table-row table:style-name="ro1">
          <table:table-cell office:value-type="float" office:value="0.0348181818182" calcext:value-type="float">
            <text:p>0.0348181818</text:p>
          </table:table-cell>
          <table:table-cell office:value-type="float" office:value="6421.79961979" calcext:value-type="float">
            <text:p>6421.79961979</text:p>
          </table:table-cell>
        </table:table-row>
        <table:table-row table:style-name="ro1">
          <table:table-cell office:value-type="float" office:value="0.0364545454545" calcext:value-type="float">
            <text:p>0.0364545455</text:p>
          </table:table-cell>
          <table:table-cell office:value-type="float" office:value="6440.21100616" calcext:value-type="float">
            <text:p>6440.21100616</text:p>
          </table:table-cell>
        </table:table-row>
        <table:table-row table:style-name="ro1">
          <table:table-cell office:value-type="float" office:value="0.0380909090909" calcext:value-type="float">
            <text:p>0.0380909091</text:p>
          </table:table-cell>
          <table:table-cell office:value-type="float" office:value="6459.92198057" calcext:value-type="float">
            <text:p>6459.92198057</text:p>
          </table:table-cell>
        </table:table-row>
        <table:table-row table:style-name="ro1">
          <table:table-cell office:value-type="float" office:value="0.0397272727273" calcext:value-type="float">
            <text:p>0.0397272727</text:p>
          </table:table-cell>
          <table:table-cell office:value-type="float" office:value="6480.94645256" calcext:value-type="float">
            <text:p>6480.94645256</text:p>
          </table:table-cell>
        </table:table-row>
        <table:table-row table:style-name="ro1">
          <table:table-cell office:value-type="float" office:value="0.0413636363636" calcext:value-type="float">
            <text:p>0.0413636364</text:p>
          </table:table-cell>
          <table:table-cell office:value-type="float" office:value="6503.2920532" calcext:value-type="float">
            <text:p>6503.2920532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6526.96421674" calcext:value-type="float">
            <text:p>6526.96421674</text:p>
          </table:table-cell>
        </table:table-row>
        <table:table-row table:style-name="ro1">
          <table:table-cell office:value-type="float" office:value="0.0446363636364" calcext:value-type="float">
            <text:p>0.0446363636</text:p>
          </table:table-cell>
          <table:table-cell office:value-type="float" office:value="6551.9627464" calcext:value-type="float">
            <text:p>6551.9627464</text:p>
          </table:table-cell>
        </table:table-row>
        <table:table-row table:style-name="ro1">
          <table:table-cell office:value-type="float" office:value="0.0462727272727" calcext:value-type="float">
            <text:p>0.0462727273</text:p>
          </table:table-cell>
          <table:table-cell office:value-type="float" office:value="6578.2870109" calcext:value-type="float">
            <text:p>6578.2870109</text:p>
          </table:table-cell>
        </table:table-row>
        <table:table-row table:style-name="ro1">
          <table:table-cell office:value-type="float" office:value="0.0479090909091" calcext:value-type="float">
            <text:p>0.0479090909</text:p>
          </table:table-cell>
          <table:table-cell office:value-type="float" office:value="6605.93105602" calcext:value-type="float">
            <text:p>6605.93105602</text:p>
          </table:table-cell>
        </table:table-row>
        <table:table-row table:style-name="ro1">
          <table:table-cell office:value-type="float" office:value="0.0495454545455" calcext:value-type="float">
            <text:p>0.0495454545</text:p>
          </table:table-cell>
          <table:table-cell office:value-type="float" office:value="6634.88930306" calcext:value-type="float">
            <text:p>6634.889303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6640.3512206" calcext:value-type="float">
            <text:p>6640.3512206</text:p>
          </table:table-cell>
        </table:table-row>
        <table:table-row table:style-name="ro1">
          <table:table-cell office:value-type="float" office:value="0.0516363636364" calcext:value-type="float">
            <text:p>0.0516363636</text:p>
          </table:table-cell>
          <table:table-cell office:value-type="float" office:value="6672.17291291" calcext:value-type="float">
            <text:p>6672.17291291</text:p>
          </table:table-cell>
        </table:table-row>
        <table:table-row table:style-name="ro1">
          <table:table-cell office:value-type="float" office:value="0.0532727272727" calcext:value-type="float">
            <text:p>0.0532727273</text:p>
          </table:table-cell>
          <table:table-cell office:value-type="float" office:value="6705.01438566" calcext:value-type="float">
            <text:p>6705.01438566</text:p>
          </table:table-cell>
        </table:table-row>
        <table:table-row table:style-name="ro1">
          <table:table-cell office:value-type="float" office:value="0.0549090909091" calcext:value-type="float">
            <text:p>0.0549090909</text:p>
          </table:table-cell>
          <table:table-cell office:value-type="float" office:value="6738.64240714" calcext:value-type="float">
            <text:p>6738.64240714</text:p>
          </table:table-cell>
        </table:table-row>
        <table:table-row table:style-name="ro1">
          <table:table-cell office:value-type="float" office:value="0.0565454545455" calcext:value-type="float">
            <text:p>0.0565454545</text:p>
          </table:table-cell>
          <table:table-cell office:value-type="float" office:value="6773.28550155" calcext:value-type="float">
            <text:p>6773.28550155</text:p>
          </table:table-cell>
        </table:table-row>
        <table:table-row table:style-name="ro1">
          <table:table-cell office:value-type="float" office:value="0.0581818181818" calcext:value-type="float">
            <text:p>0.0581818182</text:p>
          </table:table-cell>
          <table:table-cell office:value-type="float" office:value="6809.05818371" calcext:value-type="float">
            <text:p>6809.05818371</text:p>
          </table:table-cell>
        </table:table-row>
        <table:table-row table:style-name="ro1">
          <table:table-cell office:value-type="float" office:value="0.0598181818182" calcext:value-type="float">
            <text:p>0.0598181818</text:p>
          </table:table-cell>
          <table:table-cell office:value-type="float" office:value="6845.98931815" calcext:value-type="float">
            <text:p>6845.98931815</text:p>
          </table:table-cell>
        </table:table-row>
        <table:table-row table:style-name="ro1">
          <table:table-cell office:value-type="float" office:value="0.0614545454545" calcext:value-type="float">
            <text:p>0.0614545455</text:p>
          </table:table-cell>
          <table:table-cell office:value-type="float" office:value="6884.08627834" calcext:value-type="float">
            <text:p>6884.08627834</text:p>
          </table:table-cell>
        </table:table-row>
        <table:table-row table:style-name="ro1">
          <table:table-cell office:value-type="float" office:value="0.0630909090909" calcext:value-type="float">
            <text:p>0.0630909091</text:p>
          </table:table-cell>
          <table:table-cell office:value-type="float" office:value="6923.33788382" calcext:value-type="float">
            <text:p>6923.33788382</text:p>
          </table:table-cell>
        </table:table-row>
        <table:table-row table:style-name="ro1">
          <table:table-cell office:value-type="float" office:value="0.0647272727273" calcext:value-type="float">
            <text:p>0.0647272727</text:p>
          </table:table-cell>
          <table:table-cell office:value-type="float" office:value="6963.72980911" calcext:value-type="float">
            <text:p>6963.72980911</text:p>
          </table:table-cell>
        </table:table-row>
        <table:table-row table:style-name="ro1">
          <table:table-cell office:value-type="float" office:value="0.0663636363636" calcext:value-type="float">
            <text:p>0.0663636364</text:p>
          </table:table-cell>
          <table:table-cell office:value-type="float" office:value="7005.23475716" calcext:value-type="float">
            <text:p>7005.23475716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7047.82637539" calcext:value-type="float">
            <text:p>7047.82637539</text:p>
          </table:table-cell>
        </table:table-row>
        <table:table-row table:style-name="ro1">
          <table:table-cell office:value-type="float" office:value="0.0696363636364" calcext:value-type="float">
            <text:p>0.0696363636</text:p>
          </table:table-cell>
          <table:table-cell office:value-type="float" office:value="7091.46955507" calcext:value-type="float">
            <text:p>7091.46955507</text:p>
          </table:table-cell>
        </table:table-row>
        <table:table-row table:style-name="ro1">
          <table:table-cell office:value-type="float" office:value="0.0712727272727" calcext:value-type="float">
            <text:p>0.0712727273</text:p>
          </table:table-cell>
          <table:table-cell office:value-type="float" office:value="7136.13285872" calcext:value-type="float">
            <text:p>7136.13285872</text:p>
          </table:table-cell>
        </table:table-row>
        <table:table-row table:style-name="ro1">
          <table:table-cell office:value-type="float" office:value="0.0729090909091" calcext:value-type="float">
            <text:p>0.0729090909</text:p>
          </table:table-cell>
          <table:table-cell office:value-type="float" office:value="7181.77813122" calcext:value-type="float">
            <text:p>7181.77813122</text:p>
          </table:table-cell>
        </table:table-row>
        <table:table-row table:style-name="ro1">
          <table:table-cell office:value-type="float" office:value="0.0745454545455" calcext:value-type="float">
            <text:p>0.0745454545</text:p>
          </table:table-cell>
          <table:table-cell office:value-type="float" office:value="7228.37149066" calcext:value-type="float">
            <text:p>7228.37149066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7237.04852225" calcext:value-type="float">
            <text:p>7237.04852225</text:p>
          </table:table-cell>
        </table:table-row>
        <table:table-row table:style-name="ro1">
          <table:table-cell office:value-type="float" office:value="0.0766363636364" calcext:value-type="float">
            <text:p>0.0766363636</text:p>
          </table:table-cell>
          <table:table-cell office:value-type="float" office:value="7286.40289426" calcext:value-type="float">
            <text:p>7286.40289426</text:p>
          </table:table-cell>
        </table:table-row>
        <table:table-row table:style-name="ro1">
          <table:table-cell office:value-type="float" office:value="0.0782727272727" calcext:value-type="float">
            <text:p>0.0782727273</text:p>
          </table:table-cell>
          <table:table-cell office:value-type="float" office:value="7336.51290579" calcext:value-type="float">
            <text:p>7336.51290579</text:p>
          </table:table-cell>
        </table:table-row>
        <table:table-row table:style-name="ro1">
          <table:table-cell office:value-type="float" office:value="0.0799090909091" calcext:value-type="float">
            <text:p>0.0799090909</text:p>
          </table:table-cell>
          <table:table-cell office:value-type="float" office:value="7386.72460468" calcext:value-type="float">
            <text:p>7386.72460468</text:p>
          </table:table-cell>
        </table:table-row>
        <table:table-row table:style-name="ro1">
          <table:table-cell office:value-type="float" office:value="0.0815454545455" calcext:value-type="float">
            <text:p>0.0815454545</text:p>
          </table:table-cell>
          <table:table-cell office:value-type="float" office:value="7437.31008163" calcext:value-type="float">
            <text:p>7437.31008163</text:p>
          </table:table-cell>
        </table:table-row>
        <table:table-row table:style-name="ro1">
          <table:table-cell office:value-type="float" office:value="0.0831818181818" calcext:value-type="float">
            <text:p>0.0831818182</text:p>
          </table:table-cell>
          <table:table-cell office:value-type="float" office:value="7488.42239387" calcext:value-type="float">
            <text:p>7488.42239387</text:p>
          </table:table-cell>
        </table:table-row>
        <table:table-row table:style-name="ro1">
          <table:table-cell office:value-type="float" office:value="0.0848181818182" calcext:value-type="float">
            <text:p>0.0848181818</text:p>
          </table:table-cell>
          <table:table-cell office:value-type="float" office:value="7540.120787" calcext:value-type="float">
            <text:p>7540.120787</text:p>
          </table:table-cell>
        </table:table-row>
        <table:table-row table:style-name="ro1">
          <table:table-cell office:value-type="float" office:value="0.0864545454545" calcext:value-type="float">
            <text:p>0.0864545455</text:p>
          </table:table-cell>
          <table:table-cell office:value-type="float" office:value="7592.40885269" calcext:value-type="float">
            <text:p>7592.40885269</text:p>
          </table:table-cell>
        </table:table-row>
        <table:table-row table:style-name="ro1">
          <table:table-cell office:value-type="float" office:value="0.0880909090909" calcext:value-type="float">
            <text:p>0.0880909091</text:p>
          </table:table-cell>
          <table:table-cell office:value-type="float" office:value="7645.27925527" calcext:value-type="float">
            <text:p>7645.27925527</text:p>
          </table:table-cell>
        </table:table-row>
        <table:table-row table:style-name="ro1">
          <table:table-cell office:value-type="float" office:value="0.0897272727273" calcext:value-type="float">
            <text:p>0.0897272727</text:p>
          </table:table-cell>
          <table:table-cell office:value-type="float" office:value="7698.69819855" calcext:value-type="float">
            <text:p>7698.69819855</text:p>
          </table:table-cell>
        </table:table-row>
        <table:table-row table:style-name="ro1">
          <table:table-cell office:value-type="float" office:value="0.0913636363636" calcext:value-type="float">
            <text:p>0.0913636364</text:p>
          </table:table-cell>
          <table:table-cell office:value-type="float" office:value="7752.63211778" calcext:value-type="float">
            <text:p>7752.63211778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7807.0299553" calcext:value-type="float">
            <text:p>7807.0299553</text:p>
          </table:table-cell>
        </table:table-row>
        <table:table-row table:style-name="ro1">
          <table:table-cell office:value-type="float" office:value="0.0946363636364" calcext:value-type="float">
            <text:p>0.0946363636</text:p>
          </table:table-cell>
          <table:table-cell office:value-type="float" office:value="7861.84845576" calcext:value-type="float">
            <text:p>7861.84845576</text:p>
          </table:table-cell>
        </table:table-row>
        <table:table-row table:style-name="ro1">
          <table:table-cell office:value-type="float" office:value="0.0962727272727" calcext:value-type="float">
            <text:p>0.0962727273</text:p>
          </table:table-cell>
          <table:table-cell office:value-type="float" office:value="7917.03214533" calcext:value-type="float">
            <text:p>7917.03214533</text:p>
          </table:table-cell>
        </table:table-row>
        <table:table-row table:style-name="ro1">
          <table:table-cell office:value-type="float" office:value="0.0979090909091" calcext:value-type="float">
            <text:p>0.0979090909</text:p>
          </table:table-cell>
          <table:table-cell office:value-type="float" office:value="7972.53594128" calcext:value-type="float">
            <text:p>7972.53594128</text:p>
          </table:table-cell>
        </table:table-row>
        <table:table-row table:style-name="ro1">
          <table:table-cell office:value-type="float" office:value="0.0995454545455" calcext:value-type="float">
            <text:p>0.0995454545</text:p>
          </table:table-cell>
          <table:table-cell office:value-type="float" office:value="8028.30397792" calcext:value-type="float">
            <text:p>8028.3039779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38.45705494" calcext:value-type="float">
            <text:p>8038.45705494</text:p>
          </table:table-cell>
        </table:table-row>
        <table:table-row table:style-name="ro1">
          <table:table-cell office:value-type="float" office:value="0.101636363636" calcext:value-type="float">
            <text:p>0.1016363636</text:p>
          </table:table-cell>
          <table:table-cell office:value-type="float" office:value="8096.06657741" calcext:value-type="float">
            <text:p>8096.06657741</text:p>
          </table:table-cell>
        </table:table-row>
        <table:table-row table:style-name="ro1">
          <table:table-cell office:value-type="float" office:value="0.103272727273" calcext:value-type="float">
            <text:p>0.1032727273</text:p>
          </table:table-cell>
          <table:table-cell office:value-type="float" office:value="8154.13770003" calcext:value-type="float">
            <text:p>8154.13770003</text:p>
          </table:table-cell>
        </table:table-row>
        <table:table-row table:style-name="ro1">
          <table:table-cell office:value-type="float" office:value="0.104909090909" calcext:value-type="float">
            <text:p>0.1049090909</text:p>
          </table:table-cell>
          <table:table-cell office:value-type="float" office:value="8211.52365694" calcext:value-type="float">
            <text:p>8211.52365694</text:p>
          </table:table-cell>
        </table:table-row>
        <table:table-row table:style-name="ro1">
          <table:table-cell office:value-type="float" office:value="0.106545454545" calcext:value-type="float">
            <text:p>0.1065454545</text:p>
          </table:table-cell>
          <table:table-cell office:value-type="float" office:value="8268.41893002" calcext:value-type="float">
            <text:p>8268.41893002</text:p>
          </table:table-cell>
        </table:table-row>
        <table:table-row table:style-name="ro1">
          <table:table-cell office:value-type="float" office:value="0.108181818182" calcext:value-type="float">
            <text:p>0.1081818182</text:p>
          </table:table-cell>
          <table:table-cell office:value-type="float" office:value="8325.01877572" calcext:value-type="float">
            <text:p>8325.01877572</text:p>
          </table:table-cell>
        </table:table-row>
        <table:table-row table:style-name="ro1">
          <table:table-cell office:value-type="float" office:value="0.109818181818" calcext:value-type="float">
            <text:p>0.1098181818</text:p>
          </table:table-cell>
          <table:table-cell office:value-type="float" office:value="8381.40202178" calcext:value-type="float">
            <text:p>8381.40202178</text:p>
          </table:table-cell>
        </table:table-row>
        <table:table-row table:style-name="ro1">
          <table:table-cell office:value-type="float" office:value="0.111454545455" calcext:value-type="float">
            <text:p>0.1114545455</text:p>
          </table:table-cell>
          <table:table-cell office:value-type="float" office:value="8437.60503165" calcext:value-type="float">
            <text:p>8437.60503165</text:p>
          </table:table-cell>
        </table:table-row>
        <table:table-row table:style-name="ro1">
          <table:table-cell office:value-type="float" office:value="0.113090909091" calcext:value-type="float">
            <text:p>0.1130909091</text:p>
          </table:table-cell>
          <table:table-cell office:value-type="float" office:value="8493.61691898" calcext:value-type="float">
            <text:p>8493.61691898</text:p>
          </table:table-cell>
        </table:table-row>
        <table:table-row table:style-name="ro1">
          <table:table-cell office:value-type="float" office:value="0.114727272727" calcext:value-type="float">
            <text:p>0.1147272727</text:p>
          </table:table-cell>
          <table:table-cell office:value-type="float" office:value="8549.41936758" calcext:value-type="float">
            <text:p>8549.41936758</text:p>
          </table:table-cell>
        </table:table-row>
        <table:table-row table:style-name="ro1">
          <table:table-cell office:value-type="float" office:value="0.116363636364" calcext:value-type="float">
            <text:p>0.1163636364</text:p>
          </table:table-cell>
          <table:table-cell office:value-type="float" office:value="8604.96468807" calcext:value-type="float">
            <text:p>8604.96468807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8660.21159039" calcext:value-type="float">
            <text:p>8660.21159039</text:p>
          </table:table-cell>
        </table:table-row>
        <table:table-row table:style-name="ro1">
          <table:table-cell office:value-type="float" office:value="0.119636363636" calcext:value-type="float">
            <text:p>0.1196363636</text:p>
          </table:table-cell>
          <table:table-cell office:value-type="float" office:value="8715.10042551" calcext:value-type="float">
            <text:p>8715.10042551</text:p>
          </table:table-cell>
        </table:table-row>
        <table:table-row table:style-name="ro1">
          <table:table-cell office:value-type="float" office:value="0.121272727273" calcext:value-type="float">
            <text:p>0.1212727273</text:p>
          </table:table-cell>
          <table:table-cell office:value-type="float" office:value="8769.5855801" calcext:value-type="float">
            <text:p>8769.5855801</text:p>
          </table:table-cell>
        </table:table-row>
        <table:table-row table:style-name="ro1">
          <table:table-cell office:value-type="float" office:value="0.122909090909" calcext:value-type="float">
            <text:p>0.1229090909</text:p>
          </table:table-cell>
          <table:table-cell office:value-type="float" office:value="8823.60734691" calcext:value-type="float">
            <text:p>8823.60734691</text:p>
          </table:table-cell>
        </table:table-row>
        <table:table-row table:style-name="ro1">
          <table:table-cell office:value-type="float" office:value="0.124545454545" calcext:value-type="float">
            <text:p>0.1245454545</text:p>
          </table:table-cell>
          <table:table-cell office:value-type="float" office:value="8877.12171128" calcext:value-type="float">
            <text:p>8877.12171128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8886.30804203" calcext:value-type="float">
            <text:p>8886.30804203</text:p>
          </table:table-cell>
        </table:table-row>
        <table:table-row table:style-name="ro1">
          <table:table-cell office:value-type="float" office:value="0.126636363636" calcext:value-type="float">
            <text:p>0.1266363636</text:p>
          </table:table-cell>
          <table:table-cell office:value-type="float" office:value="8940.28811314" calcext:value-type="float">
            <text:p>8940.28811314</text:p>
          </table:table-cell>
        </table:table-row>
        <table:table-row table:style-name="ro1">
          <table:table-cell office:value-type="float" office:value="0.128272727273" calcext:value-type="float">
            <text:p>0.1282727273</text:p>
          </table:table-cell>
          <table:table-cell office:value-type="float" office:value="8994.47706473" calcext:value-type="float">
            <text:p>8994.47706473</text:p>
          </table:table-cell>
        </table:table-row>
        <table:table-row table:style-name="ro1">
          <table:table-cell office:value-type="float" office:value="0.129909090909" calcext:value-type="float">
            <text:p>0.1299090909</text:p>
          </table:table-cell>
          <table:table-cell office:value-type="float" office:value="9047.25942361" calcext:value-type="float">
            <text:p>9047.25942361</text:p>
          </table:table-cell>
        </table:table-row>
        <table:table-row table:style-name="ro1">
          <table:table-cell office:value-type="float" office:value="0.131545454545" calcext:value-type="float">
            <text:p>0.1315454545</text:p>
          </table:table-cell>
          <table:table-cell office:value-type="float" office:value="9098.71554562" calcext:value-type="float">
            <text:p>9098.71554562</text:p>
          </table:table-cell>
        </table:table-row>
        <table:table-row table:style-name="ro1">
          <table:table-cell office:value-type="float" office:value="0.133181818182" calcext:value-type="float">
            <text:p>0.1331818182</text:p>
          </table:table-cell>
          <table:table-cell office:value-type="float" office:value="9149.03186711" calcext:value-type="float">
            <text:p>9149.03186711</text:p>
          </table:table-cell>
        </table:table-row>
        <table:table-row table:style-name="ro1">
          <table:table-cell office:value-type="float" office:value="0.134818181818" calcext:value-type="float">
            <text:p>0.1348181818</text:p>
          </table:table-cell>
          <table:table-cell office:value-type="float" office:value="9198.3363827" calcext:value-type="float">
            <text:p>9198.3363827</text:p>
          </table:table-cell>
        </table:table-row>
        <table:table-row table:style-name="ro1">
          <table:table-cell office:value-type="float" office:value="0.136454545455" calcext:value-type="float">
            <text:p>0.1364545455</text:p>
          </table:table-cell>
          <table:table-cell office:value-type="float" office:value="9246.67550471" calcext:value-type="float">
            <text:p>9246.67550471</text:p>
          </table:table-cell>
        </table:table-row>
        <table:table-row table:style-name="ro1">
          <table:table-cell office:value-type="float" office:value="0.138090909091" calcext:value-type="float">
            <text:p>0.1380909091</text:p>
          </table:table-cell>
          <table:table-cell office:value-type="float" office:value="9294.0731933" calcext:value-type="float">
            <text:p>9294.0731933</text:p>
          </table:table-cell>
        </table:table-row>
        <table:table-row table:style-name="ro1">
          <table:table-cell office:value-type="float" office:value="0.139727272727" calcext:value-type="float">
            <text:p>0.1397272727</text:p>
          </table:table-cell>
          <table:table-cell office:value-type="float" office:value="9340.50706757" calcext:value-type="float">
            <text:p>9340.50706757</text:p>
          </table:table-cell>
        </table:table-row>
        <table:table-row table:style-name="ro1">
          <table:table-cell office:value-type="float" office:value="0.141363636364" calcext:value-type="float">
            <text:p>0.1413636364</text:p>
          </table:table-cell>
          <table:table-cell office:value-type="float" office:value="9385.95567213" calcext:value-type="float">
            <text:p>9385.95567213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9430.37001962" calcext:value-type="float">
            <text:p>9430.37001962</text:p>
          </table:table-cell>
        </table:table-row>
        <table:table-row table:style-name="ro1">
          <table:table-cell office:value-type="float" office:value="0.144636363636" calcext:value-type="float">
            <text:p>0.1446363636</text:p>
          </table:table-cell>
          <table:table-cell office:value-type="float" office:value="9473.71601505" calcext:value-type="float">
            <text:p>9473.71601505</text:p>
          </table:table-cell>
        </table:table-row>
        <table:table-row table:style-name="ro1">
          <table:table-cell office:value-type="float" office:value="0.146272727273" calcext:value-type="float">
            <text:p>0.1462727273</text:p>
          </table:table-cell>
          <table:table-cell office:value-type="float" office:value="9515.94134017" calcext:value-type="float">
            <text:p>9515.94134017</text:p>
          </table:table-cell>
        </table:table-row>
        <table:table-row table:style-name="ro1">
          <table:table-cell office:value-type="float" office:value="0.147909090909" calcext:value-type="float">
            <text:p>0.1479090909</text:p>
          </table:table-cell>
          <table:table-cell office:value-type="float" office:value="9557.01321112" calcext:value-type="float">
            <text:p>9557.01321112</text:p>
          </table:table-cell>
        </table:table-row>
        <table:table-row table:style-name="ro1">
          <table:table-cell office:value-type="float" office:value="0.149545454545" calcext:value-type="float">
            <text:p>0.1495454545</text:p>
          </table:table-cell>
          <table:table-cell office:value-type="float" office:value="9596.88298495" calcext:value-type="float">
            <text:p>9596.882984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9602.56759697" calcext:value-type="float">
            <text:p>9602.56759697</text:p>
          </table:table-cell>
        </table:table-row>
        <table:table-row table:style-name="ro1">
          <table:table-cell office:value-type="float" office:value="0.151636363636" calcext:value-type="float">
            <text:p>0.1516363636</text:p>
          </table:table-cell>
          <table:table-cell office:value-type="float" office:value="9641.56665927" calcext:value-type="float">
            <text:p>9641.56665927</text:p>
          </table:table-cell>
        </table:table-row>
        <table:table-row table:style-name="ro1">
          <table:table-cell office:value-type="float" office:value="0.153272727273" calcext:value-type="float">
            <text:p>0.1532727273</text:p>
          </table:table-cell>
          <table:table-cell office:value-type="float" office:value="9680.5145738" calcext:value-type="float">
            <text:p>9680.5145738</text:p>
          </table:table-cell>
        </table:table-row>
        <table:table-row table:style-name="ro1">
          <table:table-cell office:value-type="float" office:value="0.154909090909" calcext:value-type="float">
            <text:p>0.1549090909</text:p>
          </table:table-cell>
          <table:table-cell office:value-type="float" office:value="9717.56243993" calcext:value-type="float">
            <text:p>9717.56243993</text:p>
          </table:table-cell>
        </table:table-row>
        <table:table-row table:style-name="ro1">
          <table:table-cell office:value-type="float" office:value="0.156545454545" calcext:value-type="float">
            <text:p>0.1565454545</text:p>
          </table:table-cell>
          <table:table-cell office:value-type="float" office:value="9752.64321437" calcext:value-type="float">
            <text:p>9752.64321437</text:p>
          </table:table-cell>
        </table:table-row>
        <table:table-row table:style-name="ro1">
          <table:table-cell office:value-type="float" office:value="0.158181818182" calcext:value-type="float">
            <text:p>0.1581818182</text:p>
          </table:table-cell>
          <table:table-cell office:value-type="float" office:value="9785.95734697" calcext:value-type="float">
            <text:p>9785.95734697</text:p>
          </table:table-cell>
        </table:table-row>
        <table:table-row table:style-name="ro1">
          <table:table-cell office:value-type="float" office:value="0.159818181818" calcext:value-type="float">
            <text:p>0.1598181818</text:p>
          </table:table-cell>
          <table:table-cell office:value-type="float" office:value="9817.6408099" calcext:value-type="float">
            <text:p>9817.6408099</text:p>
          </table:table-cell>
        </table:table-row>
        <table:table-row table:style-name="ro1">
          <table:table-cell office:value-type="float" office:value="0.161454545455" calcext:value-type="float">
            <text:p>0.1614545455</text:p>
          </table:table-cell>
          <table:table-cell office:value-type="float" office:value="9847.7888357" calcext:value-type="float">
            <text:p>9847.7888357</text:p>
          </table:table-cell>
        </table:table-row>
        <table:table-row table:style-name="ro1">
          <table:table-cell office:value-type="float" office:value="0.163090909091" calcext:value-type="float">
            <text:p>0.1630909091</text:p>
          </table:table-cell>
          <table:table-cell office:value-type="float" office:value="9876.42972295" calcext:value-type="float">
            <text:p>9876.42972295</text:p>
          </table:table-cell>
        </table:table-row>
        <table:table-row table:style-name="ro1">
          <table:table-cell office:value-type="float" office:value="0.164727272727" calcext:value-type="float">
            <text:p>0.1647272727</text:p>
          </table:table-cell>
          <table:table-cell office:value-type="float" office:value="9903.58380455" calcext:value-type="float">
            <text:p>9903.58380455</text:p>
          </table:table-cell>
        </table:table-row>
        <table:table-row table:style-name="ro1">
          <table:table-cell office:value-type="float" office:value="0.166363636364" calcext:value-type="float">
            <text:p>0.1663636364</text:p>
          </table:table-cell>
          <table:table-cell office:value-type="float" office:value="9929.23157831" calcext:value-type="float">
            <text:p>9929.2315783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9953.36637108" calcext:value-type="float">
            <text:p>9953.36637108</text:p>
          </table:table-cell>
        </table:table-row>
        <table:table-row table:style-name="ro1">
          <table:table-cell office:value-type="float" office:value="0.169636363636" calcext:value-type="float">
            <text:p>0.1696363636</text:p>
          </table:table-cell>
          <table:table-cell office:value-type="float" office:value="9975.95734525" calcext:value-type="float">
            <text:p>9975.95734525</text:p>
          </table:table-cell>
        </table:table-row>
        <table:table-row table:style-name="ro1">
          <table:table-cell office:value-type="float" office:value="0.171272727273" calcext:value-type="float">
            <text:p>0.1712727273</text:p>
          </table:table-cell>
          <table:table-cell office:value-type="float" office:value="9996.99619212" calcext:value-type="float">
            <text:p>9996.99619212</text:p>
          </table:table-cell>
        </table:table-row>
        <table:table-row table:style-name="ro1">
          <table:table-cell office:value-type="float" office:value="0.172909090909" calcext:value-type="float">
            <text:p>0.1729090909</text:p>
          </table:table-cell>
          <table:table-cell office:value-type="float" office:value="10016.4560542" calcext:value-type="float">
            <text:p>10016.4560542</text:p>
          </table:table-cell>
        </table:table-row>
        <table:table-row table:style-name="ro1">
          <table:table-cell office:value-type="float" office:value="0.174545454545" calcext:value-type="float">
            <text:p>0.1745454545</text:p>
          </table:table-cell>
          <table:table-cell office:value-type="float" office:value="10034.3344339" calcext:value-type="float">
            <text:p>10034.3344339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0034.5774062" calcext:value-type="float">
            <text:p>10034.5774062</text:p>
          </table:table-cell>
        </table:table-row>
        <table:table-row table:style-name="ro1">
          <table:table-cell office:value-type="float" office:value="0.176636363636" calcext:value-type="float">
            <text:p>0.1766363636</text:p>
          </table:table-cell>
          <table:table-cell office:value-type="float" office:value="10050.758724" calcext:value-type="float">
            <text:p>10050.758724</text:p>
          </table:table-cell>
        </table:table-row>
        <table:table-row table:style-name="ro1">
          <table:table-cell office:value-type="float" office:value="0.178272727273" calcext:value-type="float">
            <text:p>0.1782727273</text:p>
          </table:table-cell>
          <table:table-cell office:value-type="float" office:value="10066.7023769" calcext:value-type="float">
            <text:p>10066.7023769</text:p>
          </table:table-cell>
        </table:table-row>
        <table:table-row table:style-name="ro1">
          <table:table-cell office:value-type="float" office:value="0.179909090909" calcext:value-type="float">
            <text:p>0.1799090909</text:p>
          </table:table-cell>
          <table:table-cell office:value-type="float" office:value="10080.5858182" calcext:value-type="float">
            <text:p>10080.5858182</text:p>
          </table:table-cell>
        </table:table-row>
        <table:table-row table:style-name="ro1">
          <table:table-cell office:value-type="float" office:value="0.181545454545" calcext:value-type="float">
            <text:p>0.1815454545</text:p>
          </table:table-cell>
          <table:table-cell office:value-type="float" office:value="10092.3042727" calcext:value-type="float">
            <text:p>10092.3042727</text:p>
          </table:table-cell>
        </table:table-row>
        <table:table-row table:style-name="ro1">
          <table:table-cell office:value-type="float" office:value="0.183181818182" calcext:value-type="float">
            <text:p>0.1831818182</text:p>
          </table:table-cell>
          <table:table-cell office:value-type="float" office:value="10102.0321653" calcext:value-type="float">
            <text:p>10102.0321653</text:p>
          </table:table-cell>
        </table:table-row>
        <table:table-row table:style-name="ro1">
          <table:table-cell office:value-type="float" office:value="0.184818181818" calcext:value-type="float">
            <text:p>0.1848181818</text:p>
          </table:table-cell>
          <table:table-cell office:value-type="float" office:value="10109.9545152" calcext:value-type="float">
            <text:p>10109.9545152</text:p>
          </table:table-cell>
        </table:table-row>
        <table:table-row table:style-name="ro1">
          <table:table-cell office:value-type="float" office:value="0.186454545455" calcext:value-type="float">
            <text:p>0.1864545455</text:p>
          </table:table-cell>
          <table:table-cell office:value-type="float" office:value="10116.1750404" calcext:value-type="float">
            <text:p>10116.1750404</text:p>
          </table:table-cell>
        </table:table-row>
        <table:table-row table:style-name="ro1">
          <table:table-cell office:value-type="float" office:value="0.188090909091" calcext:value-type="float">
            <text:p>0.1880909091</text:p>
          </table:table-cell>
          <table:table-cell office:value-type="float" office:value="10120.7801432" calcext:value-type="float">
            <text:p>10120.7801432</text:p>
          </table:table-cell>
        </table:table-row>
        <table:table-row table:style-name="ro1">
          <table:table-cell office:value-type="float" office:value="0.189727272727" calcext:value-type="float">
            <text:p>0.1897272727</text:p>
          </table:table-cell>
          <table:table-cell office:value-type="float" office:value="10123.8023518" calcext:value-type="float">
            <text:p>10123.8023518</text:p>
          </table:table-cell>
        </table:table-row>
        <table:table-row table:style-name="ro1">
          <table:table-cell office:value-type="float" office:value="0.191363636364" calcext:value-type="float">
            <text:p>0.1913636364</text:p>
          </table:table-cell>
          <table:table-cell office:value-type="float" office:value="10125.2838185" calcext:value-type="float">
            <text:p>10125.283818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0125.2345206" calcext:value-type="float">
            <text:p>10125.2345206</text:p>
          </table:table-cell>
        </table:table-row>
        <table:table-row table:style-name="ro1">
          <table:table-cell office:value-type="float" office:value="0.194636363636" calcext:value-type="float">
            <text:p>0.1946363636</text:p>
          </table:table-cell>
          <table:table-cell office:value-type="float" office:value="10123.688922" calcext:value-type="float">
            <text:p>10123.688922</text:p>
          </table:table-cell>
        </table:table-row>
        <table:table-row table:style-name="ro1">
          <table:table-cell office:value-type="float" office:value="0.196272727273" calcext:value-type="float">
            <text:p>0.1962727273</text:p>
          </table:table-cell>
          <table:table-cell office:value-type="float" office:value="10120.6593339" calcext:value-type="float">
            <text:p>10120.6593339</text:p>
          </table:table-cell>
        </table:table-row>
        <table:table-row table:style-name="ro1">
          <table:table-cell office:value-type="float" office:value="0.197909090909" calcext:value-type="float">
            <text:p>0.1979090909</text:p>
          </table:table-cell>
          <table:table-cell office:value-type="float" office:value="10116.1868879" calcext:value-type="float">
            <text:p>10116.1868879</text:p>
          </table:table-cell>
        </table:table-row>
        <table:table-row table:style-name="ro1">
          <table:table-cell office:value-type="float" office:value="0.199545454545" calcext:value-type="float">
            <text:p>0.1995454545</text:p>
          </table:table-cell>
          <table:table-cell office:value-type="float" office:value="10110.2932906" calcext:value-type="float">
            <text:p>10110.29329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104.7151125" calcext:value-type="float">
            <text:p>10104.7151125</text:p>
          </table:table-cell>
        </table:table-row>
        <table:table-row table:style-name="ro1">
          <table:table-cell office:value-type="float" office:value="0.201636363636" calcext:value-type="float">
            <text:p>0.2016363636</text:p>
          </table:table-cell>
          <table:table-cell office:value-type="float" office:value="10097.3214123" calcext:value-type="float">
            <text:p>10097.3214123</text:p>
          </table:table-cell>
        </table:table-row>
        <table:table-row table:style-name="ro1">
          <table:table-cell office:value-type="float" office:value="0.203272727273" calcext:value-type="float">
            <text:p>0.2032727273</text:p>
          </table:table-cell>
          <table:table-cell office:value-type="float" office:value="10089.7847649" calcext:value-type="float">
            <text:p>10089.7847649</text:p>
          </table:table-cell>
        </table:table-row>
        <table:table-row table:style-name="ro1">
          <table:table-cell office:value-type="float" office:value="0.204909090909" calcext:value-type="float">
            <text:p>0.2049090909</text:p>
          </table:table-cell>
          <table:table-cell office:value-type="float" office:value="10080.6316096" calcext:value-type="float">
            <text:p>10080.6316096</text:p>
          </table:table-cell>
        </table:table-row>
        <table:table-row table:style-name="ro1">
          <table:table-cell office:value-type="float" office:value="0.206545454545" calcext:value-type="float">
            <text:p>0.2065454545</text:p>
          </table:table-cell>
          <table:table-cell office:value-type="float" office:value="10069.7708574" calcext:value-type="float">
            <text:p>10069.7708574</text:p>
          </table:table-cell>
        </table:table-row>
        <table:table-row table:style-name="ro1">
          <table:table-cell office:value-type="float" office:value="0.208181818182" calcext:value-type="float">
            <text:p>0.2081818182</text:p>
          </table:table-cell>
          <table:table-cell office:value-type="float" office:value="10057.4254131" calcext:value-type="float">
            <text:p>10057.4254131</text:p>
          </table:table-cell>
        </table:table-row>
        <table:table-row table:style-name="ro1">
          <table:table-cell office:value-type="float" office:value="0.209818181818" calcext:value-type="float">
            <text:p>0.2098181818</text:p>
          </table:table-cell>
          <table:table-cell office:value-type="float" office:value="10043.7880705" calcext:value-type="float">
            <text:p>10043.7880705</text:p>
          </table:table-cell>
        </table:table-row>
        <table:table-row table:style-name="ro1">
          <table:table-cell office:value-type="float" office:value="0.211454545455" calcext:value-type="float">
            <text:p>0.2114545455</text:p>
          </table:table-cell>
          <table:table-cell office:value-type="float" office:value="10029.0349115" calcext:value-type="float">
            <text:p>10029.0349115</text:p>
          </table:table-cell>
        </table:table-row>
        <table:table-row table:style-name="ro1">
          <table:table-cell office:value-type="float" office:value="0.213090909091" calcext:value-type="float">
            <text:p>0.2130909091</text:p>
          </table:table-cell>
          <table:table-cell office:value-type="float" office:value="10013.2753673" calcext:value-type="float">
            <text:p>10013.2753673</text:p>
          </table:table-cell>
        </table:table-row>
        <table:table-row table:style-name="ro1">
          <table:table-cell office:value-type="float" office:value="0.214727272727" calcext:value-type="float">
            <text:p>0.2147272727</text:p>
          </table:table-cell>
          <table:table-cell office:value-type="float" office:value="9996.62339553" calcext:value-type="float">
            <text:p>9996.62339553</text:p>
          </table:table-cell>
        </table:table-row>
        <table:table-row table:style-name="ro1">
          <table:table-cell office:value-type="float" office:value="0.216363636364" calcext:value-type="float">
            <text:p>0.2163636364</text:p>
          </table:table-cell>
          <table:table-cell office:value-type="float" office:value="9979.15715865" calcext:value-type="float">
            <text:p>9979.15715865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9960.98898553" calcext:value-type="float">
            <text:p>9960.98898553</text:p>
          </table:table-cell>
        </table:table-row>
        <table:table-row table:style-name="ro1">
          <table:table-cell office:value-type="float" office:value="0.219636363636" calcext:value-type="float">
            <text:p>0.2196363636</text:p>
          </table:table-cell>
          <table:table-cell office:value-type="float" office:value="9942.21446929" calcext:value-type="float">
            <text:p>9942.21446929</text:p>
          </table:table-cell>
        </table:table-row>
        <table:table-row table:style-name="ro1">
          <table:table-cell office:value-type="float" office:value="0.221272727273" calcext:value-type="float">
            <text:p>0.2212727273</text:p>
          </table:table-cell>
          <table:table-cell office:value-type="float" office:value="9922.9445481" calcext:value-type="float">
            <text:p>9922.9445481</text:p>
          </table:table-cell>
        </table:table-row>
        <table:table-row table:style-name="ro1">
          <table:table-cell office:value-type="float" office:value="0.222909090909" calcext:value-type="float">
            <text:p>0.2229090909</text:p>
          </table:table-cell>
          <table:table-cell office:value-type="float" office:value="9903.25988615" calcext:value-type="float">
            <text:p>9903.25988615</text:p>
          </table:table-cell>
        </table:table-row>
        <table:table-row table:style-name="ro1">
          <table:table-cell office:value-type="float" office:value="0.224545454545" calcext:value-type="float">
            <text:p>0.2245454545</text:p>
          </table:table-cell>
          <table:table-cell office:value-type="float" office:value="9883.23650696" calcext:value-type="float">
            <text:p>9883.23650696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9874.34784872" calcext:value-type="float">
            <text:p>9874.34784872</text:p>
          </table:table-cell>
        </table:table-row>
        <table:table-row table:style-name="ro1">
          <table:table-cell office:value-type="float" office:value="0.226636363636" calcext:value-type="float">
            <text:p>0.2266363636</text:p>
          </table:table-cell>
          <table:table-cell office:value-type="float" office:value="9854.37709701" calcext:value-type="float">
            <text:p>9854.37709701</text:p>
          </table:table-cell>
        </table:table-row>
        <table:table-row table:style-name="ro1">
          <table:table-cell office:value-type="float" office:value="0.228272727273" calcext:value-type="float">
            <text:p>0.2282727273</text:p>
          </table:table-cell>
          <table:table-cell office:value-type="float" office:value="9835.26183218" calcext:value-type="float">
            <text:p>9835.26183218</text:p>
          </table:table-cell>
        </table:table-row>
        <table:table-row table:style-name="ro1">
          <table:table-cell office:value-type="float" office:value="0.229909090909" calcext:value-type="float">
            <text:p>0.2299090909</text:p>
          </table:table-cell>
          <table:table-cell office:value-type="float" office:value="9815.85291565" calcext:value-type="float">
            <text:p>9815.85291565</text:p>
          </table:table-cell>
        </table:table-row>
        <table:table-row table:style-name="ro1">
          <table:table-cell office:value-type="float" office:value="0.231545454545" calcext:value-type="float">
            <text:p>0.2315454545</text:p>
          </table:table-cell>
          <table:table-cell office:value-type="float" office:value="9796.10981516" calcext:value-type="float">
            <text:p>9796.10981516</text:p>
          </table:table-cell>
        </table:table-row>
        <table:table-row table:style-name="ro1">
          <table:table-cell office:value-type="float" office:value="0.233181818182" calcext:value-type="float">
            <text:p>0.2331818182</text:p>
          </table:table-cell>
          <table:table-cell office:value-type="float" office:value="9776.14381498" calcext:value-type="float">
            <text:p>9776.14381498</text:p>
          </table:table-cell>
        </table:table-row>
        <table:table-row table:style-name="ro1">
          <table:table-cell office:value-type="float" office:value="0.234818181818" calcext:value-type="float">
            <text:p>0.2348181818</text:p>
          </table:table-cell>
          <table:table-cell office:value-type="float" office:value="9756.13187438" calcext:value-type="float">
            <text:p>9756.13187438</text:p>
          </table:table-cell>
        </table:table-row>
        <table:table-row table:style-name="ro1">
          <table:table-cell office:value-type="float" office:value="0.236454545455" calcext:value-type="float">
            <text:p>0.2364545455</text:p>
          </table:table-cell>
          <table:table-cell office:value-type="float" office:value="9736.13729166" calcext:value-type="float">
            <text:p>9736.13729166</text:p>
          </table:table-cell>
        </table:table-row>
        <table:table-row table:style-name="ro1">
          <table:table-cell office:value-type="float" office:value="0.238090909091" calcext:value-type="float">
            <text:p>0.2380909091</text:p>
          </table:table-cell>
          <table:table-cell office:value-type="float" office:value="9716.25875266" calcext:value-type="float">
            <text:p>9716.25875266</text:p>
          </table:table-cell>
        </table:table-row>
        <table:table-row table:style-name="ro1">
          <table:table-cell office:value-type="float" office:value="0.239727272727" calcext:value-type="float">
            <text:p>0.2397272727</text:p>
          </table:table-cell>
          <table:table-cell office:value-type="float" office:value="9696.50064793" calcext:value-type="float">
            <text:p>9696.50064793</text:p>
          </table:table-cell>
        </table:table-row>
        <table:table-row table:style-name="ro1">
          <table:table-cell office:value-type="float" office:value="0.241363636364" calcext:value-type="float">
            <text:p>0.2413636364</text:p>
          </table:table-cell>
          <table:table-cell office:value-type="float" office:value="9676.92051131" calcext:value-type="float">
            <text:p>9676.92051131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9657.50099667" calcext:value-type="float">
            <text:p>9657.50099667</text:p>
          </table:table-cell>
        </table:table-row>
        <table:table-row table:style-name="ro1">
          <table:table-cell office:value-type="float" office:value="0.244636363636" calcext:value-type="float">
            <text:p>0.2446363636</text:p>
          </table:table-cell>
          <table:table-cell office:value-type="float" office:value="9638.28333195" calcext:value-type="float">
            <text:p>9638.28333195</text:p>
          </table:table-cell>
        </table:table-row>
        <table:table-row table:style-name="ro1">
          <table:table-cell office:value-type="float" office:value="0.246272727273" calcext:value-type="float">
            <text:p>0.2462727273</text:p>
          </table:table-cell>
          <table:table-cell office:value-type="float" office:value="9619.24823077" calcext:value-type="float">
            <text:p>9619.24823077</text:p>
          </table:table-cell>
        </table:table-row>
        <table:table-row table:style-name="ro1">
          <table:table-cell office:value-type="float" office:value="0.247909090909" calcext:value-type="float">
            <text:p>0.2479090909</text:p>
          </table:table-cell>
          <table:table-cell office:value-type="float" office:value="9600.43409701" calcext:value-type="float">
            <text:p>9600.43409701</text:p>
          </table:table-cell>
        </table:table-row>
        <table:table-row table:style-name="ro1">
          <table:table-cell office:value-type="float" office:value="0.249545454545" calcext:value-type="float">
            <text:p>0.2495454545</text:p>
          </table:table-cell>
          <table:table-cell office:value-type="float" office:value="9581.83182582" calcext:value-type="float">
            <text:p>9581.8318258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573.60580076" calcext:value-type="float">
            <text:p>9573.60580076</text:p>
          </table:table-cell>
        </table:table-row>
        <table:table-row table:style-name="ro1">
          <table:table-cell office:value-type="float" office:value="0.251636363636" calcext:value-type="float">
            <text:p>0.2516363636</text:p>
          </table:table-cell>
          <table:table-cell office:value-type="float" office:value="9555.67761989" calcext:value-type="float">
            <text:p>9555.67761989</text:p>
          </table:table-cell>
        </table:table-row>
        <table:table-row table:style-name="ro1">
          <table:table-cell office:value-type="float" office:value="0.253272727273" calcext:value-type="float">
            <text:p>0.2532727273</text:p>
          </table:table-cell>
          <table:table-cell office:value-type="float" office:value="6323.68824729" calcext:value-type="float">
            <text:p>6323.68824729</text:p>
          </table:table-cell>
        </table:table-row>
        <table:table-row table:style-name="ro1">
          <table:table-cell office:value-type="float" office:value="0.254909090909" calcext:value-type="float">
            <text:p>0.2549090909</text:p>
          </table:table-cell>
          <table:table-cell office:value-type="float" office:value="6375.45819509" calcext:value-type="float">
            <text:p>6375.45819509</text:p>
          </table:table-cell>
        </table:table-row>
        <table:table-row table:style-name="ro1">
          <table:table-cell office:value-type="float" office:value="0.256545454545" calcext:value-type="float">
            <text:p>0.2565454545</text:p>
          </table:table-cell>
          <table:table-cell office:value-type="float" office:value="6432.4339354" calcext:value-type="float">
            <text:p>6432.4339354</text:p>
          </table:table-cell>
        </table:table-row>
        <table:table-row table:style-name="ro1">
          <table:table-cell office:value-type="float" office:value="0.258181818182" calcext:value-type="float">
            <text:p>0.2581818182</text:p>
          </table:table-cell>
          <table:table-cell office:value-type="float" office:value="6491.58748168" calcext:value-type="float">
            <text:p>6491.58748168</text:p>
          </table:table-cell>
        </table:table-row>
        <table:table-row table:style-name="ro1">
          <table:table-cell office:value-type="float" office:value="0.259818181818" calcext:value-type="float">
            <text:p>0.2598181818</text:p>
          </table:table-cell>
          <table:table-cell office:value-type="float" office:value="6550.78263878" calcext:value-type="float">
            <text:p>6550.78263878</text:p>
          </table:table-cell>
        </table:table-row>
        <table:table-row table:style-name="ro1">
          <table:table-cell office:value-type="float" office:value="0.261454545455" calcext:value-type="float">
            <text:p>0.2614545455</text:p>
          </table:table-cell>
          <table:table-cell office:value-type="float" office:value="6609.08906484" calcext:value-type="float">
            <text:p>6609.08906484</text:p>
          </table:table-cell>
        </table:table-row>
        <table:table-row table:style-name="ro1">
          <table:table-cell office:value-type="float" office:value="0.263090909091" calcext:value-type="float">
            <text:p>0.2630909091</text:p>
          </table:table-cell>
          <table:table-cell office:value-type="float" office:value="6666.22057392" calcext:value-type="float">
            <text:p>6666.22057392</text:p>
          </table:table-cell>
        </table:table-row>
        <table:table-row table:style-name="ro1">
          <table:table-cell office:value-type="float" office:value="0.264727272727" calcext:value-type="float">
            <text:p>0.2647272727</text:p>
          </table:table-cell>
          <table:table-cell office:value-type="float" office:value="6722.14194687" calcext:value-type="float">
            <text:p>6722.14194687</text:p>
          </table:table-cell>
        </table:table-row>
        <table:table-row table:style-name="ro1">
          <table:table-cell office:value-type="float" office:value="0.266363636364" calcext:value-type="float">
            <text:p>0.2663636364</text:p>
          </table:table-cell>
          <table:table-cell office:value-type="float" office:value="6776.87966485" calcext:value-type="float">
            <text:p>6776.87966485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6830.45097322" calcext:value-type="float">
            <text:p>6830.45097322</text:p>
          </table:table-cell>
        </table:table-row>
        <table:table-row table:style-name="ro1">
          <table:table-cell office:value-type="float" office:value="0.269636363636" calcext:value-type="float">
            <text:p>0.2696363636</text:p>
          </table:table-cell>
          <table:table-cell office:value-type="float" office:value="6882.84787271" calcext:value-type="float">
            <text:p>6882.84787271</text:p>
          </table:table-cell>
        </table:table-row>
        <table:table-row table:style-name="ro1">
          <table:table-cell office:value-type="float" office:value="0.271272727273" calcext:value-type="float">
            <text:p>0.2712727273</text:p>
          </table:table-cell>
          <table:table-cell office:value-type="float" office:value="6934.0397254" calcext:value-type="float">
            <text:p>6934.0397254</text:p>
          </table:table-cell>
        </table:table-row>
        <table:table-row table:style-name="ro1">
          <table:table-cell office:value-type="float" office:value="0.272909090909" calcext:value-type="float">
            <text:p>0.2729090909</text:p>
          </table:table-cell>
          <table:table-cell office:value-type="float" office:value="6983.98468794" calcext:value-type="float">
            <text:p>6983.98468794</text:p>
          </table:table-cell>
        </table:table-row>
        <table:table-row table:style-name="ro1">
          <table:table-cell office:value-type="float" office:value="0.274545454545" calcext:value-type="float">
            <text:p>0.2745454545</text:p>
          </table:table-cell>
          <table:table-cell office:value-type="float" office:value="7032.63826305" calcext:value-type="float">
            <text:p>7032.6382630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7042.49172618" calcext:value-type="float">
            <text:p>7042.49172618</text:p>
          </table:table-cell>
        </table:table-row>
        <table:table-row table:style-name="ro1">
          <table:table-cell office:value-type="float" office:value="0.276636363636" calcext:value-type="float">
            <text:p>0.2766363636</text:p>
          </table:table-cell>
          <table:table-cell office:value-type="float" office:value="7091.13386528" calcext:value-type="float">
            <text:p>7091.13386528</text:p>
          </table:table-cell>
        </table:table-row>
        <table:table-row table:style-name="ro1">
          <table:table-cell office:value-type="float" office:value="0.278272727273" calcext:value-type="float">
            <text:p>0.2782727273</text:p>
          </table:table-cell>
          <table:table-cell office:value-type="float" office:value="7137.66352819" calcext:value-type="float">
            <text:p>7137.66352819</text:p>
          </table:table-cell>
        </table:table-row>
        <table:table-row table:style-name="ro1">
          <table:table-cell office:value-type="float" office:value="0.279909090909" calcext:value-type="float">
            <text:p>0.2799090909</text:p>
          </table:table-cell>
          <table:table-cell office:value-type="float" office:value="7182.17471795" calcext:value-type="float">
            <text:p>7182.17471795</text:p>
          </table:table-cell>
        </table:table-row>
        <table:table-row table:style-name="ro1">
          <table:table-cell office:value-type="float" office:value="0.281545454545" calcext:value-type="float">
            <text:p>0.2815454545</text:p>
          </table:table-cell>
          <table:table-cell office:value-type="float" office:value="7225.01865056" calcext:value-type="float">
            <text:p>7225.01865056</text:p>
          </table:table-cell>
        </table:table-row>
        <table:table-row table:style-name="ro1">
          <table:table-cell office:value-type="float" office:value="0.283181818182" calcext:value-type="float">
            <text:p>0.2831818182</text:p>
          </table:table-cell>
          <table:table-cell office:value-type="float" office:value="7266.31692944" calcext:value-type="float">
            <text:p>7266.31692944</text:p>
          </table:table-cell>
        </table:table-row>
        <table:table-row table:style-name="ro1">
          <table:table-cell office:value-type="float" office:value="0.284818181818" calcext:value-type="float">
            <text:p>0.2848181818</text:p>
          </table:table-cell>
          <table:table-cell office:value-type="float" office:value="7306.08884225" calcext:value-type="float">
            <text:p>7306.08884225</text:p>
          </table:table-cell>
        </table:table-row>
        <table:table-row table:style-name="ro1">
          <table:table-cell office:value-type="float" office:value="0.286454545455" calcext:value-type="float">
            <text:p>0.2864545455</text:p>
          </table:table-cell>
          <table:table-cell office:value-type="float" office:value="7344.32876421" calcext:value-type="float">
            <text:p>7344.32876421</text:p>
          </table:table-cell>
        </table:table-row>
        <table:table-row table:style-name="ro1">
          <table:table-cell office:value-type="float" office:value="0.288090909091" calcext:value-type="float">
            <text:p>0.2880909091</text:p>
          </table:table-cell>
          <table:table-cell office:value-type="float" office:value="7381.02632457" calcext:value-type="float">
            <text:p>7381.02632457</text:p>
          </table:table-cell>
        </table:table-row>
        <table:table-row table:style-name="ro1">
          <table:table-cell office:value-type="float" office:value="0.289727272727" calcext:value-type="float">
            <text:p>0.2897272727</text:p>
          </table:table-cell>
          <table:table-cell office:value-type="float" office:value="7416.17035995" calcext:value-type="float">
            <text:p>7416.17035995</text:p>
          </table:table-cell>
        </table:table-row>
        <table:table-row table:style-name="ro1">
          <table:table-cell office:value-type="float" office:value="0.291363636364" calcext:value-type="float">
            <text:p>0.2913636364</text:p>
          </table:table-cell>
          <table:table-cell office:value-type="float" office:value="7449.74962615" calcext:value-type="float">
            <text:p>7449.74962615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7481.75358763" calcext:value-type="float">
            <text:p>7481.75358763</text:p>
          </table:table-cell>
        </table:table-row>
        <table:table-row table:style-name="ro1">
          <table:table-cell office:value-type="float" office:value="0.294636363636" calcext:value-type="float">
            <text:p>0.2946363636</text:p>
          </table:table-cell>
          <table:table-cell office:value-type="float" office:value="7512.1747375" calcext:value-type="float">
            <text:p>7512.1747375</text:p>
          </table:table-cell>
        </table:table-row>
        <table:table-row table:style-name="ro1">
          <table:table-cell office:value-type="float" office:value="0.296272727273" calcext:value-type="float">
            <text:p>0.2962727273</text:p>
          </table:table-cell>
          <table:table-cell office:value-type="float" office:value="7541.00933575" calcext:value-type="float">
            <text:p>7541.00933575</text:p>
          </table:table-cell>
        </table:table-row>
        <table:table-row table:style-name="ro1">
          <table:table-cell office:value-type="float" office:value="0.297909090909" calcext:value-type="float">
            <text:p>0.2979090909</text:p>
          </table:table-cell>
          <table:table-cell office:value-type="float" office:value="7568.25797666" calcext:value-type="float">
            <text:p>7568.25797666</text:p>
          </table:table-cell>
        </table:table-row>
        <table:table-row table:style-name="ro1">
          <table:table-cell office:value-type="float" office:value="0.299545454545" calcext:value-type="float">
            <text:p>0.2995454545</text:p>
          </table:table-cell>
          <table:table-cell office:value-type="float" office:value="7593.9243601" calcext:value-type="float">
            <text:p>7593.924360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98.53645014" calcext:value-type="float">
            <text:p>7598.53645014</text:p>
          </table:table-cell>
        </table:table-row>
        <table:table-row table:style-name="ro1">
          <table:table-cell office:value-type="float" office:value="0.301636363636" calcext:value-type="float">
            <text:p>0.3016363636</text:p>
          </table:table-cell>
          <table:table-cell office:value-type="float" office:value="7623.38085966" calcext:value-type="float">
            <text:p>7623.38085966</text:p>
          </table:table-cell>
        </table:table-row>
        <table:table-row table:style-name="ro1">
          <table:table-cell office:value-type="float" office:value="0.303272727273" calcext:value-type="float">
            <text:p>0.3032727273</text:p>
          </table:table-cell>
          <table:table-cell office:value-type="float" office:value="7646.06356599" calcext:value-type="float">
            <text:p>7646.06356599</text:p>
          </table:table-cell>
        </table:table-row>
        <table:table-row table:style-name="ro1">
          <table:table-cell office:value-type="float" office:value="0.304909090909" calcext:value-type="float">
            <text:p>0.3049090909</text:p>
          </table:table-cell>
          <table:table-cell office:value-type="float" office:value="7666.80591015" calcext:value-type="float">
            <text:p>7666.80591015</text:p>
          </table:table-cell>
        </table:table-row>
        <table:table-row table:style-name="ro1">
          <table:table-cell office:value-type="float" office:value="0.306545454545" calcext:value-type="float">
            <text:p>0.3065454545</text:p>
          </table:table-cell>
          <table:table-cell office:value-type="float" office:value="7685.88139589" calcext:value-type="float">
            <text:p>7685.88139589</text:p>
          </table:table-cell>
        </table:table-row>
        <table:table-row table:style-name="ro1">
          <table:table-cell office:value-type="float" office:value="0.308181818182" calcext:value-type="float">
            <text:p>0.3081818182</text:p>
          </table:table-cell>
          <table:table-cell office:value-type="float" office:value="7703.39861749" calcext:value-type="float">
            <text:p>7703.39861749</text:p>
          </table:table-cell>
        </table:table-row>
        <table:table-row table:style-name="ro1">
          <table:table-cell office:value-type="float" office:value="0.309818181818" calcext:value-type="float">
            <text:p>0.3098181818</text:p>
          </table:table-cell>
          <table:table-cell office:value-type="float" office:value="7719.40315082" calcext:value-type="float">
            <text:p>7719.40315082</text:p>
          </table:table-cell>
        </table:table-row>
        <table:table-row table:style-name="ro1">
          <table:table-cell office:value-type="float" office:value="0.311454545455" calcext:value-type="float">
            <text:p>0.3114545455</text:p>
          </table:table-cell>
          <table:table-cell office:value-type="float" office:value="7733.92966953" calcext:value-type="float">
            <text:p>7733.92966953</text:p>
          </table:table-cell>
        </table:table-row>
        <table:table-row table:style-name="ro1">
          <table:table-cell office:value-type="float" office:value="0.313090909091" calcext:value-type="float">
            <text:p>0.3130909091</text:p>
          </table:table-cell>
          <table:table-cell office:value-type="float" office:value="7747.01209446" calcext:value-type="float">
            <text:p>7747.01209446</text:p>
          </table:table-cell>
        </table:table-row>
        <table:table-row table:style-name="ro1">
          <table:table-cell office:value-type="float" office:value="0.314727272727" calcext:value-type="float">
            <text:p>0.3147272727</text:p>
          </table:table-cell>
          <table:table-cell office:value-type="float" office:value="7758.6855943" calcext:value-type="float">
            <text:p>7758.6855943</text:p>
          </table:table-cell>
        </table:table-row>
        <table:table-row table:style-name="ro1">
          <table:table-cell office:value-type="float" office:value="0.316363636364" calcext:value-type="float">
            <text:p>0.3163636364</text:p>
          </table:table-cell>
          <table:table-cell office:value-type="float" office:value="7768.98806153" calcext:value-type="float">
            <text:p>7768.98806153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7777.96083509" calcext:value-type="float">
            <text:p>7777.96083509</text:p>
          </table:table-cell>
        </table:table-row>
        <table:table-row table:style-name="ro1">
          <table:table-cell office:value-type="float" office:value="0.319636363636" calcext:value-type="float">
            <text:p>0.3196363636</text:p>
          </table:table-cell>
          <table:table-cell office:value-type="float" office:value="7785.64986612" calcext:value-type="float">
            <text:p>7785.64986612</text:p>
          </table:table-cell>
        </table:table-row>
        <table:table-row table:style-name="ro1">
          <table:table-cell office:value-type="float" office:value="0.321272727273" calcext:value-type="float">
            <text:p>0.3212727273</text:p>
          </table:table-cell>
          <table:table-cell office:value-type="float" office:value="7792.10575315" calcext:value-type="float">
            <text:p>7792.10575315</text:p>
          </table:table-cell>
        </table:table-row>
        <table:table-row table:style-name="ro1">
          <table:table-cell office:value-type="float" office:value="0.322909090909" calcext:value-type="float">
            <text:p>0.3229090909</text:p>
          </table:table-cell>
          <table:table-cell office:value-type="float" office:value="7797.38529944" calcext:value-type="float">
            <text:p>7797.38529944</text:p>
          </table:table-cell>
        </table:table-row>
        <table:table-row table:style-name="ro1">
          <table:table-cell office:value-type="float" office:value="0.324545454545" calcext:value-type="float">
            <text:p>0.3245454545</text:p>
          </table:table-cell>
          <table:table-cell office:value-type="float" office:value="7801.55393419" calcext:value-type="float">
            <text:p>7801.55393419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7801.49217765" calcext:value-type="float">
            <text:p>7801.49217765</text:p>
          </table:table-cell>
        </table:table-row>
        <table:table-row table:style-name="ro1">
          <table:table-cell office:value-type="float" office:value="0.326636363636" calcext:value-type="float">
            <text:p>0.3266363636</text:p>
          </table:table-cell>
          <table:table-cell office:value-type="float" office:value="7804.90351391" calcext:value-type="float">
            <text:p>7804.90351391</text:p>
          </table:table-cell>
        </table:table-row>
        <table:table-row table:style-name="ro1">
          <table:table-cell office:value-type="float" office:value="0.328272727273" calcext:value-type="float">
            <text:p>0.3282727273</text:p>
          </table:table-cell>
          <table:table-cell office:value-type="float" office:value="7807.06730089" calcext:value-type="float">
            <text:p>7807.06730089</text:p>
          </table:table-cell>
        </table:table-row>
        <table:table-row table:style-name="ro1">
          <table:table-cell office:value-type="float" office:value="0.329909090909" calcext:value-type="float">
            <text:p>0.3299090909</text:p>
          </table:table-cell>
          <table:table-cell office:value-type="float" office:value="7808.23647896" calcext:value-type="float">
            <text:p>7808.23647896</text:p>
          </table:table-cell>
        </table:table-row>
        <table:table-row table:style-name="ro1">
          <table:table-cell office:value-type="float" office:value="0.331545454545" calcext:value-type="float">
            <text:p>0.3315454545</text:p>
          </table:table-cell>
          <table:table-cell office:value-type="float" office:value="7808.57812615" calcext:value-type="float">
            <text:p>7808.57812615</text:p>
          </table:table-cell>
        </table:table-row>
        <table:table-row table:style-name="ro1">
          <table:table-cell office:value-type="float" office:value="0.333181818182" calcext:value-type="float">
            <text:p>0.3331818182</text:p>
          </table:table-cell>
          <table:table-cell office:value-type="float" office:value="7808.19541022" calcext:value-type="float">
            <text:p>7808.19541022</text:p>
          </table:table-cell>
        </table:table-row>
        <table:table-row table:style-name="ro1">
          <table:table-cell office:value-type="float" office:value="0.334818181818" calcext:value-type="float">
            <text:p>0.3348181818</text:p>
          </table:table-cell>
          <table:table-cell office:value-type="float" office:value="7807.17607437" calcext:value-type="float">
            <text:p>7807.17607437</text:p>
          </table:table-cell>
        </table:table-row>
        <table:table-row table:style-name="ro1">
          <table:table-cell office:value-type="float" office:value="0.336454545455" calcext:value-type="float">
            <text:p>0.3364545455</text:p>
          </table:table-cell>
          <table:table-cell office:value-type="float" office:value="7805.62096406" calcext:value-type="float">
            <text:p>7805.62096406</text:p>
          </table:table-cell>
        </table:table-row>
        <table:table-row table:style-name="ro1">
          <table:table-cell office:value-type="float" office:value="0.338090909091" calcext:value-type="float">
            <text:p>0.3380909091</text:p>
          </table:table-cell>
          <table:table-cell office:value-type="float" office:value="7803.62423121" calcext:value-type="float">
            <text:p>7803.62423121</text:p>
          </table:table-cell>
        </table:table-row>
        <table:table-row table:style-name="ro1">
          <table:table-cell office:value-type="float" office:value="0.339727272727" calcext:value-type="float">
            <text:p>0.3397272727</text:p>
          </table:table-cell>
          <table:table-cell office:value-type="float" office:value="7801.32205502" calcext:value-type="float">
            <text:p>7801.32205502</text:p>
          </table:table-cell>
        </table:table-row>
        <table:table-row table:style-name="ro1">
          <table:table-cell office:value-type="float" office:value="0.341363636364" calcext:value-type="float">
            <text:p>0.3413636364</text:p>
          </table:table-cell>
          <table:table-cell office:value-type="float" office:value="7798.90274039" calcext:value-type="float">
            <text:p>7798.90274039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7796.28547458" calcext:value-type="float">
            <text:p>7796.28547458</text:p>
          </table:table-cell>
        </table:table-row>
        <table:table-row table:style-name="ro1">
          <table:table-cell office:value-type="float" office:value="0.344636363636" calcext:value-type="float">
            <text:p>0.3446363636</text:p>
          </table:table-cell>
          <table:table-cell office:value-type="float" office:value="7793.15096117" calcext:value-type="float">
            <text:p>7793.15096117</text:p>
          </table:table-cell>
        </table:table-row>
        <table:table-row table:style-name="ro1">
          <table:table-cell office:value-type="float" office:value="0.346272727273" calcext:value-type="float">
            <text:p>0.3462727273</text:p>
          </table:table-cell>
          <table:table-cell office:value-type="float" office:value="7789.57731915" calcext:value-type="float">
            <text:p>7789.57731915</text:p>
          </table:table-cell>
        </table:table-row>
        <table:table-row table:style-name="ro1">
          <table:table-cell office:value-type="float" office:value="0.347909090909" calcext:value-type="float">
            <text:p>0.3479090909</text:p>
          </table:table-cell>
          <table:table-cell office:value-type="float" office:value="7786.81644181" calcext:value-type="float">
            <text:p>7786.81644181</text:p>
          </table:table-cell>
        </table:table-row>
        <table:table-row table:style-name="ro1">
          <table:table-cell office:value-type="float" office:value="0.349545454545" calcext:value-type="float">
            <text:p>0.3495454545</text:p>
          </table:table-cell>
          <table:table-cell office:value-type="float" office:value="7786.75256239" calcext:value-type="float">
            <text:p>7786.7525623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787.5263701" calcext:value-type="float">
            <text:p>7787.5263701</text:p>
          </table:table-cell>
        </table:table-row>
        <table:table-row table:style-name="ro1">
          <table:table-cell office:value-type="float" office:value="0.351636363636" calcext:value-type="float">
            <text:p>0.3516363636</text:p>
          </table:table-cell>
          <table:table-cell office:value-type="float" office:value="7791.87223149" calcext:value-type="float">
            <text:p>7791.87223149</text:p>
          </table:table-cell>
        </table:table-row>
        <table:table-row table:style-name="ro1">
          <table:table-cell office:value-type="float" office:value="0.353272727273" calcext:value-type="float">
            <text:p>0.3532727273</text:p>
          </table:table-cell>
          <table:table-cell office:value-type="float" office:value="7802.98207821" calcext:value-type="float">
            <text:p>7802.98207821</text:p>
          </table:table-cell>
        </table:table-row>
        <table:table-row table:style-name="ro1">
          <table:table-cell office:value-type="float" office:value="0.354909090909" calcext:value-type="float">
            <text:p>0.3549090909</text:p>
          </table:table-cell>
          <table:table-cell office:value-type="float" office:value="7820.66047155" calcext:value-type="float">
            <text:p>7820.66047155</text:p>
          </table:table-cell>
        </table:table-row>
        <table:table-row table:style-name="ro1">
          <table:table-cell office:value-type="float" office:value="0.356545454545" calcext:value-type="float">
            <text:p>0.3565454545</text:p>
          </table:table-cell>
          <table:table-cell office:value-type="float" office:value="7845.10775299" calcext:value-type="float">
            <text:p>7845.10775299</text:p>
          </table:table-cell>
        </table:table-row>
        <table:table-row table:style-name="ro1">
          <table:table-cell office:value-type="float" office:value="0.358181818182" calcext:value-type="float">
            <text:p>0.3581818182</text:p>
          </table:table-cell>
          <table:table-cell office:value-type="float" office:value="7876.74344474" calcext:value-type="float">
            <text:p>7876.74344474</text:p>
          </table:table-cell>
        </table:table-row>
        <table:table-row table:style-name="ro1">
          <table:table-cell office:value-type="float" office:value="0.359818181818" calcext:value-type="float">
            <text:p>0.3598181818</text:p>
          </table:table-cell>
          <table:table-cell office:value-type="float" office:value="7916.23069185" calcext:value-type="float">
            <text:p>7916.23069185</text:p>
          </table:table-cell>
        </table:table-row>
        <table:table-row table:style-name="ro1">
          <table:table-cell office:value-type="float" office:value="0.361454545455" calcext:value-type="float">
            <text:p>0.3614545455</text:p>
          </table:table-cell>
          <table:table-cell office:value-type="float" office:value="7964.09280627" calcext:value-type="float">
            <text:p>7964.09280627</text:p>
          </table:table-cell>
        </table:table-row>
        <table:table-row table:style-name="ro1">
          <table:table-cell office:value-type="float" office:value="0.363090909091" calcext:value-type="float">
            <text:p>0.3630909091</text:p>
          </table:table-cell>
          <table:table-cell office:value-type="float" office:value="8020.84331439" calcext:value-type="float">
            <text:p>8020.84331439</text:p>
          </table:table-cell>
        </table:table-row>
        <table:table-row table:style-name="ro1">
          <table:table-cell office:value-type="float" office:value="0.364727272727" calcext:value-type="float">
            <text:p>0.3647272727</text:p>
          </table:table-cell>
          <table:table-cell office:value-type="float" office:value="8086.78509064" calcext:value-type="float">
            <text:p>8086.78509064</text:p>
          </table:table-cell>
        </table:table-row>
        <table:table-row table:style-name="ro1">
          <table:table-cell office:value-type="float" office:value="0.366363636364" calcext:value-type="float">
            <text:p>0.3663636364</text:p>
          </table:table-cell>
          <table:table-cell office:value-type="float" office:value="8162.19177921" calcext:value-type="float">
            <text:p>8162.19177921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8247.18097691" calcext:value-type="float">
            <text:p>8247.18097691</text:p>
          </table:table-cell>
        </table:table-row>
        <table:table-row table:style-name="ro1">
          <table:table-cell office:value-type="float" office:value="0.369636363636" calcext:value-type="float">
            <text:p>0.3696363636</text:p>
          </table:table-cell>
          <table:table-cell office:value-type="float" office:value="8341.88976231" calcext:value-type="float">
            <text:p>8341.88976231</text:p>
          </table:table-cell>
        </table:table-row>
        <table:table-row table:style-name="ro1">
          <table:table-cell office:value-type="float" office:value="0.371272727273" calcext:value-type="float">
            <text:p>0.3712727273</text:p>
          </table:table-cell>
          <table:table-cell office:value-type="float" office:value="8446.3410938" calcext:value-type="float">
            <text:p>8446.3410938</text:p>
          </table:table-cell>
        </table:table-row>
        <table:table-row table:style-name="ro1">
          <table:table-cell office:value-type="float" office:value="0.372909090909" calcext:value-type="float">
            <text:p>0.3729090909</text:p>
          </table:table-cell>
          <table:table-cell office:value-type="float" office:value="8560.56605151" calcext:value-type="float">
            <text:p>8560.56605151</text:p>
          </table:table-cell>
        </table:table-row>
        <table:table-row table:style-name="ro1">
          <table:table-cell office:value-type="float" office:value="0.374545454545" calcext:value-type="float">
            <text:p>0.3745454545</text:p>
          </table:table-cell>
          <table:table-cell office:value-type="float" office:value="8684.44564106" calcext:value-type="float">
            <text:p>8684.4456410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8726.02136326" calcext:value-type="float">
            <text:p>8726.02136326</text:p>
          </table:table-cell>
        </table:table-row>
        <table:table-row table:style-name="ro1">
          <table:table-cell office:value-type="float" office:value="0.376636363636" calcext:value-type="float">
            <text:p>0.3766363636</text:p>
          </table:table-cell>
          <table:table-cell office:value-type="float" office:value="8849.89699473" calcext:value-type="float">
            <text:p>8849.89699473</text:p>
          </table:table-cell>
        </table:table-row>
        <table:table-row table:style-name="ro1">
          <table:table-cell office:value-type="float" office:value="0.378272727273" calcext:value-type="float">
            <text:p>0.3782727273</text:p>
          </table:table-cell>
          <table:table-cell office:value-type="float" office:value="8994.89503915" calcext:value-type="float">
            <text:p>8994.89503915</text:p>
          </table:table-cell>
        </table:table-row>
        <table:table-row table:style-name="ro1">
          <table:table-cell office:value-type="float" office:value="0.379909090909" calcext:value-type="float">
            <text:p>0.3799090909</text:p>
          </table:table-cell>
          <table:table-cell office:value-type="float" office:value="9151.80594515" calcext:value-type="float">
            <text:p>9151.80594515</text:p>
          </table:table-cell>
        </table:table-row>
        <table:table-row table:style-name="ro1">
          <table:table-cell office:value-type="float" office:value="0.381545454545" calcext:value-type="float">
            <text:p>0.3815454545</text:p>
          </table:table-cell>
          <table:table-cell office:value-type="float" office:value="9316.47458574" calcext:value-type="float">
            <text:p>9316.47458574</text:p>
          </table:table-cell>
        </table:table-row>
        <table:table-row table:style-name="ro1">
          <table:table-cell office:value-type="float" office:value="0.383181818182" calcext:value-type="float">
            <text:p>0.3831818182</text:p>
          </table:table-cell>
          <table:table-cell office:value-type="float" office:value="9488.20935417" calcext:value-type="float">
            <text:p>9488.20935417</text:p>
          </table:table-cell>
        </table:table-row>
        <table:table-row table:style-name="ro1">
          <table:table-cell office:value-type="float" office:value="0.384818181818" calcext:value-type="float">
            <text:p>0.3848181818</text:p>
          </table:table-cell>
          <table:table-cell office:value-type="float" office:value="9667.02159909" calcext:value-type="float">
            <text:p>9667.02159909</text:p>
          </table:table-cell>
        </table:table-row>
        <table:table-row table:style-name="ro1">
          <table:table-cell office:value-type="float" office:value="0.386454545455" calcext:value-type="float">
            <text:p>0.3864545455</text:p>
          </table:table-cell>
          <table:table-cell office:value-type="float" office:value="9852.99344441" calcext:value-type="float">
            <text:p>9852.99344441</text:p>
          </table:table-cell>
        </table:table-row>
        <table:table-row table:style-name="ro1">
          <table:table-cell office:value-type="float" office:value="0.388090909091" calcext:value-type="float">
            <text:p>0.3880909091</text:p>
          </table:table-cell>
          <table:table-cell office:value-type="float" office:value="10045.8597653" calcext:value-type="float">
            <text:p>10045.8597653</text:p>
          </table:table-cell>
        </table:table-row>
        <table:table-row table:style-name="ro1">
          <table:table-cell office:value-type="float" office:value="0.389727272727" calcext:value-type="float">
            <text:p>0.3897272727</text:p>
          </table:table-cell>
          <table:table-cell office:value-type="float" office:value="10245.2838322" calcext:value-type="float">
            <text:p>10245.2838322</text:p>
          </table:table-cell>
        </table:table-row>
        <table:table-row table:style-name="ro1">
          <table:table-cell office:value-type="float" office:value="0.391363636364" calcext:value-type="float">
            <text:p>0.3913636364</text:p>
          </table:table-cell>
          <table:table-cell office:value-type="float" office:value="10450.6473257" calcext:value-type="float">
            <text:p>10450.6473257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0661.395176" calcext:value-type="float">
            <text:p>10661.395176</text:p>
          </table:table-cell>
        </table:table-row>
        <table:table-row table:style-name="ro1">
          <table:table-cell office:value-type="float" office:value="0.394636363636" calcext:value-type="float">
            <text:p>0.3946363636</text:p>
          </table:table-cell>
          <table:table-cell office:value-type="float" office:value="10876.8468666" calcext:value-type="float">
            <text:p>10876.8468666</text:p>
          </table:table-cell>
        </table:table-row>
        <table:table-row table:style-name="ro1">
          <table:table-cell office:value-type="float" office:value="0.396272727273" calcext:value-type="float">
            <text:p>0.3962727273</text:p>
          </table:table-cell>
          <table:table-cell office:value-type="float" office:value="11096.5140113" calcext:value-type="float">
            <text:p>11096.5140113</text:p>
          </table:table-cell>
        </table:table-row>
        <table:table-row table:style-name="ro1">
          <table:table-cell office:value-type="float" office:value="0.397909090909" calcext:value-type="float">
            <text:p>0.3979090909</text:p>
          </table:table-cell>
          <table:table-cell office:value-type="float" office:value="11319.8304521" calcext:value-type="float">
            <text:p>11319.8304521</text:p>
          </table:table-cell>
        </table:table-row>
        <table:table-row table:style-name="ro1">
          <table:table-cell office:value-type="float" office:value="0.399545454545" calcext:value-type="float">
            <text:p>0.3995454545</text:p>
          </table:table-cell>
          <table:table-cell office:value-type="float" office:value="11546.3754037" calcext:value-type="float">
            <text:p>11546.375403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615.8580545" calcext:value-type="float">
            <text:p>11615.8580545</text:p>
          </table:table-cell>
        </table:table-row>
        <table:table-row table:style-name="ro1">
          <table:table-cell office:value-type="float" office:value="0.401636363636" calcext:value-type="float">
            <text:p>0.4016363636</text:p>
          </table:table-cell>
          <table:table-cell office:value-type="float" office:value="11829.5348543" calcext:value-type="float">
            <text:p>11829.5348543</text:p>
          </table:table-cell>
        </table:table-row>
        <table:table-row table:style-name="ro1">
          <table:table-cell office:value-type="float" office:value="0.403272727273" calcext:value-type="float">
            <text:p>0.4032727273</text:p>
          </table:table-cell>
          <table:table-cell office:value-type="float" office:value="12061.5924561" calcext:value-type="float">
            <text:p>12061.5924561</text:p>
          </table:table-cell>
        </table:table-row>
        <table:table-row table:style-name="ro1">
          <table:table-cell office:value-type="float" office:value="0.404909090909" calcext:value-type="float">
            <text:p>0.4049090909</text:p>
          </table:table-cell>
          <table:table-cell office:value-type="float" office:value="12298.5095457" calcext:value-type="float">
            <text:p>12298.5095457</text:p>
          </table:table-cell>
        </table:table-row>
        <table:table-row table:style-name="ro1">
          <table:table-cell office:value-type="float" office:value="0.406545454545" calcext:value-type="float">
            <text:p>0.4065454545</text:p>
          </table:table-cell>
          <table:table-cell office:value-type="float" office:value="12534.6353139" calcext:value-type="float">
            <text:p>12534.6353139</text:p>
          </table:table-cell>
        </table:table-row>
        <table:table-row table:style-name="ro1">
          <table:table-cell office:value-type="float" office:value="0.408181818182" calcext:value-type="float">
            <text:p>0.4081818182</text:p>
          </table:table-cell>
          <table:table-cell office:value-type="float" office:value="12768.729199" calcext:value-type="float">
            <text:p>12768.729199</text:p>
          </table:table-cell>
        </table:table-row>
        <table:table-row table:style-name="ro1">
          <table:table-cell office:value-type="float" office:value="0.409818181818" calcext:value-type="float">
            <text:p>0.4098181818</text:p>
          </table:table-cell>
          <table:table-cell office:value-type="float" office:value="13000.8481167" calcext:value-type="float">
            <text:p>13000.8481167</text:p>
          </table:table-cell>
        </table:table-row>
        <table:table-row table:style-name="ro1">
          <table:table-cell office:value-type="float" office:value="0.411454545455" calcext:value-type="float">
            <text:p>0.4114545455</text:p>
          </table:table-cell>
          <table:table-cell office:value-type="float" office:value="13230.8717315" calcext:value-type="float">
            <text:p>13230.8717315</text:p>
          </table:table-cell>
        </table:table-row>
        <table:table-row table:style-name="ro1">
          <table:table-cell office:value-type="float" office:value="0.413090909091" calcext:value-type="float">
            <text:p>0.4130909091</text:p>
          </table:table-cell>
          <table:table-cell office:value-type="float" office:value="13458.6842503" calcext:value-type="float">
            <text:p>13458.6842503</text:p>
          </table:table-cell>
        </table:table-row>
        <table:table-row table:style-name="ro1">
          <table:table-cell office:value-type="float" office:value="0.414727272727" calcext:value-type="float">
            <text:p>0.4147272727</text:p>
          </table:table-cell>
          <table:table-cell office:value-type="float" office:value="13683.8053448" calcext:value-type="float">
            <text:p>13683.8053448</text:p>
          </table:table-cell>
        </table:table-row>
        <table:table-row table:style-name="ro1">
          <table:table-cell office:value-type="float" office:value="0.416363636364" calcext:value-type="float">
            <text:p>0.4163636364</text:p>
          </table:table-cell>
          <table:table-cell office:value-type="float" office:value="13905.7633756" calcext:value-type="float">
            <text:p>13905.7633756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14123.7764716" calcext:value-type="float">
            <text:p>14123.7764716</text:p>
          </table:table-cell>
        </table:table-row>
        <table:table-row table:style-name="ro1">
          <table:table-cell office:value-type="float" office:value="0.419636363636" calcext:value-type="float">
            <text:p>0.4196363636</text:p>
          </table:table-cell>
          <table:table-cell office:value-type="float" office:value="14337.210677" calcext:value-type="float">
            <text:p>14337.210677</text:p>
          </table:table-cell>
        </table:table-row>
        <table:table-row table:style-name="ro1">
          <table:table-cell office:value-type="float" office:value="0.421272727273" calcext:value-type="float">
            <text:p>0.4212727273</text:p>
          </table:table-cell>
          <table:table-cell office:value-type="float" office:value="14545.2965422" calcext:value-type="float">
            <text:p>14545.2965422</text:p>
          </table:table-cell>
        </table:table-row>
        <table:table-row table:style-name="ro1">
          <table:table-cell office:value-type="float" office:value="0.422909090909" calcext:value-type="float">
            <text:p>0.4229090909</text:p>
          </table:table-cell>
          <table:table-cell office:value-type="float" office:value="14747.5699133" calcext:value-type="float">
            <text:p>14747.5699133</text:p>
          </table:table-cell>
        </table:table-row>
        <table:table-row table:style-name="ro1">
          <table:table-cell office:value-type="float" office:value="0.424545454545" calcext:value-type="float">
            <text:p>0.4245454545</text:p>
          </table:table-cell>
          <table:table-cell office:value-type="float" office:value="14943.4910513" calcext:value-type="float">
            <text:p>14943.491051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4998.831418" calcext:value-type="float">
            <text:p>14998.831418</text:p>
          </table:table-cell>
        </table:table-row>
        <table:table-row table:style-name="ro1">
          <table:table-cell office:value-type="float" office:value="0.426636363636" calcext:value-type="float">
            <text:p>0.4266363636</text:p>
          </table:table-cell>
          <table:table-cell office:value-type="float" office:value="15176.127149" calcext:value-type="float">
            <text:p>15176.127149</text:p>
          </table:table-cell>
        </table:table-row>
        <table:table-row table:style-name="ro1">
          <table:table-cell office:value-type="float" office:value="0.428272727273" calcext:value-type="float">
            <text:p>0.4282727273</text:p>
          </table:table-cell>
          <table:table-cell office:value-type="float" office:value="15357.1755587" calcext:value-type="float">
            <text:p>15357.1755587</text:p>
          </table:table-cell>
        </table:table-row>
        <table:table-row table:style-name="ro1">
          <table:table-cell office:value-type="float" office:value="0.429909090909" calcext:value-type="float">
            <text:p>0.4299090909</text:p>
          </table:table-cell>
          <table:table-cell office:value-type="float" office:value="15532.8839031" calcext:value-type="float">
            <text:p>15532.8839031</text:p>
          </table:table-cell>
        </table:table-row>
        <table:table-row table:style-name="ro1">
          <table:table-cell office:value-type="float" office:value="0.431545454545" calcext:value-type="float">
            <text:p>0.4315454545</text:p>
          </table:table-cell>
          <table:table-cell office:value-type="float" office:value="15699.4934903" calcext:value-type="float">
            <text:p>15699.4934903</text:p>
          </table:table-cell>
        </table:table-row>
        <table:table-row table:style-name="ro1">
          <table:table-cell office:value-type="float" office:value="0.433181818182" calcext:value-type="float">
            <text:p>0.4331818182</text:p>
          </table:table-cell>
          <table:table-cell office:value-type="float" office:value="15856.4714502" calcext:value-type="float">
            <text:p>15856.4714502</text:p>
          </table:table-cell>
        </table:table-row>
        <table:table-row table:style-name="ro1">
          <table:table-cell office:value-type="float" office:value="0.434818181818" calcext:value-type="float">
            <text:p>0.4348181818</text:p>
          </table:table-cell>
          <table:table-cell office:value-type="float" office:value="16003.7656133" calcext:value-type="float">
            <text:p>16003.7656133</text:p>
          </table:table-cell>
        </table:table-row>
        <table:table-row table:style-name="ro1">
          <table:table-cell office:value-type="float" office:value="0.436454545455" calcext:value-type="float">
            <text:p>0.4364545455</text:p>
          </table:table-cell>
          <table:table-cell office:value-type="float" office:value="16141.5567151" calcext:value-type="float">
            <text:p>16141.5567151</text:p>
          </table:table-cell>
        </table:table-row>
        <table:table-row table:style-name="ro1">
          <table:table-cell office:value-type="float" office:value="0.438090909091" calcext:value-type="float">
            <text:p>0.4380909091</text:p>
          </table:table-cell>
          <table:table-cell office:value-type="float" office:value="16269.7665975" calcext:value-type="float">
            <text:p>16269.7665975</text:p>
          </table:table-cell>
        </table:table-row>
        <table:table-row table:style-name="ro1">
          <table:table-cell office:value-type="float" office:value="0.439727272727" calcext:value-type="float">
            <text:p>0.4397272727</text:p>
          </table:table-cell>
          <table:table-cell office:value-type="float" office:value="16388.5111303" calcext:value-type="float">
            <text:p>16388.5111303</text:p>
          </table:table-cell>
        </table:table-row>
        <table:table-row table:style-name="ro1">
          <table:table-cell office:value-type="float" office:value="0.441363636364" calcext:value-type="float">
            <text:p>0.4413636364</text:p>
          </table:table-cell>
          <table:table-cell office:value-type="float" office:value="16497.6494355" calcext:value-type="float">
            <text:p>16497.6494355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16597.2329674" calcext:value-type="float">
            <text:p>16597.2329674</text:p>
          </table:table-cell>
        </table:table-row>
        <table:table-row table:style-name="ro1">
          <table:table-cell office:value-type="float" office:value="0.444636363636" calcext:value-type="float">
            <text:p>0.4446363636</text:p>
          </table:table-cell>
          <table:table-cell office:value-type="float" office:value="16687.0774357" calcext:value-type="float">
            <text:p>16687.0774357</text:p>
          </table:table-cell>
        </table:table-row>
        <table:table-row table:style-name="ro1">
          <table:table-cell office:value-type="float" office:value="0.446272727273" calcext:value-type="float">
            <text:p>0.4462727273</text:p>
          </table:table-cell>
          <table:table-cell office:value-type="float" office:value="16767.2666108" calcext:value-type="float">
            <text:p>16767.2666108</text:p>
          </table:table-cell>
        </table:table-row>
        <table:table-row table:style-name="ro1">
          <table:table-cell office:value-type="float" office:value="0.447909090909" calcext:value-type="float">
            <text:p>0.4479090909</text:p>
          </table:table-cell>
          <table:table-cell office:value-type="float" office:value="16837.7379699" calcext:value-type="float">
            <text:p>16837.7379699</text:p>
          </table:table-cell>
        </table:table-row>
        <table:table-row table:style-name="ro1">
          <table:table-cell office:value-type="float" office:value="0.449545454545" calcext:value-type="float">
            <text:p>0.4495454545</text:p>
          </table:table-cell>
          <table:table-cell office:value-type="float" office:value="16898.7760971" calcext:value-type="float">
            <text:p>16898.776097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6912.8635754" calcext:value-type="float">
            <text:p>16912.8635754</text:p>
          </table:table-cell>
        </table:table-row>
        <table:table-row table:style-name="ro1">
          <table:table-cell office:value-type="float" office:value="0.451636363636" calcext:value-type="float">
            <text:p>0.4516363636</text:p>
          </table:table-cell>
          <table:table-cell office:value-type="float" office:value="16960.6946931" calcext:value-type="float">
            <text:p>16960.6946931</text:p>
          </table:table-cell>
        </table:table-row>
        <table:table-row table:style-name="ro1">
          <table:table-cell office:value-type="float" office:value="0.453272727273" calcext:value-type="float">
            <text:p>0.4532727273</text:p>
          </table:table-cell>
          <table:table-cell office:value-type="float" office:value="17001.8802331" calcext:value-type="float">
            <text:p>17001.8802331</text:p>
          </table:table-cell>
        </table:table-row>
        <table:table-row table:style-name="ro1">
          <table:table-cell office:value-type="float" office:value="0.454909090909" calcext:value-type="float">
            <text:p>0.4549090909</text:p>
          </table:table-cell>
          <table:table-cell office:value-type="float" office:value="17034.9519921" calcext:value-type="float">
            <text:p>17034.9519921</text:p>
          </table:table-cell>
        </table:table-row>
        <table:table-row table:style-name="ro1">
          <table:table-cell office:value-type="float" office:value="0.456545454545" calcext:value-type="float">
            <text:p>0.4565454545</text:p>
          </table:table-cell>
          <table:table-cell office:value-type="float" office:value="17060.0494772" calcext:value-type="float">
            <text:p>17060.0494772</text:p>
          </table:table-cell>
        </table:table-row>
        <table:table-row table:style-name="ro1">
          <table:table-cell office:value-type="float" office:value="0.458181818182" calcext:value-type="float">
            <text:p>0.4581818182</text:p>
          </table:table-cell>
          <table:table-cell office:value-type="float" office:value="17077.9128185" calcext:value-type="float">
            <text:p>17077.9128185</text:p>
          </table:table-cell>
        </table:table-row>
        <table:table-row table:style-name="ro1">
          <table:table-cell office:value-type="float" office:value="0.459818181818" calcext:value-type="float">
            <text:p>0.4598181818</text:p>
          </table:table-cell>
          <table:table-cell office:value-type="float" office:value="17089.7973448" calcext:value-type="float">
            <text:p>17089.7973448</text:p>
          </table:table-cell>
        </table:table-row>
        <table:table-row table:style-name="ro1">
          <table:table-cell office:value-type="float" office:value="0.461454545455" calcext:value-type="float">
            <text:p>0.4614545455</text:p>
          </table:table-cell>
          <table:table-cell office:value-type="float" office:value="17096.978409" calcext:value-type="float">
            <text:p>17096.978409</text:p>
          </table:table-cell>
        </table:table-row>
        <table:table-row table:style-name="ro1">
          <table:table-cell office:value-type="float" office:value="0.463090909091" calcext:value-type="float">
            <text:p>0.4630909091</text:p>
          </table:table-cell>
          <table:table-cell office:value-type="float" office:value="17099.7275551" calcext:value-type="float">
            <text:p>17099.7275551</text:p>
          </table:table-cell>
        </table:table-row>
        <table:table-row table:style-name="ro1">
          <table:table-cell office:value-type="float" office:value="0.464727272727" calcext:value-type="float">
            <text:p>0.4647272727</text:p>
          </table:table-cell>
          <table:table-cell office:value-type="float" office:value="17097.4349066" calcext:value-type="float">
            <text:p>17097.4349066</text:p>
          </table:table-cell>
        </table:table-row>
        <table:table-row table:style-name="ro1">
          <table:table-cell office:value-type="float" office:value="0.466363636364" calcext:value-type="float">
            <text:p>0.4663636364</text:p>
          </table:table-cell>
          <table:table-cell office:value-type="float" office:value="17092.6281051" calcext:value-type="float">
            <text:p>17092.6281051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7087.5091663" calcext:value-type="float">
            <text:p>17087.5091663</text:p>
          </table:table-cell>
        </table:table-row>
        <table:table-row table:style-name="ro1">
          <table:table-cell office:value-type="float" office:value="0.469636363636" calcext:value-type="float">
            <text:p>0.4696363636</text:p>
          </table:table-cell>
          <table:table-cell office:value-type="float" office:value="17082.4312175" calcext:value-type="float">
            <text:p>17082.4312175</text:p>
          </table:table-cell>
        </table:table-row>
        <table:table-row table:style-name="ro1">
          <table:table-cell office:value-type="float" office:value="0.471272727273" calcext:value-type="float">
            <text:p>0.4712727273</text:p>
          </table:table-cell>
          <table:table-cell office:value-type="float" office:value="17077.3216564" calcext:value-type="float">
            <text:p>17077.3216564</text:p>
          </table:table-cell>
        </table:table-row>
        <table:table-row table:style-name="ro1">
          <table:table-cell office:value-type="float" office:value="0.472909090909" calcext:value-type="float">
            <text:p>0.4729090909</text:p>
          </table:table-cell>
          <table:table-cell office:value-type="float" office:value="17072.5010578" calcext:value-type="float">
            <text:p>17072.5010578</text:p>
          </table:table-cell>
        </table:table-row>
        <table:table-row table:style-name="ro1">
          <table:table-cell office:value-type="float" office:value="0.474545454545" calcext:value-type="float">
            <text:p>0.4745454545</text:p>
          </table:table-cell>
          <table:table-cell office:value-type="float" office:value="17068.0301736" calcext:value-type="float">
            <text:p>17068.030173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7065.237227" calcext:value-type="float">
            <text:p>17065.237227</text:p>
          </table:table-cell>
        </table:table-row>
        <table:table-row table:style-name="ro1">
          <table:table-cell office:value-type="float" office:value="0.476636363636" calcext:value-type="float">
            <text:p>0.4766363636</text:p>
          </table:table-cell>
          <table:table-cell office:value-type="float" office:value="17062.3417011" calcext:value-type="float">
            <text:p>17062.3417011</text:p>
          </table:table-cell>
        </table:table-row>
        <table:table-row table:style-name="ro1">
          <table:table-cell office:value-type="float" office:value="0.478272727273" calcext:value-type="float">
            <text:p>0.4782727273</text:p>
          </table:table-cell>
          <table:table-cell office:value-type="float" office:value="17059.186861" calcext:value-type="float">
            <text:p>17059.186861</text:p>
          </table:table-cell>
        </table:table-row>
        <table:table-row table:style-name="ro1">
          <table:table-cell office:value-type="float" office:value="0.479909090909" calcext:value-type="float">
            <text:p>0.4799090909</text:p>
          </table:table-cell>
          <table:table-cell office:value-type="float" office:value="17055.9482101" calcext:value-type="float">
            <text:p>17055.9482101</text:p>
          </table:table-cell>
        </table:table-row>
        <table:table-row table:style-name="ro1">
          <table:table-cell office:value-type="float" office:value="0.481545454545" calcext:value-type="float">
            <text:p>0.4815454545</text:p>
          </table:table-cell>
          <table:table-cell office:value-type="float" office:value="17052.0867065" calcext:value-type="float">
            <text:p>17052.0867065</text:p>
          </table:table-cell>
        </table:table-row>
        <table:table-row table:style-name="ro1">
          <table:table-cell office:value-type="float" office:value="0.483181818182" calcext:value-type="float">
            <text:p>0.4831818182</text:p>
          </table:table-cell>
          <table:table-cell office:value-type="float" office:value="17047.8040567" calcext:value-type="float">
            <text:p>17047.8040567</text:p>
          </table:table-cell>
        </table:table-row>
        <table:table-row table:style-name="ro1">
          <table:table-cell office:value-type="float" office:value="0.484818181818" calcext:value-type="float">
            <text:p>0.4848181818</text:p>
          </table:table-cell>
          <table:table-cell office:value-type="float" office:value="17042.8920379" calcext:value-type="float">
            <text:p>17042.8920379</text:p>
          </table:table-cell>
        </table:table-row>
        <table:table-row table:style-name="ro1">
          <table:table-cell office:value-type="float" office:value="0.486454545455" calcext:value-type="float">
            <text:p>0.4864545455</text:p>
          </table:table-cell>
          <table:table-cell office:value-type="float" office:value="17037.8575212" calcext:value-type="float">
            <text:p>17037.8575212</text:p>
          </table:table-cell>
        </table:table-row>
        <table:table-row table:style-name="ro1">
          <table:table-cell office:value-type="float" office:value="0.488090909091" calcext:value-type="float">
            <text:p>0.4880909091</text:p>
          </table:table-cell>
          <table:table-cell office:value-type="float" office:value="17032.5927848" calcext:value-type="float">
            <text:p>17032.5927848</text:p>
          </table:table-cell>
        </table:table-row>
        <table:table-row table:style-name="ro1">
          <table:table-cell office:value-type="float" office:value="0.489727272727" calcext:value-type="float">
            <text:p>0.4897272727</text:p>
          </table:table-cell>
          <table:table-cell office:value-type="float" office:value="17027.4331236" calcext:value-type="float">
            <text:p>17027.4331236</text:p>
          </table:table-cell>
        </table:table-row>
        <table:table-row table:style-name="ro1">
          <table:table-cell office:value-type="float" office:value="0.491363636364" calcext:value-type="float">
            <text:p>0.4913636364</text:p>
          </table:table-cell>
          <table:table-cell office:value-type="float" office:value="17022.2036645" calcext:value-type="float">
            <text:p>17022.2036645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7017.1400578" calcext:value-type="float">
            <text:p>17017.1400578</text:p>
          </table:table-cell>
        </table:table-row>
        <table:table-row table:style-name="ro1">
          <table:table-cell office:value-type="float" office:value="0.494636363636" calcext:value-type="float">
            <text:p>0.4946363636</text:p>
          </table:table-cell>
          <table:table-cell office:value-type="float" office:value="17012.0327817" calcext:value-type="float">
            <text:p>17012.0327817</text:p>
          </table:table-cell>
        </table:table-row>
        <table:table-row table:style-name="ro1">
          <table:table-cell office:value-type="float" office:value="0.496272727273" calcext:value-type="float">
            <text:p>0.4962727273</text:p>
          </table:table-cell>
          <table:table-cell office:value-type="float" office:value="17007.0508857" calcext:value-type="float">
            <text:p>17007.0508857</text:p>
          </table:table-cell>
        </table:table-row>
        <table:table-row table:style-name="ro1">
          <table:table-cell office:value-type="float" office:value="0.497909090909" calcext:value-type="float">
            <text:p>0.4979090909</text:p>
          </table:table-cell>
          <table:table-cell office:value-type="float" office:value="17002.0000969" calcext:value-type="float">
            <text:p>17002.0000969</text:p>
          </table:table-cell>
        </table:table-row>
        <table:table-row table:style-name="ro1">
          <table:table-cell office:value-type="float" office:value="0.499545454545" calcext:value-type="float">
            <text:p>0.4995454545</text:p>
          </table:table-cell>
          <table:table-cell office:value-type="float" office:value="16997.0317383" calcext:value-type="float">
            <text:p>16997.03173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993.9275898" calcext:value-type="float">
            <text:p>16993.9275898</text:p>
          </table:table-cell>
        </table:table-row>
        <table:table-row table:style-name="ro1">
          <table:table-cell office:value-type="float" office:value="0.501636363636" calcext:value-type="float">
            <text:p>0.5016363636</text:p>
          </table:table-cell>
          <table:table-cell office:value-type="float" office:value="9515.86438845" calcext:value-type="float">
            <text:p>9515.86438845</text:p>
          </table:table-cell>
        </table:table-row>
        <table:table-row table:style-name="ro1">
          <table:table-cell office:value-type="float" office:value="0.503272727273" calcext:value-type="float">
            <text:p>0.5032727273</text:p>
          </table:table-cell>
          <table:table-cell office:value-type="float" office:value="9526.17790186" calcext:value-type="float">
            <text:p>9526.17790186</text:p>
          </table:table-cell>
        </table:table-row>
        <table:table-row table:style-name="ro1">
          <table:table-cell office:value-type="float" office:value="0.504909090909" calcext:value-type="float">
            <text:p>0.5049090909</text:p>
          </table:table-cell>
          <table:table-cell office:value-type="float" office:value="9541.91633639" calcext:value-type="float">
            <text:p>9541.91633639</text:p>
          </table:table-cell>
        </table:table-row>
        <table:table-row table:style-name="ro1">
          <table:table-cell office:value-type="float" office:value="0.506545454545" calcext:value-type="float">
            <text:p>0.5065454545</text:p>
          </table:table-cell>
          <table:table-cell office:value-type="float" office:value="9560.18930766" calcext:value-type="float">
            <text:p>9560.18930766</text:p>
          </table:table-cell>
        </table:table-row>
        <table:table-row table:style-name="ro1">
          <table:table-cell office:value-type="float" office:value="0.508181818182" calcext:value-type="float">
            <text:p>0.5081818182</text:p>
          </table:table-cell>
          <table:table-cell office:value-type="float" office:value="9579.3497322" calcext:value-type="float">
            <text:p>9579.3497322</text:p>
          </table:table-cell>
        </table:table-row>
        <table:table-row table:style-name="ro1">
          <table:table-cell office:value-type="float" office:value="0.509818181818" calcext:value-type="float">
            <text:p>0.5098181818</text:p>
          </table:table-cell>
          <table:table-cell office:value-type="float" office:value="9598.69363347" calcext:value-type="float">
            <text:p>9598.69363347</text:p>
          </table:table-cell>
        </table:table-row>
        <table:table-row table:style-name="ro1">
          <table:table-cell office:value-type="float" office:value="0.511454545455" calcext:value-type="float">
            <text:p>0.5114545455</text:p>
          </table:table-cell>
          <table:table-cell office:value-type="float" office:value="9618.02649716" calcext:value-type="float">
            <text:p>9618.02649716</text:p>
          </table:table-cell>
        </table:table-row>
        <table:table-row table:style-name="ro1">
          <table:table-cell office:value-type="float" office:value="0.513090909091" calcext:value-type="float">
            <text:p>0.5130909091</text:p>
          </table:table-cell>
          <table:table-cell office:value-type="float" office:value="9637.35685584" calcext:value-type="float">
            <text:p>9637.35685584</text:p>
          </table:table-cell>
        </table:table-row>
        <table:table-row table:style-name="ro1">
          <table:table-cell office:value-type="float" office:value="0.514727272727" calcext:value-type="float">
            <text:p>0.5147272727</text:p>
          </table:table-cell>
          <table:table-cell office:value-type="float" office:value="9656.73453462" calcext:value-type="float">
            <text:p>9656.73453462</text:p>
          </table:table-cell>
        </table:table-row>
        <table:table-row table:style-name="ro1">
          <table:table-cell office:value-type="float" office:value="0.516363636364" calcext:value-type="float">
            <text:p>0.5163636364</text:p>
          </table:table-cell>
          <table:table-cell office:value-type="float" office:value="9676.18437617" calcext:value-type="float">
            <text:p>9676.18437617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9695.68578172" calcext:value-type="float">
            <text:p>9695.68578172</text:p>
          </table:table-cell>
        </table:table-row>
        <table:table-row table:style-name="ro1">
          <table:table-cell office:value-type="float" office:value="0.519636363636" calcext:value-type="float">
            <text:p>0.5196363636</text:p>
          </table:table-cell>
          <table:table-cell office:value-type="float" office:value="9715.20403734" calcext:value-type="float">
            <text:p>9715.20403734</text:p>
          </table:table-cell>
        </table:table-row>
        <table:table-row table:style-name="ro1">
          <table:table-cell office:value-type="float" office:value="0.521272727273" calcext:value-type="float">
            <text:p>0.5212727273</text:p>
          </table:table-cell>
          <table:table-cell office:value-type="float" office:value="9734.71320986" calcext:value-type="float">
            <text:p>9734.71320986</text:p>
          </table:table-cell>
        </table:table-row>
        <table:table-row table:style-name="ro1">
          <table:table-cell office:value-type="float" office:value="0.522909090909" calcext:value-type="float">
            <text:p>0.5229090909</text:p>
          </table:table-cell>
          <table:table-cell office:value-type="float" office:value="9754.21416292" calcext:value-type="float">
            <text:p>9754.21416292</text:p>
          </table:table-cell>
        </table:table-row>
        <table:table-row table:style-name="ro1">
          <table:table-cell office:value-type="float" office:value="0.524545454545" calcext:value-type="float">
            <text:p>0.5245454545</text:p>
          </table:table-cell>
          <table:table-cell office:value-type="float" office:value="9773.73511217" calcext:value-type="float">
            <text:p>9773.7351121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9778.96104036" calcext:value-type="float">
            <text:p>9778.96104036</text:p>
          </table:table-cell>
        </table:table-row>
        <table:table-row table:style-name="ro1">
          <table:table-cell office:value-type="float" office:value="0.526636363636" calcext:value-type="float">
            <text:p>0.5266363636</text:p>
          </table:table-cell>
          <table:table-cell office:value-type="float" office:value="9797.83542929" calcext:value-type="float">
            <text:p>9797.83542929</text:p>
          </table:table-cell>
        </table:table-row>
        <table:table-row table:style-name="ro1">
          <table:table-cell office:value-type="float" office:value="0.528272727273" calcext:value-type="float">
            <text:p>0.5282727273</text:p>
          </table:table-cell>
          <table:table-cell office:value-type="float" office:value="9817.66996439" calcext:value-type="float">
            <text:p>9817.66996439</text:p>
          </table:table-cell>
        </table:table-row>
        <table:table-row table:style-name="ro1">
          <table:table-cell office:value-type="float" office:value="0.529909090909" calcext:value-type="float">
            <text:p>0.5299090909</text:p>
          </table:table-cell>
          <table:table-cell office:value-type="float" office:value="9837.76225437" calcext:value-type="float">
            <text:p>9837.76225437</text:p>
          </table:table-cell>
        </table:table-row>
        <table:table-row table:style-name="ro1">
          <table:table-cell office:value-type="float" office:value="0.531545454545" calcext:value-type="float">
            <text:p>0.5315454545</text:p>
          </table:table-cell>
          <table:table-cell office:value-type="float" office:value="9857.88900364" calcext:value-type="float">
            <text:p>9857.88900364</text:p>
          </table:table-cell>
        </table:table-row>
        <table:table-row table:style-name="ro1">
          <table:table-cell office:value-type="float" office:value="0.533181818182" calcext:value-type="float">
            <text:p>0.5331818182</text:p>
          </table:table-cell>
          <table:table-cell office:value-type="float" office:value="9878.04689444" calcext:value-type="float">
            <text:p>9878.04689444</text:p>
          </table:table-cell>
        </table:table-row>
        <table:table-row table:style-name="ro1">
          <table:table-cell office:value-type="float" office:value="0.534818181818" calcext:value-type="float">
            <text:p>0.5348181818</text:p>
          </table:table-cell>
          <table:table-cell office:value-type="float" office:value="9898.27568048" calcext:value-type="float">
            <text:p>9898.27568048</text:p>
          </table:table-cell>
        </table:table-row>
        <table:table-row table:style-name="ro1">
          <table:table-cell office:value-type="float" office:value="0.536454545455" calcext:value-type="float">
            <text:p>0.5364545455</text:p>
          </table:table-cell>
          <table:table-cell office:value-type="float" office:value="9918.60960793" calcext:value-type="float">
            <text:p>9918.60960793</text:p>
          </table:table-cell>
        </table:table-row>
        <table:table-row table:style-name="ro1">
          <table:table-cell office:value-type="float" office:value="0.538090909091" calcext:value-type="float">
            <text:p>0.5380909091</text:p>
          </table:table-cell>
          <table:table-cell office:value-type="float" office:value="9939.04972003" calcext:value-type="float">
            <text:p>9939.04972003</text:p>
          </table:table-cell>
        </table:table-row>
        <table:table-row table:style-name="ro1">
          <table:table-cell office:value-type="float" office:value="0.539727272727" calcext:value-type="float">
            <text:p>0.5397272727</text:p>
          </table:table-cell>
          <table:table-cell office:value-type="float" office:value="9959.56283658" calcext:value-type="float">
            <text:p>9959.56283658</text:p>
          </table:table-cell>
        </table:table-row>
        <table:table-row table:style-name="ro1">
          <table:table-cell office:value-type="float" office:value="0.541363636364" calcext:value-type="float">
            <text:p>0.5413636364</text:p>
          </table:table-cell>
          <table:table-cell office:value-type="float" office:value="9980.09450331" calcext:value-type="float">
            <text:p>9980.09450331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10000.5824068" calcext:value-type="float">
            <text:p>10000.5824068</text:p>
          </table:table-cell>
        </table:table-row>
        <table:table-row table:style-name="ro1">
          <table:table-cell office:value-type="float" office:value="0.544636363636" calcext:value-type="float">
            <text:p>0.5446363636</text:p>
          </table:table-cell>
          <table:table-cell office:value-type="float" office:value="10020.9756386" calcext:value-type="float">
            <text:p>10020.9756386</text:p>
          </table:table-cell>
        </table:table-row>
        <table:table-row table:style-name="ro1">
          <table:table-cell office:value-type="float" office:value="0.546272727273" calcext:value-type="float">
            <text:p>0.5462727273</text:p>
          </table:table-cell>
          <table:table-cell office:value-type="float" office:value="10041.2576871" calcext:value-type="float">
            <text:p>10041.2576871</text:p>
          </table:table-cell>
        </table:table-row>
        <table:table-row table:style-name="ro1">
          <table:table-cell office:value-type="float" office:value="0.547909090909" calcext:value-type="float">
            <text:p>0.5479090909</text:p>
          </table:table-cell>
          <table:table-cell office:value-type="float" office:value="10061.4348053" calcext:value-type="float">
            <text:p>10061.4348053</text:p>
          </table:table-cell>
        </table:table-row>
        <table:table-row table:style-name="ro1">
          <table:table-cell office:value-type="float" office:value="0.549545454545" calcext:value-type="float">
            <text:p>0.5495454545</text:p>
          </table:table-cell>
          <table:table-cell office:value-type="float" office:value="10081.5373263" calcext:value-type="float">
            <text:p>10081.537326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086.760544" calcext:value-type="float">
            <text:p>10086.760544</text:p>
          </table:table-cell>
        </table:table-row>
        <table:table-row table:style-name="ro1">
          <table:table-cell office:value-type="float" office:value="0.551636363636" calcext:value-type="float">
            <text:p>0.5516363636</text:p>
          </table:table-cell>
          <table:table-cell office:value-type="float" office:value="10106.2618475" calcext:value-type="float">
            <text:p>10106.2618475</text:p>
          </table:table-cell>
        </table:table-row>
        <table:table-row table:style-name="ro1">
          <table:table-cell office:value-type="float" office:value="0.553272727273" calcext:value-type="float">
            <text:p>0.5532727273</text:p>
          </table:table-cell>
          <table:table-cell office:value-type="float" office:value="10126.5477282" calcext:value-type="float">
            <text:p>10126.5477282</text:p>
          </table:table-cell>
        </table:table-row>
        <table:table-row table:style-name="ro1">
          <table:table-cell office:value-type="float" office:value="0.554909090909" calcext:value-type="float">
            <text:p>0.5549090909</text:p>
          </table:table-cell>
          <table:table-cell office:value-type="float" office:value="10146.9704991" calcext:value-type="float">
            <text:p>10146.9704991</text:p>
          </table:table-cell>
        </table:table-row>
        <table:table-row table:style-name="ro1">
          <table:table-cell office:value-type="float" office:value="0.556545454545" calcext:value-type="float">
            <text:p>0.5565454545</text:p>
          </table:table-cell>
          <table:table-cell office:value-type="float" office:value="10167.3484083" calcext:value-type="float">
            <text:p>10167.3484083</text:p>
          </table:table-cell>
        </table:table-row>
        <table:table-row table:style-name="ro1">
          <table:table-cell office:value-type="float" office:value="0.558181818182" calcext:value-type="float">
            <text:p>0.5581818182</text:p>
          </table:table-cell>
          <table:table-cell office:value-type="float" office:value="10187.7019253" calcext:value-type="float">
            <text:p>10187.7019253</text:p>
          </table:table-cell>
        </table:table-row>
        <table:table-row table:style-name="ro1">
          <table:table-cell office:value-type="float" office:value="0.559818181818" calcext:value-type="float">
            <text:p>0.5598181818</text:p>
          </table:table-cell>
          <table:table-cell office:value-type="float" office:value="10208.0711338" calcext:value-type="float">
            <text:p>10208.0711338</text:p>
          </table:table-cell>
        </table:table-row>
        <table:table-row table:style-name="ro1">
          <table:table-cell office:value-type="float" office:value="0.561454545455" calcext:value-type="float">
            <text:p>0.5614545455</text:p>
          </table:table-cell>
          <table:table-cell office:value-type="float" office:value="10228.472665" calcext:value-type="float">
            <text:p>10228.472665</text:p>
          </table:table-cell>
        </table:table-row>
        <table:table-row table:style-name="ro1">
          <table:table-cell office:value-type="float" office:value="0.563090909091" calcext:value-type="float">
            <text:p>0.5630909091</text:p>
          </table:table-cell>
          <table:table-cell office:value-type="float" office:value="10248.8945674" calcext:value-type="float">
            <text:p>10248.8945674</text:p>
          </table:table-cell>
        </table:table-row>
        <table:table-row table:style-name="ro1">
          <table:table-cell office:value-type="float" office:value="0.564727272727" calcext:value-type="float">
            <text:p>0.5647272727</text:p>
          </table:table-cell>
          <table:table-cell office:value-type="float" office:value="10269.2939556" calcext:value-type="float">
            <text:p>10269.2939556</text:p>
          </table:table-cell>
        </table:table-row>
        <table:table-row table:style-name="ro1">
          <table:table-cell office:value-type="float" office:value="0.566363636364" calcext:value-type="float">
            <text:p>0.5663636364</text:p>
          </table:table-cell>
          <table:table-cell office:value-type="float" office:value="10289.6059392" calcext:value-type="float">
            <text:p>10289.6059392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10309.7765924" calcext:value-type="float">
            <text:p>10309.7765924</text:p>
          </table:table-cell>
        </table:table-row>
        <table:table-row table:style-name="ro1">
          <table:table-cell office:value-type="float" office:value="0.569636363636" calcext:value-type="float">
            <text:p>0.5696363636</text:p>
          </table:table-cell>
          <table:table-cell office:value-type="float" office:value="10329.7796464" calcext:value-type="float">
            <text:p>10329.7796464</text:p>
          </table:table-cell>
        </table:table-row>
        <table:table-row table:style-name="ro1">
          <table:table-cell office:value-type="float" office:value="0.571272727273" calcext:value-type="float">
            <text:p>0.5712727273</text:p>
          </table:table-cell>
          <table:table-cell office:value-type="float" office:value="10349.6487968" calcext:value-type="float">
            <text:p>10349.6487968</text:p>
          </table:table-cell>
        </table:table-row>
        <table:table-row table:style-name="ro1">
          <table:table-cell office:value-type="float" office:value="0.572909090909" calcext:value-type="float">
            <text:p>0.5729090909</text:p>
          </table:table-cell>
          <table:table-cell office:value-type="float" office:value="10369.4697639" calcext:value-type="float">
            <text:p>10369.4697639</text:p>
          </table:table-cell>
        </table:table-row>
        <table:table-row table:style-name="ro1">
          <table:table-cell office:value-type="float" office:value="0.574545454545" calcext:value-type="float">
            <text:p>0.5745454545</text:p>
          </table:table-cell>
          <table:table-cell office:value-type="float" office:value="10389.3218292" calcext:value-type="float">
            <text:p>10389.321829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0394.3515243" calcext:value-type="float">
            <text:p>10394.3515243</text:p>
          </table:table-cell>
        </table:table-row>
        <table:table-row table:style-name="ro1">
          <table:table-cell office:value-type="float" office:value="0.576636363636" calcext:value-type="float">
            <text:p>0.5766363636</text:p>
          </table:table-cell>
          <table:table-cell office:value-type="float" office:value="10413.7436421" calcext:value-type="float">
            <text:p>10413.7436421</text:p>
          </table:table-cell>
        </table:table-row>
        <table:table-row table:style-name="ro1">
          <table:table-cell office:value-type="float" office:value="0.578272727273" calcext:value-type="float">
            <text:p>0.5782727273</text:p>
          </table:table-cell>
          <table:table-cell office:value-type="float" office:value="10433.3908181" calcext:value-type="float">
            <text:p>10433.3908181</text:p>
          </table:table-cell>
        </table:table-row>
        <table:table-row table:style-name="ro1">
          <table:table-cell office:value-type="float" office:value="0.579909090909" calcext:value-type="float">
            <text:p>0.5799090909</text:p>
          </table:table-cell>
          <table:table-cell office:value-type="float" office:value="10452.2550493" calcext:value-type="float">
            <text:p>10452.2550493</text:p>
          </table:table-cell>
        </table:table-row>
        <table:table-row table:style-name="ro1">
          <table:table-cell office:value-type="float" office:value="0.581545454545" calcext:value-type="float">
            <text:p>0.5815454545</text:p>
          </table:table-cell>
          <table:table-cell office:value-type="float" office:value="10469.7764689" calcext:value-type="float">
            <text:p>10469.7764689</text:p>
          </table:table-cell>
        </table:table-row>
        <table:table-row table:style-name="ro1">
          <table:table-cell office:value-type="float" office:value="0.583181818182" calcext:value-type="float">
            <text:p>0.5831818182</text:p>
          </table:table-cell>
          <table:table-cell office:value-type="float" office:value="10485.9480931" calcext:value-type="float">
            <text:p>10485.9480931</text:p>
          </table:table-cell>
        </table:table-row>
        <table:table-row table:style-name="ro1">
          <table:table-cell office:value-type="float" office:value="0.584818181818" calcext:value-type="float">
            <text:p>0.5848181818</text:p>
          </table:table-cell>
          <table:table-cell office:value-type="float" office:value="10501.5161235" calcext:value-type="float">
            <text:p>10501.5161235</text:p>
          </table:table-cell>
        </table:table-row>
        <table:table-row table:style-name="ro1">
          <table:table-cell office:value-type="float" office:value="0.586454545455" calcext:value-type="float">
            <text:p>0.5864545455</text:p>
          </table:table-cell>
          <table:table-cell office:value-type="float" office:value="10518.2264349" calcext:value-type="float">
            <text:p>10518.2264349</text:p>
          </table:table-cell>
        </table:table-row>
        <table:table-row table:style-name="ro1">
          <table:table-cell office:value-type="float" office:value="0.588090909091" calcext:value-type="float">
            <text:p>0.5880909091</text:p>
          </table:table-cell>
          <table:table-cell office:value-type="float" office:value="10539.184367" calcext:value-type="float">
            <text:p>10539.184367</text:p>
          </table:table-cell>
        </table:table-row>
        <table:table-row table:style-name="ro1">
          <table:table-cell office:value-type="float" office:value="0.589727272727" calcext:value-type="float">
            <text:p>0.5897272727</text:p>
          </table:table-cell>
          <table:table-cell office:value-type="float" office:value="10569.3666981" calcext:value-type="float">
            <text:p>10569.3666981</text:p>
          </table:table-cell>
        </table:table-row>
        <table:table-row table:style-name="ro1">
          <table:table-cell office:value-type="float" office:value="0.591363636364" calcext:value-type="float">
            <text:p>0.5913636364</text:p>
          </table:table-cell>
          <table:table-cell office:value-type="float" office:value="10615.8266704" calcext:value-type="float">
            <text:p>10615.826670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0686.8239062" calcext:value-type="float">
            <text:p>10686.8239062</text:p>
          </table:table-cell>
        </table:table-row>
        <table:table-row table:style-name="ro1">
          <table:table-cell office:value-type="float" office:value="0.594636363636" calcext:value-type="float">
            <text:p>0.5946363636</text:p>
          </table:table-cell>
          <table:table-cell office:value-type="float" office:value="10789.4056699" calcext:value-type="float">
            <text:p>10789.4056699</text:p>
          </table:table-cell>
        </table:table-row>
        <table:table-row table:style-name="ro1">
          <table:table-cell office:value-type="float" office:value="0.596272727273" calcext:value-type="float">
            <text:p>0.5962727273</text:p>
          </table:table-cell>
          <table:table-cell office:value-type="float" office:value="10926.2857313" calcext:value-type="float">
            <text:p>10926.2857313</text:p>
          </table:table-cell>
        </table:table-row>
        <table:table-row table:style-name="ro1">
          <table:table-cell office:value-type="float" office:value="0.597909090909" calcext:value-type="float">
            <text:p>0.5979090909</text:p>
          </table:table-cell>
          <table:table-cell office:value-type="float" office:value="11093.8551981" calcext:value-type="float">
            <text:p>11093.8551981</text:p>
          </table:table-cell>
        </table:table-row>
        <table:table-row table:style-name="ro1">
          <table:table-cell office:value-type="float" office:value="0.599545454545" calcext:value-type="float">
            <text:p>0.5995454545</text:p>
          </table:table-cell>
          <table:table-cell office:value-type="float" office:value="11282.777662" calcext:value-type="float">
            <text:p>11282.7776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330.8313551" calcext:value-type="float">
            <text:p>11330.8313551</text:p>
          </table:table-cell>
        </table:table-row>
        <table:table-row table:style-name="ro1">
          <table:table-cell office:value-type="float" office:value="0.601636363636" calcext:value-type="float">
            <text:p>0.6016363636</text:p>
          </table:table-cell>
          <table:table-cell office:value-type="float" office:value="11528.1002227" calcext:value-type="float">
            <text:p>11528.1002227</text:p>
          </table:table-cell>
        </table:table-row>
        <table:table-row table:style-name="ro1">
          <table:table-cell office:value-type="float" office:value="0.603272727273" calcext:value-type="float">
            <text:p>0.6032727273</text:p>
          </table:table-cell>
          <table:table-cell office:value-type="float" office:value="11725.0654367" calcext:value-type="float">
            <text:p>11725.0654367</text:p>
          </table:table-cell>
        </table:table-row>
        <table:table-row table:style-name="ro1">
          <table:table-cell office:value-type="float" office:value="0.604909090909" calcext:value-type="float">
            <text:p>0.6049090909</text:p>
          </table:table-cell>
          <table:table-cell office:value-type="float" office:value="11911.2679538" calcext:value-type="float">
            <text:p>11911.2679538</text:p>
          </table:table-cell>
        </table:table-row>
        <table:table-row table:style-name="ro1">
          <table:table-cell office:value-type="float" office:value="0.606545454545" calcext:value-type="float">
            <text:p>0.6065454545</text:p>
          </table:table-cell>
          <table:table-cell office:value-type="float" office:value="12083.4132162" calcext:value-type="float">
            <text:p>12083.4132162</text:p>
          </table:table-cell>
        </table:table-row>
        <table:table-row table:style-name="ro1">
          <table:table-cell office:value-type="float" office:value="0.608181818182" calcext:value-type="float">
            <text:p>0.6081818182</text:p>
          </table:table-cell>
          <table:table-cell office:value-type="float" office:value="12241.8516352" calcext:value-type="float">
            <text:p>12241.8516352</text:p>
          </table:table-cell>
        </table:table-row>
        <table:table-row table:style-name="ro1">
          <table:table-cell office:value-type="float" office:value="0.609818181818" calcext:value-type="float">
            <text:p>0.6098181818</text:p>
          </table:table-cell>
          <table:table-cell office:value-type="float" office:value="12388.1387016" calcext:value-type="float">
            <text:p>12388.1387016</text:p>
          </table:table-cell>
        </table:table-row>
        <table:table-row table:style-name="ro1">
          <table:table-cell office:value-type="float" office:value="0.611454545455" calcext:value-type="float">
            <text:p>0.6114545455</text:p>
          </table:table-cell>
          <table:table-cell office:value-type="float" office:value="12523.7543737" calcext:value-type="float">
            <text:p>12523.7543737</text:p>
          </table:table-cell>
        </table:table-row>
        <table:table-row table:style-name="ro1">
          <table:table-cell office:value-type="float" office:value="0.613090909091" calcext:value-type="float">
            <text:p>0.6130909091</text:p>
          </table:table-cell>
          <table:table-cell office:value-type="float" office:value="12649.6032069" calcext:value-type="float">
            <text:p>12649.6032069</text:p>
          </table:table-cell>
        </table:table-row>
        <table:table-row table:style-name="ro1">
          <table:table-cell office:value-type="float" office:value="0.614727272727" calcext:value-type="float">
            <text:p>0.6147272727</text:p>
          </table:table-cell>
          <table:table-cell office:value-type="float" office:value="12766.017258" calcext:value-type="float">
            <text:p>12766.017258</text:p>
          </table:table-cell>
        </table:table-row>
        <table:table-row table:style-name="ro1">
          <table:table-cell office:value-type="float" office:value="0.616363636364" calcext:value-type="float">
            <text:p>0.6163636364</text:p>
          </table:table-cell>
          <table:table-cell office:value-type="float" office:value="12872.9707897" calcext:value-type="float">
            <text:p>12872.9707897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2970.3271657" calcext:value-type="float">
            <text:p>12970.3271657</text:p>
          </table:table-cell>
        </table:table-row>
        <table:table-row table:style-name="ro1">
          <table:table-cell office:value-type="float" office:value="0.619636363636" calcext:value-type="float">
            <text:p>0.6196363636</text:p>
          </table:table-cell>
          <table:table-cell office:value-type="float" office:value="13057.9755848" calcext:value-type="float">
            <text:p>13057.9755848</text:p>
          </table:table-cell>
        </table:table-row>
        <table:table-row table:style-name="ro1">
          <table:table-cell office:value-type="float" office:value="0.621272727273" calcext:value-type="float">
            <text:p>0.6212727273</text:p>
          </table:table-cell>
          <table:table-cell office:value-type="float" office:value="13135.8885921" calcext:value-type="float">
            <text:p>13135.8885921</text:p>
          </table:table-cell>
        </table:table-row>
        <table:table-row table:style-name="ro1">
          <table:table-cell office:value-type="float" office:value="0.622909090909" calcext:value-type="float">
            <text:p>0.6229090909</text:p>
          </table:table-cell>
          <table:table-cell office:value-type="float" office:value="13204.1383873" calcext:value-type="float">
            <text:p>13204.1383873</text:p>
          </table:table-cell>
        </table:table-row>
        <table:table-row table:style-name="ro1">
          <table:table-cell office:value-type="float" office:value="0.624545454545" calcext:value-type="float">
            <text:p>0.6245454545</text:p>
          </table:table-cell>
          <table:table-cell office:value-type="float" office:value="13262.9110599" calcext:value-type="float">
            <text:p>13262.911059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3274.7737724" calcext:value-type="float">
            <text:p>13274.7737724</text:p>
          </table:table-cell>
        </table:table-row>
        <table:table-row table:style-name="ro1">
          <table:table-cell office:value-type="float" office:value="0.626636363636" calcext:value-type="float">
            <text:p>0.6266363636</text:p>
          </table:table-cell>
          <table:table-cell office:value-type="float" office:value="13322.5352835" calcext:value-type="float">
            <text:p>13322.5352835</text:p>
          </table:table-cell>
        </table:table-row>
        <table:table-row table:style-name="ro1">
          <table:table-cell office:value-type="float" office:value="0.628272727273" calcext:value-type="float">
            <text:p>0.6282727273</text:p>
          </table:table-cell>
          <table:table-cell office:value-type="float" office:value="13362.0077898" calcext:value-type="float">
            <text:p>13362.0077898</text:p>
          </table:table-cell>
        </table:table-row>
        <table:table-row table:style-name="ro1">
          <table:table-cell office:value-type="float" office:value="0.629909090909" calcext:value-type="float">
            <text:p>0.6299090909</text:p>
          </table:table-cell>
          <table:table-cell office:value-type="float" office:value="13393.3187317" calcext:value-type="float">
            <text:p>13393.3187317</text:p>
          </table:table-cell>
        </table:table-row>
        <table:table-row table:style-name="ro1">
          <table:table-cell office:value-type="float" office:value="0.631545454545" calcext:value-type="float">
            <text:p>0.6315454545</text:p>
          </table:table-cell>
          <table:table-cell office:value-type="float" office:value="13417.2642636" calcext:value-type="float">
            <text:p>13417.2642636</text:p>
          </table:table-cell>
        </table:table-row>
        <table:table-row table:style-name="ro1">
          <table:table-cell office:value-type="float" office:value="0.633181818182" calcext:value-type="float">
            <text:p>0.6331818182</text:p>
          </table:table-cell>
          <table:table-cell office:value-type="float" office:value="13434.7786142" calcext:value-type="float">
            <text:p>13434.7786142</text:p>
          </table:table-cell>
        </table:table-row>
        <table:table-row table:style-name="ro1">
          <table:table-cell office:value-type="float" office:value="0.634818181818" calcext:value-type="float">
            <text:p>0.6348181818</text:p>
          </table:table-cell>
          <table:table-cell office:value-type="float" office:value="13447.3251089" calcext:value-type="float">
            <text:p>13447.3251089</text:p>
          </table:table-cell>
        </table:table-row>
        <table:table-row table:style-name="ro1">
          <table:table-cell office:value-type="float" office:value="0.636454545455" calcext:value-type="float">
            <text:p>0.6364545455</text:p>
          </table:table-cell>
          <table:table-cell office:value-type="float" office:value="13455.1036675" calcext:value-type="float">
            <text:p>13455.1036675</text:p>
          </table:table-cell>
        </table:table-row>
        <table:table-row table:style-name="ro1">
          <table:table-cell office:value-type="float" office:value="0.638090909091" calcext:value-type="float">
            <text:p>0.6380909091</text:p>
          </table:table-cell>
          <table:table-cell office:value-type="float" office:value="13456.7341417" calcext:value-type="float">
            <text:p>13456.7341417</text:p>
          </table:table-cell>
        </table:table-row>
        <table:table-row table:style-name="ro1">
          <table:table-cell office:value-type="float" office:value="0.639727272727" calcext:value-type="float">
            <text:p>0.6397272727</text:p>
          </table:table-cell>
          <table:table-cell office:value-type="float" office:value="13455.6262414" calcext:value-type="float">
            <text:p>13455.6262414</text:p>
          </table:table-cell>
        </table:table-row>
        <table:table-row table:style-name="ro1">
          <table:table-cell office:value-type="float" office:value="0.641363636364" calcext:value-type="float">
            <text:p>0.6413636364</text:p>
          </table:table-cell>
          <table:table-cell office:value-type="float" office:value="13454.7269158" calcext:value-type="float">
            <text:p>13454.7269158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3458.3086734" calcext:value-type="float">
            <text:p>13458.3086734</text:p>
          </table:table-cell>
        </table:table-row>
        <table:table-row table:style-name="ro1">
          <table:table-cell office:value-type="float" office:value="0.644636363636" calcext:value-type="float">
            <text:p>0.6446363636</text:p>
          </table:table-cell>
          <table:table-cell office:value-type="float" office:value="13472.9924852" calcext:value-type="float">
            <text:p>13472.9924852</text:p>
          </table:table-cell>
        </table:table-row>
        <table:table-row table:style-name="ro1">
          <table:table-cell office:value-type="float" office:value="0.646272727273" calcext:value-type="float">
            <text:p>0.6462727273</text:p>
          </table:table-cell>
          <table:table-cell office:value-type="float" office:value="13508.0737366" calcext:value-type="float">
            <text:p>13508.0737366</text:p>
          </table:table-cell>
        </table:table-row>
        <table:table-row table:style-name="ro1">
          <table:table-cell office:value-type="float" office:value="0.647909090909" calcext:value-type="float">
            <text:p>0.6479090909</text:p>
          </table:table-cell>
          <table:table-cell office:value-type="float" office:value="13575.4773765" calcext:value-type="float">
            <text:p>13575.4773765</text:p>
          </table:table-cell>
        </table:table-row>
        <table:table-row table:style-name="ro1">
          <table:table-cell office:value-type="float" office:value="0.649545454545" calcext:value-type="float">
            <text:p>0.6495454545</text:p>
          </table:table-cell>
          <table:table-cell office:value-type="float" office:value="13688.5431793" calcext:value-type="float">
            <text:p>13688.543179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3719.90387" calcext:value-type="float">
            <text:p>13719.90387</text:p>
          </table:table-cell>
        </table:table-row>
        <table:table-row table:style-name="ro1">
          <table:table-cell office:value-type="float" office:value="0.651636363636" calcext:value-type="float">
            <text:p>0.6516363636</text:p>
          </table:table-cell>
          <table:table-cell office:value-type="float" office:value="13902.3896036" calcext:value-type="float">
            <text:p>13902.3896036</text:p>
          </table:table-cell>
        </table:table-row>
        <table:table-row table:style-name="ro1">
          <table:table-cell office:value-type="float" office:value="0.653272727273" calcext:value-type="float">
            <text:p>0.6532727273</text:p>
          </table:table-cell>
          <table:table-cell office:value-type="float" office:value="14139.2353817" calcext:value-type="float">
            <text:p>14139.2353817</text:p>
          </table:table-cell>
        </table:table-row>
        <table:table-row table:style-name="ro1">
          <table:table-cell office:value-type="float" office:value="0.654909090909" calcext:value-type="float">
            <text:p>0.6549090909</text:p>
          </table:table-cell>
          <table:table-cell office:value-type="float" office:value="14428.2854797" calcext:value-type="float">
            <text:p>14428.2854797</text:p>
          </table:table-cell>
        </table:table-row>
        <table:table-row table:style-name="ro1">
          <table:table-cell office:value-type="float" office:value="0.656545454545" calcext:value-type="float">
            <text:p>0.6565454545</text:p>
          </table:table-cell>
          <table:table-cell office:value-type="float" office:value="14769.2388199" calcext:value-type="float">
            <text:p>14769.2388199</text:p>
          </table:table-cell>
        </table:table-row>
        <table:table-row table:style-name="ro1">
          <table:table-cell office:value-type="float" office:value="0.658181818182" calcext:value-type="float">
            <text:p>0.6581818182</text:p>
          </table:table-cell>
          <table:table-cell office:value-type="float" office:value="15161.0337156" calcext:value-type="float">
            <text:p>15161.0337156</text:p>
          </table:table-cell>
        </table:table-row>
        <table:table-row table:style-name="ro1">
          <table:table-cell office:value-type="float" office:value="0.659818181818" calcext:value-type="float">
            <text:p>0.6598181818</text:p>
          </table:table-cell>
          <table:table-cell office:value-type="float" office:value="15603.4224197" calcext:value-type="float">
            <text:p>15603.4224197</text:p>
          </table:table-cell>
        </table:table-row>
        <table:table-row table:style-name="ro1">
          <table:table-cell office:value-type="float" office:value="0.661454545455" calcext:value-type="float">
            <text:p>0.6614545455</text:p>
          </table:table-cell>
          <table:table-cell office:value-type="float" office:value="16094.9391924" calcext:value-type="float">
            <text:p>16094.9391924</text:p>
          </table:table-cell>
        </table:table-row>
        <table:table-row table:style-name="ro1">
          <table:table-cell office:value-type="float" office:value="0.663090909091" calcext:value-type="float">
            <text:p>0.6630909091</text:p>
          </table:table-cell>
          <table:table-cell office:value-type="float" office:value="16633.8839496" calcext:value-type="float">
            <text:p>16633.8839496</text:p>
          </table:table-cell>
        </table:table-row>
        <table:table-row table:style-name="ro1">
          <table:table-cell office:value-type="float" office:value="0.664727272727" calcext:value-type="float">
            <text:p>0.6647272727</text:p>
          </table:table-cell>
          <table:table-cell office:value-type="float" office:value="17216.6688133" calcext:value-type="float">
            <text:p>17216.6688133</text:p>
          </table:table-cell>
        </table:table-row>
        <table:table-row table:style-name="ro1">
          <table:table-cell office:value-type="float" office:value="0.666363636364" calcext:value-type="float">
            <text:p>0.6663636364</text:p>
          </table:table-cell>
          <table:table-cell office:value-type="float" office:value="17839.2705389" calcext:value-type="float">
            <text:p>17839.2705389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18496.3426734" calcext:value-type="float">
            <text:p>18496.3426734</text:p>
          </table:table-cell>
        </table:table-row>
        <table:table-row table:style-name="ro1">
          <table:table-cell office:value-type="float" office:value="0.669636363636" calcext:value-type="float">
            <text:p>0.6696363636</text:p>
          </table:table-cell>
          <table:table-cell office:value-type="float" office:value="19182.7525619" calcext:value-type="float">
            <text:p>19182.7525619</text:p>
          </table:table-cell>
        </table:table-row>
        <table:table-row table:style-name="ro1">
          <table:table-cell office:value-type="float" office:value="0.671272727273" calcext:value-type="float">
            <text:p>0.6712727273</text:p>
          </table:table-cell>
          <table:table-cell office:value-type="float" office:value="19892.7797304" calcext:value-type="float">
            <text:p>19892.7797304</text:p>
          </table:table-cell>
        </table:table-row>
        <table:table-row table:style-name="ro1">
          <table:table-cell office:value-type="float" office:value="0.672909090909" calcext:value-type="float">
            <text:p>0.6729090909</text:p>
          </table:table-cell>
          <table:table-cell office:value-type="float" office:value="20621.3137638" calcext:value-type="float">
            <text:p>20621.3137638</text:p>
          </table:table-cell>
        </table:table-row>
        <table:table-row table:style-name="ro1">
          <table:table-cell office:value-type="float" office:value="0.674545454545" calcext:value-type="float">
            <text:p>0.6745454545</text:p>
          </table:table-cell>
          <table:table-cell office:value-type="float" office:value="21362.6050428" calcext:value-type="float">
            <text:p>21362.605042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1563.7600522" calcext:value-type="float">
            <text:p>21563.7600522</text:p>
          </table:table-cell>
        </table:table-row>
        <table:table-row table:style-name="ro1">
          <table:table-cell office:value-type="float" office:value="0.676636363636" calcext:value-type="float">
            <text:p>0.6766363636</text:p>
          </table:table-cell>
          <table:table-cell office:value-type="float" office:value="22290.3462657" calcext:value-type="float">
            <text:p>22290.3462657</text:p>
          </table:table-cell>
        </table:table-row>
        <table:table-row table:style-name="ro1">
          <table:table-cell office:value-type="float" office:value="0.678272727273" calcext:value-type="float">
            <text:p>0.6782727273</text:p>
          </table:table-cell>
          <table:table-cell office:value-type="float" office:value="23045.9742606" calcext:value-type="float">
            <text:p>23045.9742606</text:p>
          </table:table-cell>
        </table:table-row>
        <table:table-row table:style-name="ro1">
          <table:table-cell office:value-type="float" office:value="0.679909090909" calcext:value-type="float">
            <text:p>0.6799090909</text:p>
          </table:table-cell>
          <table:table-cell office:value-type="float" office:value="23799.2229792" calcext:value-type="float">
            <text:p>23799.2229792</text:p>
          </table:table-cell>
        </table:table-row>
        <table:table-row table:style-name="ro1">
          <table:table-cell office:value-type="float" office:value="0.681545454545" calcext:value-type="float">
            <text:p>0.6815454545</text:p>
          </table:table-cell>
          <table:table-cell office:value-type="float" office:value="24536.2722822" calcext:value-type="float">
            <text:p>24536.2722822</text:p>
          </table:table-cell>
        </table:table-row>
        <table:table-row table:style-name="ro1">
          <table:table-cell office:value-type="float" office:value="0.683181818182" calcext:value-type="float">
            <text:p>0.6831818182</text:p>
          </table:table-cell>
          <table:table-cell office:value-type="float" office:value="25250.3486638" calcext:value-type="float">
            <text:p>25250.3486638</text:p>
          </table:table-cell>
        </table:table-row>
        <table:table-row table:style-name="ro1">
          <table:table-cell office:value-type="float" office:value="0.684818181818" calcext:value-type="float">
            <text:p>0.6848181818</text:p>
          </table:table-cell>
          <table:table-cell office:value-type="float" office:value="25937.3892678" calcext:value-type="float">
            <text:p>25937.3892678</text:p>
          </table:table-cell>
        </table:table-row>
        <table:table-row table:style-name="ro1">
          <table:table-cell office:value-type="float" office:value="0.686454545455" calcext:value-type="float">
            <text:p>0.6864545455</text:p>
          </table:table-cell>
          <table:table-cell office:value-type="float" office:value="26592.9052746" calcext:value-type="float">
            <text:p>26592.9052746</text:p>
          </table:table-cell>
        </table:table-row>
        <table:table-row table:style-name="ro1">
          <table:table-cell office:value-type="float" office:value="0.688090909091" calcext:value-type="float">
            <text:p>0.6880909091</text:p>
          </table:table-cell>
          <table:table-cell office:value-type="float" office:value="27213.175774" calcext:value-type="float">
            <text:p>27213.175774</text:p>
          </table:table-cell>
        </table:table-row>
        <table:table-row table:style-name="ro1">
          <table:table-cell office:value-type="float" office:value="0.689727272727" calcext:value-type="float">
            <text:p>0.6897272727</text:p>
          </table:table-cell>
          <table:table-cell office:value-type="float" office:value="27793.9714767" calcext:value-type="float">
            <text:p>27793.9714767</text:p>
          </table:table-cell>
        </table:table-row>
        <table:table-row table:style-name="ro1">
          <table:table-cell office:value-type="float" office:value="0.691363636364" calcext:value-type="float">
            <text:p>0.6913636364</text:p>
          </table:table-cell>
          <table:table-cell office:value-type="float" office:value="28331.5874001" calcext:value-type="float">
            <text:p>28331.5874001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28821.9810792" calcext:value-type="float">
            <text:p>28821.9810792</text:p>
          </table:table-cell>
        </table:table-row>
        <table:table-row table:style-name="ro1">
          <table:table-cell office:value-type="float" office:value="0.694636363636" calcext:value-type="float">
            <text:p>0.6946363636</text:p>
          </table:table-cell>
          <table:table-cell office:value-type="float" office:value="29261.7496393" calcext:value-type="float">
            <text:p>29261.7496393</text:p>
          </table:table-cell>
        </table:table-row>
        <table:table-row table:style-name="ro1">
          <table:table-cell office:value-type="float" office:value="0.696272727273" calcext:value-type="float">
            <text:p>0.6962727273</text:p>
          </table:table-cell>
          <table:table-cell office:value-type="float" office:value="29648.3113508" calcext:value-type="float">
            <text:p>29648.3113508</text:p>
          </table:table-cell>
        </table:table-row>
        <table:table-row table:style-name="ro1">
          <table:table-cell office:value-type="float" office:value="0.697909090909" calcext:value-type="float">
            <text:p>0.6979090909</text:p>
          </table:table-cell>
          <table:table-cell office:value-type="float" office:value="29980.4310554" calcext:value-type="float">
            <text:p>29980.4310554</text:p>
          </table:table-cell>
        </table:table-row>
        <table:table-row table:style-name="ro1">
          <table:table-cell office:value-type="float" office:value="0.699545454545" calcext:value-type="float">
            <text:p>0.6995454545</text:p>
          </table:table-cell>
          <table:table-cell office:value-type="float" office:value="30258.2546187" calcext:value-type="float">
            <text:p>30258.254618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329.100709" calcext:value-type="float">
            <text:p>30329.100709</text:p>
          </table:table-cell>
        </table:table-row>
        <table:table-row table:style-name="ro1">
          <table:table-cell office:value-type="float" office:value="0.701636363636" calcext:value-type="float">
            <text:p>0.7016363636</text:p>
          </table:table-cell>
          <table:table-cell office:value-type="float" office:value="30528.7537725" calcext:value-type="float">
            <text:p>30528.7537725</text:p>
          </table:table-cell>
        </table:table-row>
        <table:table-row table:style-name="ro1">
          <table:table-cell office:value-type="float" office:value="0.703272727273" calcext:value-type="float">
            <text:p>0.7032727273</text:p>
          </table:table-cell>
          <table:table-cell office:value-type="float" office:value="30690.9292645" calcext:value-type="float">
            <text:p>30690.9292645</text:p>
          </table:table-cell>
        </table:table-row>
        <table:table-row table:style-name="ro1">
          <table:table-cell office:value-type="float" office:value="0.704909090909" calcext:value-type="float">
            <text:p>0.7049090909</text:p>
          </table:table-cell>
          <table:table-cell office:value-type="float" office:value="30810.0248084" calcext:value-type="float">
            <text:p>30810.0248084</text:p>
          </table:table-cell>
        </table:table-row>
        <table:table-row table:style-name="ro1">
          <table:table-cell office:value-type="float" office:value="0.706545454545" calcext:value-type="float">
            <text:p>0.7065454545</text:p>
          </table:table-cell>
          <table:table-cell office:value-type="float" office:value="30891.7828573" calcext:value-type="float">
            <text:p>30891.7828573</text:p>
          </table:table-cell>
        </table:table-row>
        <table:table-row table:style-name="ro1">
          <table:table-cell office:value-type="float" office:value="0.708181818182" calcext:value-type="float">
            <text:p>0.7081818182</text:p>
          </table:table-cell>
          <table:table-cell office:value-type="float" office:value="30922.4014737" calcext:value-type="float">
            <text:p>30922.4014737</text:p>
          </table:table-cell>
        </table:table-row>
        <table:table-row table:style-name="ro1">
          <table:table-cell office:value-type="float" office:value="0.709818181818" calcext:value-type="float">
            <text:p>0.7098181818</text:p>
          </table:table-cell>
          <table:table-cell office:value-type="float" office:value="30923.505238" calcext:value-type="float">
            <text:p>30923.505238</text:p>
          </table:table-cell>
        </table:table-row>
        <table:table-row table:style-name="ro1">
          <table:table-cell office:value-type="float" office:value="0.711454545455" calcext:value-type="float">
            <text:p>0.7114545455</text:p>
          </table:table-cell>
          <table:table-cell office:value-type="float" office:value="30922.1825913" calcext:value-type="float">
            <text:p>30922.1825913</text:p>
          </table:table-cell>
        </table:table-row>
        <table:table-row table:style-name="ro1">
          <table:table-cell office:value-type="float" office:value="0.713090909091" calcext:value-type="float">
            <text:p>0.7130909091</text:p>
          </table:table-cell>
          <table:table-cell office:value-type="float" office:value="30921.9315661" calcext:value-type="float">
            <text:p>30921.9315661</text:p>
          </table:table-cell>
        </table:table-row>
        <table:table-row table:style-name="ro1">
          <table:table-cell office:value-type="float" office:value="0.714727272727" calcext:value-type="float">
            <text:p>0.7147272727</text:p>
          </table:table-cell>
          <table:table-cell office:value-type="float" office:value="30922.641889" calcext:value-type="float">
            <text:p>30922.641889</text:p>
          </table:table-cell>
        </table:table-row>
        <table:table-row table:style-name="ro1">
          <table:table-cell office:value-type="float" office:value="0.716363636364" calcext:value-type="float">
            <text:p>0.7163636364</text:p>
          </table:table-cell>
          <table:table-cell office:value-type="float" office:value="30924.5069468" calcext:value-type="float">
            <text:p>30924.5069468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30926.1010229" calcext:value-type="float">
            <text:p>30926.1010229</text:p>
          </table:table-cell>
        </table:table-row>
        <table:table-row table:style-name="ro1">
          <table:table-cell office:value-type="float" office:value="0.719636363636" calcext:value-type="float">
            <text:p>0.7196363636</text:p>
          </table:table-cell>
          <table:table-cell office:value-type="float" office:value="30927.4113292" calcext:value-type="float">
            <text:p>30927.4113292</text:p>
          </table:table-cell>
        </table:table-row>
        <table:table-row table:style-name="ro1">
          <table:table-cell office:value-type="float" office:value="0.721272727273" calcext:value-type="float">
            <text:p>0.7212727273</text:p>
          </table:table-cell>
          <table:table-cell office:value-type="float" office:value="30927.6983464" calcext:value-type="float">
            <text:p>30927.6983464</text:p>
          </table:table-cell>
        </table:table-row>
        <table:table-row table:style-name="ro1">
          <table:table-cell office:value-type="float" office:value="0.722909090909" calcext:value-type="float">
            <text:p>0.7229090909</text:p>
          </table:table-cell>
          <table:table-cell office:value-type="float" office:value="30927.6717445" calcext:value-type="float">
            <text:p>30927.6717445</text:p>
          </table:table-cell>
        </table:table-row>
        <table:table-row table:style-name="ro1">
          <table:table-cell office:value-type="float" office:value="0.724545454545" calcext:value-type="float">
            <text:p>0.7245454545</text:p>
          </table:table-cell>
          <table:table-cell office:value-type="float" office:value="30926.9903862" calcext:value-type="float">
            <text:p>30926.990386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0925.6696889" calcext:value-type="float">
            <text:p>30925.6696889</text:p>
          </table:table-cell>
        </table:table-row>
        <table:table-row table:style-name="ro1">
          <table:table-cell office:value-type="float" office:value="0.726636363636" calcext:value-type="float">
            <text:p>0.7266363636</text:p>
          </table:table-cell>
          <table:table-cell office:value-type="float" office:value="30924.7744125" calcext:value-type="float">
            <text:p>30924.7744125</text:p>
          </table:table-cell>
        </table:table-row>
        <table:table-row table:style-name="ro1">
          <table:table-cell office:value-type="float" office:value="0.728272727273" calcext:value-type="float">
            <text:p>0.7282727273</text:p>
          </table:table-cell>
          <table:table-cell office:value-type="float" office:value="30923.812488" calcext:value-type="float">
            <text:p>30923.812488</text:p>
          </table:table-cell>
        </table:table-row>
        <table:table-row table:style-name="ro1">
          <table:table-cell office:value-type="float" office:value="0.729909090909" calcext:value-type="float">
            <text:p>0.7299090909</text:p>
          </table:table-cell>
          <table:table-cell office:value-type="float" office:value="30922.3792285" calcext:value-type="float">
            <text:p>30922.3792285</text:p>
          </table:table-cell>
        </table:table-row>
        <table:table-row table:style-name="ro1">
          <table:table-cell office:value-type="float" office:value="0.731545454545" calcext:value-type="float">
            <text:p>0.7315454545</text:p>
          </table:table-cell>
          <table:table-cell office:value-type="float" office:value="30920.8112216" calcext:value-type="float">
            <text:p>30920.8112216</text:p>
          </table:table-cell>
        </table:table-row>
        <table:table-row table:style-name="ro1">
          <table:table-cell office:value-type="float" office:value="0.733181818182" calcext:value-type="float">
            <text:p>0.7331818182</text:p>
          </table:table-cell>
          <table:table-cell office:value-type="float" office:value="30918.8705306" calcext:value-type="float">
            <text:p>30918.8705306</text:p>
          </table:table-cell>
        </table:table-row>
        <table:table-row table:style-name="ro1">
          <table:table-cell office:value-type="float" office:value="0.734818181818" calcext:value-type="float">
            <text:p>0.7348181818</text:p>
          </table:table-cell>
          <table:table-cell office:value-type="float" office:value="30916.9907546" calcext:value-type="float">
            <text:p>30916.9907546</text:p>
          </table:table-cell>
        </table:table-row>
        <table:table-row table:style-name="ro1">
          <table:table-cell office:value-type="float" office:value="0.736454545455" calcext:value-type="float">
            <text:p>0.7364545455</text:p>
          </table:table-cell>
          <table:table-cell office:value-type="float" office:value="30914.8974991" calcext:value-type="float">
            <text:p>30914.8974991</text:p>
          </table:table-cell>
        </table:table-row>
        <table:table-row table:style-name="ro1">
          <table:table-cell office:value-type="float" office:value="0.738090909091" calcext:value-type="float">
            <text:p>0.7380909091</text:p>
          </table:table-cell>
          <table:table-cell office:value-type="float" office:value="30912.9794544" calcext:value-type="float">
            <text:p>30912.9794544</text:p>
          </table:table-cell>
        </table:table-row>
        <table:table-row table:style-name="ro1">
          <table:table-cell office:value-type="float" office:value="0.739727272727" calcext:value-type="float">
            <text:p>0.7397272727</text:p>
          </table:table-cell>
          <table:table-cell office:value-type="float" office:value="30910.9045382" calcext:value-type="float">
            <text:p>30910.9045382</text:p>
          </table:table-cell>
        </table:table-row>
        <table:table-row table:style-name="ro1">
          <table:table-cell office:value-type="float" office:value="0.741363636364" calcext:value-type="float">
            <text:p>0.7413636364</text:p>
          </table:table-cell>
          <table:table-cell office:value-type="float" office:value="30909.0228282" calcext:value-type="float">
            <text:p>30909.0228282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30906.9873581" calcext:value-type="float">
            <text:p>30906.9873581</text:p>
          </table:table-cell>
        </table:table-row>
        <table:table-row table:style-name="ro1">
          <table:table-cell office:value-type="float" office:value="0.744636363636" calcext:value-type="float">
            <text:p>0.7446363636</text:p>
          </table:table-cell>
          <table:table-cell office:value-type="float" office:value="30905.1230835" calcext:value-type="float">
            <text:p>30905.1230835</text:p>
          </table:table-cell>
        </table:table-row>
        <table:table-row table:style-name="ro1">
          <table:table-cell office:value-type="float" office:value="0.746272727273" calcext:value-type="float">
            <text:p>0.7462727273</text:p>
          </table:table-cell>
          <table:table-cell office:value-type="float" office:value="30903.1027329" calcext:value-type="float">
            <text:p>30903.1027329</text:p>
          </table:table-cell>
        </table:table-row>
        <table:table-row table:style-name="ro1">
          <table:table-cell office:value-type="float" office:value="0.747909090909" calcext:value-type="float">
            <text:p>0.7479090909</text:p>
          </table:table-cell>
          <table:table-cell office:value-type="float" office:value="30901.231603" calcext:value-type="float">
            <text:p>30901.231603</text:p>
          </table:table-cell>
        </table:table-row>
        <table:table-row table:style-name="ro1">
          <table:table-cell office:value-type="float" office:value="0.749545454545" calcext:value-type="float">
            <text:p>0.7495454545</text:p>
          </table:table-cell>
          <table:table-cell office:value-type="float" office:value="30899.22385" calcext:value-type="float">
            <text:p>30899.2238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0897.55689" calcext:value-type="float">
            <text:p>30897.55689</text:p>
          </table:table-cell>
        </table:table-row>
        <table:table-row table:style-name="ro1">
          <table:table-cell office:value-type="float" office:value="0.751636363636" calcext:value-type="float">
            <text:p>0.7516363636</text:p>
          </table:table-cell>
          <table:table-cell office:value-type="float" office:value="30896.004899" calcext:value-type="float">
            <text:p>30896.004899</text:p>
          </table:table-cell>
        </table:table-row>
        <table:table-row table:style-name="ro1">
          <table:table-cell office:value-type="float" office:value="0.753272727273" calcext:value-type="float">
            <text:p>0.7532727273</text:p>
          </table:table-cell>
          <table:table-cell office:value-type="float" office:value="16904.5678192" calcext:value-type="float">
            <text:p>16904.5678192</text:p>
          </table:table-cell>
        </table:table-row>
        <table:table-row table:style-name="ro1">
          <table:table-cell office:value-type="float" office:value="0.754909090909" calcext:value-type="float">
            <text:p>0.7549090909</text:p>
          </table:table-cell>
          <table:table-cell office:value-type="float" office:value="16905.8407625" calcext:value-type="float">
            <text:p>16905.8407625</text:p>
          </table:table-cell>
        </table:table-row>
        <table:table-row table:style-name="ro1">
          <table:table-cell office:value-type="float" office:value="0.756545454545" calcext:value-type="float">
            <text:p>0.7565454545</text:p>
          </table:table-cell>
          <table:table-cell office:value-type="float" office:value="16908.4202207" calcext:value-type="float">
            <text:p>16908.4202207</text:p>
          </table:table-cell>
        </table:table-row>
        <table:table-row table:style-name="ro1">
          <table:table-cell office:value-type="float" office:value="0.758181818182" calcext:value-type="float">
            <text:p>0.7581818182</text:p>
          </table:table-cell>
          <table:table-cell office:value-type="float" office:value="16911.6819348" calcext:value-type="float">
            <text:p>16911.6819348</text:p>
          </table:table-cell>
        </table:table-row>
        <table:table-row table:style-name="ro1">
          <table:table-cell office:value-type="float" office:value="0.759818181818" calcext:value-type="float">
            <text:p>0.7598181818</text:p>
          </table:table-cell>
          <table:table-cell office:value-type="float" office:value="16915.2710806" calcext:value-type="float">
            <text:p>16915.2710806</text:p>
          </table:table-cell>
        </table:table-row>
        <table:table-row table:style-name="ro1">
          <table:table-cell office:value-type="float" office:value="0.761454545455" calcext:value-type="float">
            <text:p>0.7614545455</text:p>
          </table:table-cell>
          <table:table-cell office:value-type="float" office:value="16918.972793" calcext:value-type="float">
            <text:p>16918.972793</text:p>
          </table:table-cell>
        </table:table-row>
        <table:table-row table:style-name="ro1">
          <table:table-cell office:value-type="float" office:value="0.763090909091" calcext:value-type="float">
            <text:p>0.7630909091</text:p>
          </table:table-cell>
          <table:table-cell office:value-type="float" office:value="16922.7061713" calcext:value-type="float">
            <text:p>16922.7061713</text:p>
          </table:table-cell>
        </table:table-row>
        <table:table-row table:style-name="ro1">
          <table:table-cell office:value-type="float" office:value="0.764727272727" calcext:value-type="float">
            <text:p>0.7647272727</text:p>
          </table:table-cell>
          <table:table-cell office:value-type="float" office:value="16926.4372856" calcext:value-type="float">
            <text:p>16926.4372856</text:p>
          </table:table-cell>
        </table:table-row>
        <table:table-row table:style-name="ro1">
          <table:table-cell office:value-type="float" office:value="0.766363636364" calcext:value-type="float">
            <text:p>0.7663636364</text:p>
          </table:table-cell>
          <table:table-cell office:value-type="float" office:value="16930.1582869" calcext:value-type="float">
            <text:p>16930.1582869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6933.9351034" calcext:value-type="float">
            <text:p>16933.9351034</text:p>
          </table:table-cell>
        </table:table-row>
        <table:table-row table:style-name="ro1">
          <table:table-cell office:value-type="float" office:value="0.769636363636" calcext:value-type="float">
            <text:p>0.7696363636</text:p>
          </table:table-cell>
          <table:table-cell office:value-type="float" office:value="16937.75654" calcext:value-type="float">
            <text:p>16937.75654</text:p>
          </table:table-cell>
        </table:table-row>
        <table:table-row table:style-name="ro1">
          <table:table-cell office:value-type="float" office:value="0.771272727273" calcext:value-type="float">
            <text:p>0.7712727273</text:p>
          </table:table-cell>
          <table:table-cell office:value-type="float" office:value="16941.607441" calcext:value-type="float">
            <text:p>16941.607441</text:p>
          </table:table-cell>
        </table:table-row>
        <table:table-row table:style-name="ro1">
          <table:table-cell office:value-type="float" office:value="0.772909090909" calcext:value-type="float">
            <text:p>0.7729090909</text:p>
          </table:table-cell>
          <table:table-cell office:value-type="float" office:value="16945.4819509" calcext:value-type="float">
            <text:p>16945.4819509</text:p>
          </table:table-cell>
        </table:table-row>
        <table:table-row table:style-name="ro1">
          <table:table-cell office:value-type="float" office:value="0.774545454545" calcext:value-type="float">
            <text:p>0.7745454545</text:p>
          </table:table-cell>
          <table:table-cell office:value-type="float" office:value="16949.4410102" calcext:value-type="float">
            <text:p>16949.441010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6950.0809137" calcext:value-type="float">
            <text:p>16950.0809137</text:p>
          </table:table-cell>
        </table:table-row>
        <table:table-row table:style-name="ro1">
          <table:table-cell office:value-type="float" office:value="0.776636363636" calcext:value-type="float">
            <text:p>0.7766363636</text:p>
          </table:table-cell>
          <table:table-cell office:value-type="float" office:value="16953.6549446" calcext:value-type="float">
            <text:p>16953.6549446</text:p>
          </table:table-cell>
        </table:table-row>
        <table:table-row table:style-name="ro1">
          <table:table-cell office:value-type="float" office:value="0.778272727273" calcext:value-type="float">
            <text:p>0.7782727273</text:p>
          </table:table-cell>
          <table:table-cell office:value-type="float" office:value="16957.5545795" calcext:value-type="float">
            <text:p>16957.5545795</text:p>
          </table:table-cell>
        </table:table-row>
        <table:table-row table:style-name="ro1">
          <table:table-cell office:value-type="float" office:value="0.779909090909" calcext:value-type="float">
            <text:p>0.7799090909</text:p>
          </table:table-cell>
          <table:table-cell office:value-type="float" office:value="16961.6828331" calcext:value-type="float">
            <text:p>16961.6828331</text:p>
          </table:table-cell>
        </table:table-row>
        <table:table-row table:style-name="ro1">
          <table:table-cell office:value-type="float" office:value="0.781545454545" calcext:value-type="float">
            <text:p>0.7815454545</text:p>
          </table:table-cell>
          <table:table-cell office:value-type="float" office:value="16965.9188837" calcext:value-type="float">
            <text:p>16965.9188837</text:p>
          </table:table-cell>
        </table:table-row>
        <table:table-row table:style-name="ro1">
          <table:table-cell office:value-type="float" office:value="0.783181818182" calcext:value-type="float">
            <text:p>0.7831818182</text:p>
          </table:table-cell>
          <table:table-cell office:value-type="float" office:value="16970.204111" calcext:value-type="float">
            <text:p>16970.204111</text:p>
          </table:table-cell>
        </table:table-row>
        <table:table-row table:style-name="ro1">
          <table:table-cell office:value-type="float" office:value="0.784818181818" calcext:value-type="float">
            <text:p>0.7848181818</text:p>
          </table:table-cell>
          <table:table-cell office:value-type="float" office:value="16974.5022982" calcext:value-type="float">
            <text:p>16974.5022982</text:p>
          </table:table-cell>
        </table:table-row>
        <table:table-row table:style-name="ro1">
          <table:table-cell office:value-type="float" office:value="0.786454545455" calcext:value-type="float">
            <text:p>0.7864545455</text:p>
          </table:table-cell>
          <table:table-cell office:value-type="float" office:value="16978.7765406" calcext:value-type="float">
            <text:p>16978.7765406</text:p>
          </table:table-cell>
        </table:table-row>
        <table:table-row table:style-name="ro1">
          <table:table-cell office:value-type="float" office:value="0.788090909091" calcext:value-type="float">
            <text:p>0.7880909091</text:p>
          </table:table-cell>
          <table:table-cell office:value-type="float" office:value="16983.0073863" calcext:value-type="float">
            <text:p>16983.0073863</text:p>
          </table:table-cell>
        </table:table-row>
        <table:table-row table:style-name="ro1">
          <table:table-cell office:value-type="float" office:value="0.789727272727" calcext:value-type="float">
            <text:p>0.7897272727</text:p>
          </table:table-cell>
          <table:table-cell office:value-type="float" office:value="16987.254307" calcext:value-type="float">
            <text:p>16987.254307</text:p>
          </table:table-cell>
        </table:table-row>
        <table:table-row table:style-name="ro1">
          <table:table-cell office:value-type="float" office:value="0.791363636364" calcext:value-type="float">
            <text:p>0.7913636364</text:p>
          </table:table-cell>
          <table:table-cell office:value-type="float" office:value="16991.5354102" calcext:value-type="float">
            <text:p>16991.5354102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6995.8331218" calcext:value-type="float">
            <text:p>16995.8331218</text:p>
          </table:table-cell>
        </table:table-row>
        <table:table-row table:style-name="ro1">
          <table:table-cell office:value-type="float" office:value="0.794636363636" calcext:value-type="float">
            <text:p>0.7946363636</text:p>
          </table:table-cell>
          <table:table-cell office:value-type="float" office:value="17000.1438532" calcext:value-type="float">
            <text:p>17000.1438532</text:p>
          </table:table-cell>
        </table:table-row>
        <table:table-row table:style-name="ro1">
          <table:table-cell office:value-type="float" office:value="0.796272727273" calcext:value-type="float">
            <text:p>0.7962727273</text:p>
          </table:table-cell>
          <table:table-cell office:value-type="float" office:value="17004.5605189" calcext:value-type="float">
            <text:p>17004.5605189</text:p>
          </table:table-cell>
        </table:table-row>
        <table:table-row table:style-name="ro1">
          <table:table-cell office:value-type="float" office:value="0.797909090909" calcext:value-type="float">
            <text:p>0.7979090909</text:p>
          </table:table-cell>
          <table:table-cell office:value-type="float" office:value="17009.096002" calcext:value-type="float">
            <text:p>17009.096002</text:p>
          </table:table-cell>
        </table:table-row>
        <table:table-row table:style-name="ro1">
          <table:table-cell office:value-type="float" office:value="0.799545454545" calcext:value-type="float">
            <text:p>0.7995454545</text:p>
          </table:table-cell>
          <table:table-cell office:value-type="float" office:value="17013.687493" calcext:value-type="float">
            <text:p>17013.68749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014.1118143" calcext:value-type="float">
            <text:p>17014.1118143</text:p>
          </table:table-cell>
        </table:table-row>
        <table:table-row table:style-name="ro1">
          <table:table-cell office:value-type="float" office:value="0.801636363636" calcext:value-type="float">
            <text:p>0.8016363636</text:p>
          </table:table-cell>
          <table:table-cell office:value-type="float" office:value="17018.1322468" calcext:value-type="float">
            <text:p>17018.1322468</text:p>
          </table:table-cell>
        </table:table-row>
        <table:table-row table:style-name="ro1">
          <table:table-cell office:value-type="float" office:value="0.803272727273" calcext:value-type="float">
            <text:p>0.8032727273</text:p>
          </table:table-cell>
          <table:table-cell office:value-type="float" office:value="17022.62121" calcext:value-type="float">
            <text:p>17022.62121</text:p>
          </table:table-cell>
        </table:table-row>
        <table:table-row table:style-name="ro1">
          <table:table-cell office:value-type="float" office:value="0.804909090909" calcext:value-type="float">
            <text:p>0.8049090909</text:p>
          </table:table-cell>
          <table:table-cell office:value-type="float" office:value="17027.2821333" calcext:value-type="float">
            <text:p>17027.2821333</text:p>
          </table:table-cell>
        </table:table-row>
        <table:table-row table:style-name="ro1">
          <table:table-cell office:value-type="float" office:value="0.806545454545" calcext:value-type="float">
            <text:p>0.8065454545</text:p>
          </table:table-cell>
          <table:table-cell office:value-type="float" office:value="17031.9822583" calcext:value-type="float">
            <text:p>17031.9822583</text:p>
          </table:table-cell>
        </table:table-row>
        <table:table-row table:style-name="ro1">
          <table:table-cell office:value-type="float" office:value="0.808181818182" calcext:value-type="float">
            <text:p>0.8081818182</text:p>
          </table:table-cell>
          <table:table-cell office:value-type="float" office:value="17036.6644743" calcext:value-type="float">
            <text:p>17036.6644743</text:p>
          </table:table-cell>
        </table:table-row>
        <table:table-row table:style-name="ro1">
          <table:table-cell office:value-type="float" office:value="0.809818181818" calcext:value-type="float">
            <text:p>0.8098181818</text:p>
          </table:table-cell>
          <table:table-cell office:value-type="float" office:value="17041.310727" calcext:value-type="float">
            <text:p>17041.310727</text:p>
          </table:table-cell>
        </table:table-row>
        <table:table-row table:style-name="ro1">
          <table:table-cell office:value-type="float" office:value="0.811454545455" calcext:value-type="float">
            <text:p>0.8114545455</text:p>
          </table:table-cell>
          <table:table-cell office:value-type="float" office:value="17045.9875081" calcext:value-type="float">
            <text:p>17045.9875081</text:p>
          </table:table-cell>
        </table:table-row>
        <table:table-row table:style-name="ro1">
          <table:table-cell office:value-type="float" office:value="0.813090909091" calcext:value-type="float">
            <text:p>0.8130909091</text:p>
          </table:table-cell>
          <table:table-cell office:value-type="float" office:value="17050.7230148" calcext:value-type="float">
            <text:p>17050.7230148</text:p>
          </table:table-cell>
        </table:table-row>
        <table:table-row table:style-name="ro1">
          <table:table-cell office:value-type="float" office:value="0.814727272727" calcext:value-type="float">
            <text:p>0.8147272727</text:p>
          </table:table-cell>
          <table:table-cell office:value-type="float" office:value="17055.5071746" calcext:value-type="float">
            <text:p>17055.5071746</text:p>
          </table:table-cell>
        </table:table-row>
        <table:table-row table:style-name="ro1">
          <table:table-cell office:value-type="float" office:value="0.816363636364" calcext:value-type="float">
            <text:p>0.8163636364</text:p>
          </table:table-cell>
          <table:table-cell office:value-type="float" office:value="17060.3442575" calcext:value-type="float">
            <text:p>17060.3442575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17065.3512735" calcext:value-type="float">
            <text:p>17065.3512735</text:p>
          </table:table-cell>
        </table:table-row>
        <table:table-row table:style-name="ro1">
          <table:table-cell office:value-type="float" office:value="0.819636363636" calcext:value-type="float">
            <text:p>0.8196363636</text:p>
          </table:table-cell>
          <table:table-cell office:value-type="float" office:value="17070.4931619" calcext:value-type="float">
            <text:p>17070.4931619</text:p>
          </table:table-cell>
        </table:table-row>
        <table:table-row table:style-name="ro1">
          <table:table-cell office:value-type="float" office:value="0.821272727273" calcext:value-type="float">
            <text:p>0.8212727273</text:p>
          </table:table-cell>
          <table:table-cell office:value-type="float" office:value="17075.6924167" calcext:value-type="float">
            <text:p>17075.6924167</text:p>
          </table:table-cell>
        </table:table-row>
        <table:table-row table:style-name="ro1">
          <table:table-cell office:value-type="float" office:value="0.822909090909" calcext:value-type="float">
            <text:p>0.8229090909</text:p>
          </table:table-cell>
          <table:table-cell office:value-type="float" office:value="17080.901094" calcext:value-type="float">
            <text:p>17080.901094</text:p>
          </table:table-cell>
        </table:table-row>
        <table:table-row table:style-name="ro1">
          <table:table-cell office:value-type="float" office:value="0.824545454545" calcext:value-type="float">
            <text:p>0.8245454545</text:p>
          </table:table-cell>
          <table:table-cell office:value-type="float" office:value="17086.0860715" calcext:value-type="float">
            <text:p>17086.0860715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7086.3603932" calcext:value-type="float">
            <text:p>17086.3603932</text:p>
          </table:table-cell>
        </table:table-row>
        <table:table-row table:style-name="ro1">
          <table:table-cell office:value-type="float" office:value="0.826636363636" calcext:value-type="float">
            <text:p>0.8266363636</text:p>
          </table:table-cell>
          <table:table-cell office:value-type="float" office:value="17091.1347231" calcext:value-type="float">
            <text:p>17091.1347231</text:p>
          </table:table-cell>
        </table:table-row>
        <table:table-row table:style-name="ro1">
          <table:table-cell office:value-type="float" office:value="0.828272727273" calcext:value-type="float">
            <text:p>0.8282727273</text:p>
          </table:table-cell>
          <table:table-cell office:value-type="float" office:value="17096.279987" calcext:value-type="float">
            <text:p>17096.279987</text:p>
          </table:table-cell>
        </table:table-row>
        <table:table-row table:style-name="ro1">
          <table:table-cell office:value-type="float" office:value="0.829909090909" calcext:value-type="float">
            <text:p>0.8299090909</text:p>
          </table:table-cell>
          <table:table-cell office:value-type="float" office:value="17101.3349387" calcext:value-type="float">
            <text:p>17101.3349387</text:p>
          </table:table-cell>
        </table:table-row>
        <table:table-row table:style-name="ro1">
          <table:table-cell office:value-type="float" office:value="0.831545454545" calcext:value-type="float">
            <text:p>0.8315454545</text:p>
          </table:table-cell>
          <table:table-cell office:value-type="float" office:value="17106.0004158" calcext:value-type="float">
            <text:p>17106.0004158</text:p>
          </table:table-cell>
        </table:table-row>
        <table:table-row table:style-name="ro1">
          <table:table-cell office:value-type="float" office:value="0.833181818182" calcext:value-type="float">
            <text:p>0.8331818182</text:p>
          </table:table-cell>
          <table:table-cell office:value-type="float" office:value="17110.2145301" calcext:value-type="float">
            <text:p>17110.2145301</text:p>
          </table:table-cell>
        </table:table-row>
        <table:table-row table:style-name="ro1">
          <table:table-cell office:value-type="float" office:value="0.834818181818" calcext:value-type="float">
            <text:p>0.8348181818</text:p>
          </table:table-cell>
          <table:table-cell office:value-type="float" office:value="17114.052987" calcext:value-type="float">
            <text:p>17114.052987</text:p>
          </table:table-cell>
        </table:table-row>
        <table:table-row table:style-name="ro1">
          <table:table-cell office:value-type="float" office:value="0.836454545455" calcext:value-type="float">
            <text:p>0.8364545455</text:p>
          </table:table-cell>
          <table:table-cell office:value-type="float" office:value="17117.7861221" calcext:value-type="float">
            <text:p>17117.7861221</text:p>
          </table:table-cell>
        </table:table-row>
        <table:table-row table:style-name="ro1">
          <table:table-cell office:value-type="float" office:value="0.838090909091" calcext:value-type="float">
            <text:p>0.8380909091</text:p>
          </table:table-cell>
          <table:table-cell office:value-type="float" office:value="17122.0093398" calcext:value-type="float">
            <text:p>17122.0093398</text:p>
          </table:table-cell>
        </table:table-row>
        <table:table-row table:style-name="ro1">
          <table:table-cell office:value-type="float" office:value="0.839727272727" calcext:value-type="float">
            <text:p>0.8397272727</text:p>
          </table:table-cell>
          <table:table-cell office:value-type="float" office:value="17127.8682695" calcext:value-type="float">
            <text:p>17127.8682695</text:p>
          </table:table-cell>
        </table:table-row>
        <table:table-row table:style-name="ro1">
          <table:table-cell office:value-type="float" office:value="0.841363636364" calcext:value-type="float">
            <text:p>0.8413636364</text:p>
          </table:table-cell>
          <table:table-cell office:value-type="float" office:value="17137.0007619" calcext:value-type="float">
            <text:p>17137.0007619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7151.8868667" calcext:value-type="float">
            <text:p>17151.8868667</text:p>
          </table:table-cell>
        </table:table-row>
        <table:table-row table:style-name="ro1">
          <table:table-cell office:value-type="float" office:value="0.844636363636" calcext:value-type="float">
            <text:p>0.8446363636</text:p>
          </table:table-cell>
          <table:table-cell office:value-type="float" office:value="17175.501522" calcext:value-type="float">
            <text:p>17175.501522</text:p>
          </table:table-cell>
        </table:table-row>
        <table:table-row table:style-name="ro1">
          <table:table-cell office:value-type="float" office:value="0.846272727273" calcext:value-type="float">
            <text:p>0.8462727273</text:p>
          </table:table-cell>
          <table:table-cell office:value-type="float" office:value="17210.3274026" calcext:value-type="float">
            <text:p>17210.3274026</text:p>
          </table:table-cell>
        </table:table-row>
        <table:table-row table:style-name="ro1">
          <table:table-cell office:value-type="float" office:value="0.847909090909" calcext:value-type="float">
            <text:p>0.8479090909</text:p>
          </table:table-cell>
          <table:table-cell office:value-type="float" office:value="17257.2215558" calcext:value-type="float">
            <text:p>17257.2215558</text:p>
          </table:table-cell>
        </table:table-row>
        <table:table-row table:style-name="ro1">
          <table:table-cell office:value-type="float" office:value="0.849545454545" calcext:value-type="float">
            <text:p>0.8495454545</text:p>
          </table:table-cell>
          <table:table-cell office:value-type="float" office:value="17314.8881769" calcext:value-type="float">
            <text:p>17314.888176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7332.7675626" calcext:value-type="float">
            <text:p>17332.7675626</text:p>
          </table:table-cell>
        </table:table-row>
        <table:table-row table:style-name="ro1">
          <table:table-cell office:value-type="float" office:value="0.851636363636" calcext:value-type="float">
            <text:p>0.8516363636</text:p>
          </table:table-cell>
          <table:table-cell office:value-type="float" office:value="17395.1950616" calcext:value-type="float">
            <text:p>17395.1950616</text:p>
          </table:table-cell>
        </table:table-row>
        <table:table-row table:style-name="ro1">
          <table:table-cell office:value-type="float" office:value="0.853272727273" calcext:value-type="float">
            <text:p>0.8532727273</text:p>
          </table:table-cell>
          <table:table-cell office:value-type="float" office:value="17465.4986028" calcext:value-type="float">
            <text:p>17465.4986028</text:p>
          </table:table-cell>
        </table:table-row>
        <table:table-row table:style-name="ro1">
          <table:table-cell office:value-type="float" office:value="0.854909090909" calcext:value-type="float">
            <text:p>0.8549090909</text:p>
          </table:table-cell>
          <table:table-cell office:value-type="float" office:value="17537.3390142" calcext:value-type="float">
            <text:p>17537.3390142</text:p>
          </table:table-cell>
        </table:table-row>
        <table:table-row table:style-name="ro1">
          <table:table-cell office:value-type="float" office:value="0.856545454545" calcext:value-type="float">
            <text:p>0.8565454545</text:p>
          </table:table-cell>
          <table:table-cell office:value-type="float" office:value="17607.8713094" calcext:value-type="float">
            <text:p>17607.8713094</text:p>
          </table:table-cell>
        </table:table-row>
        <table:table-row table:style-name="ro1">
          <table:table-cell office:value-type="float" office:value="0.858181818182" calcext:value-type="float">
            <text:p>0.8581818182</text:p>
          </table:table-cell>
          <table:table-cell office:value-type="float" office:value="17676.6713853" calcext:value-type="float">
            <text:p>17676.6713853</text:p>
          </table:table-cell>
        </table:table-row>
        <table:table-row table:style-name="ro1">
          <table:table-cell office:value-type="float" office:value="0.859818181818" calcext:value-type="float">
            <text:p>0.8598181818</text:p>
          </table:table-cell>
          <table:table-cell office:value-type="float" office:value="17744.3816372" calcext:value-type="float">
            <text:p>17744.3816372</text:p>
          </table:table-cell>
        </table:table-row>
        <table:table-row table:style-name="ro1">
          <table:table-cell office:value-type="float" office:value="0.861454545455" calcext:value-type="float">
            <text:p>0.8614545455</text:p>
          </table:table-cell>
          <table:table-cell office:value-type="float" office:value="17811.8058184" calcext:value-type="float">
            <text:p>17811.8058184</text:p>
          </table:table-cell>
        </table:table-row>
        <table:table-row table:style-name="ro1">
          <table:table-cell office:value-type="float" office:value="0.863090909091" calcext:value-type="float">
            <text:p>0.8630909091</text:p>
          </table:table-cell>
          <table:table-cell office:value-type="float" office:value="17879.4298902" calcext:value-type="float">
            <text:p>17879.4298902</text:p>
          </table:table-cell>
        </table:table-row>
        <table:table-row table:style-name="ro1">
          <table:table-cell office:value-type="float" office:value="0.864727272727" calcext:value-type="float">
            <text:p>0.8647272727</text:p>
          </table:table-cell>
          <table:table-cell office:value-type="float" office:value="17947.4314537" calcext:value-type="float">
            <text:p>17947.4314537</text:p>
          </table:table-cell>
        </table:table-row>
        <table:table-row table:style-name="ro1">
          <table:table-cell office:value-type="float" office:value="0.866363636364" calcext:value-type="float">
            <text:p>0.8663636364</text:p>
          </table:table-cell>
          <table:table-cell office:value-type="float" office:value="18015.7267292" calcext:value-type="float">
            <text:p>18015.7267292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18084.0813941" calcext:value-type="float">
            <text:p>18084.0813941</text:p>
          </table:table-cell>
        </table:table-row>
        <table:table-row table:style-name="ro1">
          <table:table-cell office:value-type="float" office:value="0.869636363636" calcext:value-type="float">
            <text:p>0.8696363636</text:p>
          </table:table-cell>
          <table:table-cell office:value-type="float" office:value="18152.2909908" calcext:value-type="float">
            <text:p>18152.2909908</text:p>
          </table:table-cell>
        </table:table-row>
        <table:table-row table:style-name="ro1">
          <table:table-cell office:value-type="float" office:value="0.871272727273" calcext:value-type="float">
            <text:p>0.8712727273</text:p>
          </table:table-cell>
          <table:table-cell office:value-type="float" office:value="18220.3602679" calcext:value-type="float">
            <text:p>18220.3602679</text:p>
          </table:table-cell>
        </table:table-row>
        <table:table-row table:style-name="ro1">
          <table:table-cell office:value-type="float" office:value="0.872909090909" calcext:value-type="float">
            <text:p>0.8729090909</text:p>
          </table:table-cell>
          <table:table-cell office:value-type="float" office:value="18288.5456739" calcext:value-type="float">
            <text:p>18288.5456739</text:p>
          </table:table-cell>
        </table:table-row>
        <table:table-row table:style-name="ro1">
          <table:table-cell office:value-type="float" office:value="0.874545454545" calcext:value-type="float">
            <text:p>0.8745454545</text:p>
          </table:table-cell>
          <table:table-cell office:value-type="float" office:value="18357.1596471" calcext:value-type="float">
            <text:p>18357.159647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8377.821988" calcext:value-type="float">
            <text:p>18377.821988</text:p>
          </table:table-cell>
        </table:table-row>
        <table:table-row table:style-name="ro1">
          <table:table-cell office:value-type="float" office:value="0.876636363636" calcext:value-type="float">
            <text:p>0.8766363636</text:p>
          </table:table-cell>
          <table:table-cell office:value-type="float" office:value="18442.1161815" calcext:value-type="float">
            <text:p>18442.1161815</text:p>
          </table:table-cell>
        </table:table-row>
        <table:table-row table:style-name="ro1">
          <table:table-cell office:value-type="float" office:value="0.878272727273" calcext:value-type="float">
            <text:p>0.8782727273</text:p>
          </table:table-cell>
          <table:table-cell office:value-type="float" office:value="18511.8886392" calcext:value-type="float">
            <text:p>18511.8886392</text:p>
          </table:table-cell>
        </table:table-row>
        <table:table-row table:style-name="ro1">
          <table:table-cell office:value-type="float" office:value="0.879909090909" calcext:value-type="float">
            <text:p>0.8799090909</text:p>
          </table:table-cell>
          <table:table-cell office:value-type="float" office:value="18581.9168527" calcext:value-type="float">
            <text:p>18581.9168527</text:p>
          </table:table-cell>
        </table:table-row>
        <table:table-row table:style-name="ro1">
          <table:table-cell office:value-type="float" office:value="0.881545454545" calcext:value-type="float">
            <text:p>0.8815454545</text:p>
          </table:table-cell>
          <table:table-cell office:value-type="float" office:value="18648.7269016" calcext:value-type="float">
            <text:p>18648.7269016</text:p>
          </table:table-cell>
        </table:table-row>
        <table:table-row table:style-name="ro1">
          <table:table-cell office:value-type="float" office:value="0.883181818182" calcext:value-type="float">
            <text:p>0.8831818182</text:p>
          </table:table-cell>
          <table:table-cell office:value-type="float" office:value="18710.2512809" calcext:value-type="float">
            <text:p>18710.2512809</text:p>
          </table:table-cell>
        </table:table-row>
        <table:table-row table:style-name="ro1">
          <table:table-cell office:value-type="float" office:value="0.884818181818" calcext:value-type="float">
            <text:p>0.8848181818</text:p>
          </table:table-cell>
          <table:table-cell office:value-type="float" office:value="18765.9844308" calcext:value-type="float">
            <text:p>18765.9844308</text:p>
          </table:table-cell>
        </table:table-row>
        <table:table-row table:style-name="ro1">
          <table:table-cell office:value-type="float" office:value="0.886454545455" calcext:value-type="float">
            <text:p>0.8864545455</text:p>
          </table:table-cell>
          <table:table-cell office:value-type="float" office:value="18817.7870556" calcext:value-type="float">
            <text:p>18817.7870556</text:p>
          </table:table-cell>
        </table:table-row>
        <table:table-row table:style-name="ro1">
          <table:table-cell office:value-type="float" office:value="0.888090909091" calcext:value-type="float">
            <text:p>0.8880909091</text:p>
          </table:table-cell>
          <table:table-cell office:value-type="float" office:value="18870.4382888" calcext:value-type="float">
            <text:p>18870.4382888</text:p>
          </table:table-cell>
        </table:table-row>
        <table:table-row table:style-name="ro1">
          <table:table-cell office:value-type="float" office:value="0.889727272727" calcext:value-type="float">
            <text:p>0.8897272727</text:p>
          </table:table-cell>
          <table:table-cell office:value-type="float" office:value="18932.9061855" calcext:value-type="float">
            <text:p>18932.9061855</text:p>
          </table:table-cell>
        </table:table-row>
        <table:table-row table:style-name="ro1">
          <table:table-cell office:value-type="float" office:value="0.891363636364" calcext:value-type="float">
            <text:p>0.8913636364</text:p>
          </table:table-cell>
          <table:table-cell office:value-type="float" office:value="19021.3506257" calcext:value-type="float">
            <text:p>19021.3506257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9161.6315343" calcext:value-type="float">
            <text:p>19161.6315343</text:p>
          </table:table-cell>
        </table:table-row>
        <table:table-row table:style-name="ro1">
          <table:table-cell office:value-type="float" office:value="0.894636363636" calcext:value-type="float">
            <text:p>0.8946363636</text:p>
          </table:table-cell>
          <table:table-cell office:value-type="float" office:value="19385.7797025" calcext:value-type="float">
            <text:p>19385.7797025</text:p>
          </table:table-cell>
        </table:table-row>
        <table:table-row table:style-name="ro1">
          <table:table-cell office:value-type="float" office:value="0.896272727273" calcext:value-type="float">
            <text:p>0.8962727273</text:p>
          </table:table-cell>
          <table:table-cell office:value-type="float" office:value="19719.8916597" calcext:value-type="float">
            <text:p>19719.8916597</text:p>
          </table:table-cell>
        </table:table-row>
        <table:table-row table:style-name="ro1">
          <table:table-cell office:value-type="float" office:value="0.897909090909" calcext:value-type="float">
            <text:p>0.8979090909</text:p>
          </table:table-cell>
          <table:table-cell office:value-type="float" office:value="20168.755027" calcext:value-type="float">
            <text:p>20168.755027</text:p>
          </table:table-cell>
        </table:table-row>
        <table:table-row table:style-name="ro1">
          <table:table-cell office:value-type="float" office:value="0.899545454545" calcext:value-type="float">
            <text:p>0.8995454545</text:p>
          </table:table-cell>
          <table:table-cell office:value-type="float" office:value="20708.0660977" calcext:value-type="float">
            <text:p>20708.066097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0886.5059024" calcext:value-type="float">
            <text:p>20886.5059024</text:p>
          </table:table-cell>
        </table:table-row>
        <table:table-row table:style-name="ro1">
          <table:table-cell office:value-type="float" office:value="0.901636363636" calcext:value-type="float">
            <text:p>0.9016363636</text:p>
          </table:table-cell>
          <table:table-cell office:value-type="float" office:value="21423.9485788" calcext:value-type="float">
            <text:p>21423.9485788</text:p>
          </table:table-cell>
        </table:table-row>
        <table:table-row table:style-name="ro1">
          <table:table-cell office:value-type="float" office:value="0.903272727273" calcext:value-type="float">
            <text:p>0.9032727273</text:p>
          </table:table-cell>
          <table:table-cell office:value-type="float" office:value="21987.0166205" calcext:value-type="float">
            <text:p>21987.0166205</text:p>
          </table:table-cell>
        </table:table-row>
        <table:table-row table:style-name="ro1">
          <table:table-cell office:value-type="float" office:value="0.904909090909" calcext:value-type="float">
            <text:p>0.9049090909</text:p>
          </table:table-cell>
          <table:table-cell office:value-type="float" office:value="22504.2083784" calcext:value-type="float">
            <text:p>22504.2083784</text:p>
          </table:table-cell>
        </table:table-row>
        <table:table-row table:style-name="ro1">
          <table:table-cell office:value-type="float" office:value="0.906545454545" calcext:value-type="float">
            <text:p>0.9065454545</text:p>
          </table:table-cell>
          <table:table-cell office:value-type="float" office:value="22945.7595079" calcext:value-type="float">
            <text:p>22945.7595079</text:p>
          </table:table-cell>
        </table:table-row>
        <table:table-row table:style-name="ro1">
          <table:table-cell office:value-type="float" office:value="0.908181818182" calcext:value-type="float">
            <text:p>0.9081818182</text:p>
          </table:table-cell>
          <table:table-cell office:value-type="float" office:value="23310.2114841" calcext:value-type="float">
            <text:p>23310.2114841</text:p>
          </table:table-cell>
        </table:table-row>
        <table:table-row table:style-name="ro1">
          <table:table-cell office:value-type="float" office:value="0.909818181818" calcext:value-type="float">
            <text:p>0.9098181818</text:p>
          </table:table-cell>
          <table:table-cell office:value-type="float" office:value="23605.4118874" calcext:value-type="float">
            <text:p>23605.4118874</text:p>
          </table:table-cell>
        </table:table-row>
        <table:table-row table:style-name="ro1">
          <table:table-cell office:value-type="float" office:value="0.911454545455" calcext:value-type="float">
            <text:p>0.9114545455</text:p>
          </table:table-cell>
          <table:table-cell office:value-type="float" office:value="23838.6847753" calcext:value-type="float">
            <text:p>23838.6847753</text:p>
          </table:table-cell>
        </table:table-row>
        <table:table-row table:style-name="ro1">
          <table:table-cell office:value-type="float" office:value="0.913090909091" calcext:value-type="float">
            <text:p>0.9130909091</text:p>
          </table:table-cell>
          <table:table-cell office:value-type="float" office:value="24014.3379462" calcext:value-type="float">
            <text:p>24014.3379462</text:p>
          </table:table-cell>
        </table:table-row>
        <table:table-row table:style-name="ro1">
          <table:table-cell office:value-type="float" office:value="0.914727272727" calcext:value-type="float">
            <text:p>0.9147272727</text:p>
          </table:table-cell>
          <table:table-cell office:value-type="float" office:value="24139.5798089" calcext:value-type="float">
            <text:p>24139.5798089</text:p>
          </table:table-cell>
        </table:table-row>
        <table:table-row table:style-name="ro1">
          <table:table-cell office:value-type="float" office:value="0.916363636364" calcext:value-type="float">
            <text:p>0.9163636364</text:p>
          </table:table-cell>
          <table:table-cell office:value-type="float" office:value="24214.6571187" calcext:value-type="float">
            <text:p>24214.6571187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4252.258919" calcext:value-type="float">
            <text:p>24252.258919</text:p>
          </table:table-cell>
        </table:table-row>
        <table:table-row table:style-name="ro1">
          <table:table-cell office:value-type="float" office:value="0.919636363636" calcext:value-type="float">
            <text:p>0.9196363636</text:p>
          </table:table-cell>
          <table:table-cell office:value-type="float" office:value="24272.3090264" calcext:value-type="float">
            <text:p>24272.3090264</text:p>
          </table:table-cell>
        </table:table-row>
        <table:table-row table:style-name="ro1">
          <table:table-cell office:value-type="float" office:value="0.921272727273" calcext:value-type="float">
            <text:p>0.9212727273</text:p>
          </table:table-cell>
          <table:table-cell office:value-type="float" office:value="24365.6937793" calcext:value-type="float">
            <text:p>24365.6937793</text:p>
          </table:table-cell>
        </table:table-row>
        <table:table-row table:style-name="ro1">
          <table:table-cell office:value-type="float" office:value="0.922909090909" calcext:value-type="float">
            <text:p>0.9229090909</text:p>
          </table:table-cell>
          <table:table-cell office:value-type="float" office:value="24627.3994402" calcext:value-type="float">
            <text:p>24627.3994402</text:p>
          </table:table-cell>
        </table:table-row>
        <table:table-row table:style-name="ro1">
          <table:table-cell office:value-type="float" office:value="0.924545454545" calcext:value-type="float">
            <text:p>0.9245454545</text:p>
          </table:table-cell>
          <table:table-cell office:value-type="float" office:value="25159.438421" calcext:value-type="float">
            <text:p>25159.438421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25307.2533364" calcext:value-type="float">
            <text:p>25307.2533364</text:p>
          </table:table-cell>
        </table:table-row>
        <table:table-row table:style-name="ro1">
          <table:table-cell office:value-type="float" office:value="0.926636363636" calcext:value-type="float">
            <text:p>0.9266363636</text:p>
          </table:table-cell>
          <table:table-cell office:value-type="float" office:value="26348.3454454" calcext:value-type="float">
            <text:p>26348.3454454</text:p>
          </table:table-cell>
        </table:table-row>
        <table:table-row table:style-name="ro1">
          <table:table-cell office:value-type="float" office:value="0.928272727273" calcext:value-type="float">
            <text:p>0.9282727273</text:p>
          </table:table-cell>
          <table:table-cell office:value-type="float" office:value="27739.6823479" calcext:value-type="float">
            <text:p>27739.6823479</text:p>
          </table:table-cell>
        </table:table-row>
        <table:table-row table:style-name="ro1">
          <table:table-cell office:value-type="float" office:value="0.929909090909" calcext:value-type="float">
            <text:p>0.9299090909</text:p>
          </table:table-cell>
          <table:table-cell office:value-type="float" office:value="29457.5708462" calcext:value-type="float">
            <text:p>29457.5708462</text:p>
          </table:table-cell>
        </table:table-row>
        <table:table-row table:style-name="ro1">
          <table:table-cell office:value-type="float" office:value="0.931545454545" calcext:value-type="float">
            <text:p>0.9315454545</text:p>
          </table:table-cell>
          <table:table-cell office:value-type="float" office:value="31454.054429" calcext:value-type="float">
            <text:p>31454.054429</text:p>
          </table:table-cell>
        </table:table-row>
        <table:table-row table:style-name="ro1">
          <table:table-cell office:value-type="float" office:value="0.933181818182" calcext:value-type="float">
            <text:p>0.9331818182</text:p>
          </table:table-cell>
          <table:table-cell office:value-type="float" office:value="33669.8912811" calcext:value-type="float">
            <text:p>33669.8912811</text:p>
          </table:table-cell>
        </table:table-row>
        <table:table-row table:style-name="ro1">
          <table:table-cell office:value-type="float" office:value="0.934818181818" calcext:value-type="float">
            <text:p>0.9348181818</text:p>
          </table:table-cell>
          <table:table-cell office:value-type="float" office:value="36043.5639399" calcext:value-type="float">
            <text:p>36043.5639399</text:p>
          </table:table-cell>
        </table:table-row>
        <table:table-row table:style-name="ro1">
          <table:table-cell office:value-type="float" office:value="0.936454545455" calcext:value-type="float">
            <text:p>0.9364545455</text:p>
          </table:table-cell>
          <table:table-cell office:value-type="float" office:value="38515.885301" calcext:value-type="float">
            <text:p>38515.885301</text:p>
          </table:table-cell>
        </table:table-row>
        <table:table-row table:style-name="ro1">
          <table:table-cell office:value-type="float" office:value="0.938090909091" calcext:value-type="float">
            <text:p>0.9380909091</text:p>
          </table:table-cell>
          <table:table-cell office:value-type="float" office:value="41023.2279127" calcext:value-type="float">
            <text:p>41023.2279127</text:p>
          </table:table-cell>
        </table:table-row>
        <table:table-row table:style-name="ro1">
          <table:table-cell office:value-type="float" office:value="0.939727272727" calcext:value-type="float">
            <text:p>0.9397272727</text:p>
          </table:table-cell>
          <table:table-cell office:value-type="float" office:value="43501.5715235" calcext:value-type="float">
            <text:p>43501.5715235</text:p>
          </table:table-cell>
        </table:table-row>
        <table:table-row table:style-name="ro1">
          <table:table-cell office:value-type="float" office:value="0.941363636364" calcext:value-type="float">
            <text:p>0.9413636364</text:p>
          </table:table-cell>
          <table:table-cell office:value-type="float" office:value="45882.450761" calcext:value-type="float">
            <text:p>45882.450761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48104.0781956" calcext:value-type="float">
            <text:p>48104.0781956</text:p>
          </table:table-cell>
        </table:table-row>
        <table:table-row table:style-name="ro1">
          <table:table-cell office:value-type="float" office:value="0.944636363636" calcext:value-type="float">
            <text:p>0.9446363636</text:p>
          </table:table-cell>
          <table:table-cell office:value-type="float" office:value="50107.9883159" calcext:value-type="float">
            <text:p>50107.9883159</text:p>
          </table:table-cell>
        </table:table-row>
        <table:table-row table:style-name="ro1">
          <table:table-cell office:value-type="float" office:value="0.946272727273" calcext:value-type="float">
            <text:p>0.9462727273</text:p>
          </table:table-cell>
          <table:table-cell office:value-type="float" office:value="51853.0505686" calcext:value-type="float">
            <text:p>51853.0505686</text:p>
          </table:table-cell>
        </table:table-row>
        <table:table-row table:style-name="ro1">
          <table:table-cell office:value-type="float" office:value="0.947909090909" calcext:value-type="float">
            <text:p>0.9479090909</text:p>
          </table:table-cell>
          <table:table-cell office:value-type="float" office:value="53308.8991794" calcext:value-type="float">
            <text:p>53308.8991794</text:p>
          </table:table-cell>
        </table:table-row>
        <table:table-row table:style-name="ro1">
          <table:table-cell office:value-type="float" office:value="0.949545454545" calcext:value-type="float">
            <text:p>0.9495454545</text:p>
          </table:table-cell>
          <table:table-cell office:value-type="float" office:value="54450.4314442" calcext:value-type="float">
            <text:p>54450.431444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4669.7260306" calcext:value-type="float">
            <text:p>54669.7260306</text:p>
          </table:table-cell>
        </table:table-row>
        <table:table-row table:style-name="ro1">
          <table:table-cell office:value-type="float" office:value="0.951636363636" calcext:value-type="float">
            <text:p>0.9516363636</text:p>
          </table:table-cell>
          <table:table-cell office:value-type="float" office:value="55377.0264561" calcext:value-type="float">
            <text:p>55377.0264561</text:p>
          </table:table-cell>
        </table:table-row>
        <table:table-row table:style-name="ro1">
          <table:table-cell office:value-type="float" office:value="0.953272727273" calcext:value-type="float">
            <text:p>0.9532727273</text:p>
          </table:table-cell>
          <table:table-cell office:value-type="float" office:value="55786.8335484" calcext:value-type="float">
            <text:p>55786.8335484</text:p>
          </table:table-cell>
        </table:table-row>
        <table:table-row table:style-name="ro1">
          <table:table-cell office:value-type="float" office:value="0.954909090909" calcext:value-type="float">
            <text:p>0.9549090909</text:p>
          </table:table-cell>
          <table:table-cell office:value-type="float" office:value="55963.1873111" calcext:value-type="float">
            <text:p>55963.1873111</text:p>
          </table:table-cell>
        </table:table-row>
        <table:table-row table:style-name="ro1">
          <table:table-cell office:value-type="float" office:value="0.956545454545" calcext:value-type="float">
            <text:p>0.9565454545</text:p>
          </table:table-cell>
          <table:table-cell office:value-type="float" office:value="55976.8462999" calcext:value-type="float">
            <text:p>55976.8462999</text:p>
          </table:table-cell>
        </table:table-row>
        <table:table-row table:style-name="ro1">
          <table:table-cell office:value-type="float" office:value="0.958181818182" calcext:value-type="float">
            <text:p>0.9581818182</text:p>
          </table:table-cell>
          <table:table-cell office:value-type="float" office:value="55968.7328144" calcext:value-type="float">
            <text:p>55968.7328144</text:p>
          </table:table-cell>
        </table:table-row>
        <table:table-row table:style-name="ro1">
          <table:table-cell office:value-type="float" office:value="0.959818181818" calcext:value-type="float">
            <text:p>0.9598181818</text:p>
          </table:table-cell>
          <table:table-cell office:value-type="float" office:value="55958.9743987" calcext:value-type="float">
            <text:p>55958.9743987</text:p>
          </table:table-cell>
        </table:table-row>
        <table:table-row table:style-name="ro1">
          <table:table-cell office:value-type="float" office:value="0.961454545455" calcext:value-type="float">
            <text:p>0.9614545455</text:p>
          </table:table-cell>
          <table:table-cell office:value-type="float" office:value="55951.6495747" calcext:value-type="float">
            <text:p>55951.6495747</text:p>
          </table:table-cell>
        </table:table-row>
        <table:table-row table:style-name="ro1">
          <table:table-cell office:value-type="float" office:value="0.963090909091" calcext:value-type="float">
            <text:p>0.9630909091</text:p>
          </table:table-cell>
          <table:table-cell office:value-type="float" office:value="55945.7979419" calcext:value-type="float">
            <text:p>55945.7979419</text:p>
          </table:table-cell>
        </table:table-row>
        <table:table-row table:style-name="ro1">
          <table:table-cell office:value-type="float" office:value="0.964727272727" calcext:value-type="float">
            <text:p>0.9647272727</text:p>
          </table:table-cell>
          <table:table-cell office:value-type="float" office:value="55937.9438451" calcext:value-type="float">
            <text:p>55937.9438451</text:p>
          </table:table-cell>
        </table:table-row>
        <table:table-row table:style-name="ro1">
          <table:table-cell office:value-type="float" office:value="0.966363636364" calcext:value-type="float">
            <text:p>0.9663636364</text:p>
          </table:table-cell>
          <table:table-cell office:value-type="float" office:value="55929.3629824" calcext:value-type="float">
            <text:p>55929.3629824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55916.6938351" calcext:value-type="float">
            <text:p>55916.6938351</text:p>
          </table:table-cell>
        </table:table-row>
        <table:table-row table:style-name="ro1">
          <table:table-cell office:value-type="float" office:value="0.969636363636" calcext:value-type="float">
            <text:p>0.9696363636</text:p>
          </table:table-cell>
          <table:table-cell office:value-type="float" office:value="55904.5540289" calcext:value-type="float">
            <text:p>55904.5540289</text:p>
          </table:table-cell>
        </table:table-row>
        <table:table-row table:style-name="ro1">
          <table:table-cell office:value-type="float" office:value="0.971272727273" calcext:value-type="float">
            <text:p>0.9712727273</text:p>
          </table:table-cell>
          <table:table-cell office:value-type="float" office:value="55889.079779" calcext:value-type="float">
            <text:p>55889.079779</text:p>
          </table:table-cell>
        </table:table-row>
        <table:table-row table:style-name="ro1">
          <table:table-cell office:value-type="float" office:value="0.972909090909" calcext:value-type="float">
            <text:p>0.9729090909</text:p>
          </table:table-cell>
          <table:table-cell office:value-type="float" office:value="55875.9029641" calcext:value-type="float">
            <text:p>55875.9029641</text:p>
          </table:table-cell>
        </table:table-row>
        <table:table-row table:style-name="ro1">
          <table:table-cell office:value-type="float" office:value="0.974545454545" calcext:value-type="float">
            <text:p>0.9745454545</text:p>
          </table:table-cell>
          <table:table-cell office:value-type="float" office:value="55859.6711538" calcext:value-type="float">
            <text:p>55859.671153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55847.6289456" calcext:value-type="float">
            <text:p>55847.6289456</text:p>
          </table:table-cell>
        </table:table-row>
        <table:table-row table:style-name="ro1">
          <table:table-cell office:value-type="float" office:value="0.976636363636" calcext:value-type="float">
            <text:p>0.9766363636</text:p>
          </table:table-cell>
          <table:table-cell office:value-type="float" office:value="55833.7174047" calcext:value-type="float">
            <text:p>55833.7174047</text:p>
          </table:table-cell>
        </table:table-row>
        <table:table-row table:style-name="ro1">
          <table:table-cell office:value-type="float" office:value="0.978272727273" calcext:value-type="float">
            <text:p>0.9782727273</text:p>
          </table:table-cell>
          <table:table-cell office:value-type="float" office:value="55819.1574767" calcext:value-type="float">
            <text:p>55819.1574767</text:p>
          </table:table-cell>
        </table:table-row>
        <table:table-row table:style-name="ro1">
          <table:table-cell office:value-type="float" office:value="0.979909090909" calcext:value-type="float">
            <text:p>0.9799090909</text:p>
          </table:table-cell>
          <table:table-cell office:value-type="float" office:value="55805.2628187" calcext:value-type="float">
            <text:p>55805.2628187</text:p>
          </table:table-cell>
        </table:table-row>
        <table:table-row table:style-name="ro1">
          <table:table-cell office:value-type="float" office:value="0.981545454545" calcext:value-type="float">
            <text:p>0.9815454545</text:p>
          </table:table-cell>
          <table:table-cell office:value-type="float" office:value="55789.8381407" calcext:value-type="float">
            <text:p>55789.8381407</text:p>
          </table:table-cell>
        </table:table-row>
        <table:table-row table:style-name="ro1">
          <table:table-cell office:value-type="float" office:value="0.983181818182" calcext:value-type="float">
            <text:p>0.9831818182</text:p>
          </table:table-cell>
          <table:table-cell office:value-type="float" office:value="55775.8755788" calcext:value-type="float">
            <text:p>55775.8755788</text:p>
          </table:table-cell>
        </table:table-row>
        <table:table-row table:style-name="ro1">
          <table:table-cell office:value-type="float" office:value="0.984818181818" calcext:value-type="float">
            <text:p>0.9848181818</text:p>
          </table:table-cell>
          <table:table-cell office:value-type="float" office:value="55759.7567127" calcext:value-type="float">
            <text:p>55759.7567127</text:p>
          </table:table-cell>
        </table:table-row>
        <table:table-row table:style-name="ro1">
          <table:table-cell office:value-type="float" office:value="0.986454545455" calcext:value-type="float">
            <text:p>0.9864545455</text:p>
          </table:table-cell>
          <table:table-cell office:value-type="float" office:value="55745.9348618" calcext:value-type="float">
            <text:p>55745.9348618</text:p>
          </table:table-cell>
        </table:table-row>
        <table:table-row table:style-name="ro1">
          <table:table-cell office:value-type="float" office:value="0.988090909091" calcext:value-type="float">
            <text:p>0.9880909091</text:p>
          </table:table-cell>
          <table:table-cell office:value-type="float" office:value="55729.3303557" calcext:value-type="float">
            <text:p>55729.3303557</text:p>
          </table:table-cell>
        </table:table-row>
        <table:table-row table:style-name="ro1">
          <table:table-cell office:value-type="float" office:value="0.989727272727" calcext:value-type="float">
            <text:p>0.9897272727</text:p>
          </table:table-cell>
          <table:table-cell office:value-type="float" office:value="55715.8769175" calcext:value-type="float">
            <text:p>55715.8769175</text:p>
          </table:table-cell>
        </table:table-row>
        <table:table-row table:style-name="ro1">
          <table:table-cell office:value-type="float" office:value="0.991363636364" calcext:value-type="float">
            <text:p>0.9913636364</text:p>
          </table:table-cell>
          <table:table-cell office:value-type="float" office:value="55698.8794824" calcext:value-type="float">
            <text:p>55698.8794824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55685.906387" calcext:value-type="float">
            <text:p>55685.906387</text:p>
          </table:table-cell>
        </table:table-row>
        <table:table-row table:style-name="ro1">
          <table:table-cell office:value-type="float" office:value="0.994636363636" calcext:value-type="float">
            <text:p>0.9946363636</text:p>
          </table:table-cell>
          <table:table-cell office:value-type="float" office:value="55668.6150015" calcext:value-type="float">
            <text:p>55668.6150015</text:p>
          </table:table-cell>
        </table:table-row>
        <table:table-row table:style-name="ro1">
          <table:table-cell office:value-type="float" office:value="0.996272727273" calcext:value-type="float">
            <text:p>0.9962727273</text:p>
          </table:table-cell>
          <table:table-cell office:value-type="float" office:value="55656.3798888" calcext:value-type="float">
            <text:p>55656.3798888</text:p>
          </table:table-cell>
        </table:table-row>
        <table:table-row table:style-name="ro1">
          <table:table-cell office:value-type="float" office:value="0.997909090909" calcext:value-type="float">
            <text:p>0.9979090909</text:p>
          </table:table-cell>
          <table:table-cell office:value-type="float" office:value="55638.609284" calcext:value-type="float">
            <text:p>55638.609284</text:p>
          </table:table-cell>
        </table:table-row>
        <table:table-row table:style-name="ro1">
          <table:table-cell office:value-type="float" office:value="0.999545454545" calcext:value-type="float">
            <text:p>0.9995454545</text:p>
          </table:table-cell>
          <table:table-cell office:value-type="float" office:value="55627.1121441" calcext:value-type="float">
            <text:p>55627.1121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11.7504815" calcext:value-type="float">
            <text:p>55611.7504815</text:p>
          </table:table-cell>
        </table:table-row>
        <table:table-row table:style-name="ro1">
          <table:table-cell office:value-type="float" office:value="1.00163636364" calcext:value-type="float">
            <text:p>1.0016363636</text:p>
          </table:table-cell>
          <table:table-cell office:value-type="float" office:value="30341.6371486" calcext:value-type="float">
            <text:p>30341.6371486</text:p>
          </table:table-cell>
        </table:table-row>
        <table:table-row table:style-name="ro1">
          <table:table-cell office:value-type="float" office:value="1.00327272727" calcext:value-type="float">
            <text:p>1.0032727273</text:p>
          </table:table-cell>
          <table:table-cell office:value-type="float" office:value="30337.1288556" calcext:value-type="float">
            <text:p>30337.1288556</text:p>
          </table:table-cell>
        </table:table-row>
        <table:table-row table:style-name="ro1">
          <table:table-cell office:value-type="float" office:value="1.00490909091" calcext:value-type="float">
            <text:p>1.0049090909</text:p>
          </table:table-cell>
          <table:table-cell office:value-type="float" office:value="30332.6489368" calcext:value-type="float">
            <text:p>30332.6489368</text:p>
          </table:table-cell>
        </table:table-row>
        <table:table-row table:style-name="ro1">
          <table:table-cell office:value-type="float" office:value="1.00654545455" calcext:value-type="float">
            <text:p>1.0065454546</text:p>
          </table:table-cell>
          <table:table-cell office:value-type="float" office:value="30328.2117283" calcext:value-type="float">
            <text:p>30328.2117283</text:p>
          </table:table-cell>
        </table:table-row>
        <table:table-row table:style-name="ro1">
          <table:table-cell office:value-type="float" office:value="1.00818181818" calcext:value-type="float">
            <text:p>1.0081818182</text:p>
          </table:table-cell>
          <table:table-cell office:value-type="float" office:value="30323.9508177" calcext:value-type="float">
            <text:p>30323.9508177</text:p>
          </table:table-cell>
        </table:table-row>
        <table:table-row table:style-name="ro1">
          <table:table-cell office:value-type="float" office:value="1.00981818182" calcext:value-type="float">
            <text:p>1.0098181818</text:p>
          </table:table-cell>
          <table:table-cell office:value-type="float" office:value="30320.0244012" calcext:value-type="float">
            <text:p>30320.0244012</text:p>
          </table:table-cell>
        </table:table-row>
        <table:table-row table:style-name="ro1">
          <table:table-cell office:value-type="float" office:value="1.01145454545" calcext:value-type="float">
            <text:p>1.0114545455</text:p>
          </table:table-cell>
          <table:table-cell office:value-type="float" office:value="30317.0491168" calcext:value-type="float">
            <text:p>30317.0491168</text:p>
          </table:table-cell>
        </table:table-row>
        <table:table-row table:style-name="ro1">
          <table:table-cell office:value-type="float" office:value="1.01309090909" calcext:value-type="float">
            <text:p>1.0130909091</text:p>
          </table:table-cell>
          <table:table-cell office:value-type="float" office:value="30314.7078924" calcext:value-type="float">
            <text:p>30314.7078924</text:p>
          </table:table-cell>
        </table:table-row>
        <table:table-row table:style-name="ro1">
          <table:table-cell office:value-type="float" office:value="1.01472727273" calcext:value-type="float">
            <text:p>1.0147272727</text:p>
          </table:table-cell>
          <table:table-cell office:value-type="float" office:value="30312.6996247" calcext:value-type="float">
            <text:p>30312.6996247</text:p>
          </table:table-cell>
        </table:table-row>
        <table:table-row table:style-name="ro1">
          <table:table-cell office:value-type="float" office:value="1.01636363636" calcext:value-type="float">
            <text:p>1.0163636364</text:p>
          </table:table-cell>
          <table:table-cell office:value-type="float" office:value="30310.6228987" calcext:value-type="float">
            <text:p>30310.6228987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30308.1654485" calcext:value-type="float">
            <text:p>30308.1654485</text:p>
          </table:table-cell>
        </table:table-row>
        <table:table-row table:style-name="ro1">
          <table:table-cell office:value-type="float" office:value="1.01963636364" calcext:value-type="float">
            <text:p>1.0196363636</text:p>
          </table:table-cell>
          <table:table-cell office:value-type="float" office:value="30305.1973979" calcext:value-type="float">
            <text:p>30305.1973979</text:p>
          </table:table-cell>
        </table:table-row>
        <table:table-row table:style-name="ro1">
          <table:table-cell office:value-type="float" office:value="1.02127272727" calcext:value-type="float">
            <text:p>1.0212727273</text:p>
          </table:table-cell>
          <table:table-cell office:value-type="float" office:value="30302.335623" calcext:value-type="float">
            <text:p>30302.335623</text:p>
          </table:table-cell>
        </table:table-row>
        <table:table-row table:style-name="ro1">
          <table:table-cell office:value-type="float" office:value="1.02290909091" calcext:value-type="float">
            <text:p>1.0229090909</text:p>
          </table:table-cell>
          <table:table-cell office:value-type="float" office:value="30299.47943" calcext:value-type="float">
            <text:p>30299.47943</text:p>
          </table:table-cell>
        </table:table-row>
        <table:table-row table:style-name="ro1">
          <table:table-cell office:value-type="float" office:value="1.02454545455" calcext:value-type="float">
            <text:p>1.0245454546</text:p>
          </table:table-cell>
          <table:table-cell office:value-type="float" office:value="30296.7931679" calcext:value-type="float">
            <text:p>30296.7931679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30289.8961325" calcext:value-type="float">
            <text:p>30289.8961325</text:p>
          </table:table-cell>
        </table:table-row>
        <table:table-row table:style-name="ro1">
          <table:table-cell office:value-type="float" office:value="1.02663636364" calcext:value-type="float">
            <text:p>1.0266363636</text:p>
          </table:table-cell>
          <table:table-cell office:value-type="float" office:value="30286.5376787" calcext:value-type="float">
            <text:p>30286.5376787</text:p>
          </table:table-cell>
        </table:table-row>
        <table:table-row table:style-name="ro1">
          <table:table-cell office:value-type="float" office:value="1.02827272727" calcext:value-type="float">
            <text:p>1.0282727273</text:p>
          </table:table-cell>
          <table:table-cell office:value-type="float" office:value="30283.3035624" calcext:value-type="float">
            <text:p>30283.3035624</text:p>
          </table:table-cell>
        </table:table-row>
        <table:table-row table:style-name="ro1">
          <table:table-cell office:value-type="float" office:value="1.02990909091" calcext:value-type="float">
            <text:p>1.0299090909</text:p>
          </table:table-cell>
          <table:table-cell office:value-type="float" office:value="30280.3298501" calcext:value-type="float">
            <text:p>30280.3298501</text:p>
          </table:table-cell>
        </table:table-row>
        <table:table-row table:style-name="ro1">
          <table:table-cell office:value-type="float" office:value="1.03154545455" calcext:value-type="float">
            <text:p>1.0315454546</text:p>
          </table:table-cell>
          <table:table-cell office:value-type="float" office:value="30278.1461531" calcext:value-type="float">
            <text:p>30278.1461531</text:p>
          </table:table-cell>
        </table:table-row>
        <table:table-row table:style-name="ro1">
          <table:table-cell office:value-type="float" office:value="1.03318181818" calcext:value-type="float">
            <text:p>1.0331818182</text:p>
          </table:table-cell>
          <table:table-cell office:value-type="float" office:value="30276.8964382" calcext:value-type="float">
            <text:p>30276.8964382</text:p>
          </table:table-cell>
        </table:table-row>
        <table:table-row table:style-name="ro1">
          <table:table-cell office:value-type="float" office:value="1.03481818182" calcext:value-type="float">
            <text:p>1.0348181818</text:p>
          </table:table-cell>
          <table:table-cell office:value-type="float" office:value="30276.1468893" calcext:value-type="float">
            <text:p>30276.1468893</text:p>
          </table:table-cell>
        </table:table-row>
        <table:table-row table:style-name="ro1">
          <table:table-cell office:value-type="float" office:value="1.03645454545" calcext:value-type="float">
            <text:p>1.0364545455</text:p>
          </table:table-cell>
          <table:table-cell office:value-type="float" office:value="30275.4937643" calcext:value-type="float">
            <text:p>30275.4937643</text:p>
          </table:table-cell>
        </table:table-row>
        <table:table-row table:style-name="ro1">
          <table:table-cell office:value-type="float" office:value="1.03809090909" calcext:value-type="float">
            <text:p>1.0380909091</text:p>
          </table:table-cell>
          <table:table-cell office:value-type="float" office:value="30274.4743988" calcext:value-type="float">
            <text:p>30274.4743988</text:p>
          </table:table-cell>
        </table:table-row>
        <table:table-row table:style-name="ro1">
          <table:table-cell office:value-type="float" office:value="1.03972727273" calcext:value-type="float">
            <text:p>1.0397272727</text:p>
          </table:table-cell>
          <table:table-cell office:value-type="float" office:value="30272.7636454" calcext:value-type="float">
            <text:p>30272.7636454</text:p>
          </table:table-cell>
        </table:table-row>
        <table:table-row table:style-name="ro1">
          <table:table-cell office:value-type="float" office:value="1.04136363636" calcext:value-type="float">
            <text:p>1.0413636364</text:p>
          </table:table-cell>
          <table:table-cell office:value-type="float" office:value="30270.2699196" calcext:value-type="float">
            <text:p>30270.2699196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30267.7307762" calcext:value-type="float">
            <text:p>30267.7307762</text:p>
          </table:table-cell>
        </table:table-row>
        <table:table-row table:style-name="ro1">
          <table:table-cell office:value-type="float" office:value="1.04463636364" calcext:value-type="float">
            <text:p>1.0446363636</text:p>
          </table:table-cell>
          <table:table-cell office:value-type="float" office:value="30265.1791623" calcext:value-type="float">
            <text:p>30265.1791623</text:p>
          </table:table-cell>
        </table:table-row>
        <table:table-row table:style-name="ro1">
          <table:table-cell office:value-type="float" office:value="1.04627272727" calcext:value-type="float">
            <text:p>1.0462727273</text:p>
          </table:table-cell>
          <table:table-cell office:value-type="float" office:value="30262.8625949" calcext:value-type="float">
            <text:p>30262.8625949</text:p>
          </table:table-cell>
        </table:table-row>
        <table:table-row table:style-name="ro1">
          <table:table-cell office:value-type="float" office:value="1.04790909091" calcext:value-type="float">
            <text:p>1.0479090909</text:p>
          </table:table-cell>
          <table:table-cell office:value-type="float" office:value="30261.0946932" calcext:value-type="float">
            <text:p>30261.0946932</text:p>
          </table:table-cell>
        </table:table-row>
        <table:table-row table:style-name="ro1">
          <table:table-cell office:value-type="float" office:value="1.04954545455" calcext:value-type="float">
            <text:p>1.0495454546</text:p>
          </table:table-cell>
          <table:table-cell office:value-type="float" office:value="30260.4984681" calcext:value-type="float">
            <text:p>30260.498468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0252.6496559" calcext:value-type="float">
            <text:p>30252.6496559</text:p>
          </table:table-cell>
        </table:table-row>
        <table:table-row table:style-name="ro1">
          <table:table-cell office:value-type="float" office:value="1.05163636364" calcext:value-type="float">
            <text:p>1.0516363636</text:p>
          </table:table-cell>
          <table:table-cell office:value-type="float" office:value="30249.1972185" calcext:value-type="float">
            <text:p>30249.1972185</text:p>
          </table:table-cell>
        </table:table-row>
        <table:table-row table:style-name="ro1">
          <table:table-cell office:value-type="float" office:value="1.05327272727" calcext:value-type="float">
            <text:p>1.0532727273</text:p>
          </table:table-cell>
          <table:table-cell office:value-type="float" office:value="30246.9300019" calcext:value-type="float">
            <text:p>30246.9300019</text:p>
          </table:table-cell>
        </table:table-row>
        <table:table-row table:style-name="ro1">
          <table:table-cell office:value-type="float" office:value="1.05490909091" calcext:value-type="float">
            <text:p>1.0549090909</text:p>
          </table:table-cell>
          <table:table-cell office:value-type="float" office:value="30245.7963698" calcext:value-type="float">
            <text:p>30245.7963698</text:p>
          </table:table-cell>
        </table:table-row>
        <table:table-row table:style-name="ro1">
          <table:table-cell office:value-type="float" office:value="1.05654545455" calcext:value-type="float">
            <text:p>1.0565454546</text:p>
          </table:table-cell>
          <table:table-cell office:value-type="float" office:value="30245.2556249" calcext:value-type="float">
            <text:p>30245.2556249</text:p>
          </table:table-cell>
        </table:table-row>
        <table:table-row table:style-name="ro1">
          <table:table-cell office:value-type="float" office:value="1.05818181818" calcext:value-type="float">
            <text:p>1.0581818182</text:p>
          </table:table-cell>
          <table:table-cell office:value-type="float" office:value="30244.8625866" calcext:value-type="float">
            <text:p>30244.8625866</text:p>
          </table:table-cell>
        </table:table-row>
        <table:table-row table:style-name="ro1">
          <table:table-cell office:value-type="float" office:value="1.05981818182" calcext:value-type="float">
            <text:p>1.0598181818</text:p>
          </table:table-cell>
          <table:table-cell office:value-type="float" office:value="30244.087064" calcext:value-type="float">
            <text:p>30244.087064</text:p>
          </table:table-cell>
        </table:table-row>
        <table:table-row table:style-name="ro1">
          <table:table-cell office:value-type="float" office:value="1.06145454545" calcext:value-type="float">
            <text:p>1.0614545455</text:p>
          </table:table-cell>
          <table:table-cell office:value-type="float" office:value="30242.5720031" calcext:value-type="float">
            <text:p>30242.5720031</text:p>
          </table:table-cell>
        </table:table-row>
        <table:table-row table:style-name="ro1">
          <table:table-cell office:value-type="float" office:value="1.06309090909" calcext:value-type="float">
            <text:p>1.0630909091</text:p>
          </table:table-cell>
          <table:table-cell office:value-type="float" office:value="30240.2920763" calcext:value-type="float">
            <text:p>30240.2920763</text:p>
          </table:table-cell>
        </table:table-row>
        <table:table-row table:style-name="ro1">
          <table:table-cell office:value-type="float" office:value="1.06472727273" calcext:value-type="float">
            <text:p>1.0647272727</text:p>
          </table:table-cell>
          <table:table-cell office:value-type="float" office:value="30238.013048" calcext:value-type="float">
            <text:p>30238.013048</text:p>
          </table:table-cell>
        </table:table-row>
        <table:table-row table:style-name="ro1">
          <table:table-cell office:value-type="float" office:value="1.06636363636" calcext:value-type="float">
            <text:p>1.0663636364</text:p>
          </table:table-cell>
          <table:table-cell office:value-type="float" office:value="30235.6584377" calcext:value-type="float">
            <text:p>30235.6584377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30233.5918904" calcext:value-type="float">
            <text:p>30233.5918904</text:p>
          </table:table-cell>
        </table:table-row>
        <table:table-row table:style-name="ro1">
          <table:table-cell office:value-type="float" office:value="1.06963636364" calcext:value-type="float">
            <text:p>1.0696363636</text:p>
          </table:table-cell>
          <table:table-cell office:value-type="float" office:value="30232.4174554" calcext:value-type="float">
            <text:p>30232.4174554</text:p>
          </table:table-cell>
        </table:table-row>
        <table:table-row table:style-name="ro1">
          <table:table-cell office:value-type="float" office:value="1.07127272727" calcext:value-type="float">
            <text:p>1.0712727273</text:p>
          </table:table-cell>
          <table:table-cell office:value-type="float" office:value="30232.369472" calcext:value-type="float">
            <text:p>30232.369472</text:p>
          </table:table-cell>
        </table:table-row>
        <table:table-row table:style-name="ro1">
          <table:table-cell office:value-type="float" office:value="1.07290909091" calcext:value-type="float">
            <text:p>1.0729090909</text:p>
          </table:table-cell>
          <table:table-cell office:value-type="float" office:value="30232.8396786" calcext:value-type="float">
            <text:p>30232.8396786</text:p>
          </table:table-cell>
        </table:table-row>
        <table:table-row table:style-name="ro1">
          <table:table-cell office:value-type="float" office:value="1.07454545455" calcext:value-type="float">
            <text:p>1.0745454546</text:p>
          </table:table-cell>
          <table:table-cell office:value-type="float" office:value="30233.3004798" calcext:value-type="float">
            <text:p>30233.3004798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30221.5455831" calcext:value-type="float">
            <text:p>30221.5455831</text:p>
          </table:table-cell>
        </table:table-row>
        <table:table-row table:style-name="ro1">
          <table:table-cell office:value-type="float" office:value="1.07663636364" calcext:value-type="float">
            <text:p>1.0766363636</text:p>
          </table:table-cell>
          <table:table-cell office:value-type="float" office:value="30219.6157506" calcext:value-type="float">
            <text:p>30219.6157506</text:p>
          </table:table-cell>
        </table:table-row>
        <table:table-row table:style-name="ro1">
          <table:table-cell office:value-type="float" office:value="1.07827272727" calcext:value-type="float">
            <text:p>1.0782727273</text:p>
          </table:table-cell>
          <table:table-cell office:value-type="float" office:value="30218.3913119" calcext:value-type="float">
            <text:p>30218.3913119</text:p>
          </table:table-cell>
        </table:table-row>
        <table:table-row table:style-name="ro1">
          <table:table-cell office:value-type="float" office:value="1.07990909091" calcext:value-type="float">
            <text:p>1.0799090909</text:p>
          </table:table-cell>
          <table:table-cell office:value-type="float" office:value="30217.3804697" calcext:value-type="float">
            <text:p>30217.3804697</text:p>
          </table:table-cell>
        </table:table-row>
        <table:table-row table:style-name="ro1">
          <table:table-cell office:value-type="float" office:value="1.08154545455" calcext:value-type="float">
            <text:p>1.0815454546</text:p>
          </table:table-cell>
          <table:table-cell office:value-type="float" office:value="30216.0126358" calcext:value-type="float">
            <text:p>30216.0126358</text:p>
          </table:table-cell>
        </table:table-row>
        <table:table-row table:style-name="ro1">
          <table:table-cell office:value-type="float" office:value="1.08318181818" calcext:value-type="float">
            <text:p>1.0831818182</text:p>
          </table:table-cell>
          <table:table-cell office:value-type="float" office:value="30213.9482881" calcext:value-type="float">
            <text:p>30213.9482881</text:p>
          </table:table-cell>
        </table:table-row>
        <table:table-row table:style-name="ro1">
          <table:table-cell office:value-type="float" office:value="1.08481818182" calcext:value-type="float">
            <text:p>1.0848181818</text:p>
          </table:table-cell>
          <table:table-cell office:value-type="float" office:value="30211.4809166" calcext:value-type="float">
            <text:p>30211.4809166</text:p>
          </table:table-cell>
        </table:table-row>
        <table:table-row table:style-name="ro1">
          <table:table-cell office:value-type="float" office:value="1.08645454545" calcext:value-type="float">
            <text:p>1.0864545455</text:p>
          </table:table-cell>
          <table:table-cell office:value-type="float" office:value="30209.1659796" calcext:value-type="float">
            <text:p>30209.1659796</text:p>
          </table:table-cell>
        </table:table-row>
        <table:table-row table:style-name="ro1">
          <table:table-cell office:value-type="float" office:value="1.08809090909" calcext:value-type="float">
            <text:p>1.0880909091</text:p>
          </table:table-cell>
          <table:table-cell office:value-type="float" office:value="30207.1977915" calcext:value-type="float">
            <text:p>30207.1977915</text:p>
          </table:table-cell>
        </table:table-row>
        <table:table-row table:style-name="ro1">
          <table:table-cell office:value-type="float" office:value="1.08972727273" calcext:value-type="float">
            <text:p>1.0897272727</text:p>
          </table:table-cell>
          <table:table-cell office:value-type="float" office:value="30206.3052758" calcext:value-type="float">
            <text:p>30206.3052758</text:p>
          </table:table-cell>
        </table:table-row>
        <table:table-row table:style-name="ro1">
          <table:table-cell office:value-type="float" office:value="1.09136363636" calcext:value-type="float">
            <text:p>1.0913636364</text:p>
          </table:table-cell>
          <table:table-cell office:value-type="float" office:value="30207.9305161" calcext:value-type="float">
            <text:p>30207.9305161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30212.20792" calcext:value-type="float">
            <text:p>30212.20792</text:p>
          </table:table-cell>
        </table:table-row>
        <table:table-row table:style-name="ro1">
          <table:table-cell office:value-type="float" office:value="1.09463636364" calcext:value-type="float">
            <text:p>1.0946363636</text:p>
          </table:table-cell>
          <table:table-cell office:value-type="float" office:value="30219.0011151" calcext:value-type="float">
            <text:p>30219.0011151</text:p>
          </table:table-cell>
        </table:table-row>
        <table:table-row table:style-name="ro1">
          <table:table-cell office:value-type="float" office:value="1.09627272727" calcext:value-type="float">
            <text:p>1.0962727273</text:p>
          </table:table-cell>
          <table:table-cell office:value-type="float" office:value="30228.0199867" calcext:value-type="float">
            <text:p>30228.0199867</text:p>
          </table:table-cell>
        </table:table-row>
        <table:table-row table:style-name="ro1">
          <table:table-cell office:value-type="float" office:value="1.09790909091" calcext:value-type="float">
            <text:p>1.0979090909</text:p>
          </table:table-cell>
          <table:table-cell office:value-type="float" office:value="30238.6278515" calcext:value-type="float">
            <text:p>30238.6278515</text:p>
          </table:table-cell>
        </table:table-row>
        <table:table-row table:style-name="ro1">
          <table:table-cell office:value-type="float" office:value="1.09954545455" calcext:value-type="float">
            <text:p>1.0995454546</text:p>
          </table:table-cell>
          <table:table-cell office:value-type="float" office:value="30249.9540557" calcext:value-type="float">
            <text:p>30249.95405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240.3860307" calcext:value-type="float">
            <text:p>30240.3860307</text:p>
          </table:table-cell>
        </table:table-row>
        <table:table-row table:style-name="ro1">
          <table:table-cell office:value-type="float" office:value="1.10163636364" calcext:value-type="float">
            <text:p>1.1016363636</text:p>
          </table:table-cell>
          <table:table-cell office:value-type="float" office:value="30252.9878658" calcext:value-type="float">
            <text:p>30252.9878658</text:p>
          </table:table-cell>
        </table:table-row>
        <table:table-row table:style-name="ro1">
          <table:table-cell office:value-type="float" office:value="1.10327272727" calcext:value-type="float">
            <text:p>1.1032727273</text:p>
          </table:table-cell>
          <table:table-cell office:value-type="float" office:value="30265.6556772" calcext:value-type="float">
            <text:p>30265.6556772</text:p>
          </table:table-cell>
        </table:table-row>
        <table:table-row table:style-name="ro1">
          <table:table-cell office:value-type="float" office:value="1.10490909091" calcext:value-type="float">
            <text:p>1.1049090909</text:p>
          </table:table-cell>
          <table:table-cell office:value-type="float" office:value="30277.6413323" calcext:value-type="float">
            <text:p>30277.6413323</text:p>
          </table:table-cell>
        </table:table-row>
        <table:table-row table:style-name="ro1">
          <table:table-cell office:value-type="float" office:value="1.10654545455" calcext:value-type="float">
            <text:p>1.1065454546</text:p>
          </table:table-cell>
          <table:table-cell office:value-type="float" office:value="30289.2987258" calcext:value-type="float">
            <text:p>30289.2987258</text:p>
          </table:table-cell>
        </table:table-row>
        <table:table-row table:style-name="ro1">
          <table:table-cell office:value-type="float" office:value="1.10818181818" calcext:value-type="float">
            <text:p>1.1081818182</text:p>
          </table:table-cell>
          <table:table-cell office:value-type="float" office:value="30301.0662255" calcext:value-type="float">
            <text:p>30301.0662255</text:p>
          </table:table-cell>
        </table:table-row>
        <table:table-row table:style-name="ro1">
          <table:table-cell office:value-type="float" office:value="1.10981818182" calcext:value-type="float">
            <text:p>1.1098181818</text:p>
          </table:table-cell>
          <table:table-cell office:value-type="float" office:value="30313.0886572" calcext:value-type="float">
            <text:p>30313.0886572</text:p>
          </table:table-cell>
        </table:table-row>
        <table:table-row table:style-name="ro1">
          <table:table-cell office:value-type="float" office:value="1.11145454545" calcext:value-type="float">
            <text:p>1.1114545455</text:p>
          </table:table-cell>
          <table:table-cell office:value-type="float" office:value="30326.1832278" calcext:value-type="float">
            <text:p>30326.1832278</text:p>
          </table:table-cell>
        </table:table-row>
        <table:table-row table:style-name="ro1">
          <table:table-cell office:value-type="float" office:value="1.11309090909" calcext:value-type="float">
            <text:p>1.1130909091</text:p>
          </table:table-cell>
          <table:table-cell office:value-type="float" office:value="30340.6709671" calcext:value-type="float">
            <text:p>30340.6709671</text:p>
          </table:table-cell>
        </table:table-row>
        <table:table-row table:style-name="ro1">
          <table:table-cell office:value-type="float" office:value="1.11472727273" calcext:value-type="float">
            <text:p>1.1147272727</text:p>
          </table:table-cell>
          <table:table-cell office:value-type="float" office:value="30355.9576016" calcext:value-type="float">
            <text:p>30355.9576016</text:p>
          </table:table-cell>
        </table:table-row>
        <table:table-row table:style-name="ro1">
          <table:table-cell office:value-type="float" office:value="1.11636363636" calcext:value-type="float">
            <text:p>1.1163636364</text:p>
          </table:table-cell>
          <table:table-cell office:value-type="float" office:value="30371.4206486" calcext:value-type="float">
            <text:p>30371.4206486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30386.6459616" calcext:value-type="float">
            <text:p>30386.6459616</text:p>
          </table:table-cell>
        </table:table-row>
        <table:table-row table:style-name="ro1">
          <table:table-cell office:value-type="float" office:value="1.11963636364" calcext:value-type="float">
            <text:p>1.1196363636</text:p>
          </table:table-cell>
          <table:table-cell office:value-type="float" office:value="30401.240267" calcext:value-type="float">
            <text:p>30401.240267</text:p>
          </table:table-cell>
        </table:table-row>
        <table:table-row table:style-name="ro1">
          <table:table-cell office:value-type="float" office:value="1.12127272727" calcext:value-type="float">
            <text:p>1.1212727273</text:p>
          </table:table-cell>
          <table:table-cell office:value-type="float" office:value="30415.0310744" calcext:value-type="float">
            <text:p>30415.0310744</text:p>
          </table:table-cell>
        </table:table-row>
        <table:table-row table:style-name="ro1">
          <table:table-cell office:value-type="float" office:value="1.12290909091" calcext:value-type="float">
            <text:p>1.1229090909</text:p>
          </table:table-cell>
          <table:table-cell office:value-type="float" office:value="30428.3254004" calcext:value-type="float">
            <text:p>30428.3254004</text:p>
          </table:table-cell>
        </table:table-row>
        <table:table-row table:style-name="ro1">
          <table:table-cell office:value-type="float" office:value="1.12454545455" calcext:value-type="float">
            <text:p>1.1245454546</text:p>
          </table:table-cell>
          <table:table-cell office:value-type="float" office:value="30442.1348346" calcext:value-type="float">
            <text:p>30442.1348346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30435.9004091" calcext:value-type="float">
            <text:p>30435.9004091</text:p>
          </table:table-cell>
        </table:table-row>
        <table:table-row table:style-name="ro1">
          <table:table-cell office:value-type="float" office:value="1.12663636364" calcext:value-type="float">
            <text:p>1.1266363636</text:p>
          </table:table-cell>
          <table:table-cell office:value-type="float" office:value="30449.9537119" calcext:value-type="float">
            <text:p>30449.9537119</text:p>
          </table:table-cell>
        </table:table-row>
        <table:table-row table:style-name="ro1">
          <table:table-cell office:value-type="float" office:value="1.12827272727" calcext:value-type="float">
            <text:p>1.1282727273</text:p>
          </table:table-cell>
          <table:table-cell office:value-type="float" office:value="30463.5832075" calcext:value-type="float">
            <text:p>30463.5832075</text:p>
          </table:table-cell>
        </table:table-row>
        <table:table-row table:style-name="ro1">
          <table:table-cell office:value-type="float" office:value="1.12990909091" calcext:value-type="float">
            <text:p>1.1299090909</text:p>
          </table:table-cell>
          <table:table-cell office:value-type="float" office:value="30476.4693638" calcext:value-type="float">
            <text:p>30476.4693638</text:p>
          </table:table-cell>
        </table:table-row>
        <table:table-row table:style-name="ro1">
          <table:table-cell office:value-type="float" office:value="1.13154545455" calcext:value-type="float">
            <text:p>1.1315454546</text:p>
          </table:table-cell>
          <table:table-cell office:value-type="float" office:value="30488.5639638" calcext:value-type="float">
            <text:p>30488.5639638</text:p>
          </table:table-cell>
        </table:table-row>
        <table:table-row table:style-name="ro1">
          <table:table-cell office:value-type="float" office:value="1.13318181818" calcext:value-type="float">
            <text:p>1.1331818182</text:p>
          </table:table-cell>
          <table:table-cell office:value-type="float" office:value="30501.4364658" calcext:value-type="float">
            <text:p>30501.4364658</text:p>
          </table:table-cell>
        </table:table-row>
        <table:table-row table:style-name="ro1">
          <table:table-cell office:value-type="float" office:value="1.13481818182" calcext:value-type="float">
            <text:p>1.1348181818</text:p>
          </table:table-cell>
          <table:table-cell office:value-type="float" office:value="30516.1784714" calcext:value-type="float">
            <text:p>30516.1784714</text:p>
          </table:table-cell>
        </table:table-row>
        <table:table-row table:style-name="ro1">
          <table:table-cell office:value-type="float" office:value="1.13645454545" calcext:value-type="float">
            <text:p>1.1364545455</text:p>
          </table:table-cell>
          <table:table-cell office:value-type="float" office:value="30534.8994602" calcext:value-type="float">
            <text:p>30534.8994602</text:p>
          </table:table-cell>
        </table:table-row>
        <table:table-row table:style-name="ro1">
          <table:table-cell office:value-type="float" office:value="1.13809090909" calcext:value-type="float">
            <text:p>1.1380909091</text:p>
          </table:table-cell>
          <table:table-cell office:value-type="float" office:value="30561.7812921" calcext:value-type="float">
            <text:p>30561.7812921</text:p>
          </table:table-cell>
        </table:table-row>
        <table:table-row table:style-name="ro1">
          <table:table-cell office:value-type="float" office:value="1.13972727273" calcext:value-type="float">
            <text:p>1.1397272727</text:p>
          </table:table-cell>
          <table:table-cell office:value-type="float" office:value="30603.8828703" calcext:value-type="float">
            <text:p>30603.8828703</text:p>
          </table:table-cell>
        </table:table-row>
        <table:table-row table:style-name="ro1">
          <table:table-cell office:value-type="float" office:value="1.14136363636" calcext:value-type="float">
            <text:p>1.1413636364</text:p>
          </table:table-cell>
          <table:table-cell office:value-type="float" office:value="30670.4567467" calcext:value-type="float">
            <text:p>30670.4567467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30770.9256021" calcext:value-type="float">
            <text:p>30770.9256021</text:p>
          </table:table-cell>
        </table:table-row>
        <table:table-row table:style-name="ro1">
          <table:table-cell office:value-type="float" office:value="1.14463636364" calcext:value-type="float">
            <text:p>1.1446363636</text:p>
          </table:table-cell>
          <table:table-cell office:value-type="float" office:value="30911.6613714" calcext:value-type="float">
            <text:p>30911.6613714</text:p>
          </table:table-cell>
        </table:table-row>
        <table:table-row table:style-name="ro1">
          <table:table-cell office:value-type="float" office:value="1.14627272727" calcext:value-type="float">
            <text:p>1.1462727273</text:p>
          </table:table-cell>
          <table:table-cell office:value-type="float" office:value="31092.3687597" calcext:value-type="float">
            <text:p>31092.3687597</text:p>
          </table:table-cell>
        </table:table-row>
        <table:table-row table:style-name="ro1">
          <table:table-cell office:value-type="float" office:value="1.14790909091" calcext:value-type="float">
            <text:p>1.1479090909</text:p>
          </table:table-cell>
          <table:table-cell office:value-type="float" office:value="31305.6508931" calcext:value-type="float">
            <text:p>31305.6508931</text:p>
          </table:table-cell>
        </table:table-row>
        <table:table-row table:style-name="ro1">
          <table:table-cell office:value-type="float" office:value="1.14954545455" calcext:value-type="float">
            <text:p>1.1495454546</text:p>
          </table:table-cell>
          <table:table-cell office:value-type="float" office:value="31541.5752999" calcext:value-type="float">
            <text:p>31541.575299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1587.9007275" calcext:value-type="float">
            <text:p>31587.9007275</text:p>
          </table:table-cell>
        </table:table-row>
        <table:table-row table:style-name="ro1">
          <table:table-cell office:value-type="float" office:value="1.15163636364" calcext:value-type="float">
            <text:p>1.1516363636</text:p>
          </table:table-cell>
          <table:table-cell office:value-type="float" office:value="31838.0690665" calcext:value-type="float">
            <text:p>31838.0690665</text:p>
          </table:table-cell>
        </table:table-row>
        <table:table-row table:style-name="ro1">
          <table:table-cell office:value-type="float" office:value="1.15327272727" calcext:value-type="float">
            <text:p>1.1532727273</text:p>
          </table:table-cell>
          <table:table-cell office:value-type="float" office:value="32087.5289396" calcext:value-type="float">
            <text:p>32087.5289396</text:p>
          </table:table-cell>
        </table:table-row>
        <table:table-row table:style-name="ro1">
          <table:table-cell office:value-type="float" office:value="1.15490909091" calcext:value-type="float">
            <text:p>1.1549090909</text:p>
          </table:table-cell>
          <table:table-cell office:value-type="float" office:value="32329.7223451" calcext:value-type="float">
            <text:p>32329.7223451</text:p>
          </table:table-cell>
        </table:table-row>
        <table:table-row table:style-name="ro1">
          <table:table-cell office:value-type="float" office:value="1.15654545455" calcext:value-type="float">
            <text:p>1.1565454546</text:p>
          </table:table-cell>
          <table:table-cell office:value-type="float" office:value="32559.4803226" calcext:value-type="float">
            <text:p>32559.4803226</text:p>
          </table:table-cell>
        </table:table-row>
        <table:table-row table:style-name="ro1">
          <table:table-cell office:value-type="float" office:value="1.15818181818" calcext:value-type="float">
            <text:p>1.1581818182</text:p>
          </table:table-cell>
          <table:table-cell office:value-type="float" office:value="32773.4507513" calcext:value-type="float">
            <text:p>32773.4507513</text:p>
          </table:table-cell>
        </table:table-row>
        <table:table-row table:style-name="ro1">
          <table:table-cell office:value-type="float" office:value="1.15981818182" calcext:value-type="float">
            <text:p>1.1598181818</text:p>
          </table:table-cell>
          <table:table-cell office:value-type="float" office:value="32973.7836122" calcext:value-type="float">
            <text:p>32973.7836122</text:p>
          </table:table-cell>
        </table:table-row>
        <table:table-row table:style-name="ro1">
          <table:table-cell office:value-type="float" office:value="1.16145454545" calcext:value-type="float">
            <text:p>1.1614545455</text:p>
          </table:table-cell>
          <table:table-cell office:value-type="float" office:value="33172.4187872" calcext:value-type="float">
            <text:p>33172.4187872</text:p>
          </table:table-cell>
        </table:table-row>
        <table:table-row table:style-name="ro1">
          <table:table-cell office:value-type="float" office:value="1.16309090909" calcext:value-type="float">
            <text:p>1.1630909091</text:p>
          </table:table-cell>
          <table:table-cell office:value-type="float" office:value="33395.255046" calcext:value-type="float">
            <text:p>33395.255046</text:p>
          </table:table-cell>
        </table:table-row>
        <table:table-row table:style-name="ro1">
          <table:table-cell office:value-type="float" office:value="1.16472727273" calcext:value-type="float">
            <text:p>1.1647272727</text:p>
          </table:table-cell>
          <table:table-cell office:value-type="float" office:value="33687.7887672" calcext:value-type="float">
            <text:p>33687.7887672</text:p>
          </table:table-cell>
        </table:table-row>
        <table:table-row table:style-name="ro1">
          <table:table-cell office:value-type="float" office:value="1.16636363636" calcext:value-type="float">
            <text:p>1.1663636364</text:p>
          </table:table-cell>
          <table:table-cell office:value-type="float" office:value="34120.7942328" calcext:value-type="float">
            <text:p>34120.7942328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34781.502327" calcext:value-type="float">
            <text:p>34781.502327</text:p>
          </table:table-cell>
        </table:table-row>
        <table:table-row table:style-name="ro1">
          <table:table-cell office:value-type="float" office:value="1.16963636364" calcext:value-type="float">
            <text:p>1.1696363636</text:p>
          </table:table-cell>
          <table:table-cell office:value-type="float" office:value="35743.1718563" calcext:value-type="float">
            <text:p>35743.1718563</text:p>
          </table:table-cell>
        </table:table-row>
        <table:table-row table:style-name="ro1">
          <table:table-cell office:value-type="float" office:value="1.17127272727" calcext:value-type="float">
            <text:p>1.1712727273</text:p>
          </table:table-cell>
          <table:table-cell office:value-type="float" office:value="37014.3833093" calcext:value-type="float">
            <text:p>37014.3833093</text:p>
          </table:table-cell>
        </table:table-row>
        <table:table-row table:style-name="ro1">
          <table:table-cell office:value-type="float" office:value="1.17290909091" calcext:value-type="float">
            <text:p>1.1729090909</text:p>
          </table:table-cell>
          <table:table-cell office:value-type="float" office:value="38500.5101477" calcext:value-type="float">
            <text:p>38500.5101477</text:p>
          </table:table-cell>
        </table:table-row>
        <table:table-row table:style-name="ro1">
          <table:table-cell office:value-type="float" office:value="1.17454545455" calcext:value-type="float">
            <text:p>1.1745454546</text:p>
          </table:table-cell>
          <table:table-cell office:value-type="float" office:value="40019.1292959" calcext:value-type="float">
            <text:p>40019.1292959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40300.705001" calcext:value-type="float">
            <text:p>40300.705001</text:p>
          </table:table-cell>
        </table:table-row>
        <table:table-row table:style-name="ro1">
          <table:table-cell office:value-type="float" office:value="1.17663636364" calcext:value-type="float">
            <text:p>1.1766363636</text:p>
          </table:table-cell>
          <table:table-cell office:value-type="float" office:value="41623.9161787" calcext:value-type="float">
            <text:p>41623.9161787</text:p>
          </table:table-cell>
        </table:table-row>
        <table:table-row table:style-name="ro1">
          <table:table-cell office:value-type="float" office:value="1.17827272727" calcext:value-type="float">
            <text:p>1.1782727273</text:p>
          </table:table-cell>
          <table:table-cell office:value-type="float" office:value="42525.9224902" calcext:value-type="float">
            <text:p>42525.9224902</text:p>
          </table:table-cell>
        </table:table-row>
        <table:table-row table:style-name="ro1">
          <table:table-cell office:value-type="float" office:value="1.17990909091" calcext:value-type="float">
            <text:p>1.1799090909</text:p>
          </table:table-cell>
          <table:table-cell office:value-type="float" office:value="42919.1065384" calcext:value-type="float">
            <text:p>42919.1065384</text:p>
          </table:table-cell>
        </table:table-row>
        <table:table-row table:style-name="ro1">
          <table:table-cell office:value-type="float" office:value="1.18154545455" calcext:value-type="float">
            <text:p>1.1815454546</text:p>
          </table:table-cell>
          <table:table-cell office:value-type="float" office:value="42922.2545178" calcext:value-type="float">
            <text:p>42922.2545178</text:p>
          </table:table-cell>
        </table:table-row>
        <table:table-row table:style-name="ro1">
          <table:table-cell office:value-type="float" office:value="1.18318181818" calcext:value-type="float">
            <text:p>1.1831818182</text:p>
          </table:table-cell>
          <table:table-cell office:value-type="float" office:value="42972.861207" calcext:value-type="float">
            <text:p>42972.861207</text:p>
          </table:table-cell>
        </table:table-row>
        <table:table-row table:style-name="ro1">
          <table:table-cell office:value-type="float" office:value="1.18481818182" calcext:value-type="float">
            <text:p>1.1848181818</text:p>
          </table:table-cell>
          <table:table-cell office:value-type="float" office:value="43396.0866197" calcext:value-type="float">
            <text:p>43396.0866197</text:p>
          </table:table-cell>
        </table:table-row>
        <table:table-row table:style-name="ro1">
          <table:table-cell office:value-type="float" office:value="1.18645454545" calcext:value-type="float">
            <text:p>1.1864545455</text:p>
          </table:table-cell>
          <table:table-cell office:value-type="float" office:value="44772.3949394" calcext:value-type="float">
            <text:p>44772.3949394</text:p>
          </table:table-cell>
        </table:table-row>
        <table:table-row table:style-name="ro1">
          <table:table-cell office:value-type="float" office:value="1.18809090909" calcext:value-type="float">
            <text:p>1.1880909091</text:p>
          </table:table-cell>
          <table:table-cell office:value-type="float" office:value="47659.593569" calcext:value-type="float">
            <text:p>47659.593569</text:p>
          </table:table-cell>
        </table:table-row>
        <table:table-row table:style-name="ro1">
          <table:table-cell office:value-type="float" office:value="1.18972727273" calcext:value-type="float">
            <text:p>1.1897272727</text:p>
          </table:table-cell>
          <table:table-cell office:value-type="float" office:value="52468.7183065" calcext:value-type="float">
            <text:p>52468.7183065</text:p>
          </table:table-cell>
        </table:table-row>
        <table:table-row table:style-name="ro1">
          <table:table-cell office:value-type="float" office:value="1.19136363636" calcext:value-type="float">
            <text:p>1.1913636364</text:p>
          </table:table-cell>
          <table:table-cell office:value-type="float" office:value="59115.9630287" calcext:value-type="float">
            <text:p>59115.9630287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66961.0514827" calcext:value-type="float">
            <text:p>66961.0514827</text:p>
          </table:table-cell>
        </table:table-row>
        <table:table-row table:style-name="ro1">
          <table:table-cell office:value-type="float" office:value="1.19463636364" calcext:value-type="float">
            <text:p>1.1946363636</text:p>
          </table:table-cell>
          <table:table-cell office:value-type="float" office:value="75140.5106347" calcext:value-type="float">
            <text:p>75140.5106347</text:p>
          </table:table-cell>
        </table:table-row>
        <table:table-row table:style-name="ro1">
          <table:table-cell office:value-type="float" office:value="1.19627272727" calcext:value-type="float">
            <text:p>1.1962727273</text:p>
          </table:table-cell>
          <table:table-cell office:value-type="float" office:value="82896.7926397" calcext:value-type="float">
            <text:p>82896.7926397</text:p>
          </table:table-cell>
        </table:table-row>
        <table:table-row table:style-name="ro1">
          <table:table-cell office:value-type="float" office:value="1.19790909091" calcext:value-type="float">
            <text:p>1.1979090909</text:p>
          </table:table-cell>
          <table:table-cell office:value-type="float" office:value="89353.5147977" calcext:value-type="float">
            <text:p>89353.5147977</text:p>
          </table:table-cell>
        </table:table-row>
        <table:table-row table:style-name="ro1">
          <table:table-cell office:value-type="float" office:value="1.19954545455" calcext:value-type="float">
            <text:p>1.1995454546</text:p>
          </table:table-cell>
          <table:table-cell office:value-type="float" office:value="93916.2132927" calcext:value-type="float">
            <text:p>93916.213292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4582.2510391" calcext:value-type="float">
            <text:p>94582.2510391</text:p>
          </table:table-cell>
        </table:table-row>
        <table:table-row table:style-name="ro1">
          <table:table-cell office:value-type="float" office:value="1.20163636364" calcext:value-type="float">
            <text:p>1.2016363636</text:p>
          </table:table-cell>
          <table:table-cell office:value-type="float" office:value="96681.5507283" calcext:value-type="float">
            <text:p>96681.5507283</text:p>
          </table:table-cell>
        </table:table-row>
        <table:table-row table:style-name="ro1">
          <table:table-cell office:value-type="float" office:value="1.20327272727" calcext:value-type="float">
            <text:p>1.2032727273</text:p>
          </table:table-cell>
          <table:table-cell office:value-type="float" office:value="97508.5071262" calcext:value-type="float">
            <text:p>97508.5071262</text:p>
          </table:table-cell>
        </table:table-row>
        <table:table-row table:style-name="ro1">
          <table:table-cell office:value-type="float" office:value="1.20490909091" calcext:value-type="float">
            <text:p>1.2049090909</text:p>
          </table:table-cell>
          <table:table-cell office:value-type="float" office:value="97372.014527" calcext:value-type="float">
            <text:p>97372.014527</text:p>
          </table:table-cell>
        </table:table-row>
        <table:table-row table:style-name="ro1">
          <table:table-cell office:value-type="float" office:value="1.20654545455" calcext:value-type="float">
            <text:p>1.2065454546</text:p>
          </table:table-cell>
          <table:table-cell office:value-type="float" office:value="97154.7135501" calcext:value-type="float">
            <text:p>97154.7135501</text:p>
          </table:table-cell>
        </table:table-row>
        <table:table-row table:style-name="ro1">
          <table:table-cell office:value-type="float" office:value="1.20818181818" calcext:value-type="float">
            <text:p>1.2081818182</text:p>
          </table:table-cell>
          <table:table-cell office:value-type="float" office:value="96897.8656668" calcext:value-type="float">
            <text:p>96897.8656668</text:p>
          </table:table-cell>
        </table:table-row>
        <table:table-row table:style-name="ro1">
          <table:table-cell office:value-type="float" office:value="1.20981818182" calcext:value-type="float">
            <text:p>1.2098181818</text:p>
          </table:table-cell>
          <table:table-cell office:value-type="float" office:value="96682.5547327" calcext:value-type="float">
            <text:p>96682.5547327</text:p>
          </table:table-cell>
        </table:table-row>
        <table:table-row table:style-name="ro1">
          <table:table-cell office:value-type="float" office:value="1.21145454545" calcext:value-type="float">
            <text:p>1.2114545455</text:p>
          </table:table-cell>
          <table:table-cell office:value-type="float" office:value="96429.7405331" calcext:value-type="float">
            <text:p>96429.7405331</text:p>
          </table:table-cell>
        </table:table-row>
        <table:table-row table:style-name="ro1">
          <table:table-cell office:value-type="float" office:value="1.21309090909" calcext:value-type="float">
            <text:p>1.2130909091</text:p>
          </table:table-cell>
          <table:table-cell office:value-type="float" office:value="96218.0330688" calcext:value-type="float">
            <text:p>96218.0330688</text:p>
          </table:table-cell>
        </table:table-row>
        <table:table-row table:style-name="ro1">
          <table:table-cell office:value-type="float" office:value="1.21472727273" calcext:value-type="float">
            <text:p>1.2147272727</text:p>
          </table:table-cell>
          <table:table-cell office:value-type="float" office:value="95952.9719724" calcext:value-type="float">
            <text:p>95952.9719724</text:p>
          </table:table-cell>
        </table:table-row>
        <table:table-row table:style-name="ro1">
          <table:table-cell office:value-type="float" office:value="1.21636363636" calcext:value-type="float">
            <text:p>1.2163636364</text:p>
          </table:table-cell>
          <table:table-cell office:value-type="float" office:value="95737.5758098" calcext:value-type="float">
            <text:p>95737.5758098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95463.542996" calcext:value-type="float">
            <text:p>95463.542996</text:p>
          </table:table-cell>
        </table:table-row>
        <table:table-row table:style-name="ro1">
          <table:table-cell office:value-type="float" office:value="1.21963636364" calcext:value-type="float">
            <text:p>1.2196363636</text:p>
          </table:table-cell>
          <table:table-cell office:value-type="float" office:value="95253.5800509" calcext:value-type="float">
            <text:p>95253.5800509</text:p>
          </table:table-cell>
        </table:table-row>
        <table:table-row table:style-name="ro1">
          <table:table-cell office:value-type="float" office:value="1.22127272727" calcext:value-type="float">
            <text:p>1.2212727273</text:p>
          </table:table-cell>
          <table:table-cell office:value-type="float" office:value="94977.0456388" calcext:value-type="float">
            <text:p>94977.0456388</text:p>
          </table:table-cell>
        </table:table-row>
        <table:table-row table:style-name="ro1">
          <table:table-cell office:value-type="float" office:value="1.22290909091" calcext:value-type="float">
            <text:p>1.2229090909</text:p>
          </table:table-cell>
          <table:table-cell office:value-type="float" office:value="94774.6138992" calcext:value-type="float">
            <text:p>94774.6138992</text:p>
          </table:table-cell>
        </table:table-row>
        <table:table-row table:style-name="ro1">
          <table:table-cell office:value-type="float" office:value="1.22454545455" calcext:value-type="float">
            <text:p>1.2245454546</text:p>
          </table:table-cell>
          <table:table-cell office:value-type="float" office:value="94499.0111192" calcext:value-type="float">
            <text:p>94499.0111192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94363.0360744" calcext:value-type="float">
            <text:p>94363.0360744</text:p>
          </table:table-cell>
        </table:table-row>
        <table:table-row table:style-name="ro1">
          <table:table-cell office:value-type="float" office:value="1.22663636364" calcext:value-type="float">
            <text:p>1.2266363636</text:p>
          </table:table-cell>
          <table:table-cell office:value-type="float" office:value="94141.6330088" calcext:value-type="float">
            <text:p>94141.6330088</text:p>
          </table:table-cell>
        </table:table-row>
        <table:table-row table:style-name="ro1">
          <table:table-cell office:value-type="float" office:value="1.22827272727" calcext:value-type="float">
            <text:p>1.2282727273</text:p>
          </table:table-cell>
          <table:table-cell office:value-type="float" office:value="93894.0324612" calcext:value-type="float">
            <text:p>93894.0324612</text:p>
          </table:table-cell>
        </table:table-row>
        <table:table-row table:style-name="ro1">
          <table:table-cell office:value-type="float" office:value="1.22990909091" calcext:value-type="float">
            <text:p>1.2299090909</text:p>
          </table:table-cell>
          <table:table-cell office:value-type="float" office:value="93687.4464533" calcext:value-type="float">
            <text:p>93687.4464533</text:p>
          </table:table-cell>
        </table:table-row>
        <table:table-row table:style-name="ro1">
          <table:table-cell office:value-type="float" office:value="1.23154545455" calcext:value-type="float">
            <text:p>1.2315454546</text:p>
          </table:table-cell>
          <table:table-cell office:value-type="float" office:value="93436.4626008" calcext:value-type="float">
            <text:p>93436.4626008</text:p>
          </table:table-cell>
        </table:table-row>
        <table:table-row table:style-name="ro1">
          <table:table-cell office:value-type="float" office:value="1.23318181818" calcext:value-type="float">
            <text:p>1.2331818182</text:p>
          </table:table-cell>
          <table:table-cell office:value-type="float" office:value="93238.2237351" calcext:value-type="float">
            <text:p>93238.2237351</text:p>
          </table:table-cell>
        </table:table-row>
        <table:table-row table:style-name="ro1">
          <table:table-cell office:value-type="float" office:value="1.23481818182" calcext:value-type="float">
            <text:p>1.2348181818</text:p>
          </table:table-cell>
          <table:table-cell office:value-type="float" office:value="92986.2789815" calcext:value-type="float">
            <text:p>92986.2789815</text:p>
          </table:table-cell>
        </table:table-row>
        <table:table-row table:style-name="ro1">
          <table:table-cell office:value-type="float" office:value="1.23645454545" calcext:value-type="float">
            <text:p>1.2364545455</text:p>
          </table:table-cell>
          <table:table-cell office:value-type="float" office:value="92795.6824739" calcext:value-type="float">
            <text:p>92795.6824739</text:p>
          </table:table-cell>
        </table:table-row>
        <table:table-row table:style-name="ro1">
          <table:table-cell office:value-type="float" office:value="1.23809090909" calcext:value-type="float">
            <text:p>1.2380909091</text:p>
          </table:table-cell>
          <table:table-cell office:value-type="float" office:value="92544.2209043" calcext:value-type="float">
            <text:p>92544.2209043</text:p>
          </table:table-cell>
        </table:table-row>
        <table:table-row table:style-name="ro1">
          <table:table-cell office:value-type="float" office:value="1.23972727273" calcext:value-type="float">
            <text:p>1.2397272727</text:p>
          </table:table-cell>
          <table:table-cell office:value-type="float" office:value="92360.0870206" calcext:value-type="float">
            <text:p>92360.0870206</text:p>
          </table:table-cell>
        </table:table-row>
        <table:table-row table:style-name="ro1">
          <table:table-cell office:value-type="float" office:value="1.24136363636" calcext:value-type="float">
            <text:p>1.2413636364</text:p>
          </table:table-cell>
          <table:table-cell office:value-type="float" office:value="92109.7907665" calcext:value-type="float">
            <text:p>92109.7907665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91929.7096068" calcext:value-type="float">
            <text:p>91929.7096068</text:p>
          </table:table-cell>
        </table:table-row>
        <table:table-row table:style-name="ro1">
          <table:table-cell office:value-type="float" office:value="1.24463636364" calcext:value-type="float">
            <text:p>1.2446363636</text:p>
          </table:table-cell>
          <table:table-cell office:value-type="float" office:value="91681.1888226" calcext:value-type="float">
            <text:p>91681.1888226</text:p>
          </table:table-cell>
        </table:table-row>
        <table:table-row table:style-name="ro1">
          <table:table-cell office:value-type="float" office:value="1.24627272727" calcext:value-type="float">
            <text:p>1.2462727273</text:p>
          </table:table-cell>
          <table:table-cell office:value-type="float" office:value="91504.3479421" calcext:value-type="float">
            <text:p>91504.3479421</text:p>
          </table:table-cell>
        </table:table-row>
        <table:table-row table:style-name="ro1">
          <table:table-cell office:value-type="float" office:value="1.24790909091" calcext:value-type="float">
            <text:p>1.2479090909</text:p>
          </table:table-cell>
          <table:table-cell office:value-type="float" office:value="91258.5765896" calcext:value-type="float">
            <text:p>91258.5765896</text:p>
          </table:table-cell>
        </table:table-row>
        <table:table-row table:style-name="ro1">
          <table:table-cell office:value-type="float" office:value="1.24954545455" calcext:value-type="float">
            <text:p>1.2495454546</text:p>
          </table:table-cell>
          <table:table-cell office:value-type="float" office:value="91084.3225786" calcext:value-type="float">
            <text:p>91084.322578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90921.1182081" calcext:value-type="float">
            <text:p>90921.1182081</text:p>
          </table:table-cell>
        </table:table-row>
        <table:table-row table:style-name="ro1">
          <table:table-cell office:value-type="float" office:value="1.25163636364" calcext:value-type="float">
            <text:p>1.2516363636</text:p>
          </table:table-cell>
          <table:table-cell office:value-type="float" office:value="90717.0060755" calcext:value-type="float">
            <text:p>90717.0060755</text:p>
          </table:table-cell>
        </table:table-row>
        <table:table-row table:style-name="ro1">
          <table:table-cell office:value-type="float" office:value="1.25327272727" calcext:value-type="float">
            <text:p>1.2532727273</text:p>
          </table:table-cell>
          <table:table-cell office:value-type="float" office:value="49417.6881613" calcext:value-type="float">
            <text:p>49417.6881613</text:p>
          </table:table-cell>
        </table:table-row>
        <table:table-row table:style-name="ro1">
          <table:table-cell office:value-type="float" office:value="1.25490909091" calcext:value-type="float">
            <text:p>1.2549090909</text:p>
          </table:table-cell>
          <table:table-cell office:value-type="float" office:value="49358.5366823" calcext:value-type="float">
            <text:p>49358.5366823</text:p>
          </table:table-cell>
        </table:table-row>
        <table:table-row table:style-name="ro1">
          <table:table-cell office:value-type="float" office:value="1.25654545455" calcext:value-type="float">
            <text:p>1.2565454546</text:p>
          </table:table-cell>
          <table:table-cell office:value-type="float" office:value="49305.0439361" calcext:value-type="float">
            <text:p>49305.0439361</text:p>
          </table:table-cell>
        </table:table-row>
        <table:table-row table:style-name="ro1">
          <table:table-cell office:value-type="float" office:value="1.25818181818" calcext:value-type="float">
            <text:p>1.2581818182</text:p>
          </table:table-cell>
          <table:table-cell office:value-type="float" office:value="49253.6842378" calcext:value-type="float">
            <text:p>49253.6842378</text:p>
          </table:table-cell>
        </table:table-row>
        <table:table-row table:style-name="ro1">
          <table:table-cell office:value-type="float" office:value="1.25981818182" calcext:value-type="float">
            <text:p>1.2598181818</text:p>
          </table:table-cell>
          <table:table-cell office:value-type="float" office:value="49202.2749119" calcext:value-type="float">
            <text:p>49202.2749119</text:p>
          </table:table-cell>
        </table:table-row>
        <table:table-row table:style-name="ro1">
          <table:table-cell office:value-type="float" office:value="1.26145454545" calcext:value-type="float">
            <text:p>1.2614545455</text:p>
          </table:table-cell>
          <table:table-cell office:value-type="float" office:value="49153.0473366" calcext:value-type="float">
            <text:p>49153.0473366</text:p>
          </table:table-cell>
        </table:table-row>
        <table:table-row table:style-name="ro1">
          <table:table-cell office:value-type="float" office:value="1.26309090909" calcext:value-type="float">
            <text:p>1.2630909091</text:p>
          </table:table-cell>
          <table:table-cell office:value-type="float" office:value="49103.3024875" calcext:value-type="float">
            <text:p>49103.3024875</text:p>
          </table:table-cell>
        </table:table-row>
        <table:table-row table:style-name="ro1">
          <table:table-cell office:value-type="float" office:value="1.26472727273" calcext:value-type="float">
            <text:p>1.2647272727</text:p>
          </table:table-cell>
          <table:table-cell office:value-type="float" office:value="49050.1107486" calcext:value-type="float">
            <text:p>49050.1107486</text:p>
          </table:table-cell>
        </table:table-row>
        <table:table-row table:style-name="ro1">
          <table:table-cell office:value-type="float" office:value="1.26636363636" calcext:value-type="float">
            <text:p>1.2663636364</text:p>
          </table:table-cell>
          <table:table-cell office:value-type="float" office:value="48995.4871017" calcext:value-type="float">
            <text:p>48995.4871017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48942.202626" calcext:value-type="float">
            <text:p>48942.202626</text:p>
          </table:table-cell>
        </table:table-row>
        <table:table-row table:style-name="ro1">
          <table:table-cell office:value-type="float" office:value="1.26963636364" calcext:value-type="float">
            <text:p>1.2696363636</text:p>
          </table:table-cell>
          <table:table-cell office:value-type="float" office:value="48893.735665" calcext:value-type="float">
            <text:p>48893.735665</text:p>
          </table:table-cell>
        </table:table-row>
        <table:table-row table:style-name="ro1">
          <table:table-cell office:value-type="float" office:value="1.27127272727" calcext:value-type="float">
            <text:p>1.2712727273</text:p>
          </table:table-cell>
          <table:table-cell office:value-type="float" office:value="48848.7243404" calcext:value-type="float">
            <text:p>48848.7243404</text:p>
          </table:table-cell>
        </table:table-row>
        <table:table-row table:style-name="ro1">
          <table:table-cell office:value-type="float" office:value="1.27290909091" calcext:value-type="float">
            <text:p>1.2729090909</text:p>
          </table:table-cell>
          <table:table-cell office:value-type="float" office:value="48806.2401366" calcext:value-type="float">
            <text:p>48806.2401366</text:p>
          </table:table-cell>
        </table:table-row>
        <table:table-row table:style-name="ro1">
          <table:table-cell office:value-type="float" office:value="1.27454545455" calcext:value-type="float">
            <text:p>1.2745454546</text:p>
          </table:table-cell>
          <table:table-cell office:value-type="float" office:value="48764.6431842" calcext:value-type="float">
            <text:p>48764.6431842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48668.7083831" calcext:value-type="float">
            <text:p>48668.7083831</text:p>
          </table:table-cell>
        </table:table-row>
        <table:table-row table:style-name="ro1">
          <table:table-cell office:value-type="float" office:value="1.27663636364" calcext:value-type="float">
            <text:p>1.2766363636</text:p>
          </table:table-cell>
          <table:table-cell office:value-type="float" office:value="48621.9777284" calcext:value-type="float">
            <text:p>48621.9777284</text:p>
          </table:table-cell>
        </table:table-row>
        <table:table-row table:style-name="ro1">
          <table:table-cell office:value-type="float" office:value="1.27827272727" calcext:value-type="float">
            <text:p>1.2782727273</text:p>
          </table:table-cell>
          <table:table-cell office:value-type="float" office:value="48578.0264102" calcext:value-type="float">
            <text:p>48578.0264102</text:p>
          </table:table-cell>
        </table:table-row>
        <table:table-row table:style-name="ro1">
          <table:table-cell office:value-type="float" office:value="1.27990909091" calcext:value-type="float">
            <text:p>1.2799090909</text:p>
          </table:table-cell>
          <table:table-cell office:value-type="float" office:value="48534.9770014" calcext:value-type="float">
            <text:p>48534.9770014</text:p>
          </table:table-cell>
        </table:table-row>
        <table:table-row table:style-name="ro1">
          <table:table-cell office:value-type="float" office:value="1.28154545455" calcext:value-type="float">
            <text:p>1.2815454546</text:p>
          </table:table-cell>
          <table:table-cell office:value-type="float" office:value="48495.3816205" calcext:value-type="float">
            <text:p>48495.3816205</text:p>
          </table:table-cell>
        </table:table-row>
        <table:table-row table:style-name="ro1">
          <table:table-cell office:value-type="float" office:value="1.28318181818" calcext:value-type="float">
            <text:p>1.2831818182</text:p>
          </table:table-cell>
          <table:table-cell office:value-type="float" office:value="48457.8630191" calcext:value-type="float">
            <text:p>48457.8630191</text:p>
          </table:table-cell>
        </table:table-row>
        <table:table-row table:style-name="ro1">
          <table:table-cell office:value-type="float" office:value="1.28481818182" calcext:value-type="float">
            <text:p>1.2848181818</text:p>
          </table:table-cell>
          <table:table-cell office:value-type="float" office:value="48419.7208911" calcext:value-type="float">
            <text:p>48419.7208911</text:p>
          </table:table-cell>
        </table:table-row>
        <table:table-row table:style-name="ro1">
          <table:table-cell office:value-type="float" office:value="1.28645454545" calcext:value-type="float">
            <text:p>1.2864545455</text:p>
          </table:table-cell>
          <table:table-cell office:value-type="float" office:value="48378.0339033" calcext:value-type="float">
            <text:p>48378.0339033</text:p>
          </table:table-cell>
        </table:table-row>
        <table:table-row table:style-name="ro1">
          <table:table-cell office:value-type="float" office:value="1.28809090909" calcext:value-type="float">
            <text:p>1.2880909091</text:p>
          </table:table-cell>
          <table:table-cell office:value-type="float" office:value="48333.8813198" calcext:value-type="float">
            <text:p>48333.8813198</text:p>
          </table:table-cell>
        </table:table-row>
        <table:table-row table:style-name="ro1">
          <table:table-cell office:value-type="float" office:value="1.28972727273" calcext:value-type="float">
            <text:p>1.2897272727</text:p>
          </table:table-cell>
          <table:table-cell office:value-type="float" office:value="48292.2842738" calcext:value-type="float">
            <text:p>48292.2842738</text:p>
          </table:table-cell>
        </table:table-row>
        <table:table-row table:style-name="ro1">
          <table:table-cell office:value-type="float" office:value="1.29136363636" calcext:value-type="float">
            <text:p>1.2913636364</text:p>
          </table:table-cell>
          <table:table-cell office:value-type="float" office:value="48253.3107424" calcext:value-type="float">
            <text:p>48253.3107424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48215.6169627" calcext:value-type="float">
            <text:p>48215.6169627</text:p>
          </table:table-cell>
        </table:table-row>
        <table:table-row table:style-name="ro1">
          <table:table-cell office:value-type="float" office:value="1.29463636364" calcext:value-type="float">
            <text:p>1.2946363636</text:p>
          </table:table-cell>
          <table:table-cell office:value-type="float" office:value="48178.7723082" calcext:value-type="float">
            <text:p>48178.7723082</text:p>
          </table:table-cell>
        </table:table-row>
        <table:table-row table:style-name="ro1">
          <table:table-cell office:value-type="float" office:value="1.29627272727" calcext:value-type="float">
            <text:p>1.2962727273</text:p>
          </table:table-cell>
          <table:table-cell office:value-type="float" office:value="48142.0337363" calcext:value-type="float">
            <text:p>48142.0337363</text:p>
          </table:table-cell>
        </table:table-row>
        <table:table-row table:style-name="ro1">
          <table:table-cell office:value-type="float" office:value="1.29790909091" calcext:value-type="float">
            <text:p>1.2979090909</text:p>
          </table:table-cell>
          <table:table-cell office:value-type="float" office:value="48108.4340681" calcext:value-type="float">
            <text:p>48108.4340681</text:p>
          </table:table-cell>
        </table:table-row>
        <table:table-row table:style-name="ro1">
          <table:table-cell office:value-type="float" office:value="1.29954545455" calcext:value-type="float">
            <text:p>1.2995454546</text:p>
          </table:table-cell>
          <table:table-cell office:value-type="float" office:value="48077.027463" calcext:value-type="float">
            <text:p>48077.02746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7968.179019" calcext:value-type="float">
            <text:p>47968.179019</text:p>
          </table:table-cell>
        </table:table-row>
        <table:table-row table:style-name="ro1">
          <table:table-cell office:value-type="float" office:value="1.30163636364" calcext:value-type="float">
            <text:p>1.3016363636</text:p>
          </table:table-cell>
          <table:table-cell office:value-type="float" office:value="47926.9454896" calcext:value-type="float">
            <text:p>47926.9454896</text:p>
          </table:table-cell>
        </table:table-row>
        <table:table-row table:style-name="ro1">
          <table:table-cell office:value-type="float" office:value="1.30327272727" calcext:value-type="float">
            <text:p>1.3032727273</text:p>
          </table:table-cell>
          <table:table-cell office:value-type="float" office:value="47890.9841287" calcext:value-type="float">
            <text:p>47890.9841287</text:p>
          </table:table-cell>
        </table:table-row>
        <table:table-row table:style-name="ro1">
          <table:table-cell office:value-type="float" office:value="1.30490909091" calcext:value-type="float">
            <text:p>1.3049090909</text:p>
          </table:table-cell>
          <table:table-cell office:value-type="float" office:value="47857.4748746" calcext:value-type="float">
            <text:p>47857.4748746</text:p>
          </table:table-cell>
        </table:table-row>
        <table:table-row table:style-name="ro1">
          <table:table-cell office:value-type="float" office:value="1.30654545455" calcext:value-type="float">
            <text:p>1.3065454546</text:p>
          </table:table-cell>
          <table:table-cell office:value-type="float" office:value="47823.4430463" calcext:value-type="float">
            <text:p>47823.4430463</text:p>
          </table:table-cell>
        </table:table-row>
        <table:table-row table:style-name="ro1">
          <table:table-cell office:value-type="float" office:value="1.30818181818" calcext:value-type="float">
            <text:p>1.3081818182</text:p>
          </table:table-cell>
          <table:table-cell office:value-type="float" office:value="47786.4604306" calcext:value-type="float">
            <text:p>47786.4604306</text:p>
          </table:table-cell>
        </table:table-row>
        <table:table-row table:style-name="ro1">
          <table:table-cell office:value-type="float" office:value="1.30981818182" calcext:value-type="float">
            <text:p>1.3098181818</text:p>
          </table:table-cell>
          <table:table-cell office:value-type="float" office:value="47748.5552096" calcext:value-type="float">
            <text:p>47748.5552096</text:p>
          </table:table-cell>
        </table:table-row>
        <table:table-row table:style-name="ro1">
          <table:table-cell office:value-type="float" office:value="1.31145454545" calcext:value-type="float">
            <text:p>1.3114545455</text:p>
          </table:table-cell>
          <table:table-cell office:value-type="float" office:value="47712.999431" calcext:value-type="float">
            <text:p>47712.999431</text:p>
          </table:table-cell>
        </table:table-row>
        <table:table-row table:style-name="ro1">
          <table:table-cell office:value-type="float" office:value="1.31309090909" calcext:value-type="float">
            <text:p>1.3130909091</text:p>
          </table:table-cell>
          <table:table-cell office:value-type="float" office:value="47678.4597533" calcext:value-type="float">
            <text:p>47678.4597533</text:p>
          </table:table-cell>
        </table:table-row>
        <table:table-row table:style-name="ro1">
          <table:table-cell office:value-type="float" office:value="1.31472727273" calcext:value-type="float">
            <text:p>1.3147272727</text:p>
          </table:table-cell>
          <table:table-cell office:value-type="float" office:value="47644.0323528" calcext:value-type="float">
            <text:p>47644.0323528</text:p>
          </table:table-cell>
        </table:table-row>
        <table:table-row table:style-name="ro1">
          <table:table-cell office:value-type="float" office:value="1.31636363636" calcext:value-type="float">
            <text:p>1.3163636364</text:p>
          </table:table-cell>
          <table:table-cell office:value-type="float" office:value="47609.6113365" calcext:value-type="float">
            <text:p>47609.6113365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47576.7344484" calcext:value-type="float">
            <text:p>47576.7344484</text:p>
          </table:table-cell>
        </table:table-row>
        <table:table-row table:style-name="ro1">
          <table:table-cell office:value-type="float" office:value="1.31963636364" calcext:value-type="float">
            <text:p>1.3196363636</text:p>
          </table:table-cell>
          <table:table-cell office:value-type="float" office:value="47548.1738199" calcext:value-type="float">
            <text:p>47548.1738199</text:p>
          </table:table-cell>
        </table:table-row>
        <table:table-row table:style-name="ro1">
          <table:table-cell office:value-type="float" office:value="1.32127272727" calcext:value-type="float">
            <text:p>1.3212727273</text:p>
          </table:table-cell>
          <table:table-cell office:value-type="float" office:value="47520.918336" calcext:value-type="float">
            <text:p>47520.918336</text:p>
          </table:table-cell>
        </table:table-row>
        <table:table-row table:style-name="ro1">
          <table:table-cell office:value-type="float" office:value="1.32290909091" calcext:value-type="float">
            <text:p>1.3229090909</text:p>
          </table:table-cell>
          <table:table-cell office:value-type="float" office:value="47492.0320657" calcext:value-type="float">
            <text:p>47492.0320657</text:p>
          </table:table-cell>
        </table:table-row>
        <table:table-row table:style-name="ro1">
          <table:table-cell office:value-type="float" office:value="1.32454545455" calcext:value-type="float">
            <text:p>1.3245454546</text:p>
          </table:table-cell>
          <table:table-cell office:value-type="float" office:value="47459.4224285" calcext:value-type="float">
            <text:p>47459.4224285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47355.3550465" calcext:value-type="float">
            <text:p>47355.3550465</text:p>
          </table:table-cell>
        </table:table-row>
        <table:table-row table:style-name="ro1">
          <table:table-cell office:value-type="float" office:value="1.32663636364" calcext:value-type="float">
            <text:p>1.3266363636</text:p>
          </table:table-cell>
          <table:table-cell office:value-type="float" office:value="47320.2382677" calcext:value-type="float">
            <text:p>47320.2382677</text:p>
          </table:table-cell>
        </table:table-row>
        <table:table-row table:style-name="ro1">
          <table:table-cell office:value-type="float" office:value="1.32827272727" calcext:value-type="float">
            <text:p>1.3282727273</text:p>
          </table:table-cell>
          <table:table-cell office:value-type="float" office:value="47284.4937982" calcext:value-type="float">
            <text:p>47284.4937982</text:p>
          </table:table-cell>
        </table:table-row>
        <table:table-row table:style-name="ro1">
          <table:table-cell office:value-type="float" office:value="1.32990909091" calcext:value-type="float">
            <text:p>1.3299090909</text:p>
          </table:table-cell>
          <table:table-cell office:value-type="float" office:value="47246.5583642" calcext:value-type="float">
            <text:p>47246.5583642</text:p>
          </table:table-cell>
        </table:table-row>
        <table:table-row table:style-name="ro1">
          <table:table-cell office:value-type="float" office:value="1.33154545455" calcext:value-type="float">
            <text:p>1.3315454546</text:p>
          </table:table-cell>
          <table:table-cell office:value-type="float" office:value="47210.4542009" calcext:value-type="float">
            <text:p>47210.4542009</text:p>
          </table:table-cell>
        </table:table-row>
        <table:table-row table:style-name="ro1">
          <table:table-cell office:value-type="float" office:value="1.33318181818" calcext:value-type="float">
            <text:p>1.3331818182</text:p>
          </table:table-cell>
          <table:table-cell office:value-type="float" office:value="47176.5609179" calcext:value-type="float">
            <text:p>47176.5609179</text:p>
          </table:table-cell>
        </table:table-row>
        <table:table-row table:style-name="ro1">
          <table:table-cell office:value-type="float" office:value="1.33481818182" calcext:value-type="float">
            <text:p>1.3348181818</text:p>
          </table:table-cell>
          <table:table-cell office:value-type="float" office:value="47143.4598936" calcext:value-type="float">
            <text:p>47143.4598936</text:p>
          </table:table-cell>
        </table:table-row>
        <table:table-row table:style-name="ro1">
          <table:table-cell office:value-type="float" office:value="1.33645454545" calcext:value-type="float">
            <text:p>1.3364545455</text:p>
          </table:table-cell>
          <table:table-cell office:value-type="float" office:value="47110.76048" calcext:value-type="float">
            <text:p>47110.76048</text:p>
          </table:table-cell>
        </table:table-row>
        <table:table-row table:style-name="ro1">
          <table:table-cell office:value-type="float" office:value="1.33809090909" calcext:value-type="float">
            <text:p>1.3380909091</text:p>
          </table:table-cell>
          <table:table-cell office:value-type="float" office:value="47078.682268" calcext:value-type="float">
            <text:p>47078.682268</text:p>
          </table:table-cell>
        </table:table-row>
        <table:table-row table:style-name="ro1">
          <table:table-cell office:value-type="float" office:value="1.33972727273" calcext:value-type="float">
            <text:p>1.3397272727</text:p>
          </table:table-cell>
          <table:table-cell office:value-type="float" office:value="47052.3377891" calcext:value-type="float">
            <text:p>47052.3377891</text:p>
          </table:table-cell>
        </table:table-row>
        <table:table-row table:style-name="ro1">
          <table:table-cell office:value-type="float" office:value="1.34136363636" calcext:value-type="float">
            <text:p>1.3413636364</text:p>
          </table:table-cell>
          <table:table-cell office:value-type="float" office:value="47028.7029129" calcext:value-type="float">
            <text:p>47028.7029129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47004.7073646" calcext:value-type="float">
            <text:p>47004.7073646</text:p>
          </table:table-cell>
        </table:table-row>
        <table:table-row table:style-name="ro1">
          <table:table-cell office:value-type="float" office:value="1.34463636364" calcext:value-type="float">
            <text:p>1.3446363636</text:p>
          </table:table-cell>
          <table:table-cell office:value-type="float" office:value="46978.0700057" calcext:value-type="float">
            <text:p>46978.0700057</text:p>
          </table:table-cell>
        </table:table-row>
        <table:table-row table:style-name="ro1">
          <table:table-cell office:value-type="float" office:value="1.34627272727" calcext:value-type="float">
            <text:p>1.3462727273</text:p>
          </table:table-cell>
          <table:table-cell office:value-type="float" office:value="46947.7461226" calcext:value-type="float">
            <text:p>46947.7461226</text:p>
          </table:table-cell>
        </table:table-row>
        <table:table-row table:style-name="ro1">
          <table:table-cell office:value-type="float" office:value="1.34790909091" calcext:value-type="float">
            <text:p>1.3479090909</text:p>
          </table:table-cell>
          <table:table-cell office:value-type="float" office:value="46917.6960224" calcext:value-type="float">
            <text:p>46917.6960224</text:p>
          </table:table-cell>
        </table:table-row>
        <table:table-row table:style-name="ro1">
          <table:table-cell office:value-type="float" office:value="1.34954545455" calcext:value-type="float">
            <text:p>1.3495454546</text:p>
          </table:table-cell>
          <table:table-cell office:value-type="float" office:value="46888.8635499" calcext:value-type="float">
            <text:p>46888.863549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6790.8723763" calcext:value-type="float">
            <text:p>46790.8723763</text:p>
          </table:table-cell>
        </table:table-row>
        <table:table-row table:style-name="ro1">
          <table:table-cell office:value-type="float" office:value="1.35163636364" calcext:value-type="float">
            <text:p>1.3516363636</text:p>
          </table:table-cell>
          <table:table-cell office:value-type="float" office:value="46755.262394" calcext:value-type="float">
            <text:p>46755.262394</text:p>
          </table:table-cell>
        </table:table-row>
        <table:table-row table:style-name="ro1">
          <table:table-cell office:value-type="float" office:value="1.35327272727" calcext:value-type="float">
            <text:p>1.3532727273</text:p>
          </table:table-cell>
          <table:table-cell office:value-type="float" office:value="46722.6278973" calcext:value-type="float">
            <text:p>46722.6278973</text:p>
          </table:table-cell>
        </table:table-row>
        <table:table-row table:style-name="ro1">
          <table:table-cell office:value-type="float" office:value="1.35490909091" calcext:value-type="float">
            <text:p>1.3549090909</text:p>
          </table:table-cell>
          <table:table-cell office:value-type="float" office:value="46691.3826639" calcext:value-type="float">
            <text:p>46691.3826639</text:p>
          </table:table-cell>
        </table:table-row>
        <table:table-row table:style-name="ro1">
          <table:table-cell office:value-type="float" office:value="1.35654545455" calcext:value-type="float">
            <text:p>1.3565454546</text:p>
          </table:table-cell>
          <table:table-cell office:value-type="float" office:value="46660.5242231" calcext:value-type="float">
            <text:p>46660.5242231</text:p>
          </table:table-cell>
        </table:table-row>
        <table:table-row table:style-name="ro1">
          <table:table-cell office:value-type="float" office:value="1.35818181818" calcext:value-type="float">
            <text:p>1.3581818182</text:p>
          </table:table-cell>
          <table:table-cell office:value-type="float" office:value="46630.5912749" calcext:value-type="float">
            <text:p>46630.5912749</text:p>
          </table:table-cell>
        </table:table-row>
        <table:table-row table:style-name="ro1">
          <table:table-cell office:value-type="float" office:value="1.35981818182" calcext:value-type="float">
            <text:p>1.3598181818</text:p>
          </table:table-cell>
          <table:table-cell office:value-type="float" office:value="46605.8557696" calcext:value-type="float">
            <text:p>46605.8557696</text:p>
          </table:table-cell>
        </table:table-row>
        <table:table-row table:style-name="ro1">
          <table:table-cell office:value-type="float" office:value="1.36145454545" calcext:value-type="float">
            <text:p>1.3614545455</text:p>
          </table:table-cell>
          <table:table-cell office:value-type="float" office:value="46585.6046548" calcext:value-type="float">
            <text:p>46585.6046548</text:p>
          </table:table-cell>
        </table:table-row>
        <table:table-row table:style-name="ro1">
          <table:table-cell office:value-type="float" office:value="1.36309090909" calcext:value-type="float">
            <text:p>1.3630909091</text:p>
          </table:table-cell>
          <table:table-cell office:value-type="float" office:value="46566.0318925" calcext:value-type="float">
            <text:p>46566.0318925</text:p>
          </table:table-cell>
        </table:table-row>
        <table:table-row table:style-name="ro1">
          <table:table-cell office:value-type="float" office:value="1.36472727273" calcext:value-type="float">
            <text:p>1.3647272727</text:p>
          </table:table-cell>
          <table:table-cell office:value-type="float" office:value="46544.3815848" calcext:value-type="float">
            <text:p>46544.3815848</text:p>
          </table:table-cell>
        </table:table-row>
        <table:table-row table:style-name="ro1">
          <table:table-cell office:value-type="float" office:value="1.36636363636" calcext:value-type="float">
            <text:p>1.3663636364</text:p>
          </table:table-cell>
          <table:table-cell office:value-type="float" office:value="46519.0656974" calcext:value-type="float">
            <text:p>46519.0656974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46491.7411413" calcext:value-type="float">
            <text:p>46491.7411413</text:p>
          </table:table-cell>
        </table:table-row>
        <table:table-row table:style-name="ro1">
          <table:table-cell office:value-type="float" office:value="1.36963636364" calcext:value-type="float">
            <text:p>1.3696363636</text:p>
          </table:table-cell>
          <table:table-cell office:value-type="float" office:value="46465.2056663" calcext:value-type="float">
            <text:p>46465.2056663</text:p>
          </table:table-cell>
        </table:table-row>
        <table:table-row table:style-name="ro1">
          <table:table-cell office:value-type="float" office:value="1.37127272727" calcext:value-type="float">
            <text:p>1.3712727273</text:p>
          </table:table-cell>
          <table:table-cell office:value-type="float" office:value="46437.873121" calcext:value-type="float">
            <text:p>46437.873121</text:p>
          </table:table-cell>
        </table:table-row>
        <table:table-row table:style-name="ro1">
          <table:table-cell office:value-type="float" office:value="1.37290909091" calcext:value-type="float">
            <text:p>1.3729090909</text:p>
          </table:table-cell>
          <table:table-cell office:value-type="float" office:value="46409.0460898" calcext:value-type="float">
            <text:p>46409.0460898</text:p>
          </table:table-cell>
        </table:table-row>
        <table:table-row table:style-name="ro1">
          <table:table-cell office:value-type="float" office:value="1.37454545455" calcext:value-type="float">
            <text:p>1.3745454546</text:p>
          </table:table-cell>
          <table:table-cell office:value-type="float" office:value="46379.3385971" calcext:value-type="float">
            <text:p>46379.3385971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46298.6810075" calcext:value-type="float">
            <text:p>46298.6810075</text:p>
          </table:table-cell>
        </table:table-row>
        <table:table-row table:style-name="ro1">
          <table:table-cell office:value-type="float" office:value="1.37663636364" calcext:value-type="float">
            <text:p>1.3766363636</text:p>
          </table:table-cell>
          <table:table-cell office:value-type="float" office:value="46264.4856058" calcext:value-type="float">
            <text:p>46264.4856058</text:p>
          </table:table-cell>
        </table:table-row>
        <table:table-row table:style-name="ro1">
          <table:table-cell office:value-type="float" office:value="1.37827272727" calcext:value-type="float">
            <text:p>1.3782727273</text:p>
          </table:table-cell>
          <table:table-cell office:value-type="float" office:value="46230.4501059" calcext:value-type="float">
            <text:p>46230.4501059</text:p>
          </table:table-cell>
        </table:table-row>
        <table:table-row table:style-name="ro1">
          <table:table-cell office:value-type="float" office:value="1.37990909091" calcext:value-type="float">
            <text:p>1.3799090909</text:p>
          </table:table-cell>
          <table:table-cell office:value-type="float" office:value="46200.0260358" calcext:value-type="float">
            <text:p>46200.0260358</text:p>
          </table:table-cell>
        </table:table-row>
        <table:table-row table:style-name="ro1">
          <table:table-cell office:value-type="float" office:value="1.38154545455" calcext:value-type="float">
            <text:p>1.3815454546</text:p>
          </table:table-cell>
          <table:table-cell office:value-type="float" office:value="46175.9689004" calcext:value-type="float">
            <text:p>46175.9689004</text:p>
          </table:table-cell>
        </table:table-row>
        <table:table-row table:style-name="ro1">
          <table:table-cell office:value-type="float" office:value="1.38318181818" calcext:value-type="float">
            <text:p>1.3831818182</text:p>
          </table:table-cell>
          <table:table-cell office:value-type="float" office:value="46155.9117654" calcext:value-type="float">
            <text:p>46155.9117654</text:p>
          </table:table-cell>
        </table:table-row>
        <table:table-row table:style-name="ro1">
          <table:table-cell office:value-type="float" office:value="1.38481818182" calcext:value-type="float">
            <text:p>1.3848181818</text:p>
          </table:table-cell>
          <table:table-cell office:value-type="float" office:value="46136.0248971" calcext:value-type="float">
            <text:p>46136.0248971</text:p>
          </table:table-cell>
        </table:table-row>
        <table:table-row table:style-name="ro1">
          <table:table-cell office:value-type="float" office:value="1.38645454545" calcext:value-type="float">
            <text:p>1.3864545455</text:p>
          </table:table-cell>
          <table:table-cell office:value-type="float" office:value="46114.3213528" calcext:value-type="float">
            <text:p>46114.3213528</text:p>
          </table:table-cell>
        </table:table-row>
        <table:table-row table:style-name="ro1">
          <table:table-cell office:value-type="float" office:value="1.38809090909" calcext:value-type="float">
            <text:p>1.3880909091</text:p>
          </table:table-cell>
          <table:table-cell office:value-type="float" office:value="46091.5367667" calcext:value-type="float">
            <text:p>46091.5367667</text:p>
          </table:table-cell>
        </table:table-row>
        <table:table-row table:style-name="ro1">
          <table:table-cell office:value-type="float" office:value="1.38972727273" calcext:value-type="float">
            <text:p>1.3897272727</text:p>
          </table:table-cell>
          <table:table-cell office:value-type="float" office:value="46071.7535751" calcext:value-type="float">
            <text:p>46071.7535751</text:p>
          </table:table-cell>
        </table:table-row>
        <table:table-row table:style-name="ro1">
          <table:table-cell office:value-type="float" office:value="1.39136363636" calcext:value-type="float">
            <text:p>1.3913636364</text:p>
          </table:table-cell>
          <table:table-cell office:value-type="float" office:value="46054.4998962" calcext:value-type="float">
            <text:p>46054.499896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46040.7620431" calcext:value-type="float">
            <text:p>46040.7620431</text:p>
          </table:table-cell>
        </table:table-row>
        <table:table-row table:style-name="ro1">
          <table:table-cell office:value-type="float" office:value="1.39463636364" calcext:value-type="float">
            <text:p>1.3946363636</text:p>
          </table:table-cell>
          <table:table-cell office:value-type="float" office:value="46032.7915842" calcext:value-type="float">
            <text:p>46032.7915842</text:p>
          </table:table-cell>
        </table:table-row>
        <table:table-row table:style-name="ro1">
          <table:table-cell office:value-type="float" office:value="1.39627272727" calcext:value-type="float">
            <text:p>1.3962727273</text:p>
          </table:table-cell>
          <table:table-cell office:value-type="float" office:value="46035.3125309" calcext:value-type="float">
            <text:p>46035.3125309</text:p>
          </table:table-cell>
        </table:table-row>
        <table:table-row table:style-name="ro1">
          <table:table-cell office:value-type="float" office:value="1.39790909091" calcext:value-type="float">
            <text:p>1.3979090909</text:p>
          </table:table-cell>
          <table:table-cell office:value-type="float" office:value="46051.8191774" calcext:value-type="float">
            <text:p>46051.8191774</text:p>
          </table:table-cell>
        </table:table-row>
        <table:table-row table:style-name="ro1">
          <table:table-cell office:value-type="float" office:value="1.39954545455" calcext:value-type="float">
            <text:p>1.3995454546</text:p>
          </table:table-cell>
          <table:table-cell office:value-type="float" office:value="46078.7398382" calcext:value-type="float">
            <text:p>46078.739838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6000.059822" calcext:value-type="float">
            <text:p>46000.059822</text:p>
          </table:table-cell>
        </table:table-row>
        <table:table-row table:style-name="ro1">
          <table:table-cell office:value-type="float" office:value="1.40163636364" calcext:value-type="float">
            <text:p>1.4016363636</text:p>
          </table:table-cell>
          <table:table-cell office:value-type="float" office:value="46019.7836449" calcext:value-type="float">
            <text:p>46019.7836449</text:p>
          </table:table-cell>
        </table:table-row>
        <table:table-row table:style-name="ro1">
          <table:table-cell office:value-type="float" office:value="1.40327272727" calcext:value-type="float">
            <text:p>1.4032727273</text:p>
          </table:table-cell>
          <table:table-cell office:value-type="float" office:value="46047.4758914" calcext:value-type="float">
            <text:p>46047.4758914</text:p>
          </table:table-cell>
        </table:table-row>
        <table:table-row table:style-name="ro1">
          <table:table-cell office:value-type="float" office:value="1.40490909091" calcext:value-type="float">
            <text:p>1.4049090909</text:p>
          </table:table-cell>
          <table:table-cell office:value-type="float" office:value="46077.8865448" calcext:value-type="float">
            <text:p>46077.8865448</text:p>
          </table:table-cell>
        </table:table-row>
        <table:table-row table:style-name="ro1">
          <table:table-cell office:value-type="float" office:value="1.40654545455" calcext:value-type="float">
            <text:p>1.4065454546</text:p>
          </table:table-cell>
          <table:table-cell office:value-type="float" office:value="46106.7405233" calcext:value-type="float">
            <text:p>46106.7405233</text:p>
          </table:table-cell>
        </table:table-row>
        <table:table-row table:style-name="ro1">
          <table:table-cell office:value-type="float" office:value="1.40818181818" calcext:value-type="float">
            <text:p>1.4081818182</text:p>
          </table:table-cell>
          <table:table-cell office:value-type="float" office:value="46131.3306795" calcext:value-type="float">
            <text:p>46131.3306795</text:p>
          </table:table-cell>
        </table:table-row>
        <table:table-row table:style-name="ro1">
          <table:table-cell office:value-type="float" office:value="1.40981818182" calcext:value-type="float">
            <text:p>1.4098181818</text:p>
          </table:table-cell>
          <table:table-cell office:value-type="float" office:value="46155.0423895" calcext:value-type="float">
            <text:p>46155.0423895</text:p>
          </table:table-cell>
        </table:table-row>
        <table:table-row table:style-name="ro1">
          <table:table-cell office:value-type="float" office:value="1.41145454545" calcext:value-type="float">
            <text:p>1.4114545455</text:p>
          </table:table-cell>
          <table:table-cell office:value-type="float" office:value="46176.8552022" calcext:value-type="float">
            <text:p>46176.8552022</text:p>
          </table:table-cell>
        </table:table-row>
        <table:table-row table:style-name="ro1">
          <table:table-cell office:value-type="float" office:value="1.41309090909" calcext:value-type="float">
            <text:p>1.4130909091</text:p>
          </table:table-cell>
          <table:table-cell office:value-type="float" office:value="46200.8628944" calcext:value-type="float">
            <text:p>46200.8628944</text:p>
          </table:table-cell>
        </table:table-row>
        <table:table-row table:style-name="ro1">
          <table:table-cell office:value-type="float" office:value="1.41472727273" calcext:value-type="float">
            <text:p>1.4147272727</text:p>
          </table:table-cell>
          <table:table-cell office:value-type="float" office:value="46238.3262425" calcext:value-type="float">
            <text:p>46238.3262425</text:p>
          </table:table-cell>
        </table:table-row>
        <table:table-row table:style-name="ro1">
          <table:table-cell office:value-type="float" office:value="1.41636363636" calcext:value-type="float">
            <text:p>1.4163636364</text:p>
          </table:table-cell>
          <table:table-cell office:value-type="float" office:value="46312.4587461" calcext:value-type="float">
            <text:p>46312.4587461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46460.8120392" calcext:value-type="float">
            <text:p>46460.8120392</text:p>
          </table:table-cell>
        </table:table-row>
        <table:table-row table:style-name="ro1">
          <table:table-cell office:value-type="float" office:value="1.41963636364" calcext:value-type="float">
            <text:p>1.4196363636</text:p>
          </table:table-cell>
          <table:table-cell office:value-type="float" office:value="46717.895464" calcext:value-type="float">
            <text:p>46717.895464</text:p>
          </table:table-cell>
        </table:table-row>
        <table:table-row table:style-name="ro1">
          <table:table-cell office:value-type="float" office:value="1.42127272727" calcext:value-type="float">
            <text:p>1.4212727273</text:p>
          </table:table-cell>
          <table:table-cell office:value-type="float" office:value="47103.9252948" calcext:value-type="float">
            <text:p>47103.9252948</text:p>
          </table:table-cell>
        </table:table-row>
        <table:table-row table:style-name="ro1">
          <table:table-cell office:value-type="float" office:value="1.42290909091" calcext:value-type="float">
            <text:p>1.4229090909</text:p>
          </table:table-cell>
          <table:table-cell office:value-type="float" office:value="47608.8227399" calcext:value-type="float">
            <text:p>47608.8227399</text:p>
          </table:table-cell>
        </table:table-row>
        <table:table-row table:style-name="ro1">
          <table:table-cell office:value-type="float" office:value="1.42454545455" calcext:value-type="float">
            <text:p>1.4245454546</text:p>
          </table:table-cell>
          <table:table-cell office:value-type="float" office:value="48201.9659514" calcext:value-type="float">
            <text:p>48201.9659514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48252.205619" calcext:value-type="float">
            <text:p>48252.205619</text:p>
          </table:table-cell>
        </table:table-row>
        <table:table-row table:style-name="ro1">
          <table:table-cell office:value-type="float" office:value="1.42663636364" calcext:value-type="float">
            <text:p>1.4266363636</text:p>
          </table:table-cell>
          <table:table-cell office:value-type="float" office:value="48950.2288462" calcext:value-type="float">
            <text:p>48950.2288462</text:p>
          </table:table-cell>
        </table:table-row>
        <table:table-row table:style-name="ro1">
          <table:table-cell office:value-type="float" office:value="1.42827272727" calcext:value-type="float">
            <text:p>1.4282727273</text:p>
          </table:table-cell>
          <table:table-cell office:value-type="float" office:value="49778.4542295" calcext:value-type="float">
            <text:p>49778.4542295</text:p>
          </table:table-cell>
        </table:table-row>
        <table:table-row table:style-name="ro1">
          <table:table-cell office:value-type="float" office:value="1.42990909091" calcext:value-type="float">
            <text:p>1.4299090909</text:p>
          </table:table-cell>
          <table:table-cell office:value-type="float" office:value="50879.2474584" calcext:value-type="float">
            <text:p>50879.2474584</text:p>
          </table:table-cell>
        </table:table-row>
        <table:table-row table:style-name="ro1">
          <table:table-cell office:value-type="float" office:value="1.43154545455" calcext:value-type="float">
            <text:p>1.4315454546</text:p>
          </table:table-cell>
          <table:table-cell office:value-type="float" office:value="52480.2071978" calcext:value-type="float">
            <text:p>52480.2071978</text:p>
          </table:table-cell>
        </table:table-row>
        <table:table-row table:style-name="ro1">
          <table:table-cell office:value-type="float" office:value="1.43318181818" calcext:value-type="float">
            <text:p>1.4331818182</text:p>
          </table:table-cell>
          <table:table-cell office:value-type="float" office:value="54804.938538" calcext:value-type="float">
            <text:p>54804.938538</text:p>
          </table:table-cell>
        </table:table-row>
        <table:table-row table:style-name="ro1">
          <table:table-cell office:value-type="float" office:value="1.43481818182" calcext:value-type="float">
            <text:p>1.4348181818</text:p>
          </table:table-cell>
          <table:table-cell office:value-type="float" office:value="57882.5876698" calcext:value-type="float">
            <text:p>57882.5876698</text:p>
          </table:table-cell>
        </table:table-row>
        <table:table-row table:style-name="ro1">
          <table:table-cell office:value-type="float" office:value="1.43645454545" calcext:value-type="float">
            <text:p>1.4364545455</text:p>
          </table:table-cell>
          <table:table-cell office:value-type="float" office:value="61209.0957626" calcext:value-type="float">
            <text:p>61209.0957626</text:p>
          </table:table-cell>
        </table:table-row>
        <table:table-row table:style-name="ro1">
          <table:table-cell office:value-type="float" office:value="1.43809090909" calcext:value-type="float">
            <text:p>1.4380909091</text:p>
          </table:table-cell>
          <table:table-cell office:value-type="float" office:value="63914.7088282" calcext:value-type="float">
            <text:p>63914.7088282</text:p>
          </table:table-cell>
        </table:table-row>
        <table:table-row table:style-name="ro1">
          <table:table-cell office:value-type="float" office:value="1.43972727273" calcext:value-type="float">
            <text:p>1.4397272727</text:p>
          </table:table-cell>
          <table:table-cell office:value-type="float" office:value="65133.2613433" calcext:value-type="float">
            <text:p>65133.2613433</text:p>
          </table:table-cell>
        </table:table-row>
        <table:table-row table:style-name="ro1">
          <table:table-cell office:value-type="float" office:value="1.44136363636" calcext:value-type="float">
            <text:p>1.4413636364</text:p>
          </table:table-cell>
          <table:table-cell office:value-type="float" office:value="64579.0753837" calcext:value-type="float">
            <text:p>64579.0753837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63006.2886526" calcext:value-type="float">
            <text:p>63006.2886526</text:p>
          </table:table-cell>
        </table:table-row>
        <table:table-row table:style-name="ro1">
          <table:table-cell office:value-type="float" office:value="1.44463636364" calcext:value-type="float">
            <text:p>1.4446363636</text:p>
          </table:table-cell>
          <table:table-cell office:value-type="float" office:value="61568.1286002" calcext:value-type="float">
            <text:p>61568.1286002</text:p>
          </table:table-cell>
        </table:table-row>
        <table:table-row table:style-name="ro1">
          <table:table-cell office:value-type="float" office:value="1.44627272727" calcext:value-type="float">
            <text:p>1.4462727273</text:p>
          </table:table-cell>
          <table:table-cell office:value-type="float" office:value="65023.2267216" calcext:value-type="float">
            <text:p>65023.2267216</text:p>
          </table:table-cell>
        </table:table-row>
        <table:table-row table:style-name="ro1">
          <table:table-cell office:value-type="float" office:value="1.44790909091" calcext:value-type="float">
            <text:p>1.4479090909</text:p>
          </table:table-cell>
          <table:table-cell office:value-type="float" office:value="77204.0484479" calcext:value-type="float">
            <text:p>77204.0484479</text:p>
          </table:table-cell>
        </table:table-row>
        <table:table-row table:style-name="ro1">
          <table:table-cell office:value-type="float" office:value="1.44954545455" calcext:value-type="float">
            <text:p>1.4495454546</text:p>
          </table:table-cell>
          <table:table-cell office:value-type="float" office:value="98271.8086331" calcext:value-type="float">
            <text:p>98271.808633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05128.781862" calcext:value-type="float">
            <text:p>105128.781862</text:p>
          </table:table-cell>
        </table:table-row>
        <table:table-row table:style-name="ro1">
          <table:table-cell office:value-type="float" office:value="1.45163636364" calcext:value-type="float">
            <text:p>1.4516363636</text:p>
          </table:table-cell>
          <table:table-cell office:value-type="float" office:value="126301.054985" calcext:value-type="float">
            <text:p>126301.054985</text:p>
          </table:table-cell>
        </table:table-row>
        <table:table-row table:style-name="ro1">
          <table:table-cell office:value-type="float" office:value="1.45327272727" calcext:value-type="float">
            <text:p>1.4532727273</text:p>
          </table:table-cell>
          <table:table-cell office:value-type="float" office:value="137201.749282" calcext:value-type="float">
            <text:p>137201.749282</text:p>
          </table:table-cell>
        </table:table-row>
        <table:table-row table:style-name="ro1">
          <table:table-cell office:value-type="float" office:value="1.45490909091" calcext:value-type="float">
            <text:p>1.4549090909</text:p>
          </table:table-cell>
          <table:table-cell office:value-type="float" office:value="136812.05071" calcext:value-type="float">
            <text:p>136812.05071</text:p>
          </table:table-cell>
        </table:table-row>
        <table:table-row table:style-name="ro1">
          <table:table-cell office:value-type="float" office:value="1.45654545455" calcext:value-type="float">
            <text:p>1.4565454546</text:p>
          </table:table-cell>
          <table:table-cell office:value-type="float" office:value="135306.561807" calcext:value-type="float">
            <text:p>135306.561807</text:p>
          </table:table-cell>
        </table:table-row>
        <table:table-row table:style-name="ro1">
          <table:table-cell office:value-type="float" office:value="1.45818181818" calcext:value-type="float">
            <text:p>1.4581818182</text:p>
          </table:table-cell>
          <table:table-cell office:value-type="float" office:value="133291.559404" calcext:value-type="float">
            <text:p>133291.559404</text:p>
          </table:table-cell>
        </table:table-row>
        <table:table-row table:style-name="ro1">
          <table:table-cell office:value-type="float" office:value="1.45981818182" calcext:value-type="float">
            <text:p>1.4598181818</text:p>
          </table:table-cell>
          <table:table-cell office:value-type="float" office:value="131769.190321" calcext:value-type="float">
            <text:p>131769.190321</text:p>
          </table:table-cell>
        </table:table-row>
        <table:table-row table:style-name="ro1">
          <table:table-cell office:value-type="float" office:value="1.46145454545" calcext:value-type="float">
            <text:p>1.4614545455</text:p>
          </table:table-cell>
          <table:table-cell office:value-type="float" office:value="129973.173114" calcext:value-type="float">
            <text:p>129973.173114</text:p>
          </table:table-cell>
        </table:table-row>
        <table:table-row table:style-name="ro1">
          <table:table-cell office:value-type="float" office:value="1.46309090909" calcext:value-type="float">
            <text:p>1.4630909091</text:p>
          </table:table-cell>
          <table:table-cell office:value-type="float" office:value="128568.95156" calcext:value-type="float">
            <text:p>128568.95156</text:p>
          </table:table-cell>
        </table:table-row>
        <table:table-row table:style-name="ro1">
          <table:table-cell office:value-type="float" office:value="1.46472727273" calcext:value-type="float">
            <text:p>1.4647272727</text:p>
          </table:table-cell>
          <table:table-cell office:value-type="float" office:value="126974.428011" calcext:value-type="float">
            <text:p>126974.428011</text:p>
          </table:table-cell>
        </table:table-row>
        <table:table-row table:style-name="ro1">
          <table:table-cell office:value-type="float" office:value="1.46636363636" calcext:value-type="float">
            <text:p>1.4663636364</text:p>
          </table:table-cell>
          <table:table-cell office:value-type="float" office:value="125682.320043" calcext:value-type="float">
            <text:p>125682.320043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124264.979668" calcext:value-type="float">
            <text:p>124264.979668</text:p>
          </table:table-cell>
        </table:table-row>
        <table:table-row table:style-name="ro1">
          <table:table-cell office:value-type="float" office:value="1.46963636364" calcext:value-type="float">
            <text:p>1.4696363636</text:p>
          </table:table-cell>
          <table:table-cell office:value-type="float" office:value="123077.191113" calcext:value-type="float">
            <text:p>123077.191113</text:p>
          </table:table-cell>
        </table:table-row>
        <table:table-row table:style-name="ro1">
          <table:table-cell office:value-type="float" office:value="1.47127272727" calcext:value-type="float">
            <text:p>1.4712727273</text:p>
          </table:table-cell>
          <table:table-cell office:value-type="float" office:value="121819.282639" calcext:value-type="float">
            <text:p>121819.282639</text:p>
          </table:table-cell>
        </table:table-row>
        <table:table-row table:style-name="ro1">
          <table:table-cell office:value-type="float" office:value="1.47290909091" calcext:value-type="float">
            <text:p>1.4729090909</text:p>
          </table:table-cell>
          <table:table-cell office:value-type="float" office:value="120728.587856" calcext:value-type="float">
            <text:p>120728.587856</text:p>
          </table:table-cell>
        </table:table-row>
        <table:table-row table:style-name="ro1">
          <table:table-cell office:value-type="float" office:value="1.47454545455" calcext:value-type="float">
            <text:p>1.4745454546</text:p>
          </table:table-cell>
          <table:table-cell office:value-type="float" office:value="119595.559941" calcext:value-type="float">
            <text:p>119595.559941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18954.573057" calcext:value-type="float">
            <text:p>118954.573057</text:p>
          </table:table-cell>
        </table:table-row>
        <table:table-row table:style-name="ro1">
          <table:table-cell office:value-type="float" office:value="1.47663636364" calcext:value-type="float">
            <text:p>1.4766363636</text:p>
          </table:table-cell>
          <table:table-cell office:value-type="float" office:value="118001.325738" calcext:value-type="float">
            <text:p>118001.325738</text:p>
          </table:table-cell>
        </table:table-row>
        <table:table-row table:style-name="ro1">
          <table:table-cell office:value-type="float" office:value="1.47827272727" calcext:value-type="float">
            <text:p>1.4782727273</text:p>
          </table:table-cell>
          <table:table-cell office:value-type="float" office:value="116978.873835" calcext:value-type="float">
            <text:p>116978.873835</text:p>
          </table:table-cell>
        </table:table-row>
        <table:table-row table:style-name="ro1">
          <table:table-cell office:value-type="float" office:value="1.47990909091" calcext:value-type="float">
            <text:p>1.4799090909</text:p>
          </table:table-cell>
          <table:table-cell office:value-type="float" office:value="116105.282035" calcext:value-type="float">
            <text:p>116105.282035</text:p>
          </table:table-cell>
        </table:table-row>
        <table:table-row table:style-name="ro1">
          <table:table-cell office:value-type="float" office:value="1.48154545455" calcext:value-type="float">
            <text:p>1.4815454546</text:p>
          </table:table-cell>
          <table:table-cell office:value-type="float" office:value="115166.445102" calcext:value-type="float">
            <text:p>115166.445102</text:p>
          </table:table-cell>
        </table:table-row>
        <table:table-row table:style-name="ro1">
          <table:table-cell office:value-type="float" office:value="1.48318181818" calcext:value-type="float">
            <text:p>1.4831818182</text:p>
          </table:table-cell>
          <table:table-cell office:value-type="float" office:value="114354.871285" calcext:value-type="float">
            <text:p>114354.871285</text:p>
          </table:table-cell>
        </table:table-row>
        <table:table-row table:style-name="ro1">
          <table:table-cell office:value-type="float" office:value="1.48481818182" calcext:value-type="float">
            <text:p>1.4848181818</text:p>
          </table:table-cell>
          <table:table-cell office:value-type="float" office:value="113487.670058" calcext:value-type="float">
            <text:p>113487.670058</text:p>
          </table:table-cell>
        </table:table-row>
        <table:table-row table:style-name="ro1">
          <table:table-cell office:value-type="float" office:value="1.48645454545" calcext:value-type="float">
            <text:p>1.4864545455</text:p>
          </table:table-cell>
          <table:table-cell office:value-type="float" office:value="112735.910927" calcext:value-type="float">
            <text:p>112735.910927</text:p>
          </table:table-cell>
        </table:table-row>
        <table:table-row table:style-name="ro1">
          <table:table-cell office:value-type="float" office:value="1.48809090909" calcext:value-type="float">
            <text:p>1.4880909091</text:p>
          </table:table-cell>
          <table:table-cell office:value-type="float" office:value="111927.909869" calcext:value-type="float">
            <text:p>111927.909869</text:p>
          </table:table-cell>
        </table:table-row>
        <table:table-row table:style-name="ro1">
          <table:table-cell office:value-type="float" office:value="1.48972727273" calcext:value-type="float">
            <text:p>1.4897272727</text:p>
          </table:table-cell>
          <table:table-cell office:value-type="float" office:value="111228.222611" calcext:value-type="float">
            <text:p>111228.222611</text:p>
          </table:table-cell>
        </table:table-row>
        <table:table-row table:style-name="ro1">
          <table:table-cell office:value-type="float" office:value="1.49136363636" calcext:value-type="float">
            <text:p>1.4913636364</text:p>
          </table:table-cell>
          <table:table-cell office:value-type="float" office:value="110464.597099" calcext:value-type="float">
            <text:p>110464.597099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109810.758959" calcext:value-type="float">
            <text:p>109810.758959</text:p>
          </table:table-cell>
        </table:table-row>
        <table:table-row table:style-name="ro1">
          <table:table-cell office:value-type="float" office:value="1.49463636364" calcext:value-type="float">
            <text:p>1.4946363636</text:p>
          </table:table-cell>
          <table:table-cell office:value-type="float" office:value="109083.582034" calcext:value-type="float">
            <text:p>109083.582034</text:p>
          </table:table-cell>
        </table:table-row>
        <table:table-row table:style-name="ro1">
          <table:table-cell office:value-type="float" office:value="1.49627272727" calcext:value-type="float">
            <text:p>1.4962727273</text:p>
          </table:table-cell>
          <table:table-cell office:value-type="float" office:value="108471.03065" calcext:value-type="float">
            <text:p>108471.03065</text:p>
          </table:table-cell>
        </table:table-row>
        <table:table-row table:style-name="ro1">
          <table:table-cell office:value-type="float" office:value="1.49790909091" calcext:value-type="float">
            <text:p>1.4979090909</text:p>
          </table:table-cell>
          <table:table-cell office:value-type="float" office:value="107775.212097" calcext:value-type="float">
            <text:p>107775.212097</text:p>
          </table:table-cell>
        </table:table-row>
        <table:table-row table:style-name="ro1">
          <table:table-cell office:value-type="float" office:value="1.49954545455" calcext:value-type="float">
            <text:p>1.4995454546</text:p>
          </table:table-cell>
          <table:table-cell office:value-type="float" office:value="107201.029454" calcext:value-type="float">
            <text:p>107201.02945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6763.471086" calcext:value-type="float">
            <text:p>106763.471086</text:p>
          </table:table-cell>
        </table:table-row>
        <table:table-row table:style-name="ro1">
          <table:table-cell office:value-type="float" office:value="1.50163636364" calcext:value-type="float">
            <text:p>1.5016363636</text:p>
          </table:table-cell>
          <table:table-cell office:value-type="float" office:value="58084.2567974" calcext:value-type="float">
            <text:p>58084.2567974</text:p>
          </table:table-cell>
        </table:table-row>
        <table:table-row table:style-name="ro1">
          <table:table-cell office:value-type="float" office:value="1.50327272727" calcext:value-type="float">
            <text:p>1.5032727273</text:p>
          </table:table-cell>
          <table:table-cell office:value-type="float" office:value="57936.1231478" calcext:value-type="float">
            <text:p>57936.1231478</text:p>
          </table:table-cell>
        </table:table-row>
        <table:table-row table:style-name="ro1">
          <table:table-cell office:value-type="float" office:value="1.50490909091" calcext:value-type="float">
            <text:p>1.5049090909</text:p>
          </table:table-cell>
          <table:table-cell office:value-type="float" office:value="57776.7400305" calcext:value-type="float">
            <text:p>57776.7400305</text:p>
          </table:table-cell>
        </table:table-row>
        <table:table-row table:style-name="ro1">
          <table:table-cell office:value-type="float" office:value="1.50654545455" calcext:value-type="float">
            <text:p>1.5065454546</text:p>
          </table:table-cell>
          <table:table-cell office:value-type="float" office:value="57609.6162009" calcext:value-type="float">
            <text:p>57609.6162009</text:p>
          </table:table-cell>
        </table:table-row>
        <table:table-row table:style-name="ro1">
          <table:table-cell office:value-type="float" office:value="1.50818181818" calcext:value-type="float">
            <text:p>1.5081818182</text:p>
          </table:table-cell>
          <table:table-cell office:value-type="float" office:value="57452.6182439" calcext:value-type="float">
            <text:p>57452.6182439</text:p>
          </table:table-cell>
        </table:table-row>
        <table:table-row table:style-name="ro1">
          <table:table-cell office:value-type="float" office:value="1.50981818182" calcext:value-type="float">
            <text:p>1.5098181818</text:p>
          </table:table-cell>
          <table:table-cell office:value-type="float" office:value="57305.3336095" calcext:value-type="float">
            <text:p>57305.3336095</text:p>
          </table:table-cell>
        </table:table-row>
        <table:table-row table:style-name="ro1">
          <table:table-cell office:value-type="float" office:value="1.51145454545" calcext:value-type="float">
            <text:p>1.5114545455</text:p>
          </table:table-cell>
          <table:table-cell office:value-type="float" office:value="57166.5520979" calcext:value-type="float">
            <text:p>57166.5520979</text:p>
          </table:table-cell>
        </table:table-row>
        <table:table-row table:style-name="ro1">
          <table:table-cell office:value-type="float" office:value="1.51309090909" calcext:value-type="float">
            <text:p>1.5130909091</text:p>
          </table:table-cell>
          <table:table-cell office:value-type="float" office:value="57037.7918865" calcext:value-type="float">
            <text:p>57037.7918865</text:p>
          </table:table-cell>
        </table:table-row>
        <table:table-row table:style-name="ro1">
          <table:table-cell office:value-type="float" office:value="1.51472727273" calcext:value-type="float">
            <text:p>1.5147272727</text:p>
          </table:table-cell>
          <table:table-cell office:value-type="float" office:value="56920.2939888" calcext:value-type="float">
            <text:p>56920.2939888</text:p>
          </table:table-cell>
        </table:table-row>
        <table:table-row table:style-name="ro1">
          <table:table-cell office:value-type="float" office:value="1.51636363636" calcext:value-type="float">
            <text:p>1.5163636364</text:p>
          </table:table-cell>
          <table:table-cell office:value-type="float" office:value="56808.5911649" calcext:value-type="float">
            <text:p>56808.5911649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56696.6355012" calcext:value-type="float">
            <text:p>56696.6355012</text:p>
          </table:table-cell>
        </table:table-row>
        <table:table-row table:style-name="ro1">
          <table:table-cell office:value-type="float" office:value="1.51963636364" calcext:value-type="float">
            <text:p>1.5196363636</text:p>
          </table:table-cell>
          <table:table-cell office:value-type="float" office:value="56580.4566818" calcext:value-type="float">
            <text:p>56580.4566818</text:p>
          </table:table-cell>
        </table:table-row>
        <table:table-row table:style-name="ro1">
          <table:table-cell office:value-type="float" office:value="1.52127272727" calcext:value-type="float">
            <text:p>1.5212727273</text:p>
          </table:table-cell>
          <table:table-cell office:value-type="float" office:value="56458.5274194" calcext:value-type="float">
            <text:p>56458.5274194</text:p>
          </table:table-cell>
        </table:table-row>
        <table:table-row table:style-name="ro1">
          <table:table-cell office:value-type="float" office:value="1.52290909091" calcext:value-type="float">
            <text:p>1.5229090909</text:p>
          </table:table-cell>
          <table:table-cell office:value-type="float" office:value="56333.9689154" calcext:value-type="float">
            <text:p>56333.9689154</text:p>
          </table:table-cell>
        </table:table-row>
        <table:table-row table:style-name="ro1">
          <table:table-cell office:value-type="float" office:value="1.52454545455" calcext:value-type="float">
            <text:p>1.5245454546</text:p>
          </table:table-cell>
          <table:table-cell office:value-type="float" office:value="56214.3252198" calcext:value-type="float">
            <text:p>56214.3252198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55987.5381716" calcext:value-type="float">
            <text:p>55987.5381716</text:p>
          </table:table-cell>
        </table:table-row>
        <table:table-row table:style-name="ro1">
          <table:table-cell office:value-type="float" office:value="1.52663636364" calcext:value-type="float">
            <text:p>1.5266363636</text:p>
          </table:table-cell>
          <table:table-cell office:value-type="float" office:value="55874.1910225" calcext:value-type="float">
            <text:p>55874.1910225</text:p>
          </table:table-cell>
        </table:table-row>
        <table:table-row table:style-name="ro1">
          <table:table-cell office:value-type="float" office:value="1.52827272727" calcext:value-type="float">
            <text:p>1.5282727273</text:p>
          </table:table-cell>
          <table:table-cell office:value-type="float" office:value="55761.512152" calcext:value-type="float">
            <text:p>55761.512152</text:p>
          </table:table-cell>
        </table:table-row>
        <table:table-row table:style-name="ro1">
          <table:table-cell office:value-type="float" office:value="1.52990909091" calcext:value-type="float">
            <text:p>1.5299090909</text:p>
          </table:table-cell>
          <table:table-cell office:value-type="float" office:value="55651.4873122" calcext:value-type="float">
            <text:p>55651.4873122</text:p>
          </table:table-cell>
        </table:table-row>
        <table:table-row table:style-name="ro1">
          <table:table-cell office:value-type="float" office:value="1.53154545455" calcext:value-type="float">
            <text:p>1.5315454546</text:p>
          </table:table-cell>
          <table:table-cell office:value-type="float" office:value="55547.064152" calcext:value-type="float">
            <text:p>55547.064152</text:p>
          </table:table-cell>
        </table:table-row>
        <table:table-row table:style-name="ro1">
          <table:table-cell office:value-type="float" office:value="1.53318181818" calcext:value-type="float">
            <text:p>1.5331818182</text:p>
          </table:table-cell>
          <table:table-cell office:value-type="float" office:value="55449.2681449" calcext:value-type="float">
            <text:p>55449.2681449</text:p>
          </table:table-cell>
        </table:table-row>
        <table:table-row table:style-name="ro1">
          <table:table-cell office:value-type="float" office:value="1.53481818182" calcext:value-type="float">
            <text:p>1.5348181818</text:p>
          </table:table-cell>
          <table:table-cell office:value-type="float" office:value="55360.8821052" calcext:value-type="float">
            <text:p>55360.8821052</text:p>
          </table:table-cell>
        </table:table-row>
        <table:table-row table:style-name="ro1">
          <table:table-cell office:value-type="float" office:value="1.53645454545" calcext:value-type="float">
            <text:p>1.5364545455</text:p>
          </table:table-cell>
          <table:table-cell office:value-type="float" office:value="55277.6131503" calcext:value-type="float">
            <text:p>55277.6131503</text:p>
          </table:table-cell>
        </table:table-row>
        <table:table-row table:style-name="ro1">
          <table:table-cell office:value-type="float" office:value="1.53809090909" calcext:value-type="float">
            <text:p>1.5380909091</text:p>
          </table:table-cell>
          <table:table-cell office:value-type="float" office:value="55193.4075267" calcext:value-type="float">
            <text:p>55193.4075267</text:p>
          </table:table-cell>
        </table:table-row>
        <table:table-row table:style-name="ro1">
          <table:table-cell office:value-type="float" office:value="1.53972727273" calcext:value-type="float">
            <text:p>1.5397272727</text:p>
          </table:table-cell>
          <table:table-cell office:value-type="float" office:value="55103.8767685" calcext:value-type="float">
            <text:p>55103.8767685</text:p>
          </table:table-cell>
        </table:table-row>
        <table:table-row table:style-name="ro1">
          <table:table-cell office:value-type="float" office:value="1.54136363636" calcext:value-type="float">
            <text:p>1.5413636364</text:p>
          </table:table-cell>
          <table:table-cell office:value-type="float" office:value="55007.9244662" calcext:value-type="float">
            <text:p>55007.9244662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54914.2159838" calcext:value-type="float">
            <text:p>54914.2159838</text:p>
          </table:table-cell>
        </table:table-row>
        <table:table-row table:style-name="ro1">
          <table:table-cell office:value-type="float" office:value="1.54463636364" calcext:value-type="float">
            <text:p>1.5446363636</text:p>
          </table:table-cell>
          <table:table-cell office:value-type="float" office:value="54820.5382701" calcext:value-type="float">
            <text:p>54820.5382701</text:p>
          </table:table-cell>
        </table:table-row>
        <table:table-row table:style-name="ro1">
          <table:table-cell office:value-type="float" office:value="1.54627272727" calcext:value-type="float">
            <text:p>1.5462727273</text:p>
          </table:table-cell>
          <table:table-cell office:value-type="float" office:value="54726.4245164" calcext:value-type="float">
            <text:p>54726.4245164</text:p>
          </table:table-cell>
        </table:table-row>
        <table:table-row table:style-name="ro1">
          <table:table-cell office:value-type="float" office:value="1.54790909091" calcext:value-type="float">
            <text:p>1.5479090909</text:p>
          </table:table-cell>
          <table:table-cell office:value-type="float" office:value="54634.5371049" calcext:value-type="float">
            <text:p>54634.5371049</text:p>
          </table:table-cell>
        </table:table-row>
        <table:table-row table:style-name="ro1">
          <table:table-cell office:value-type="float" office:value="1.54954545455" calcext:value-type="float">
            <text:p>1.5495454546</text:p>
          </table:table-cell>
          <table:table-cell office:value-type="float" office:value="54551.2240027" calcext:value-type="float">
            <text:p>54551.224002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4344.9302603" calcext:value-type="float">
            <text:p>54344.9302603</text:p>
          </table:table-cell>
        </table:table-row>
        <table:table-row table:style-name="ro1">
          <table:table-cell office:value-type="float" office:value="1.55163636364" calcext:value-type="float">
            <text:p>1.5516363636</text:p>
          </table:table-cell>
          <table:table-cell office:value-type="float" office:value="54247.346996" calcext:value-type="float">
            <text:p>54247.346996</text:p>
          </table:table-cell>
        </table:table-row>
        <table:table-row table:style-name="ro1">
          <table:table-cell office:value-type="float" office:value="1.55327272727" calcext:value-type="float">
            <text:p>1.5532727273</text:p>
          </table:table-cell>
          <table:table-cell office:value-type="float" office:value="54151.5055398" calcext:value-type="float">
            <text:p>54151.5055398</text:p>
          </table:table-cell>
        </table:table-row>
        <table:table-row table:style-name="ro1">
          <table:table-cell office:value-type="float" office:value="1.55490909091" calcext:value-type="float">
            <text:p>1.5549090909</text:p>
          </table:table-cell>
          <table:table-cell office:value-type="float" office:value="54066.9362601" calcext:value-type="float">
            <text:p>54066.9362601</text:p>
          </table:table-cell>
        </table:table-row>
        <table:table-row table:style-name="ro1">
          <table:table-cell office:value-type="float" office:value="1.55654545455" calcext:value-type="float">
            <text:p>1.5565454546</text:p>
          </table:table-cell>
          <table:table-cell office:value-type="float" office:value="53990.0783955" calcext:value-type="float">
            <text:p>53990.0783955</text:p>
          </table:table-cell>
        </table:table-row>
        <table:table-row table:style-name="ro1">
          <table:table-cell office:value-type="float" office:value="1.55818181818" calcext:value-type="float">
            <text:p>1.5581818182</text:p>
          </table:table-cell>
          <table:table-cell office:value-type="float" office:value="53916.2845091" calcext:value-type="float">
            <text:p>53916.2845091</text:p>
          </table:table-cell>
        </table:table-row>
        <table:table-row table:style-name="ro1">
          <table:table-cell office:value-type="float" office:value="1.55981818182" calcext:value-type="float">
            <text:p>1.5598181818</text:p>
          </table:table-cell>
          <table:table-cell office:value-type="float" office:value="53840.7189884" calcext:value-type="float">
            <text:p>53840.7189884</text:p>
          </table:table-cell>
        </table:table-row>
        <table:table-row table:style-name="ro1">
          <table:table-cell office:value-type="float" office:value="1.56145454545" calcext:value-type="float">
            <text:p>1.5614545455</text:p>
          </table:table-cell>
          <table:table-cell office:value-type="float" office:value="53761.5706822" calcext:value-type="float">
            <text:p>53761.5706822</text:p>
          </table:table-cell>
        </table:table-row>
        <table:table-row table:style-name="ro1">
          <table:table-cell office:value-type="float" office:value="1.56309090909" calcext:value-type="float">
            <text:p>1.5630909091</text:p>
          </table:table-cell>
          <table:table-cell office:value-type="float" office:value="53685.1977151" calcext:value-type="float">
            <text:p>53685.1977151</text:p>
          </table:table-cell>
        </table:table-row>
        <table:table-row table:style-name="ro1">
          <table:table-cell office:value-type="float" office:value="1.56472727273" calcext:value-type="float">
            <text:p>1.5647272727</text:p>
          </table:table-cell>
          <table:table-cell office:value-type="float" office:value="53607.9297067" calcext:value-type="float">
            <text:p>53607.9297067</text:p>
          </table:table-cell>
        </table:table-row>
        <table:table-row table:style-name="ro1">
          <table:table-cell office:value-type="float" office:value="1.56636363636" calcext:value-type="float">
            <text:p>1.5663636364</text:p>
          </table:table-cell>
          <table:table-cell office:value-type="float" office:value="53526.7212138" calcext:value-type="float">
            <text:p>53526.7212138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53442.7976304" calcext:value-type="float">
            <text:p>53442.7976304</text:p>
          </table:table-cell>
        </table:table-row>
        <table:table-row table:style-name="ro1">
          <table:table-cell office:value-type="float" office:value="1.56963636364" calcext:value-type="float">
            <text:p>1.5696363636</text:p>
          </table:table-cell>
          <table:table-cell office:value-type="float" office:value="53361.0838295" calcext:value-type="float">
            <text:p>53361.0838295</text:p>
          </table:table-cell>
        </table:table-row>
        <table:table-row table:style-name="ro1">
          <table:table-cell office:value-type="float" office:value="1.57127272727" calcext:value-type="float">
            <text:p>1.5712727273</text:p>
          </table:table-cell>
          <table:table-cell office:value-type="float" office:value="53291.1769763" calcext:value-type="float">
            <text:p>53291.1769763</text:p>
          </table:table-cell>
        </table:table-row>
        <table:table-row table:style-name="ro1">
          <table:table-cell office:value-type="float" office:value="1.57290909091" calcext:value-type="float">
            <text:p>1.5729090909</text:p>
          </table:table-cell>
          <table:table-cell office:value-type="float" office:value="53225.2938821" calcext:value-type="float">
            <text:p>53225.2938821</text:p>
          </table:table-cell>
        </table:table-row>
        <table:table-row table:style-name="ro1">
          <table:table-cell office:value-type="float" office:value="1.57454545455" calcext:value-type="float">
            <text:p>1.5745454546</text:p>
          </table:table-cell>
          <table:table-cell office:value-type="float" office:value="53159.8466149" calcext:value-type="float">
            <text:p>53159.8466149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52944.4586178" calcext:value-type="float">
            <text:p>52944.4586178</text:p>
          </table:table-cell>
        </table:table-row>
        <table:table-row table:style-name="ro1">
          <table:table-cell office:value-type="float" office:value="1.57663636364" calcext:value-type="float">
            <text:p>1.5766363636</text:p>
          </table:table-cell>
          <table:table-cell office:value-type="float" office:value="52860.8662408" calcext:value-type="float">
            <text:p>52860.8662408</text:p>
          </table:table-cell>
        </table:table-row>
        <table:table-row table:style-name="ro1">
          <table:table-cell office:value-type="float" office:value="1.57827272727" calcext:value-type="float">
            <text:p>1.5782727273</text:p>
          </table:table-cell>
          <table:table-cell office:value-type="float" office:value="52783.4415976" calcext:value-type="float">
            <text:p>52783.4415976</text:p>
          </table:table-cell>
        </table:table-row>
        <table:table-row table:style-name="ro1">
          <table:table-cell office:value-type="float" office:value="1.57990909091" calcext:value-type="float">
            <text:p>1.5799090909</text:p>
          </table:table-cell>
          <table:table-cell office:value-type="float" office:value="52708.5541895" calcext:value-type="float">
            <text:p>52708.5541895</text:p>
          </table:table-cell>
        </table:table-row>
        <table:table-row table:style-name="ro1">
          <table:table-cell office:value-type="float" office:value="1.58154545455" calcext:value-type="float">
            <text:p>1.5815454546</text:p>
          </table:table-cell>
          <table:table-cell office:value-type="float" office:value="52634.821491" calcext:value-type="float">
            <text:p>52634.821491</text:p>
          </table:table-cell>
        </table:table-row>
        <table:table-row table:style-name="ro1">
          <table:table-cell office:value-type="float" office:value="1.58318181818" calcext:value-type="float">
            <text:p>1.5831818182</text:p>
          </table:table-cell>
          <table:table-cell office:value-type="float" office:value="52566.6774686" calcext:value-type="float">
            <text:p>52566.6774686</text:p>
          </table:table-cell>
        </table:table-row>
        <table:table-row table:style-name="ro1">
          <table:table-cell office:value-type="float" office:value="1.58481818182" calcext:value-type="float">
            <text:p>1.5848181818</text:p>
          </table:table-cell>
          <table:table-cell office:value-type="float" office:value="52498.94555" calcext:value-type="float">
            <text:p>52498.94555</text:p>
          </table:table-cell>
        </table:table-row>
        <table:table-row table:style-name="ro1">
          <table:table-cell office:value-type="float" office:value="1.58645454545" calcext:value-type="float">
            <text:p>1.5864545455</text:p>
          </table:table-cell>
          <table:table-cell office:value-type="float" office:value="52428.2859201" calcext:value-type="float">
            <text:p>52428.2859201</text:p>
          </table:table-cell>
        </table:table-row>
        <table:table-row table:style-name="ro1">
          <table:table-cell office:value-type="float" office:value="1.58809090909" calcext:value-type="float">
            <text:p>1.5880909091</text:p>
          </table:table-cell>
          <table:table-cell office:value-type="float" office:value="52352.9922158" calcext:value-type="float">
            <text:p>52352.9922158</text:p>
          </table:table-cell>
        </table:table-row>
        <table:table-row table:style-name="ro1">
          <table:table-cell office:value-type="float" office:value="1.58972727273" calcext:value-type="float">
            <text:p>1.5897272727</text:p>
          </table:table-cell>
          <table:table-cell office:value-type="float" office:value="52277.6013395" calcext:value-type="float">
            <text:p>52277.6013395</text:p>
          </table:table-cell>
        </table:table-row>
        <table:table-row table:style-name="ro1">
          <table:table-cell office:value-type="float" office:value="1.59136363636" calcext:value-type="float">
            <text:p>1.5913636364</text:p>
          </table:table-cell>
          <table:table-cell office:value-type="float" office:value="52210.5766341" calcext:value-type="float">
            <text:p>52210.5766341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52149.4757638" calcext:value-type="float">
            <text:p>52149.4757638</text:p>
          </table:table-cell>
        </table:table-row>
        <table:table-row table:style-name="ro1">
          <table:table-cell office:value-type="float" office:value="1.59463636364" calcext:value-type="float">
            <text:p>1.5946363636</text:p>
          </table:table-cell>
          <table:table-cell office:value-type="float" office:value="52089.2853871" calcext:value-type="float">
            <text:p>52089.2853871</text:p>
          </table:table-cell>
        </table:table-row>
        <table:table-row table:style-name="ro1">
          <table:table-cell office:value-type="float" office:value="1.59627272727" calcext:value-type="float">
            <text:p>1.5962727273</text:p>
          </table:table-cell>
          <table:table-cell office:value-type="float" office:value="52027.560803" calcext:value-type="float">
            <text:p>52027.560803</text:p>
          </table:table-cell>
        </table:table-row>
        <table:table-row table:style-name="ro1">
          <table:table-cell office:value-type="float" office:value="1.59790909091" calcext:value-type="float">
            <text:p>1.5979090909</text:p>
          </table:table-cell>
          <table:table-cell office:value-type="float" office:value="51965.732999" calcext:value-type="float">
            <text:p>51965.732999</text:p>
          </table:table-cell>
        </table:table-row>
        <table:table-row table:style-name="ro1">
          <table:table-cell office:value-type="float" office:value="1.59954545455" calcext:value-type="float">
            <text:p>1.5995454546</text:p>
          </table:table-cell>
          <table:table-cell office:value-type="float" office:value="51906.8251156" calcext:value-type="float">
            <text:p>51906.825115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1694.9199194" calcext:value-type="float">
            <text:p>51694.9199194</text:p>
          </table:table-cell>
        </table:table-row>
        <table:table-row table:style-name="ro1">
          <table:table-cell office:value-type="float" office:value="1.60163636364" calcext:value-type="float">
            <text:p>1.6016363636</text:p>
          </table:table-cell>
          <table:table-cell office:value-type="float" office:value="51619.5389487" calcext:value-type="float">
            <text:p>51619.5389487</text:p>
          </table:table-cell>
        </table:table-row>
        <table:table-row table:style-name="ro1">
          <table:table-cell office:value-type="float" office:value="1.60327272727" calcext:value-type="float">
            <text:p>1.6032727273</text:p>
          </table:table-cell>
          <table:table-cell office:value-type="float" office:value="51552.609371" calcext:value-type="float">
            <text:p>51552.609371</text:p>
          </table:table-cell>
        </table:table-row>
        <table:table-row table:style-name="ro1">
          <table:table-cell office:value-type="float" office:value="1.60490909091" calcext:value-type="float">
            <text:p>1.6049090909</text:p>
          </table:table-cell>
          <table:table-cell office:value-type="float" office:value="51489.2234291" calcext:value-type="float">
            <text:p>51489.2234291</text:p>
          </table:table-cell>
        </table:table-row>
        <table:table-row table:style-name="ro1">
          <table:table-cell office:value-type="float" office:value="1.60654545455" calcext:value-type="float">
            <text:p>1.6065454546</text:p>
          </table:table-cell>
          <table:table-cell office:value-type="float" office:value="51424.7683345" calcext:value-type="float">
            <text:p>51424.7683345</text:p>
          </table:table-cell>
        </table:table-row>
        <table:table-row table:style-name="ro1">
          <table:table-cell office:value-type="float" office:value="1.60818181818" calcext:value-type="float">
            <text:p>1.6081818182</text:p>
          </table:table-cell>
          <table:table-cell office:value-type="float" office:value="51357.2177159" calcext:value-type="float">
            <text:p>51357.2177159</text:p>
          </table:table-cell>
        </table:table-row>
        <table:table-row table:style-name="ro1">
          <table:table-cell office:value-type="float" office:value="1.60981818182" calcext:value-type="float">
            <text:p>1.6098181818</text:p>
          </table:table-cell>
          <table:table-cell office:value-type="float" office:value="51288.8870134" calcext:value-type="float">
            <text:p>51288.8870134</text:p>
          </table:table-cell>
        </table:table-row>
        <table:table-row table:style-name="ro1">
          <table:table-cell office:value-type="float" office:value="1.61145454545" calcext:value-type="float">
            <text:p>1.6114545455</text:p>
          </table:table-cell>
          <table:table-cell office:value-type="float" office:value="51226.485515" calcext:value-type="float">
            <text:p>51226.485515</text:p>
          </table:table-cell>
        </table:table-row>
        <table:table-row table:style-name="ro1">
          <table:table-cell office:value-type="float" office:value="1.61309090909" calcext:value-type="float">
            <text:p>1.6130909091</text:p>
          </table:table-cell>
          <table:table-cell office:value-type="float" office:value="51168.2894672" calcext:value-type="float">
            <text:p>51168.2894672</text:p>
          </table:table-cell>
        </table:table-row>
        <table:table-row table:style-name="ro1">
          <table:table-cell office:value-type="float" office:value="1.61472727273" calcext:value-type="float">
            <text:p>1.6147272727</text:p>
          </table:table-cell>
          <table:table-cell office:value-type="float" office:value="51112.7418914" calcext:value-type="float">
            <text:p>51112.7418914</text:p>
          </table:table-cell>
        </table:table-row>
        <table:table-row table:style-name="ro1">
          <table:table-cell office:value-type="float" office:value="1.61636363636" calcext:value-type="float">
            <text:p>1.6163636364</text:p>
          </table:table-cell>
          <table:table-cell office:value-type="float" office:value="51056.232493" calcext:value-type="float">
            <text:p>51056.232493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51000.9862042" calcext:value-type="float">
            <text:p>51000.9862042</text:p>
          </table:table-cell>
        </table:table-row>
        <table:table-row table:style-name="ro1">
          <table:table-cell office:value-type="float" office:value="1.61963636364" calcext:value-type="float">
            <text:p>1.6196363636</text:p>
          </table:table-cell>
          <table:table-cell office:value-type="float" office:value="50949.4250892" calcext:value-type="float">
            <text:p>50949.4250892</text:p>
          </table:table-cell>
        </table:table-row>
        <table:table-row table:style-name="ro1">
          <table:table-cell office:value-type="float" office:value="1.62127272727" calcext:value-type="float">
            <text:p>1.6212727273</text:p>
          </table:table-cell>
          <table:table-cell office:value-type="float" office:value="50896.1739626" calcext:value-type="float">
            <text:p>50896.1739626</text:p>
          </table:table-cell>
        </table:table-row>
        <table:table-row table:style-name="ro1">
          <table:table-cell office:value-type="float" office:value="1.62290909091" calcext:value-type="float">
            <text:p>1.6229090909</text:p>
          </table:table-cell>
          <table:table-cell office:value-type="float" office:value="50837.3813065" calcext:value-type="float">
            <text:p>50837.3813065</text:p>
          </table:table-cell>
        </table:table-row>
        <table:table-row table:style-name="ro1">
          <table:table-cell office:value-type="float" office:value="1.62454545455" calcext:value-type="float">
            <text:p>1.6245454546</text:p>
          </table:table-cell>
          <table:table-cell office:value-type="float" office:value="50771.9364985" calcext:value-type="float">
            <text:p>50771.936498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50596.2082822" calcext:value-type="float">
            <text:p>50596.2082822</text:p>
          </table:table-cell>
        </table:table-row>
        <table:table-row table:style-name="ro1">
          <table:table-cell office:value-type="float" office:value="1.62663636364" calcext:value-type="float">
            <text:p>1.6266363636</text:p>
          </table:table-cell>
          <table:table-cell office:value-type="float" office:value="50531.4316299" calcext:value-type="float">
            <text:p>50531.4316299</text:p>
          </table:table-cell>
        </table:table-row>
        <table:table-row table:style-name="ro1">
          <table:table-cell office:value-type="float" office:value="1.62827272727" calcext:value-type="float">
            <text:p>1.6282727273</text:p>
          </table:table-cell>
          <table:table-cell office:value-type="float" office:value="50463.860662" calcext:value-type="float">
            <text:p>50463.860662</text:p>
          </table:table-cell>
        </table:table-row>
        <table:table-row table:style-name="ro1">
          <table:table-cell office:value-type="float" office:value="1.62990909091" calcext:value-type="float">
            <text:p>1.6299090909</text:p>
          </table:table-cell>
          <table:table-cell office:value-type="float" office:value="50394.2506976" calcext:value-type="float">
            <text:p>50394.2506976</text:p>
          </table:table-cell>
        </table:table-row>
        <table:table-row table:style-name="ro1">
          <table:table-cell office:value-type="float" office:value="1.63154545455" calcext:value-type="float">
            <text:p>1.6315454546</text:p>
          </table:table-cell>
          <table:table-cell office:value-type="float" office:value="50330.9224588" calcext:value-type="float">
            <text:p>50330.9224588</text:p>
          </table:table-cell>
        </table:table-row>
        <table:table-row table:style-name="ro1">
          <table:table-cell office:value-type="float" office:value="1.63318181818" calcext:value-type="float">
            <text:p>1.6331818182</text:p>
          </table:table-cell>
          <table:table-cell office:value-type="float" office:value="50272.6972641" calcext:value-type="float">
            <text:p>50272.6972641</text:p>
          </table:table-cell>
        </table:table-row>
        <table:table-row table:style-name="ro1">
          <table:table-cell office:value-type="float" office:value="1.63481818182" calcext:value-type="float">
            <text:p>1.6348181818</text:p>
          </table:table-cell>
          <table:table-cell office:value-type="float" office:value="50219.0610818" calcext:value-type="float">
            <text:p>50219.0610818</text:p>
          </table:table-cell>
        </table:table-row>
        <table:table-row table:style-name="ro1">
          <table:table-cell office:value-type="float" office:value="1.63645454545" calcext:value-type="float">
            <text:p>1.6364545455</text:p>
          </table:table-cell>
          <table:table-cell office:value-type="float" office:value="50167.8617269" calcext:value-type="float">
            <text:p>50167.8617269</text:p>
          </table:table-cell>
        </table:table-row>
        <table:table-row table:style-name="ro1">
          <table:table-cell office:value-type="float" office:value="1.63809090909" calcext:value-type="float">
            <text:p>1.6380909091</text:p>
          </table:table-cell>
          <table:table-cell office:value-type="float" office:value="50120.5036142" calcext:value-type="float">
            <text:p>50120.5036142</text:p>
          </table:table-cell>
        </table:table-row>
        <table:table-row table:style-name="ro1">
          <table:table-cell office:value-type="float" office:value="1.63972727273" calcext:value-type="float">
            <text:p>1.6397272727</text:p>
          </table:table-cell>
          <table:table-cell office:value-type="float" office:value="50076.7524814" calcext:value-type="float">
            <text:p>50076.7524814</text:p>
          </table:table-cell>
        </table:table-row>
        <table:table-row table:style-name="ro1">
          <table:table-cell office:value-type="float" office:value="1.64136363636" calcext:value-type="float">
            <text:p>1.6413636364</text:p>
          </table:table-cell>
          <table:table-cell office:value-type="float" office:value="50031.715655" calcext:value-type="float">
            <text:p>50031.715655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49981.7792599" calcext:value-type="float">
            <text:p>49981.7792599</text:p>
          </table:table-cell>
        </table:table-row>
        <table:table-row table:style-name="ro1">
          <table:table-cell office:value-type="float" office:value="1.64463636364" calcext:value-type="float">
            <text:p>1.6446363636</text:p>
          </table:table-cell>
          <table:table-cell office:value-type="float" office:value="49925.7223257" calcext:value-type="float">
            <text:p>49925.7223257</text:p>
          </table:table-cell>
        </table:table-row>
        <table:table-row table:style-name="ro1">
          <table:table-cell office:value-type="float" office:value="1.64627272727" calcext:value-type="float">
            <text:p>1.6462727273</text:p>
          </table:table-cell>
          <table:table-cell office:value-type="float" office:value="49866.8372655" calcext:value-type="float">
            <text:p>49866.8372655</text:p>
          </table:table-cell>
        </table:table-row>
        <table:table-row table:style-name="ro1">
          <table:table-cell office:value-type="float" office:value="1.64790909091" calcext:value-type="float">
            <text:p>1.6479090909</text:p>
          </table:table-cell>
          <table:table-cell office:value-type="float" office:value="49812.7553221" calcext:value-type="float">
            <text:p>49812.7553221</text:p>
          </table:table-cell>
        </table:table-row>
        <table:table-row table:style-name="ro1">
          <table:table-cell office:value-type="float" office:value="1.64954545455" calcext:value-type="float">
            <text:p>1.6495454546</text:p>
          </table:table-cell>
          <table:table-cell office:value-type="float" office:value="49764.1294104" calcext:value-type="float">
            <text:p>49764.129410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9614.254372" calcext:value-type="float">
            <text:p>49614.254372</text:p>
          </table:table-cell>
        </table:table-row>
        <table:table-row table:style-name="ro1">
          <table:table-cell office:value-type="float" office:value="1.65163636364" calcext:value-type="float">
            <text:p>1.6516363636</text:p>
          </table:table-cell>
          <table:table-cell office:value-type="float" office:value="49557.5253127" calcext:value-type="float">
            <text:p>49557.5253127</text:p>
          </table:table-cell>
        </table:table-row>
        <table:table-row table:style-name="ro1">
          <table:table-cell office:value-type="float" office:value="1.65327272727" calcext:value-type="float">
            <text:p>1.6532727273</text:p>
          </table:table-cell>
          <table:table-cell office:value-type="float" office:value="49506.2785127" calcext:value-type="float">
            <text:p>49506.2785127</text:p>
          </table:table-cell>
        </table:table-row>
        <table:table-row table:style-name="ro1">
          <table:table-cell office:value-type="float" office:value="1.65490909091" calcext:value-type="float">
            <text:p>1.6549090909</text:p>
          </table:table-cell>
          <table:table-cell office:value-type="float" office:value="49459.6416925" calcext:value-type="float">
            <text:p>49459.6416925</text:p>
          </table:table-cell>
        </table:table-row>
        <table:table-row table:style-name="ro1">
          <table:table-cell office:value-type="float" office:value="1.65654545455" calcext:value-type="float">
            <text:p>1.6565454546</text:p>
          </table:table-cell>
          <table:table-cell office:value-type="float" office:value="49418.7502066" calcext:value-type="float">
            <text:p>49418.7502066</text:p>
          </table:table-cell>
        </table:table-row>
        <table:table-row table:style-name="ro1">
          <table:table-cell office:value-type="float" office:value="1.65818181818" calcext:value-type="float">
            <text:p>1.6581818182</text:p>
          </table:table-cell>
          <table:table-cell office:value-type="float" office:value="49383.9965567" calcext:value-type="float">
            <text:p>49383.9965567</text:p>
          </table:table-cell>
        </table:table-row>
        <table:table-row table:style-name="ro1">
          <table:table-cell office:value-type="float" office:value="1.65981818182" calcext:value-type="float">
            <text:p>1.6598181818</text:p>
          </table:table-cell>
          <table:table-cell office:value-type="float" office:value="49353.3520701" calcext:value-type="float">
            <text:p>49353.3520701</text:p>
          </table:table-cell>
        </table:table-row>
        <table:table-row table:style-name="ro1">
          <table:table-cell office:value-type="float" office:value="1.66145454545" calcext:value-type="float">
            <text:p>1.6614545455</text:p>
          </table:table-cell>
          <table:table-cell office:value-type="float" office:value="49321.6342087" calcext:value-type="float">
            <text:p>49321.6342087</text:p>
          </table:table-cell>
        </table:table-row>
        <table:table-row table:style-name="ro1">
          <table:table-cell office:value-type="float" office:value="1.66309090909" calcext:value-type="float">
            <text:p>1.6630909091</text:p>
          </table:table-cell>
          <table:table-cell office:value-type="float" office:value="49284.8819584" calcext:value-type="float">
            <text:p>49284.8819584</text:p>
          </table:table-cell>
        </table:table-row>
        <table:table-row table:style-name="ro1">
          <table:table-cell office:value-type="float" office:value="1.66472727273" calcext:value-type="float">
            <text:p>1.6647272727</text:p>
          </table:table-cell>
          <table:table-cell office:value-type="float" office:value="49241.8607115" calcext:value-type="float">
            <text:p>49241.8607115</text:p>
          </table:table-cell>
        </table:table-row>
        <table:table-row table:style-name="ro1">
          <table:table-cell office:value-type="float" office:value="1.66636363636" calcext:value-type="float">
            <text:p>1.6663636364</text:p>
          </table:table-cell>
          <table:table-cell office:value-type="float" office:value="49196.6031482" calcext:value-type="float">
            <text:p>49196.6031482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49160.8182671" calcext:value-type="float">
            <text:p>49160.8182671</text:p>
          </table:table-cell>
        </table:table-row>
        <table:table-row table:style-name="ro1">
          <table:table-cell office:value-type="float" office:value="1.66963636364" calcext:value-type="float">
            <text:p>1.6696363636</text:p>
          </table:table-cell>
          <table:table-cell office:value-type="float" office:value="49141.2803911" calcext:value-type="float">
            <text:p>49141.2803911</text:p>
          </table:table-cell>
        </table:table-row>
        <table:table-row table:style-name="ro1">
          <table:table-cell office:value-type="float" office:value="1.67127272727" calcext:value-type="float">
            <text:p>1.6712727273</text:p>
          </table:table-cell>
          <table:table-cell office:value-type="float" office:value="49147.9271588" calcext:value-type="float">
            <text:p>49147.9271588</text:p>
          </table:table-cell>
        </table:table-row>
        <table:table-row table:style-name="ro1">
          <table:table-cell office:value-type="float" office:value="1.67290909091" calcext:value-type="float">
            <text:p>1.6729090909</text:p>
          </table:table-cell>
          <table:table-cell office:value-type="float" office:value="49188.5388854" calcext:value-type="float">
            <text:p>49188.5388854</text:p>
          </table:table-cell>
        </table:table-row>
        <table:table-row table:style-name="ro1">
          <table:table-cell office:value-type="float" office:value="1.67454545455" calcext:value-type="float">
            <text:p>1.6745454546</text:p>
          </table:table-cell>
          <table:table-cell office:value-type="float" office:value="49267.6911473" calcext:value-type="float">
            <text:p>49267.6911473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49158.41467" calcext:value-type="float">
            <text:p>49158.41467</text:p>
          </table:table-cell>
        </table:table-row>
        <table:table-row table:style-name="ro1">
          <table:table-cell office:value-type="float" office:value="1.67663636364" calcext:value-type="float">
            <text:p>1.6766363636</text:p>
          </table:table-cell>
          <table:table-cell office:value-type="float" office:value="49239.0682605" calcext:value-type="float">
            <text:p>49239.0682605</text:p>
          </table:table-cell>
        </table:table-row>
        <table:table-row table:style-name="ro1">
          <table:table-cell office:value-type="float" office:value="1.67827272727" calcext:value-type="float">
            <text:p>1.6782727273</text:p>
          </table:table-cell>
          <table:table-cell office:value-type="float" office:value="49356.4177194" calcext:value-type="float">
            <text:p>49356.4177194</text:p>
          </table:table-cell>
        </table:table-row>
        <table:table-row table:style-name="ro1">
          <table:table-cell office:value-type="float" office:value="1.67990909091" calcext:value-type="float">
            <text:p>1.6799090909</text:p>
          </table:table-cell>
          <table:table-cell office:value-type="float" office:value="49509.9423466" calcext:value-type="float">
            <text:p>49509.9423466</text:p>
          </table:table-cell>
        </table:table-row>
        <table:table-row table:style-name="ro1">
          <table:table-cell office:value-type="float" office:value="1.68154545455" calcext:value-type="float">
            <text:p>1.6815454546</text:p>
          </table:table-cell>
          <table:table-cell office:value-type="float" office:value="49715.6457692" calcext:value-type="float">
            <text:p>49715.6457692</text:p>
          </table:table-cell>
        </table:table-row>
        <table:table-row table:style-name="ro1">
          <table:table-cell office:value-type="float" office:value="1.68318181818" calcext:value-type="float">
            <text:p>1.6831818182</text:p>
          </table:table-cell>
          <table:table-cell office:value-type="float" office:value="50034.1131753" calcext:value-type="float">
            <text:p>50034.1131753</text:p>
          </table:table-cell>
        </table:table-row>
        <table:table-row table:style-name="ro1">
          <table:table-cell office:value-type="float" office:value="1.68481818182" calcext:value-type="float">
            <text:p>1.6848181818</text:p>
          </table:table-cell>
          <table:table-cell office:value-type="float" office:value="50638.7849559" calcext:value-type="float">
            <text:p>50638.7849559</text:p>
          </table:table-cell>
        </table:table-row>
        <table:table-row table:style-name="ro1">
          <table:table-cell office:value-type="float" office:value="1.68645454545" calcext:value-type="float">
            <text:p>1.6864545455</text:p>
          </table:table-cell>
          <table:table-cell office:value-type="float" office:value="51969.1701218" calcext:value-type="float">
            <text:p>51969.1701218</text:p>
          </table:table-cell>
        </table:table-row>
        <table:table-row table:style-name="ro1">
          <table:table-cell office:value-type="float" office:value="1.68809090909" calcext:value-type="float">
            <text:p>1.6880909091</text:p>
          </table:table-cell>
          <table:table-cell office:value-type="float" office:value="54880.1089781" calcext:value-type="float">
            <text:p>54880.1089781</text:p>
          </table:table-cell>
        </table:table-row>
        <table:table-row table:style-name="ro1">
          <table:table-cell office:value-type="float" office:value="1.68972727273" calcext:value-type="float">
            <text:p>1.6897272727</text:p>
          </table:table-cell>
          <table:table-cell office:value-type="float" office:value="60430.4547273" calcext:value-type="float">
            <text:p>60430.4547273</text:p>
          </table:table-cell>
        </table:table-row>
        <table:table-row table:style-name="ro1">
          <table:table-cell office:value-type="float" office:value="1.69136363636" calcext:value-type="float">
            <text:p>1.6913636364</text:p>
          </table:table-cell>
          <table:table-cell office:value-type="float" office:value="68300.3907488" calcext:value-type="float">
            <text:p>68300.3907488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73880.7660371" calcext:value-type="float">
            <text:p>73880.7660371</text:p>
          </table:table-cell>
        </table:table-row>
        <table:table-row table:style-name="ro1">
          <table:table-cell office:value-type="float" office:value="1.69463636364" calcext:value-type="float">
            <text:p>1.6946363636</text:p>
          </table:table-cell>
          <table:table-cell office:value-type="float" office:value="78371.654432" calcext:value-type="float">
            <text:p>78371.654432</text:p>
          </table:table-cell>
        </table:table-row>
        <table:table-row table:style-name="ro1">
          <table:table-cell office:value-type="float" office:value="1.69627272727" calcext:value-type="float">
            <text:p>1.6962727273</text:p>
          </table:table-cell>
          <table:table-cell office:value-type="float" office:value="84662.7513069" calcext:value-type="float">
            <text:p>84662.7513069</text:p>
          </table:table-cell>
        </table:table-row>
        <table:table-row table:style-name="ro1">
          <table:table-cell office:value-type="float" office:value="1.69790909091" calcext:value-type="float">
            <text:p>1.6979090909</text:p>
          </table:table-cell>
          <table:table-cell office:value-type="float" office:value="92960.9654808" calcext:value-type="float">
            <text:p>92960.9654808</text:p>
          </table:table-cell>
        </table:table-row>
        <table:table-row table:style-name="ro1">
          <table:table-cell office:value-type="float" office:value="1.69954545455" calcext:value-type="float">
            <text:p>1.6995454546</text:p>
          </table:table-cell>
          <table:table-cell office:value-type="float" office:value="102787.811856" calcext:value-type="float">
            <text:p>102787.81185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5166.210317" calcext:value-type="float">
            <text:p>105166.210317</text:p>
          </table:table-cell>
        </table:table-row>
        <table:table-row table:style-name="ro1">
          <table:table-cell office:value-type="float" office:value="1.70163636364" calcext:value-type="float">
            <text:p>1.7016363636</text:p>
          </table:table-cell>
          <table:table-cell office:value-type="float" office:value="118548.836825" calcext:value-type="float">
            <text:p>118548.836825</text:p>
          </table:table-cell>
        </table:table-row>
        <table:table-row table:style-name="ro1">
          <table:table-cell office:value-type="float" office:value="1.70327272727" calcext:value-type="float">
            <text:p>1.7032727273</text:p>
          </table:table-cell>
          <table:table-cell office:value-type="float" office:value="132964.858109" calcext:value-type="float">
            <text:p>132964.858109</text:p>
          </table:table-cell>
        </table:table-row>
        <table:table-row table:style-name="ro1">
          <table:table-cell office:value-type="float" office:value="1.70490909091" calcext:value-type="float">
            <text:p>1.7049090909</text:p>
          </table:table-cell>
          <table:table-cell office:value-type="float" office:value="141076.936472" calcext:value-type="float">
            <text:p>141076.936472</text:p>
          </table:table-cell>
        </table:table-row>
        <table:table-row table:style-name="ro1">
          <table:table-cell office:value-type="float" office:value="1.70654545455" calcext:value-type="float">
            <text:p>1.7065454546</text:p>
          </table:table-cell>
          <table:table-cell office:value-type="float" office:value="139096.912408" calcext:value-type="float">
            <text:p>139096.912408</text:p>
          </table:table-cell>
        </table:table-row>
        <table:table-row table:style-name="ro1">
          <table:table-cell office:value-type="float" office:value="1.70818181818" calcext:value-type="float">
            <text:p>1.7081818182</text:p>
          </table:table-cell>
          <table:table-cell office:value-type="float" office:value="136632.514456" calcext:value-type="float">
            <text:p>136632.514456</text:p>
          </table:table-cell>
        </table:table-row>
        <table:table-row table:style-name="ro1">
          <table:table-cell office:value-type="float" office:value="1.70981818182" calcext:value-type="float">
            <text:p>1.7098181818</text:p>
          </table:table-cell>
          <table:table-cell office:value-type="float" office:value="133830.659941" calcext:value-type="float">
            <text:p>133830.659941</text:p>
          </table:table-cell>
        </table:table-row>
        <table:table-row table:style-name="ro1">
          <table:table-cell office:value-type="float" office:value="1.71145454545" calcext:value-type="float">
            <text:p>1.7114545455</text:p>
          </table:table-cell>
          <table:table-cell office:value-type="float" office:value="131673.634551" calcext:value-type="float">
            <text:p>131673.634551</text:p>
          </table:table-cell>
        </table:table-row>
        <table:table-row table:style-name="ro1">
          <table:table-cell office:value-type="float" office:value="1.71309090909" calcext:value-type="float">
            <text:p>1.7130909091</text:p>
          </table:table-cell>
          <table:table-cell office:value-type="float" office:value="129327.750672" calcext:value-type="float">
            <text:p>129327.750672</text:p>
          </table:table-cell>
        </table:table-row>
        <table:table-row table:style-name="ro1">
          <table:table-cell office:value-type="float" office:value="1.71472727273" calcext:value-type="float">
            <text:p>1.7147272727</text:p>
          </table:table-cell>
          <table:table-cell office:value-type="float" office:value="127481.820016" calcext:value-type="float">
            <text:p>127481.820016</text:p>
          </table:table-cell>
        </table:table-row>
        <table:table-row table:style-name="ro1">
          <table:table-cell office:value-type="float" office:value="1.71636363636" calcext:value-type="float">
            <text:p>1.7163636364</text:p>
          </table:table-cell>
          <table:table-cell office:value-type="float" office:value="125447.766075" calcext:value-type="float">
            <text:p>125447.766075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123818.868845" calcext:value-type="float">
            <text:p>123818.868845</text:p>
          </table:table-cell>
        </table:table-row>
        <table:table-row table:style-name="ro1">
          <table:table-cell office:value-type="float" office:value="1.71963636364" calcext:value-type="float">
            <text:p>1.7196363636</text:p>
          </table:table-cell>
          <table:table-cell office:value-type="float" office:value="122036.808833" calcext:value-type="float">
            <text:p>122036.808833</text:p>
          </table:table-cell>
        </table:table-row>
        <table:table-row table:style-name="ro1">
          <table:table-cell office:value-type="float" office:value="1.72127272727" calcext:value-type="float">
            <text:p>1.7212727273</text:p>
          </table:table-cell>
          <table:table-cell office:value-type="float" office:value="120583.367646" calcext:value-type="float">
            <text:p>120583.367646</text:p>
          </table:table-cell>
        </table:table-row>
        <table:table-row table:style-name="ro1">
          <table:table-cell office:value-type="float" office:value="1.72290909091" calcext:value-type="float">
            <text:p>1.7229090909</text:p>
          </table:table-cell>
          <table:table-cell office:value-type="float" office:value="119018.072672" calcext:value-type="float">
            <text:p>119018.072672</text:p>
          </table:table-cell>
        </table:table-row>
        <table:table-row table:style-name="ro1">
          <table:table-cell office:value-type="float" office:value="1.72454545455" calcext:value-type="float">
            <text:p>1.7245454546</text:p>
          </table:table-cell>
          <table:table-cell office:value-type="float" office:value="117705.469726" calcext:value-type="float">
            <text:p>117705.469726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17007.34912" calcext:value-type="float">
            <text:p>117007.34912</text:p>
          </table:table-cell>
        </table:table-row>
        <table:table-row table:style-name="ro1">
          <table:table-cell office:value-type="float" office:value="1.72663636364" calcext:value-type="float">
            <text:p>1.7266363636</text:p>
          </table:table-cell>
          <table:table-cell office:value-type="float" office:value="115505.890108" calcext:value-type="float">
            <text:p>115505.890108</text:p>
          </table:table-cell>
        </table:table-row>
        <table:table-row table:style-name="ro1">
          <table:table-cell office:value-type="float" office:value="1.72827272727" calcext:value-type="float">
            <text:p>1.7282727273</text:p>
          </table:table-cell>
          <table:table-cell office:value-type="float" office:value="114452.965744" calcext:value-type="float">
            <text:p>114452.965744</text:p>
          </table:table-cell>
        </table:table-row>
        <table:table-row table:style-name="ro1">
          <table:table-cell office:value-type="float" office:value="1.72990909091" calcext:value-type="float">
            <text:p>1.7299090909</text:p>
          </table:table-cell>
          <table:table-cell office:value-type="float" office:value="113121.904252" calcext:value-type="float">
            <text:p>113121.904252</text:p>
          </table:table-cell>
        </table:table-row>
        <table:table-row table:style-name="ro1">
          <table:table-cell office:value-type="float" office:value="1.73154545455" calcext:value-type="float">
            <text:p>1.7315454546</text:p>
          </table:table-cell>
          <table:table-cell office:value-type="float" office:value="112153.053571" calcext:value-type="float">
            <text:p>112153.053571</text:p>
          </table:table-cell>
        </table:table-row>
        <table:table-row table:style-name="ro1">
          <table:table-cell office:value-type="float" office:value="1.73318181818" calcext:value-type="float">
            <text:p>1.7331818182</text:p>
          </table:table-cell>
          <table:table-cell office:value-type="float" office:value="110967.472116" calcext:value-type="float">
            <text:p>110967.472116</text:p>
          </table:table-cell>
        </table:table-row>
        <table:table-row table:style-name="ro1">
          <table:table-cell office:value-type="float" office:value="1.73481818182" calcext:value-type="float">
            <text:p>1.7348181818</text:p>
          </table:table-cell>
          <table:table-cell office:value-type="float" office:value="110082.837711" calcext:value-type="float">
            <text:p>110082.837711</text:p>
          </table:table-cell>
        </table:table-row>
        <table:table-row table:style-name="ro1">
          <table:table-cell office:value-type="float" office:value="1.73645454545" calcext:value-type="float">
            <text:p>1.7364545455</text:p>
          </table:table-cell>
          <table:table-cell office:value-type="float" office:value="109017.498667" calcext:value-type="float">
            <text:p>109017.498667</text:p>
          </table:table-cell>
        </table:table-row>
        <table:table-row table:style-name="ro1">
          <table:table-cell office:value-type="float" office:value="1.73809090909" calcext:value-type="float">
            <text:p>1.7380909091</text:p>
          </table:table-cell>
          <table:table-cell office:value-type="float" office:value="108206.437691" calcext:value-type="float">
            <text:p>108206.437691</text:p>
          </table:table-cell>
        </table:table-row>
        <table:table-row table:style-name="ro1">
          <table:table-cell office:value-type="float" office:value="1.73972727273" calcext:value-type="float">
            <text:p>1.7397272727</text:p>
          </table:table-cell>
          <table:table-cell office:value-type="float" office:value="107234.690998" calcext:value-type="float">
            <text:p>107234.690998</text:p>
          </table:table-cell>
        </table:table-row>
        <table:table-row table:style-name="ro1">
          <table:table-cell office:value-type="float" office:value="1.74136363636" calcext:value-type="float">
            <text:p>1.7413636364</text:p>
          </table:table-cell>
          <table:table-cell office:value-type="float" office:value="106478.099262" calcext:value-type="float">
            <text:p>106478.099262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105580.074555" calcext:value-type="float">
            <text:p>105580.074555</text:p>
          </table:table-cell>
        </table:table-row>
        <table:table-row table:style-name="ro1">
          <table:table-cell office:value-type="float" office:value="1.74463636364" calcext:value-type="float">
            <text:p>1.7446363636</text:p>
          </table:table-cell>
          <table:table-cell office:value-type="float" office:value="104866.984867" calcext:value-type="float">
            <text:p>104866.984867</text:p>
          </table:table-cell>
        </table:table-row>
        <table:table-row table:style-name="ro1">
          <table:table-cell office:value-type="float" office:value="1.74627272727" calcext:value-type="float">
            <text:p>1.7462727273</text:p>
          </table:table-cell>
          <table:table-cell office:value-type="float" office:value="104032.79955" calcext:value-type="float">
            <text:p>104032.79955</text:p>
          </table:table-cell>
        </table:table-row>
        <table:table-row table:style-name="ro1">
          <table:table-cell office:value-type="float" office:value="1.74790909091" calcext:value-type="float">
            <text:p>1.7479090909</text:p>
          </table:table-cell>
          <table:table-cell office:value-type="float" office:value="103358.022587" calcext:value-type="float">
            <text:p>103358.022587</text:p>
          </table:table-cell>
        </table:table-row>
        <table:table-row table:style-name="ro1">
          <table:table-cell office:value-type="float" office:value="1.74954545455" calcext:value-type="float">
            <text:p>1.7495454546</text:p>
          </table:table-cell>
          <table:table-cell office:value-type="float" office:value="102581.439153" calcext:value-type="float">
            <text:p>102581.43915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02178.320339" calcext:value-type="float">
            <text:p>102178.320339</text:p>
          </table:table-cell>
        </table:table-row>
        <table:table-row table:style-name="ro1">
          <table:table-cell office:value-type="float" office:value="1.75163636364" calcext:value-type="float">
            <text:p>1.7516363636</text:p>
          </table:table-cell>
          <table:table-cell office:value-type="float" office:value="101547.205918" calcext:value-type="float">
            <text:p>101547.205918</text:p>
          </table:table-cell>
        </table:table-row>
        <table:table-row table:style-name="ro1">
          <table:table-cell office:value-type="float" office:value="1.75327272727" calcext:value-type="float">
            <text:p>1.7532727273</text:p>
          </table:table-cell>
          <table:table-cell office:value-type="float" office:value="55203.5310752" calcext:value-type="float">
            <text:p>55203.5310752</text:p>
          </table:table-cell>
        </table:table-row>
        <table:table-row table:style-name="ro1">
          <table:table-cell office:value-type="float" office:value="1.75490909091" calcext:value-type="float">
            <text:p>1.7549090909</text:p>
          </table:table-cell>
          <table:table-cell office:value-type="float" office:value="55024.5245721" calcext:value-type="float">
            <text:p>55024.5245721</text:p>
          </table:table-cell>
        </table:table-row>
        <table:table-row table:style-name="ro1">
          <table:table-cell office:value-type="float" office:value="1.75654545455" calcext:value-type="float">
            <text:p>1.7565454546</text:p>
          </table:table-cell>
          <table:table-cell office:value-type="float" office:value="54847.8981933" calcext:value-type="float">
            <text:p>54847.8981933</text:p>
          </table:table-cell>
        </table:table-row>
        <table:table-row table:style-name="ro1">
          <table:table-cell office:value-type="float" office:value="1.75818181818" calcext:value-type="float">
            <text:p>1.7581818182</text:p>
          </table:table-cell>
          <table:table-cell office:value-type="float" office:value="54679.1160428" calcext:value-type="float">
            <text:p>54679.1160428</text:p>
          </table:table-cell>
        </table:table-row>
        <table:table-row table:style-name="ro1">
          <table:table-cell office:value-type="float" office:value="1.75981818182" calcext:value-type="float">
            <text:p>1.7598181818</text:p>
          </table:table-cell>
          <table:table-cell office:value-type="float" office:value="54521.2429178" calcext:value-type="float">
            <text:p>54521.2429178</text:p>
          </table:table-cell>
        </table:table-row>
        <table:table-row table:style-name="ro1">
          <table:table-cell office:value-type="float" office:value="1.76145454545" calcext:value-type="float">
            <text:p>1.7614545455</text:p>
          </table:table-cell>
          <table:table-cell office:value-type="float" office:value="54370.8241966" calcext:value-type="float">
            <text:p>54370.8241966</text:p>
          </table:table-cell>
        </table:table-row>
        <table:table-row table:style-name="ro1">
          <table:table-cell office:value-type="float" office:value="1.76309090909" calcext:value-type="float">
            <text:p>1.7630909091</text:p>
          </table:table-cell>
          <table:table-cell office:value-type="float" office:value="54225.8132791" calcext:value-type="float">
            <text:p>54225.8132791</text:p>
          </table:table-cell>
        </table:table-row>
        <table:table-row table:style-name="ro1">
          <table:table-cell office:value-type="float" office:value="1.76472727273" calcext:value-type="float">
            <text:p>1.7647272727</text:p>
          </table:table-cell>
          <table:table-cell office:value-type="float" office:value="54086.9722925" calcext:value-type="float">
            <text:p>54086.9722925</text:p>
          </table:table-cell>
        </table:table-row>
        <table:table-row table:style-name="ro1">
          <table:table-cell office:value-type="float" office:value="1.76636363636" calcext:value-type="float">
            <text:p>1.7663636364</text:p>
          </table:table-cell>
          <table:table-cell office:value-type="float" office:value="53963.4224817" calcext:value-type="float">
            <text:p>53963.4224817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53846.4541844" calcext:value-type="float">
            <text:p>53846.4541844</text:p>
          </table:table-cell>
        </table:table-row>
        <table:table-row table:style-name="ro1">
          <table:table-cell office:value-type="float" office:value="1.76963636364" calcext:value-type="float">
            <text:p>1.7696363636</text:p>
          </table:table-cell>
          <table:table-cell office:value-type="float" office:value="53731.4269154" calcext:value-type="float">
            <text:p>53731.4269154</text:p>
          </table:table-cell>
        </table:table-row>
        <table:table-row table:style-name="ro1">
          <table:table-cell office:value-type="float" office:value="1.77127272727" calcext:value-type="float">
            <text:p>1.7712727273</text:p>
          </table:table-cell>
          <table:table-cell office:value-type="float" office:value="53613.807558" calcext:value-type="float">
            <text:p>53613.807558</text:p>
          </table:table-cell>
        </table:table-row>
        <table:table-row table:style-name="ro1">
          <table:table-cell office:value-type="float" office:value="1.77290909091" calcext:value-type="float">
            <text:p>1.7729090909</text:p>
          </table:table-cell>
          <table:table-cell office:value-type="float" office:value="53494.8115471" calcext:value-type="float">
            <text:p>53494.8115471</text:p>
          </table:table-cell>
        </table:table-row>
        <table:table-row table:style-name="ro1">
          <table:table-cell office:value-type="float" office:value="1.77454545455" calcext:value-type="float">
            <text:p>1.7745454546</text:p>
          </table:table-cell>
          <table:table-cell office:value-type="float" office:value="53377.2006809" calcext:value-type="float">
            <text:p>53377.2006809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53095.0310031" calcext:value-type="float">
            <text:p>53095.0310031</text:p>
          </table:table-cell>
        </table:table-row>
        <table:table-row table:style-name="ro1">
          <table:table-cell office:value-type="float" office:value="1.77663636364" calcext:value-type="float">
            <text:p>1.7766363636</text:p>
          </table:table-cell>
          <table:table-cell office:value-type="float" office:value="52973.0237979" calcext:value-type="float">
            <text:p>52973.0237979</text:p>
          </table:table-cell>
        </table:table-row>
        <table:table-row table:style-name="ro1">
          <table:table-cell office:value-type="float" office:value="1.77827272727" calcext:value-type="float">
            <text:p>1.7782727273</text:p>
          </table:table-cell>
          <table:table-cell office:value-type="float" office:value="52856.9924398" calcext:value-type="float">
            <text:p>52856.9924398</text:p>
          </table:table-cell>
        </table:table-row>
        <table:table-row table:style-name="ro1">
          <table:table-cell office:value-type="float" office:value="1.77990909091" calcext:value-type="float">
            <text:p>1.7799090909</text:p>
          </table:table-cell>
          <table:table-cell office:value-type="float" office:value="52742.2542385" calcext:value-type="float">
            <text:p>52742.2542385</text:p>
          </table:table-cell>
        </table:table-row>
        <table:table-row table:style-name="ro1">
          <table:table-cell office:value-type="float" office:value="1.78154545455" calcext:value-type="float">
            <text:p>1.7815454546</text:p>
          </table:table-cell>
          <table:table-cell office:value-type="float" office:value="52627.1045943" calcext:value-type="float">
            <text:p>52627.1045943</text:p>
          </table:table-cell>
        </table:table-row>
        <table:table-row table:style-name="ro1">
          <table:table-cell office:value-type="float" office:value="1.78318181818" calcext:value-type="float">
            <text:p>1.7831818182</text:p>
          </table:table-cell>
          <table:table-cell office:value-type="float" office:value="52510.820687" calcext:value-type="float">
            <text:p>52510.820687</text:p>
          </table:table-cell>
        </table:table-row>
        <table:table-row table:style-name="ro1">
          <table:table-cell office:value-type="float" office:value="1.78481818182" calcext:value-type="float">
            <text:p>1.7848181818</text:p>
          </table:table-cell>
          <table:table-cell office:value-type="float" office:value="52396.2027049" calcext:value-type="float">
            <text:p>52396.2027049</text:p>
          </table:table-cell>
        </table:table-row>
        <table:table-row table:style-name="ro1">
          <table:table-cell office:value-type="float" office:value="1.78645454545" calcext:value-type="float">
            <text:p>1.7864545455</text:p>
          </table:table-cell>
          <table:table-cell office:value-type="float" office:value="52296.030552" calcext:value-type="float">
            <text:p>52296.030552</text:p>
          </table:table-cell>
        </table:table-row>
        <table:table-row table:style-name="ro1">
          <table:table-cell office:value-type="float" office:value="1.78809090909" calcext:value-type="float">
            <text:p>1.7880909091</text:p>
          </table:table-cell>
          <table:table-cell office:value-type="float" office:value="52206.0393487" calcext:value-type="float">
            <text:p>52206.0393487</text:p>
          </table:table-cell>
        </table:table-row>
        <table:table-row table:style-name="ro1">
          <table:table-cell office:value-type="float" office:value="1.78972727273" calcext:value-type="float">
            <text:p>1.7897272727</text:p>
          </table:table-cell>
          <table:table-cell office:value-type="float" office:value="52121.0534617" calcext:value-type="float">
            <text:p>52121.0534617</text:p>
          </table:table-cell>
        </table:table-row>
        <table:table-row table:style-name="ro1">
          <table:table-cell office:value-type="float" office:value="1.79136363636" calcext:value-type="float">
            <text:p>1.7913636364</text:p>
          </table:table-cell>
          <table:table-cell office:value-type="float" office:value="52036.1593208" calcext:value-type="float">
            <text:p>52036.1593208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51953.0371496" calcext:value-type="float">
            <text:p>51953.0371496</text:p>
          </table:table-cell>
        </table:table-row>
        <table:table-row table:style-name="ro1">
          <table:table-cell office:value-type="float" office:value="1.79463636364" calcext:value-type="float">
            <text:p>1.7946363636</text:p>
          </table:table-cell>
          <table:table-cell office:value-type="float" office:value="51869.5095079" calcext:value-type="float">
            <text:p>51869.5095079</text:p>
          </table:table-cell>
        </table:table-row>
        <table:table-row table:style-name="ro1">
          <table:table-cell office:value-type="float" office:value="1.79627272727" calcext:value-type="float">
            <text:p>1.7962727273</text:p>
          </table:table-cell>
          <table:table-cell office:value-type="float" office:value="51781.0934223" calcext:value-type="float">
            <text:p>51781.0934223</text:p>
          </table:table-cell>
        </table:table-row>
        <table:table-row table:style-name="ro1">
          <table:table-cell office:value-type="float" office:value="1.79790909091" calcext:value-type="float">
            <text:p>1.7979090909</text:p>
          </table:table-cell>
          <table:table-cell office:value-type="float" office:value="51684.1490483" calcext:value-type="float">
            <text:p>51684.1490483</text:p>
          </table:table-cell>
        </table:table-row>
        <table:table-row table:style-name="ro1">
          <table:table-cell office:value-type="float" office:value="1.79954545455" calcext:value-type="float">
            <text:p>1.7995454546</text:p>
          </table:table-cell>
          <table:table-cell office:value-type="float" office:value="51578.9035106" calcext:value-type="float">
            <text:p>51578.903510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1345.7602674" calcext:value-type="float">
            <text:p>51345.7602674</text:p>
          </table:table-cell>
        </table:table-row>
        <table:table-row table:style-name="ro1">
          <table:table-cell office:value-type="float" office:value="1.80163636364" calcext:value-type="float">
            <text:p>1.8016363636</text:p>
          </table:table-cell>
          <table:table-cell office:value-type="float" office:value="51248.3536665" calcext:value-type="float">
            <text:p>51248.3536665</text:p>
          </table:table-cell>
        </table:table-row>
        <table:table-row table:style-name="ro1">
          <table:table-cell office:value-type="float" office:value="1.80327272727" calcext:value-type="float">
            <text:p>1.8032727273</text:p>
          </table:table-cell>
          <table:table-cell office:value-type="float" office:value="51145.0661098" calcext:value-type="float">
            <text:p>51145.0661098</text:p>
          </table:table-cell>
        </table:table-row>
        <table:table-row table:style-name="ro1">
          <table:table-cell office:value-type="float" office:value="1.80490909091" calcext:value-type="float">
            <text:p>1.8049090909</text:p>
          </table:table-cell>
          <table:table-cell office:value-type="float" office:value="51038.0857481" calcext:value-type="float">
            <text:p>51038.0857481</text:p>
          </table:table-cell>
        </table:table-row>
        <table:table-row table:style-name="ro1">
          <table:table-cell office:value-type="float" office:value="1.80654545455" calcext:value-type="float">
            <text:p>1.8065454546</text:p>
          </table:table-cell>
          <table:table-cell office:value-type="float" office:value="50940.4158308" calcext:value-type="float">
            <text:p>50940.4158308</text:p>
          </table:table-cell>
        </table:table-row>
        <table:table-row table:style-name="ro1">
          <table:table-cell office:value-type="float" office:value="1.80818181818" calcext:value-type="float">
            <text:p>1.8081818182</text:p>
          </table:table-cell>
          <table:table-cell office:value-type="float" office:value="50855.3474249" calcext:value-type="float">
            <text:p>50855.3474249</text:p>
          </table:table-cell>
        </table:table-row>
        <table:table-row table:style-name="ro1">
          <table:table-cell office:value-type="float" office:value="1.80981818182" calcext:value-type="float">
            <text:p>1.8098181818</text:p>
          </table:table-cell>
          <table:table-cell office:value-type="float" office:value="50779.4622293" calcext:value-type="float">
            <text:p>50779.4622293</text:p>
          </table:table-cell>
        </table:table-row>
        <table:table-row table:style-name="ro1">
          <table:table-cell office:value-type="float" office:value="1.81145454545" calcext:value-type="float">
            <text:p>1.8114545455</text:p>
          </table:table-cell>
          <table:table-cell office:value-type="float" office:value="50709.139278" calcext:value-type="float">
            <text:p>50709.139278</text:p>
          </table:table-cell>
        </table:table-row>
        <table:table-row table:style-name="ro1">
          <table:table-cell office:value-type="float" office:value="1.81309090909" calcext:value-type="float">
            <text:p>1.8130909091</text:p>
          </table:table-cell>
          <table:table-cell office:value-type="float" office:value="50646.5183365" calcext:value-type="float">
            <text:p>50646.5183365</text:p>
          </table:table-cell>
        </table:table-row>
        <table:table-row table:style-name="ro1">
          <table:table-cell office:value-type="float" office:value="1.81472727273" calcext:value-type="float">
            <text:p>1.8147272727</text:p>
          </table:table-cell>
          <table:table-cell office:value-type="float" office:value="50584.169794" calcext:value-type="float">
            <text:p>50584.169794</text:p>
          </table:table-cell>
        </table:table-row>
        <table:table-row table:style-name="ro1">
          <table:table-cell office:value-type="float" office:value="1.81636363636" calcext:value-type="float">
            <text:p>1.8163636364</text:p>
          </table:table-cell>
          <table:table-cell office:value-type="float" office:value="50515.3797567" calcext:value-type="float">
            <text:p>50515.3797567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50436.4603752" calcext:value-type="float">
            <text:p>50436.4603752</text:p>
          </table:table-cell>
        </table:table-row>
        <table:table-row table:style-name="ro1">
          <table:table-cell office:value-type="float" office:value="1.81963636364" calcext:value-type="float">
            <text:p>1.8196363636</text:p>
          </table:table-cell>
          <table:table-cell office:value-type="float" office:value="50345.7986905" calcext:value-type="float">
            <text:p>50345.7986905</text:p>
          </table:table-cell>
        </table:table-row>
        <table:table-row table:style-name="ro1">
          <table:table-cell office:value-type="float" office:value="1.82127272727" calcext:value-type="float">
            <text:p>1.8212727273</text:p>
          </table:table-cell>
          <table:table-cell office:value-type="float" office:value="50246.3390373" calcext:value-type="float">
            <text:p>50246.3390373</text:p>
          </table:table-cell>
        </table:table-row>
        <table:table-row table:style-name="ro1">
          <table:table-cell office:value-type="float" office:value="1.82290909091" calcext:value-type="float">
            <text:p>1.8229090909</text:p>
          </table:table-cell>
          <table:table-cell office:value-type="float" office:value="50153.2338081" calcext:value-type="float">
            <text:p>50153.2338081</text:p>
          </table:table-cell>
        </table:table-row>
        <table:table-row table:style-name="ro1">
          <table:table-cell office:value-type="float" office:value="1.82454545455" calcext:value-type="float">
            <text:p>1.8245454546</text:p>
          </table:table-cell>
          <table:table-cell office:value-type="float" office:value="50068.8804636" calcext:value-type="float">
            <text:p>50068.8804636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49882.7017684" calcext:value-type="float">
            <text:p>49882.7017684</text:p>
          </table:table-cell>
        </table:table-row>
        <table:table-row table:style-name="ro1">
          <table:table-cell office:value-type="float" office:value="1.82663636364" calcext:value-type="float">
            <text:p>1.8266363636</text:p>
          </table:table-cell>
          <table:table-cell office:value-type="float" office:value="49784.0713995" calcext:value-type="float">
            <text:p>49784.0713995</text:p>
          </table:table-cell>
        </table:table-row>
        <table:table-row table:style-name="ro1">
          <table:table-cell office:value-type="float" office:value="1.82827272727" calcext:value-type="float">
            <text:p>1.8282727273</text:p>
          </table:table-cell>
          <table:table-cell office:value-type="float" office:value="49695.8856614" calcext:value-type="float">
            <text:p>49695.8856614</text:p>
          </table:table-cell>
        </table:table-row>
        <table:table-row table:style-name="ro1">
          <table:table-cell office:value-type="float" office:value="1.82990909091" calcext:value-type="float">
            <text:p>1.8299090909</text:p>
          </table:table-cell>
          <table:table-cell office:value-type="float" office:value="49618.3729765" calcext:value-type="float">
            <text:p>49618.3729765</text:p>
          </table:table-cell>
        </table:table-row>
        <table:table-row table:style-name="ro1">
          <table:table-cell office:value-type="float" office:value="1.83154545455" calcext:value-type="float">
            <text:p>1.8315454546</text:p>
          </table:table-cell>
          <table:table-cell office:value-type="float" office:value="49550.9776495" calcext:value-type="float">
            <text:p>49550.9776495</text:p>
          </table:table-cell>
        </table:table-row>
        <table:table-row table:style-name="ro1">
          <table:table-cell office:value-type="float" office:value="1.83318181818" calcext:value-type="float">
            <text:p>1.8331818182</text:p>
          </table:table-cell>
          <table:table-cell office:value-type="float" office:value="49493.7549861" calcext:value-type="float">
            <text:p>49493.7549861</text:p>
          </table:table-cell>
        </table:table-row>
        <table:table-row table:style-name="ro1">
          <table:table-cell office:value-type="float" office:value="1.83481818182" calcext:value-type="float">
            <text:p>1.8348181818</text:p>
          </table:table-cell>
          <table:table-cell office:value-type="float" office:value="49440.8172436" calcext:value-type="float">
            <text:p>49440.8172436</text:p>
          </table:table-cell>
        </table:table-row>
        <table:table-row table:style-name="ro1">
          <table:table-cell office:value-type="float" office:value="1.83645454545" calcext:value-type="float">
            <text:p>1.8364545455</text:p>
          </table:table-cell>
          <table:table-cell office:value-type="float" office:value="49383.3231458" calcext:value-type="float">
            <text:p>49383.3231458</text:p>
          </table:table-cell>
        </table:table-row>
        <table:table-row table:style-name="ro1">
          <table:table-cell office:value-type="float" office:value="1.83809090909" calcext:value-type="float">
            <text:p>1.8380909091</text:p>
          </table:table-cell>
          <table:table-cell office:value-type="float" office:value="49316.6379044" calcext:value-type="float">
            <text:p>49316.6379044</text:p>
          </table:table-cell>
        </table:table-row>
        <table:table-row table:style-name="ro1">
          <table:table-cell office:value-type="float" office:value="1.83972727273" calcext:value-type="float">
            <text:p>1.8397272727</text:p>
          </table:table-cell>
          <table:table-cell office:value-type="float" office:value="49238.7831511" calcext:value-type="float">
            <text:p>49238.7831511</text:p>
          </table:table-cell>
        </table:table-row>
        <table:table-row table:style-name="ro1">
          <table:table-cell office:value-type="float" office:value="1.84136363636" calcext:value-type="float">
            <text:p>1.8413636364</text:p>
          </table:table-cell>
          <table:table-cell office:value-type="float" office:value="49151.2387072" calcext:value-type="float">
            <text:p>49151.2387072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49065.9787736" calcext:value-type="float">
            <text:p>49065.9787736</text:p>
          </table:table-cell>
        </table:table-row>
        <table:table-row table:style-name="ro1">
          <table:table-cell office:value-type="float" office:value="1.84463636364" calcext:value-type="float">
            <text:p>1.8446363636</text:p>
          </table:table-cell>
          <table:table-cell office:value-type="float" office:value="48986.982538" calcext:value-type="float">
            <text:p>48986.982538</text:p>
          </table:table-cell>
        </table:table-row>
        <table:table-row table:style-name="ro1">
          <table:table-cell office:value-type="float" office:value="1.84627272727" calcext:value-type="float">
            <text:p>1.8462727273</text:p>
          </table:table-cell>
          <table:table-cell office:value-type="float" office:value="48914.4140148" calcext:value-type="float">
            <text:p>48914.4140148</text:p>
          </table:table-cell>
        </table:table-row>
        <table:table-row table:style-name="ro1">
          <table:table-cell office:value-type="float" office:value="1.84790909091" calcext:value-type="float">
            <text:p>1.8479090909</text:p>
          </table:table-cell>
          <table:table-cell office:value-type="float" office:value="48852.8725145" calcext:value-type="float">
            <text:p>48852.8725145</text:p>
          </table:table-cell>
        </table:table-row>
        <table:table-row table:style-name="ro1">
          <table:table-cell office:value-type="float" office:value="1.84954545455" calcext:value-type="float">
            <text:p>1.8495454546</text:p>
          </table:table-cell>
          <table:table-cell office:value-type="float" office:value="48800.3355077" calcext:value-type="float">
            <text:p>48800.335507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8605.8850609" calcext:value-type="float">
            <text:p>48605.8850609</text:p>
          </table:table-cell>
        </table:table-row>
        <table:table-row table:style-name="ro1">
          <table:table-cell office:value-type="float" office:value="1.85163636364" calcext:value-type="float">
            <text:p>1.8516363636</text:p>
          </table:table-cell>
          <table:table-cell office:value-type="float" office:value="48526.1414218" calcext:value-type="float">
            <text:p>48526.1414218</text:p>
          </table:table-cell>
        </table:table-row>
        <table:table-row table:style-name="ro1">
          <table:table-cell office:value-type="float" office:value="1.85327272727" calcext:value-type="float">
            <text:p>1.8532727273</text:p>
          </table:table-cell>
          <table:table-cell office:value-type="float" office:value="48461.7681771" calcext:value-type="float">
            <text:p>48461.7681771</text:p>
          </table:table-cell>
        </table:table-row>
        <table:table-row table:style-name="ro1">
          <table:table-cell office:value-type="float" office:value="1.85490909091" calcext:value-type="float">
            <text:p>1.8549090909</text:p>
          </table:table-cell>
          <table:table-cell office:value-type="float" office:value="48404.2911985" calcext:value-type="float">
            <text:p>48404.2911985</text:p>
          </table:table-cell>
        </table:table-row>
        <table:table-row table:style-name="ro1">
          <table:table-cell office:value-type="float" office:value="1.85654545455" calcext:value-type="float">
            <text:p>1.8565454546</text:p>
          </table:table-cell>
          <table:table-cell office:value-type="float" office:value="48347.935131" calcext:value-type="float">
            <text:p>48347.935131</text:p>
          </table:table-cell>
        </table:table-row>
        <table:table-row table:style-name="ro1">
          <table:table-cell office:value-type="float" office:value="1.85818181818" calcext:value-type="float">
            <text:p>1.8581818182</text:p>
          </table:table-cell>
          <table:table-cell office:value-type="float" office:value="48286.2530036" calcext:value-type="float">
            <text:p>48286.2530036</text:p>
          </table:table-cell>
        </table:table-row>
        <table:table-row table:style-name="ro1">
          <table:table-cell office:value-type="float" office:value="1.85981818182" calcext:value-type="float">
            <text:p>1.8598181818</text:p>
          </table:table-cell>
          <table:table-cell office:value-type="float" office:value="48216.7510678" calcext:value-type="float">
            <text:p>48216.7510678</text:p>
          </table:table-cell>
        </table:table-row>
        <table:table-row table:style-name="ro1">
          <table:table-cell office:value-type="float" office:value="1.86145454545" calcext:value-type="float">
            <text:p>1.8614545455</text:p>
          </table:table-cell>
          <table:table-cell office:value-type="float" office:value="48139.9936966" calcext:value-type="float">
            <text:p>48139.9936966</text:p>
          </table:table-cell>
        </table:table-row>
        <table:table-row table:style-name="ro1">
          <table:table-cell office:value-type="float" office:value="1.86309090909" calcext:value-type="float">
            <text:p>1.8630909091</text:p>
          </table:table-cell>
          <table:table-cell office:value-type="float" office:value="48065.3215088" calcext:value-type="float">
            <text:p>48065.3215088</text:p>
          </table:table-cell>
        </table:table-row>
        <table:table-row table:style-name="ro1">
          <table:table-cell office:value-type="float" office:value="1.86472727273" calcext:value-type="float">
            <text:p>1.8647272727</text:p>
          </table:table-cell>
          <table:table-cell office:value-type="float" office:value="47994.5389671" calcext:value-type="float">
            <text:p>47994.5389671</text:p>
          </table:table-cell>
        </table:table-row>
        <table:table-row table:style-name="ro1">
          <table:table-cell office:value-type="float" office:value="1.86636363636" calcext:value-type="float">
            <text:p>1.8663636364</text:p>
          </table:table-cell>
          <table:table-cell office:value-type="float" office:value="47927.2830191" calcext:value-type="float">
            <text:p>47927.2830191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47867.8267773" calcext:value-type="float">
            <text:p>47867.8267773</text:p>
          </table:table-cell>
        </table:table-row>
        <table:table-row table:style-name="ro1">
          <table:table-cell office:value-type="float" office:value="1.86963636364" calcext:value-type="float">
            <text:p>1.8696363636</text:p>
          </table:table-cell>
          <table:table-cell office:value-type="float" office:value="47817.9754404" calcext:value-type="float">
            <text:p>47817.9754404</text:p>
          </table:table-cell>
        </table:table-row>
        <table:table-row table:style-name="ro1">
          <table:table-cell office:value-type="float" office:value="1.87127272727" calcext:value-type="float">
            <text:p>1.8712727273</text:p>
          </table:table-cell>
          <table:table-cell office:value-type="float" office:value="47770.4518426" calcext:value-type="float">
            <text:p>47770.4518426</text:p>
          </table:table-cell>
        </table:table-row>
        <table:table-row table:style-name="ro1">
          <table:table-cell office:value-type="float" office:value="1.87290909091" calcext:value-type="float">
            <text:p>1.8729090909</text:p>
          </table:table-cell>
          <table:table-cell office:value-type="float" office:value="47721.7950315" calcext:value-type="float">
            <text:p>47721.7950315</text:p>
          </table:table-cell>
        </table:table-row>
        <table:table-row table:style-name="ro1">
          <table:table-cell office:value-type="float" office:value="1.87454545455" calcext:value-type="float">
            <text:p>1.8745454546</text:p>
          </table:table-cell>
          <table:table-cell office:value-type="float" office:value="47666.8073465" calcext:value-type="float">
            <text:p>47666.807346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47459.58291" calcext:value-type="float">
            <text:p>47459.58291</text:p>
          </table:table-cell>
        </table:table-row>
        <table:table-row table:style-name="ro1">
          <table:table-cell office:value-type="float" office:value="1.87663636364" calcext:value-type="float">
            <text:p>1.8766363636</text:p>
          </table:table-cell>
          <table:table-cell office:value-type="float" office:value="47399.2009062" calcext:value-type="float">
            <text:p>47399.2009062</text:p>
          </table:table-cell>
        </table:table-row>
        <table:table-row table:style-name="ro1">
          <table:table-cell office:value-type="float" office:value="1.87827272727" calcext:value-type="float">
            <text:p>1.8782727273</text:p>
          </table:table-cell>
          <table:table-cell office:value-type="float" office:value="47336.3335509" calcext:value-type="float">
            <text:p>47336.3335509</text:p>
          </table:table-cell>
        </table:table-row>
        <table:table-row table:style-name="ro1">
          <table:table-cell office:value-type="float" office:value="1.87990909091" calcext:value-type="float">
            <text:p>1.8799090909</text:p>
          </table:table-cell>
          <table:table-cell office:value-type="float" office:value="47268.6895664" calcext:value-type="float">
            <text:p>47268.6895664</text:p>
          </table:table-cell>
        </table:table-row>
        <table:table-row table:style-name="ro1">
          <table:table-cell office:value-type="float" office:value="1.88154545455" calcext:value-type="float">
            <text:p>1.8815454546</text:p>
          </table:table-cell>
          <table:table-cell office:value-type="float" office:value="47196.416891" calcext:value-type="float">
            <text:p>47196.416891</text:p>
          </table:table-cell>
        </table:table-row>
        <table:table-row table:style-name="ro1">
          <table:table-cell office:value-type="float" office:value="1.88318181818" calcext:value-type="float">
            <text:p>1.8831818182</text:p>
          </table:table-cell>
          <table:table-cell office:value-type="float" office:value="47128.0831492" calcext:value-type="float">
            <text:p>47128.0831492</text:p>
          </table:table-cell>
        </table:table-row>
        <table:table-row table:style-name="ro1">
          <table:table-cell office:value-type="float" office:value="1.88481818182" calcext:value-type="float">
            <text:p>1.8848181818</text:p>
          </table:table-cell>
          <table:table-cell office:value-type="float" office:value="47064.5288489" calcext:value-type="float">
            <text:p>47064.5288489</text:p>
          </table:table-cell>
        </table:table-row>
        <table:table-row table:style-name="ro1">
          <table:table-cell office:value-type="float" office:value="1.88645454545" calcext:value-type="float">
            <text:p>1.8864545455</text:p>
          </table:table-cell>
          <table:table-cell office:value-type="float" office:value="47004.6612687" calcext:value-type="float">
            <text:p>47004.6612687</text:p>
          </table:table-cell>
        </table:table-row>
        <table:table-row table:style-name="ro1">
          <table:table-cell office:value-type="float" office:value="1.88809090909" calcext:value-type="float">
            <text:p>1.8880909091</text:p>
          </table:table-cell>
          <table:table-cell office:value-type="float" office:value="46951.720656" calcext:value-type="float">
            <text:p>46951.720656</text:p>
          </table:table-cell>
        </table:table-row>
        <table:table-row table:style-name="ro1">
          <table:table-cell office:value-type="float" office:value="1.88972727273" calcext:value-type="float">
            <text:p>1.8897272727</text:p>
          </table:table-cell>
          <table:table-cell office:value-type="float" office:value="46904.7431159" calcext:value-type="float">
            <text:p>46904.7431159</text:p>
          </table:table-cell>
        </table:table-row>
        <table:table-row table:style-name="ro1">
          <table:table-cell office:value-type="float" office:value="1.89136363636" calcext:value-type="float">
            <text:p>1.8913636364</text:p>
          </table:table-cell>
          <table:table-cell office:value-type="float" office:value="46860.2300374" calcext:value-type="float">
            <text:p>46860.2300374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46813.6432747" calcext:value-type="float">
            <text:p>46813.6432747</text:p>
          </table:table-cell>
        </table:table-row>
        <table:table-row table:style-name="ro1">
          <table:table-cell office:value-type="float" office:value="1.89463636364" calcext:value-type="float">
            <text:p>1.8946363636</text:p>
          </table:table-cell>
          <table:table-cell office:value-type="float" office:value="46763.1981823" calcext:value-type="float">
            <text:p>46763.1981823</text:p>
          </table:table-cell>
        </table:table-row>
        <table:table-row table:style-name="ro1">
          <table:table-cell office:value-type="float" office:value="1.89627272727" calcext:value-type="float">
            <text:p>1.8962727273</text:p>
          </table:table-cell>
          <table:table-cell office:value-type="float" office:value="46705.0927688" calcext:value-type="float">
            <text:p>46705.0927688</text:p>
          </table:table-cell>
        </table:table-row>
        <table:table-row table:style-name="ro1">
          <table:table-cell office:value-type="float" office:value="1.89790909091" calcext:value-type="float">
            <text:p>1.8979090909</text:p>
          </table:table-cell>
          <table:table-cell office:value-type="float" office:value="46640.4549951" calcext:value-type="float">
            <text:p>46640.4549951</text:p>
          </table:table-cell>
        </table:table-row>
        <table:table-row table:style-name="ro1">
          <table:table-cell office:value-type="float" office:value="1.89954545455" calcext:value-type="float">
            <text:p>1.8995454546</text:p>
          </table:table-cell>
          <table:table-cell office:value-type="float" office:value="46579.0618795" calcext:value-type="float">
            <text:p>46579.061879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6418.9280429" calcext:value-type="float">
            <text:p>46418.9280429</text:p>
          </table:table-cell>
        </table:table-row>
        <table:table-row table:style-name="ro1">
          <table:table-cell office:value-type="float" office:value="1.90163636364" calcext:value-type="float">
            <text:p>1.9016363636</text:p>
          </table:table-cell>
          <table:table-cell office:value-type="float" office:value="46351.7233185" calcext:value-type="float">
            <text:p>46351.7233185</text:p>
          </table:table-cell>
        </table:table-row>
        <table:table-row table:style-name="ro1">
          <table:table-cell office:value-type="float" office:value="1.90327272727" calcext:value-type="float">
            <text:p>1.9032727273</text:p>
          </table:table-cell>
          <table:table-cell office:value-type="float" office:value="46287.1518501" calcext:value-type="float">
            <text:p>46287.1518501</text:p>
          </table:table-cell>
        </table:table-row>
        <table:table-row table:style-name="ro1">
          <table:table-cell office:value-type="float" office:value="1.90490909091" calcext:value-type="float">
            <text:p>1.9049090909</text:p>
          </table:table-cell>
          <table:table-cell office:value-type="float" office:value="46228.1640321" calcext:value-type="float">
            <text:p>46228.1640321</text:p>
          </table:table-cell>
        </table:table-row>
        <table:table-row table:style-name="ro1">
          <table:table-cell office:value-type="float" office:value="1.90654545455" calcext:value-type="float">
            <text:p>1.9065454546</text:p>
          </table:table-cell>
          <table:table-cell office:value-type="float" office:value="46174.9554711" calcext:value-type="float">
            <text:p>46174.9554711</text:p>
          </table:table-cell>
        </table:table-row>
        <table:table-row table:style-name="ro1">
          <table:table-cell office:value-type="float" office:value="1.90818181818" calcext:value-type="float">
            <text:p>1.9081818182</text:p>
          </table:table-cell>
          <table:table-cell office:value-type="float" office:value="46129.5923188" calcext:value-type="float">
            <text:p>46129.5923188</text:p>
          </table:table-cell>
        </table:table-row>
        <table:table-row table:style-name="ro1">
          <table:table-cell office:value-type="float" office:value="1.90981818182" calcext:value-type="float">
            <text:p>1.9098181818</text:p>
          </table:table-cell>
          <table:table-cell office:value-type="float" office:value="46088.4455609" calcext:value-type="float">
            <text:p>46088.4455609</text:p>
          </table:table-cell>
        </table:table-row>
        <table:table-row table:style-name="ro1">
          <table:table-cell office:value-type="float" office:value="1.91145454545" calcext:value-type="float">
            <text:p>1.9114545455</text:p>
          </table:table-cell>
          <table:table-cell office:value-type="float" office:value="46049.2110978" calcext:value-type="float">
            <text:p>46049.2110978</text:p>
          </table:table-cell>
        </table:table-row>
        <table:table-row table:style-name="ro1">
          <table:table-cell office:value-type="float" office:value="1.91309090909" calcext:value-type="float">
            <text:p>1.9130909091</text:p>
          </table:table-cell>
          <table:table-cell office:value-type="float" office:value="46007.2887525" calcext:value-type="float">
            <text:p>46007.2887525</text:p>
          </table:table-cell>
        </table:table-row>
        <table:table-row table:style-name="ro1">
          <table:table-cell office:value-type="float" office:value="1.91472727273" calcext:value-type="float">
            <text:p>1.9147272727</text:p>
          </table:table-cell>
          <table:table-cell office:value-type="float" office:value="45960.6896758" calcext:value-type="float">
            <text:p>45960.6896758</text:p>
          </table:table-cell>
        </table:table-row>
        <table:table-row table:style-name="ro1">
          <table:table-cell office:value-type="float" office:value="1.91636363636" calcext:value-type="float">
            <text:p>1.9163636364</text:p>
          </table:table-cell>
          <table:table-cell office:value-type="float" office:value="45909.3642554" calcext:value-type="float">
            <text:p>45909.3642554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45852.5701238" calcext:value-type="float">
            <text:p>45852.5701238</text:p>
          </table:table-cell>
        </table:table-row>
        <table:table-row table:style-name="ro1">
          <table:table-cell office:value-type="float" office:value="1.91963636364" calcext:value-type="float">
            <text:p>1.9196363636</text:p>
          </table:table-cell>
          <table:table-cell office:value-type="float" office:value="45801.4533101" calcext:value-type="float">
            <text:p>45801.4533101</text:p>
          </table:table-cell>
        </table:table-row>
        <table:table-row table:style-name="ro1">
          <table:table-cell office:value-type="float" office:value="1.92127272727" calcext:value-type="float">
            <text:p>1.9212727273</text:p>
          </table:table-cell>
          <table:table-cell office:value-type="float" office:value="45758.4808453" calcext:value-type="float">
            <text:p>45758.4808453</text:p>
          </table:table-cell>
        </table:table-row>
        <table:table-row table:style-name="ro1">
          <table:table-cell office:value-type="float" office:value="1.92290909091" calcext:value-type="float">
            <text:p>1.9229090909</text:p>
          </table:table-cell>
          <table:table-cell office:value-type="float" office:value="45726.1319377" calcext:value-type="float">
            <text:p>45726.1319377</text:p>
          </table:table-cell>
        </table:table-row>
        <table:table-row table:style-name="ro1">
          <table:table-cell office:value-type="float" office:value="1.92454545455" calcext:value-type="float">
            <text:p>1.9245454546</text:p>
          </table:table-cell>
          <table:table-cell office:value-type="float" office:value="45706.3140191" calcext:value-type="float">
            <text:p>45706.3140191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45558.0731765" calcext:value-type="float">
            <text:p>45558.0731765</text:p>
          </table:table-cell>
        </table:table-row>
        <table:table-row table:style-name="ro1">
          <table:table-cell office:value-type="float" office:value="1.92663636364" calcext:value-type="float">
            <text:p>1.9266363636</text:p>
          </table:table-cell>
          <table:table-cell office:value-type="float" office:value="45522.7414073" calcext:value-type="float">
            <text:p>45522.7414073</text:p>
          </table:table-cell>
        </table:table-row>
        <table:table-row table:style-name="ro1">
          <table:table-cell office:value-type="float" office:value="1.92827272727" calcext:value-type="float">
            <text:p>1.9282727273</text:p>
          </table:table-cell>
          <table:table-cell office:value-type="float" office:value="45503.3267408" calcext:value-type="float">
            <text:p>45503.3267408</text:p>
          </table:table-cell>
        </table:table-row>
        <table:table-row table:style-name="ro1">
          <table:table-cell office:value-type="float" office:value="1.92990909091" calcext:value-type="float">
            <text:p>1.9299090909</text:p>
          </table:table-cell>
          <table:table-cell office:value-type="float" office:value="45495.8444301" calcext:value-type="float">
            <text:p>45495.8444301</text:p>
          </table:table-cell>
        </table:table-row>
        <table:table-row table:style-name="ro1">
          <table:table-cell office:value-type="float" office:value="1.93154545455" calcext:value-type="float">
            <text:p>1.9315454546</text:p>
          </table:table-cell>
          <table:table-cell office:value-type="float" office:value="45497.0788171" calcext:value-type="float">
            <text:p>45497.0788171</text:p>
          </table:table-cell>
        </table:table-row>
        <table:table-row table:style-name="ro1">
          <table:table-cell office:value-type="float" office:value="1.93318181818" calcext:value-type="float">
            <text:p>1.9331818182</text:p>
          </table:table-cell>
          <table:table-cell office:value-type="float" office:value="45508.0062423" calcext:value-type="float">
            <text:p>45508.0062423</text:p>
          </table:table-cell>
        </table:table-row>
        <table:table-row table:style-name="ro1">
          <table:table-cell office:value-type="float" office:value="1.93481818182" calcext:value-type="float">
            <text:p>1.9348181818</text:p>
          </table:table-cell>
          <table:table-cell office:value-type="float" office:value="45533.6427532" calcext:value-type="float">
            <text:p>45533.6427532</text:p>
          </table:table-cell>
        </table:table-row>
        <table:table-row table:style-name="ro1">
          <table:table-cell office:value-type="float" office:value="1.93645454545" calcext:value-type="float">
            <text:p>1.9364545455</text:p>
          </table:table-cell>
          <table:table-cell office:value-type="float" office:value="45607.5838225" calcext:value-type="float">
            <text:p>45607.5838225</text:p>
          </table:table-cell>
        </table:table-row>
        <table:table-row table:style-name="ro1">
          <table:table-cell office:value-type="float" office:value="1.93809090909" calcext:value-type="float">
            <text:p>1.9380909091</text:p>
          </table:table-cell>
          <table:table-cell office:value-type="float" office:value="45831.70156" calcext:value-type="float">
            <text:p>45831.70156</text:p>
          </table:table-cell>
        </table:table-row>
        <table:table-row table:style-name="ro1">
          <table:table-cell office:value-type="float" office:value="1.93972727273" calcext:value-type="float">
            <text:p>1.9397272727</text:p>
          </table:table-cell>
          <table:table-cell office:value-type="float" office:value="46433.1427586" calcext:value-type="float">
            <text:p>46433.1427586</text:p>
          </table:table-cell>
        </table:table-row>
        <table:table-row table:style-name="ro1">
          <table:table-cell office:value-type="float" office:value="1.94136363636" calcext:value-type="float">
            <text:p>1.9413636364</text:p>
          </table:table-cell>
          <table:table-cell office:value-type="float" office:value="47615.6496572" calcext:value-type="float">
            <text:p>47615.6496572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49399.5752376" calcext:value-type="float">
            <text:p>49399.5752376</text:p>
          </table:table-cell>
        </table:table-row>
        <table:table-row table:style-name="ro1">
          <table:table-cell office:value-type="float" office:value="1.94463636364" calcext:value-type="float">
            <text:p>1.9446363636</text:p>
          </table:table-cell>
          <table:table-cell office:value-type="float" office:value="52210.4362409" calcext:value-type="float">
            <text:p>52210.4362409</text:p>
          </table:table-cell>
        </table:table-row>
        <table:table-row table:style-name="ro1">
          <table:table-cell office:value-type="float" office:value="1.94627272727" calcext:value-type="float">
            <text:p>1.9462727273</text:p>
          </table:table-cell>
          <table:table-cell office:value-type="float" office:value="58324.2982761" calcext:value-type="float">
            <text:p>58324.2982761</text:p>
          </table:table-cell>
        </table:table-row>
        <table:table-row table:style-name="ro1">
          <table:table-cell office:value-type="float" office:value="1.94790909091" calcext:value-type="float">
            <text:p>1.9479090909</text:p>
          </table:table-cell>
          <table:table-cell office:value-type="float" office:value="71774.3086125" calcext:value-type="float">
            <text:p>71774.3086125</text:p>
          </table:table-cell>
        </table:table-row>
        <table:table-row table:style-name="ro1">
          <table:table-cell office:value-type="float" office:value="1.94954545455" calcext:value-type="float">
            <text:p>1.9495454546</text:p>
          </table:table-cell>
          <table:table-cell office:value-type="float" office:value="92543.4991736" calcext:value-type="float">
            <text:p>92543.499173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97120.7546933" calcext:value-type="float">
            <text:p>97120.7546933</text:p>
          </table:table-cell>
        </table:table-row>
        <table:table-row table:style-name="ro1">
          <table:table-cell office:value-type="float" office:value="1.95163636364" calcext:value-type="float">
            <text:p>1.9516363636</text:p>
          </table:table-cell>
          <table:table-cell office:value-type="float" office:value="117146.097106" calcext:value-type="float">
            <text:p>117146.097106</text:p>
          </table:table-cell>
        </table:table-row>
        <table:table-row table:style-name="ro1">
          <table:table-cell office:value-type="float" office:value="1.95327272727" calcext:value-type="float">
            <text:p>1.9532727273</text:p>
          </table:table-cell>
          <table:table-cell office:value-type="float" office:value="126212.539463" calcext:value-type="float">
            <text:p>126212.539463</text:p>
          </table:table-cell>
        </table:table-row>
        <table:table-row table:style-name="ro1">
          <table:table-cell office:value-type="float" office:value="1.95490909091" calcext:value-type="float">
            <text:p>1.9549090909</text:p>
          </table:table-cell>
          <table:table-cell office:value-type="float" office:value="130050.819987" calcext:value-type="float">
            <text:p>130050.819987</text:p>
          </table:table-cell>
        </table:table-row>
        <table:table-row table:style-name="ro1">
          <table:table-cell office:value-type="float" office:value="1.95654545455" calcext:value-type="float">
            <text:p>1.9565454546</text:p>
          </table:table-cell>
          <table:table-cell office:value-type="float" office:value="130755.066326" calcext:value-type="float">
            <text:p>130755.066326</text:p>
          </table:table-cell>
        </table:table-row>
        <table:table-row table:style-name="ro1">
          <table:table-cell office:value-type="float" office:value="1.95818181818" calcext:value-type="float">
            <text:p>1.9581818182</text:p>
          </table:table-cell>
          <table:table-cell office:value-type="float" office:value="128762.935397" calcext:value-type="float">
            <text:p>128762.935397</text:p>
          </table:table-cell>
        </table:table-row>
        <table:table-row table:style-name="ro1">
          <table:table-cell office:value-type="float" office:value="1.95981818182" calcext:value-type="float">
            <text:p>1.9598181818</text:p>
          </table:table-cell>
          <table:table-cell office:value-type="float" office:value="125772.497858" calcext:value-type="float">
            <text:p>125772.497858</text:p>
          </table:table-cell>
        </table:table-row>
        <table:table-row table:style-name="ro1">
          <table:table-cell office:value-type="float" office:value="1.96145454545" calcext:value-type="float">
            <text:p>1.9614545455</text:p>
          </table:table-cell>
          <table:table-cell office:value-type="float" office:value="123652.663153" calcext:value-type="float">
            <text:p>123652.663153</text:p>
          </table:table-cell>
        </table:table-row>
        <table:table-row table:style-name="ro1">
          <table:table-cell office:value-type="float" office:value="1.96309090909" calcext:value-type="float">
            <text:p>1.9630909091</text:p>
          </table:table-cell>
          <table:table-cell office:value-type="float" office:value="121125.412395" calcext:value-type="float">
            <text:p>121125.412395</text:p>
          </table:table-cell>
        </table:table-row>
        <table:table-row table:style-name="ro1">
          <table:table-cell office:value-type="float" office:value="1.96472727273" calcext:value-type="float">
            <text:p>1.9647272727</text:p>
          </table:table-cell>
          <table:table-cell office:value-type="float" office:value="119339.010951" calcext:value-type="float">
            <text:p>119339.010951</text:p>
          </table:table-cell>
        </table:table-row>
        <table:table-row table:style-name="ro1">
          <table:table-cell office:value-type="float" office:value="1.96636363636" calcext:value-type="float">
            <text:p>1.9663636364</text:p>
          </table:table-cell>
          <table:table-cell office:value-type="float" office:value="117224.13156" calcext:value-type="float">
            <text:p>117224.13156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115679.729113" calcext:value-type="float">
            <text:p>115679.729113</text:p>
          </table:table-cell>
        </table:table-row>
        <table:table-row table:style-name="ro1">
          <table:table-cell office:value-type="float" office:value="1.96963636364" calcext:value-type="float">
            <text:p>1.9696363636</text:p>
          </table:table-cell>
          <table:table-cell office:value-type="float" office:value="113886.751233" calcext:value-type="float">
            <text:p>113886.751233</text:p>
          </table:table-cell>
        </table:table-row>
        <table:table-row table:style-name="ro1">
          <table:table-cell office:value-type="float" office:value="1.97127272727" calcext:value-type="float">
            <text:p>1.9712727273</text:p>
          </table:table-cell>
          <table:table-cell office:value-type="float" office:value="112521.51595" calcext:value-type="float">
            <text:p>112521.51595</text:p>
          </table:table-cell>
        </table:table-row>
        <table:table-row table:style-name="ro1">
          <table:table-cell office:value-type="float" office:value="1.97290909091" calcext:value-type="float">
            <text:p>1.9729090909</text:p>
          </table:table-cell>
          <table:table-cell office:value-type="float" office:value="110989.196934" calcext:value-type="float">
            <text:p>110989.196934</text:p>
          </table:table-cell>
        </table:table-row>
        <table:table-row table:style-name="ro1">
          <table:table-cell office:value-type="float" office:value="1.97454545455" calcext:value-type="float">
            <text:p>1.9745454546</text:p>
          </table:table-cell>
          <table:table-cell office:value-type="float" office:value="109766.04333" calcext:value-type="float">
            <text:p>109766.04333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108967.601405" calcext:value-type="float">
            <text:p>108967.601405</text:p>
          </table:table-cell>
        </table:table-row>
        <table:table-row table:style-name="ro1">
          <table:table-cell office:value-type="float" office:value="1.97663636364" calcext:value-type="float">
            <text:p>1.9766363636</text:p>
          </table:table-cell>
          <table:table-cell office:value-type="float" office:value="107849.40681" calcext:value-type="float">
            <text:p>107849.40681</text:p>
          </table:table-cell>
        </table:table-row>
        <table:table-row table:style-name="ro1">
          <table:table-cell office:value-type="float" office:value="1.97827272727" calcext:value-type="float">
            <text:p>1.9782727273</text:p>
          </table:table-cell>
          <table:table-cell office:value-type="float" office:value="106689.47148" calcext:value-type="float">
            <text:p>106689.47148</text:p>
          </table:table-cell>
        </table:table-row>
        <table:table-row table:style-name="ro1">
          <table:table-cell office:value-type="float" office:value="1.97990909091" calcext:value-type="float">
            <text:p>1.9799090909</text:p>
          </table:table-cell>
          <table:table-cell office:value-type="float" office:value="105667.617723" calcext:value-type="float">
            <text:p>105667.617723</text:p>
          </table:table-cell>
        </table:table-row>
        <table:table-row table:style-name="ro1">
          <table:table-cell office:value-type="float" office:value="1.98154545455" calcext:value-type="float">
            <text:p>1.9815454546</text:p>
          </table:table-cell>
          <table:table-cell office:value-type="float" office:value="104594.383901" calcext:value-type="float">
            <text:p>104594.383901</text:p>
          </table:table-cell>
        </table:table-row>
        <table:table-row table:style-name="ro1">
          <table:table-cell office:value-type="float" office:value="1.98318181818" calcext:value-type="float">
            <text:p>1.9831818182</text:p>
          </table:table-cell>
          <table:table-cell office:value-type="float" office:value="103678.907986" calcext:value-type="float">
            <text:p>103678.907986</text:p>
          </table:table-cell>
        </table:table-row>
        <table:table-row table:style-name="ro1">
          <table:table-cell office:value-type="float" office:value="1.98481818182" calcext:value-type="float">
            <text:p>1.9848181818</text:p>
          </table:table-cell>
          <table:table-cell office:value-type="float" office:value="102688.63525" calcext:value-type="float">
            <text:p>102688.63525</text:p>
          </table:table-cell>
        </table:table-row>
        <table:table-row table:style-name="ro1">
          <table:table-cell office:value-type="float" office:value="1.98645454545" calcext:value-type="float">
            <text:p>1.9864545455</text:p>
          </table:table-cell>
          <table:table-cell office:value-type="float" office:value="101855.61113" calcext:value-type="float">
            <text:p>101855.61113</text:p>
          </table:table-cell>
        </table:table-row>
        <table:table-row table:style-name="ro1">
          <table:table-cell office:value-type="float" office:value="1.98809090909" calcext:value-type="float">
            <text:p>1.9880909091</text:p>
          </table:table-cell>
          <table:table-cell office:value-type="float" office:value="100940.694318" calcext:value-type="float">
            <text:p>100940.694318</text:p>
          </table:table-cell>
        </table:table-row>
        <table:table-row table:style-name="ro1">
          <table:table-cell office:value-type="float" office:value="1.98972727273" calcext:value-type="float">
            <text:p>1.9897272727</text:p>
          </table:table-cell>
          <table:table-cell office:value-type="float" office:value="100168.006381" calcext:value-type="float">
            <text:p>100168.006381</text:p>
          </table:table-cell>
        </table:table-row>
        <table:table-row table:style-name="ro1">
          <table:table-cell office:value-type="float" office:value="1.99136363636" calcext:value-type="float">
            <text:p>1.9913636364</text:p>
          </table:table-cell>
          <table:table-cell office:value-type="float" office:value="99320.898343" calcext:value-type="float">
            <text:p>99320.898343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98597.1570644" calcext:value-type="float">
            <text:p>98597.1570644</text:p>
          </table:table-cell>
        </table:table-row>
        <table:table-row table:style-name="ro1">
          <table:table-cell office:value-type="float" office:value="1.99463636364" calcext:value-type="float">
            <text:p>1.9946363636</text:p>
          </table:table-cell>
          <table:table-cell office:value-type="float" office:value="97812.7351217" calcext:value-type="float">
            <text:p>97812.7351217</text:p>
          </table:table-cell>
        </table:table-row>
        <table:table-row table:style-name="ro1">
          <table:table-cell office:value-type="float" office:value="1.99627272727" calcext:value-type="float">
            <text:p>1.9962727273</text:p>
          </table:table-cell>
          <table:table-cell office:value-type="float" office:value="97131.1126342" calcext:value-type="float">
            <text:p>97131.1126342</text:p>
          </table:table-cell>
        </table:table-row>
        <table:table-row table:style-name="ro1">
          <table:table-cell office:value-type="float" office:value="1.99790909091" calcext:value-type="float">
            <text:p>1.9979090909</text:p>
          </table:table-cell>
          <table:table-cell office:value-type="float" office:value="96405.5042476" calcext:value-type="float">
            <text:p>96405.5042476</text:p>
          </table:table-cell>
        </table:table-row>
        <table:table-row table:style-name="ro1">
          <table:table-cell office:value-type="float" office:value="1.99954545455" calcext:value-type="float">
            <text:p>1.9995454546</text:p>
          </table:table-cell>
          <table:table-cell office:value-type="float" office:value="95761.2032888" calcext:value-type="float">
            <text:p>95761.2032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382.5058924" calcext:value-type="float">
            <text:p>95382.5058924</text:p>
          </table:table-cell>
        </table:table-row>
        <table:table-row table:style-name="ro1">
          <table:table-cell office:value-type="float" office:value="2.00163636364" calcext:value-type="float">
            <text:p>2.0016363636</text:p>
          </table:table-cell>
          <table:table-cell office:value-type="float" office:value="51844.7690181" calcext:value-type="float">
            <text:p>51844.7690181</text:p>
          </table:table-cell>
        </table:table-row>
        <table:table-row table:style-name="ro1">
          <table:table-cell office:value-type="float" office:value="2.00327272727" calcext:value-type="float">
            <text:p>2.0032727273</text:p>
          </table:table-cell>
          <table:table-cell office:value-type="float" office:value="51673.5478293" calcext:value-type="float">
            <text:p>51673.5478293</text:p>
          </table:table-cell>
        </table:table-row>
        <table:table-row table:style-name="ro1">
          <table:table-cell office:value-type="float" office:value="2.00490909091" calcext:value-type="float">
            <text:p>2.0049090909</text:p>
          </table:table-cell>
          <table:table-cell office:value-type="float" office:value="51514.3466076" calcext:value-type="float">
            <text:p>51514.3466076</text:p>
          </table:table-cell>
        </table:table-row>
        <table:table-row table:style-name="ro1">
          <table:table-cell office:value-type="float" office:value="2.00654545455" calcext:value-type="float">
            <text:p>2.0065454546</text:p>
          </table:table-cell>
          <table:table-cell office:value-type="float" office:value="51371.5084865" calcext:value-type="float">
            <text:p>51371.5084865</text:p>
          </table:table-cell>
        </table:table-row>
        <table:table-row table:style-name="ro1">
          <table:table-cell office:value-type="float" office:value="2.00818181818" calcext:value-type="float">
            <text:p>2.0081818182</text:p>
          </table:table-cell>
          <table:table-cell office:value-type="float" office:value="51241.4325607" calcext:value-type="float">
            <text:p>51241.4325607</text:p>
          </table:table-cell>
        </table:table-row>
        <table:table-row table:style-name="ro1">
          <table:table-cell office:value-type="float" office:value="2.00981818182" calcext:value-type="float">
            <text:p>2.0098181818</text:p>
          </table:table-cell>
          <table:table-cell office:value-type="float" office:value="51119.4983956" calcext:value-type="float">
            <text:p>51119.4983956</text:p>
          </table:table-cell>
        </table:table-row>
        <table:table-row table:style-name="ro1">
          <table:table-cell office:value-type="float" office:value="2.01145454545" calcext:value-type="float">
            <text:p>2.0114545455</text:p>
          </table:table-cell>
          <table:table-cell office:value-type="float" office:value="50997.3301182" calcext:value-type="float">
            <text:p>50997.3301182</text:p>
          </table:table-cell>
        </table:table-row>
        <table:table-row table:style-name="ro1">
          <table:table-cell office:value-type="float" office:value="2.01309090909" calcext:value-type="float">
            <text:p>2.0130909091</text:p>
          </table:table-cell>
          <table:table-cell office:value-type="float" office:value="50864.8763221" calcext:value-type="float">
            <text:p>50864.8763221</text:p>
          </table:table-cell>
        </table:table-row>
        <table:table-row table:style-name="ro1">
          <table:table-cell office:value-type="float" office:value="2.01472727273" calcext:value-type="float">
            <text:p>2.0147272727</text:p>
          </table:table-cell>
          <table:table-cell office:value-type="float" office:value="50730.3985914" calcext:value-type="float">
            <text:p>50730.3985914</text:p>
          </table:table-cell>
        </table:table-row>
        <table:table-row table:style-name="ro1">
          <table:table-cell office:value-type="float" office:value="2.01636363636" calcext:value-type="float">
            <text:p>2.0163636364</text:p>
          </table:table-cell>
          <table:table-cell office:value-type="float" office:value="50598.4928444" calcext:value-type="float">
            <text:p>50598.4928444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50469.0214083" calcext:value-type="float">
            <text:p>50469.0214083</text:p>
          </table:table-cell>
        </table:table-row>
        <table:table-row table:style-name="ro1">
          <table:table-cell office:value-type="float" office:value="2.01963636364" calcext:value-type="float">
            <text:p>2.0196363636</text:p>
          </table:table-cell>
          <table:table-cell office:value-type="float" office:value="50347.938422" calcext:value-type="float">
            <text:p>50347.938422</text:p>
          </table:table-cell>
        </table:table-row>
        <table:table-row table:style-name="ro1">
          <table:table-cell office:value-type="float" office:value="2.02127272727" calcext:value-type="float">
            <text:p>2.0212727273</text:p>
          </table:table-cell>
          <table:table-cell office:value-type="float" office:value="50236.6342154" calcext:value-type="float">
            <text:p>50236.6342154</text:p>
          </table:table-cell>
        </table:table-row>
        <table:table-row table:style-name="ro1">
          <table:table-cell office:value-type="float" office:value="2.02290909091" calcext:value-type="float">
            <text:p>2.0229090909</text:p>
          </table:table-cell>
          <table:table-cell office:value-type="float" office:value="50131.7357134" calcext:value-type="float">
            <text:p>50131.7357134</text:p>
          </table:table-cell>
        </table:table-row>
        <table:table-row table:style-name="ro1">
          <table:table-cell office:value-type="float" office:value="2.02454545455" calcext:value-type="float">
            <text:p>2.0245454546</text:p>
          </table:table-cell>
          <table:table-cell office:value-type="float" office:value="50031.9492744" calcext:value-type="float">
            <text:p>50031.9492744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49780.8900487" calcext:value-type="float">
            <text:p>49780.8900487</text:p>
          </table:table-cell>
        </table:table-row>
        <table:table-row table:style-name="ro1">
          <table:table-cell office:value-type="float" office:value="2.02663636364" calcext:value-type="float">
            <text:p>2.0266363636</text:p>
          </table:table-cell>
          <table:table-cell office:value-type="float" office:value="49669.1801424" calcext:value-type="float">
            <text:p>49669.1801424</text:p>
          </table:table-cell>
        </table:table-row>
        <table:table-row table:style-name="ro1">
          <table:table-cell office:value-type="float" office:value="2.02827272727" calcext:value-type="float">
            <text:p>2.0282727273</text:p>
          </table:table-cell>
          <table:table-cell office:value-type="float" office:value="49565.0537202" calcext:value-type="float">
            <text:p>49565.0537202</text:p>
          </table:table-cell>
        </table:table-row>
        <table:table-row table:style-name="ro1">
          <table:table-cell office:value-type="float" office:value="2.02990909091" calcext:value-type="float">
            <text:p>2.0299090909</text:p>
          </table:table-cell>
          <table:table-cell office:value-type="float" office:value="49464.9248247" calcext:value-type="float">
            <text:p>49464.9248247</text:p>
          </table:table-cell>
        </table:table-row>
        <table:table-row table:style-name="ro1">
          <table:table-cell office:value-type="float" office:value="2.03154545455" calcext:value-type="float">
            <text:p>2.0315454546</text:p>
          </table:table-cell>
          <table:table-cell office:value-type="float" office:value="49365.7860486" calcext:value-type="float">
            <text:p>49365.7860486</text:p>
          </table:table-cell>
        </table:table-row>
        <table:table-row table:style-name="ro1">
          <table:table-cell office:value-type="float" office:value="2.03318181818" calcext:value-type="float">
            <text:p>2.0331818182</text:p>
          </table:table-cell>
          <table:table-cell office:value-type="float" office:value="49265.975124" calcext:value-type="float">
            <text:p>49265.975124</text:p>
          </table:table-cell>
        </table:table-row>
        <table:table-row table:style-name="ro1">
          <table:table-cell office:value-type="float" office:value="2.03481818182" calcext:value-type="float">
            <text:p>2.0348181818</text:p>
          </table:table-cell>
          <table:table-cell office:value-type="float" office:value="49165.6484572" calcext:value-type="float">
            <text:p>49165.6484572</text:p>
          </table:table-cell>
        </table:table-row>
        <table:table-row table:style-name="ro1">
          <table:table-cell office:value-type="float" office:value="2.03645454545" calcext:value-type="float">
            <text:p>2.0364545455</text:p>
          </table:table-cell>
          <table:table-cell office:value-type="float" office:value="49065.8090143" calcext:value-type="float">
            <text:p>49065.8090143</text:p>
          </table:table-cell>
        </table:table-row>
        <table:table-row table:style-name="ro1">
          <table:table-cell office:value-type="float" office:value="2.03809090909" calcext:value-type="float">
            <text:p>2.0380909091</text:p>
          </table:table-cell>
          <table:table-cell office:value-type="float" office:value="48967.2686677" calcext:value-type="float">
            <text:p>48967.2686677</text:p>
          </table:table-cell>
        </table:table-row>
        <table:table-row table:style-name="ro1">
          <table:table-cell office:value-type="float" office:value="2.03972727273" calcext:value-type="float">
            <text:p>2.0397272727</text:p>
          </table:table-cell>
          <table:table-cell office:value-type="float" office:value="48876.847023" calcext:value-type="float">
            <text:p>48876.847023</text:p>
          </table:table-cell>
        </table:table-row>
        <table:table-row table:style-name="ro1">
          <table:table-cell office:value-type="float" office:value="2.04136363636" calcext:value-type="float">
            <text:p>2.0413636364</text:p>
          </table:table-cell>
          <table:table-cell office:value-type="float" office:value="48792.9564" calcext:value-type="float">
            <text:p>48792.9564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48711.3023966" calcext:value-type="float">
            <text:p>48711.3023966</text:p>
          </table:table-cell>
        </table:table-row>
        <table:table-row table:style-name="ro1">
          <table:table-cell office:value-type="float" office:value="2.04463636364" calcext:value-type="float">
            <text:p>2.0446363636</text:p>
          </table:table-cell>
          <table:table-cell office:value-type="float" office:value="48628.4686797" calcext:value-type="float">
            <text:p>48628.4686797</text:p>
          </table:table-cell>
        </table:table-row>
        <table:table-row table:style-name="ro1">
          <table:table-cell office:value-type="float" office:value="2.04627272727" calcext:value-type="float">
            <text:p>2.0462727273</text:p>
          </table:table-cell>
          <table:table-cell office:value-type="float" office:value="48542.8534756" calcext:value-type="float">
            <text:p>48542.8534756</text:p>
          </table:table-cell>
        </table:table-row>
        <table:table-row table:style-name="ro1">
          <table:table-cell office:value-type="float" office:value="2.04790909091" calcext:value-type="float">
            <text:p>2.0479090909</text:p>
          </table:table-cell>
          <table:table-cell office:value-type="float" office:value="48453.025391" calcext:value-type="float">
            <text:p>48453.025391</text:p>
          </table:table-cell>
        </table:table-row>
        <table:table-row table:style-name="ro1">
          <table:table-cell office:value-type="float" office:value="2.04954545455" calcext:value-type="float">
            <text:p>2.0495454546</text:p>
          </table:table-cell>
          <table:table-cell office:value-type="float" office:value="48360.2200493" calcext:value-type="float">
            <text:p>48360.220049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144.8855521" calcext:value-type="float">
            <text:p>48144.8855521</text:p>
          </table:table-cell>
        </table:table-row>
        <table:table-row table:style-name="ro1">
          <table:table-cell office:value-type="float" office:value="2.05163636364" calcext:value-type="float">
            <text:p>2.0516363636</text:p>
          </table:table-cell>
          <table:table-cell office:value-type="float" office:value="48053.0143467" calcext:value-type="float">
            <text:p>48053.0143467</text:p>
          </table:table-cell>
        </table:table-row>
        <table:table-row table:style-name="ro1">
          <table:table-cell office:value-type="float" office:value="2.05327272727" calcext:value-type="float">
            <text:p>2.0532727273</text:p>
          </table:table-cell>
          <table:table-cell office:value-type="float" office:value="47960.1894179" calcext:value-type="float">
            <text:p>47960.1894179</text:p>
          </table:table-cell>
        </table:table-row>
        <table:table-row table:style-name="ro1">
          <table:table-cell office:value-type="float" office:value="2.05490909091" calcext:value-type="float">
            <text:p>2.0549090909</text:p>
          </table:table-cell>
          <table:table-cell office:value-type="float" office:value="47870.3586256" calcext:value-type="float">
            <text:p>47870.3586256</text:p>
          </table:table-cell>
        </table:table-row>
        <table:table-row table:style-name="ro1">
          <table:table-cell office:value-type="float" office:value="2.05654545455" calcext:value-type="float">
            <text:p>2.0565454546</text:p>
          </table:table-cell>
          <table:table-cell office:value-type="float" office:value="47783.863143" calcext:value-type="float">
            <text:p>47783.863143</text:p>
          </table:table-cell>
        </table:table-row>
        <table:table-row table:style-name="ro1">
          <table:table-cell office:value-type="float" office:value="2.05818181818" calcext:value-type="float">
            <text:p>2.0581818182</text:p>
          </table:table-cell>
          <table:table-cell office:value-type="float" office:value="47702.5207243" calcext:value-type="float">
            <text:p>47702.5207243</text:p>
          </table:table-cell>
        </table:table-row>
        <table:table-row table:style-name="ro1">
          <table:table-cell office:value-type="float" office:value="2.05981818182" calcext:value-type="float">
            <text:p>2.0598181818</text:p>
          </table:table-cell>
          <table:table-cell office:value-type="float" office:value="47629.4690486" calcext:value-type="float">
            <text:p>47629.4690486</text:p>
          </table:table-cell>
        </table:table-row>
        <table:table-row table:style-name="ro1">
          <table:table-cell office:value-type="float" office:value="2.06145454545" calcext:value-type="float">
            <text:p>2.0614545455</text:p>
          </table:table-cell>
          <table:table-cell office:value-type="float" office:value="47562.8118048" calcext:value-type="float">
            <text:p>47562.8118048</text:p>
          </table:table-cell>
        </table:table-row>
        <table:table-row table:style-name="ro1">
          <table:table-cell office:value-type="float" office:value="2.06309090909" calcext:value-type="float">
            <text:p>2.0630909091</text:p>
          </table:table-cell>
          <table:table-cell office:value-type="float" office:value="47497.0320321" calcext:value-type="float">
            <text:p>47497.0320321</text:p>
          </table:table-cell>
        </table:table-row>
        <table:table-row table:style-name="ro1">
          <table:table-cell office:value-type="float" office:value="2.06472727273" calcext:value-type="float">
            <text:p>2.0647272727</text:p>
          </table:table-cell>
          <table:table-cell office:value-type="float" office:value="47427.4187583" calcext:value-type="float">
            <text:p>47427.4187583</text:p>
          </table:table-cell>
        </table:table-row>
        <table:table-row table:style-name="ro1">
          <table:table-cell office:value-type="float" office:value="2.06636363636" calcext:value-type="float">
            <text:p>2.0663636364</text:p>
          </table:table-cell>
          <table:table-cell office:value-type="float" office:value="47351.4540965" calcext:value-type="float">
            <text:p>47351.4540965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47269.1993942" calcext:value-type="float">
            <text:p>47269.1993942</text:p>
          </table:table-cell>
        </table:table-row>
        <table:table-row table:style-name="ro1">
          <table:table-cell office:value-type="float" office:value="2.06963636364" calcext:value-type="float">
            <text:p>2.0696363636</text:p>
          </table:table-cell>
          <table:table-cell office:value-type="float" office:value="47182.0950787" calcext:value-type="float">
            <text:p>47182.0950787</text:p>
          </table:table-cell>
        </table:table-row>
        <table:table-row table:style-name="ro1">
          <table:table-cell office:value-type="float" office:value="2.07127272727" calcext:value-type="float">
            <text:p>2.0712727273</text:p>
          </table:table-cell>
          <table:table-cell office:value-type="float" office:value="47099.5996367" calcext:value-type="float">
            <text:p>47099.5996367</text:p>
          </table:table-cell>
        </table:table-row>
        <table:table-row table:style-name="ro1">
          <table:table-cell office:value-type="float" office:value="2.07290909091" calcext:value-type="float">
            <text:p>2.0729090909</text:p>
          </table:table-cell>
          <table:table-cell office:value-type="float" office:value="47023.6552002" calcext:value-type="float">
            <text:p>47023.6552002</text:p>
          </table:table-cell>
        </table:table-row>
        <table:table-row table:style-name="ro1">
          <table:table-cell office:value-type="float" office:value="2.07454545455" calcext:value-type="float">
            <text:p>2.0745454546</text:p>
          </table:table-cell>
          <table:table-cell office:value-type="float" office:value="46953.5309666" calcext:value-type="float">
            <text:p>46953.5309666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46772.5424343" calcext:value-type="float">
            <text:p>46772.5424343</text:p>
          </table:table-cell>
        </table:table-row>
        <table:table-row table:style-name="ro1">
          <table:table-cell office:value-type="float" office:value="2.07663636364" calcext:value-type="float">
            <text:p>2.0766363636</text:p>
          </table:table-cell>
          <table:table-cell office:value-type="float" office:value="46685.5796521" calcext:value-type="float">
            <text:p>46685.5796521</text:p>
          </table:table-cell>
        </table:table-row>
        <table:table-row table:style-name="ro1">
          <table:table-cell office:value-type="float" office:value="2.07827272727" calcext:value-type="float">
            <text:p>2.0782727273</text:p>
          </table:table-cell>
          <table:table-cell office:value-type="float" office:value="46605.2654036" calcext:value-type="float">
            <text:p>46605.2654036</text:p>
          </table:table-cell>
        </table:table-row>
        <table:table-row table:style-name="ro1">
          <table:table-cell office:value-type="float" office:value="2.07990909091" calcext:value-type="float">
            <text:p>2.0799090909</text:p>
          </table:table-cell>
          <table:table-cell office:value-type="float" office:value="46533.254555" calcext:value-type="float">
            <text:p>46533.254555</text:p>
          </table:table-cell>
        </table:table-row>
        <table:table-row table:style-name="ro1">
          <table:table-cell office:value-type="float" office:value="2.08154545455" calcext:value-type="float">
            <text:p>2.0815454546</text:p>
          </table:table-cell>
          <table:table-cell office:value-type="float" office:value="46470.803311" calcext:value-type="float">
            <text:p>46470.803311</text:p>
          </table:table-cell>
        </table:table-row>
        <table:table-row table:style-name="ro1">
          <table:table-cell office:value-type="float" office:value="2.08318181818" calcext:value-type="float">
            <text:p>2.0831818182</text:p>
          </table:table-cell>
          <table:table-cell office:value-type="float" office:value="46411.9019831" calcext:value-type="float">
            <text:p>46411.9019831</text:p>
          </table:table-cell>
        </table:table-row>
        <table:table-row table:style-name="ro1">
          <table:table-cell office:value-type="float" office:value="2.08481818182" calcext:value-type="float">
            <text:p>2.0848181818</text:p>
          </table:table-cell>
          <table:table-cell office:value-type="float" office:value="46350.8869088" calcext:value-type="float">
            <text:p>46350.8869088</text:p>
          </table:table-cell>
        </table:table-row>
        <table:table-row table:style-name="ro1">
          <table:table-cell office:value-type="float" office:value="2.08645454545" calcext:value-type="float">
            <text:p>2.0864545455</text:p>
          </table:table-cell>
          <table:table-cell office:value-type="float" office:value="46283.7313726" calcext:value-type="float">
            <text:p>46283.7313726</text:p>
          </table:table-cell>
        </table:table-row>
        <table:table-row table:style-name="ro1">
          <table:table-cell office:value-type="float" office:value="2.08809090909" calcext:value-type="float">
            <text:p>2.0880909091</text:p>
          </table:table-cell>
          <table:table-cell office:value-type="float" office:value="46209.6047527" calcext:value-type="float">
            <text:p>46209.6047527</text:p>
          </table:table-cell>
        </table:table-row>
        <table:table-row table:style-name="ro1">
          <table:table-cell office:value-type="float" office:value="2.08972727273" calcext:value-type="float">
            <text:p>2.0897272727</text:p>
          </table:table-cell>
          <table:table-cell office:value-type="float" office:value="46130.2516808" calcext:value-type="float">
            <text:p>46130.2516808</text:p>
          </table:table-cell>
        </table:table-row>
        <table:table-row table:style-name="ro1">
          <table:table-cell office:value-type="float" office:value="2.09136363636" calcext:value-type="float">
            <text:p>2.0913636364</text:p>
          </table:table-cell>
          <table:table-cell office:value-type="float" office:value="46055.1877669" calcext:value-type="float">
            <text:p>46055.1877669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45986.18479" calcext:value-type="float">
            <text:p>45986.18479</text:p>
          </table:table-cell>
        </table:table-row>
        <table:table-row table:style-name="ro1">
          <table:table-cell office:value-type="float" office:value="2.09463636364" calcext:value-type="float">
            <text:p>2.0946363636</text:p>
          </table:table-cell>
          <table:table-cell office:value-type="float" office:value="45924.9460731" calcext:value-type="float">
            <text:p>45924.9460731</text:p>
          </table:table-cell>
        </table:table-row>
        <table:table-row table:style-name="ro1">
          <table:table-cell office:value-type="float" office:value="2.09627272727" calcext:value-type="float">
            <text:p>2.0962727273</text:p>
          </table:table-cell>
          <table:table-cell office:value-type="float" office:value="45868.4465815" calcext:value-type="float">
            <text:p>45868.4465815</text:p>
          </table:table-cell>
        </table:table-row>
        <table:table-row table:style-name="ro1">
          <table:table-cell office:value-type="float" office:value="2.09790909091" calcext:value-type="float">
            <text:p>2.0979090909</text:p>
          </table:table-cell>
          <table:table-cell office:value-type="float" office:value="45818.1974136" calcext:value-type="float">
            <text:p>45818.1974136</text:p>
          </table:table-cell>
        </table:table-row>
        <table:table-row table:style-name="ro1">
          <table:table-cell office:value-type="float" office:value="2.09954545455" calcext:value-type="float">
            <text:p>2.0995454546</text:p>
          </table:table-cell>
          <table:table-cell office:value-type="float" office:value="45768.054393" calcext:value-type="float">
            <text:p>45768.05439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5557.7964311" calcext:value-type="float">
            <text:p>45557.7964311</text:p>
          </table:table-cell>
        </table:table-row>
        <table:table-row table:style-name="ro1">
          <table:table-cell office:value-type="float" office:value="2.10163636364" calcext:value-type="float">
            <text:p>2.1016363636</text:p>
          </table:table-cell>
          <table:table-cell office:value-type="float" office:value="45488.2404204" calcext:value-type="float">
            <text:p>45488.2404204</text:p>
          </table:table-cell>
        </table:table-row>
        <table:table-row table:style-name="ro1">
          <table:table-cell office:value-type="float" office:value="2.10327272727" calcext:value-type="float">
            <text:p>2.1032727273</text:p>
          </table:table-cell>
          <table:table-cell office:value-type="float" office:value="45425.7127998" calcext:value-type="float">
            <text:p>45425.7127998</text:p>
          </table:table-cell>
        </table:table-row>
        <table:table-row table:style-name="ro1">
          <table:table-cell office:value-type="float" office:value="2.10490909091" calcext:value-type="float">
            <text:p>2.1049090909</text:p>
          </table:table-cell>
          <table:table-cell office:value-type="float" office:value="45364.5569028" calcext:value-type="float">
            <text:p>45364.5569028</text:p>
          </table:table-cell>
        </table:table-row>
        <table:table-row table:style-name="ro1">
          <table:table-cell office:value-type="float" office:value="2.10654545455" calcext:value-type="float">
            <text:p>2.1065454546</text:p>
          </table:table-cell>
          <table:table-cell office:value-type="float" office:value="45300.2095907" calcext:value-type="float">
            <text:p>45300.2095907</text:p>
          </table:table-cell>
        </table:table-row>
        <table:table-row table:style-name="ro1">
          <table:table-cell office:value-type="float" office:value="2.10818181818" calcext:value-type="float">
            <text:p>2.1081818182</text:p>
          </table:table-cell>
          <table:table-cell office:value-type="float" office:value="45230.4975718" calcext:value-type="float">
            <text:p>45230.4975718</text:p>
          </table:table-cell>
        </table:table-row>
        <table:table-row table:style-name="ro1">
          <table:table-cell office:value-type="float" office:value="2.10981818182" calcext:value-type="float">
            <text:p>2.1098181818</text:p>
          </table:table-cell>
          <table:table-cell office:value-type="float" office:value="45157.2252156" calcext:value-type="float">
            <text:p>45157.2252156</text:p>
          </table:table-cell>
        </table:table-row>
        <table:table-row table:style-name="ro1">
          <table:table-cell office:value-type="float" office:value="2.11145454545" calcext:value-type="float">
            <text:p>2.1114545455</text:p>
          </table:table-cell>
          <table:table-cell office:value-type="float" office:value="45089.3826553" calcext:value-type="float">
            <text:p>45089.3826553</text:p>
          </table:table-cell>
        </table:table-row>
        <table:table-row table:style-name="ro1">
          <table:table-cell office:value-type="float" office:value="2.11309090909" calcext:value-type="float">
            <text:p>2.1130909091</text:p>
          </table:table-cell>
          <table:table-cell office:value-type="float" office:value="45027.9830591" calcext:value-type="float">
            <text:p>45027.9830591</text:p>
          </table:table-cell>
        </table:table-row>
        <table:table-row table:style-name="ro1">
          <table:table-cell office:value-type="float" office:value="2.11472727273" calcext:value-type="float">
            <text:p>2.1147272727</text:p>
          </table:table-cell>
          <table:table-cell office:value-type="float" office:value="44973.6126678" calcext:value-type="float">
            <text:p>44973.6126678</text:p>
          </table:table-cell>
        </table:table-row>
        <table:table-row table:style-name="ro1">
          <table:table-cell office:value-type="float" office:value="2.11636363636" calcext:value-type="float">
            <text:p>2.1163636364</text:p>
          </table:table-cell>
          <table:table-cell office:value-type="float" office:value="44923.196115" calcext:value-type="float">
            <text:p>44923.196115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44877.4917936" calcext:value-type="float">
            <text:p>44877.4917936</text:p>
          </table:table-cell>
        </table:table-row>
        <table:table-row table:style-name="ro1">
          <table:table-cell office:value-type="float" office:value="2.11963636364" calcext:value-type="float">
            <text:p>2.1196363636</text:p>
          </table:table-cell>
          <table:table-cell office:value-type="float" office:value="44832.2308668" calcext:value-type="float">
            <text:p>44832.2308668</text:p>
          </table:table-cell>
        </table:table-row>
        <table:table-row table:style-name="ro1">
          <table:table-cell office:value-type="float" office:value="2.12127272727" calcext:value-type="float">
            <text:p>2.1212727273</text:p>
          </table:table-cell>
          <table:table-cell office:value-type="float" office:value="44782.3645643" calcext:value-type="float">
            <text:p>44782.3645643</text:p>
          </table:table-cell>
        </table:table-row>
        <table:table-row table:style-name="ro1">
          <table:table-cell office:value-type="float" office:value="2.12290909091" calcext:value-type="float">
            <text:p>2.1229090909</text:p>
          </table:table-cell>
          <table:table-cell office:value-type="float" office:value="44724.2561229" calcext:value-type="float">
            <text:p>44724.2561229</text:p>
          </table:table-cell>
        </table:table-row>
        <table:table-row table:style-name="ro1">
          <table:table-cell office:value-type="float" office:value="2.12454545455" calcext:value-type="float">
            <text:p>2.1245454546</text:p>
          </table:table-cell>
          <table:table-cell office:value-type="float" office:value="44656.9486942" calcext:value-type="float">
            <text:p>44656.9486942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44486.8107135" calcext:value-type="float">
            <text:p>44486.8107135</text:p>
          </table:table-cell>
        </table:table-row>
        <table:table-row table:style-name="ro1">
          <table:table-cell office:value-type="float" office:value="2.12663636364" calcext:value-type="float">
            <text:p>2.1266363636</text:p>
          </table:table-cell>
          <table:table-cell office:value-type="float" office:value="44425.332269" calcext:value-type="float">
            <text:p>44425.332269</text:p>
          </table:table-cell>
        </table:table-row>
        <table:table-row table:style-name="ro1">
          <table:table-cell office:value-type="float" office:value="2.12827272727" calcext:value-type="float">
            <text:p>2.1282727273</text:p>
          </table:table-cell>
          <table:table-cell office:value-type="float" office:value="44358.6563735" calcext:value-type="float">
            <text:p>44358.6563735</text:p>
          </table:table-cell>
        </table:table-row>
        <table:table-row table:style-name="ro1">
          <table:table-cell office:value-type="float" office:value="2.12990909091" calcext:value-type="float">
            <text:p>2.1299090909</text:p>
          </table:table-cell>
          <table:table-cell office:value-type="float" office:value="44287.6080298" calcext:value-type="float">
            <text:p>44287.6080298</text:p>
          </table:table-cell>
        </table:table-row>
        <table:table-row table:style-name="ro1">
          <table:table-cell office:value-type="float" office:value="2.13154545455" calcext:value-type="float">
            <text:p>2.1315454546</text:p>
          </table:table-cell>
          <table:table-cell office:value-type="float" office:value="44221.6887046" calcext:value-type="float">
            <text:p>44221.6887046</text:p>
          </table:table-cell>
        </table:table-row>
        <table:table-row table:style-name="ro1">
          <table:table-cell office:value-type="float" office:value="2.13318181818" calcext:value-type="float">
            <text:p>2.1331818182</text:p>
          </table:table-cell>
          <table:table-cell office:value-type="float" office:value="44164.5872855" calcext:value-type="float">
            <text:p>44164.5872855</text:p>
          </table:table-cell>
        </table:table-row>
        <table:table-row table:style-name="ro1">
          <table:table-cell office:value-type="float" office:value="2.13481818182" calcext:value-type="float">
            <text:p>2.1348181818</text:p>
          </table:table-cell>
          <table:table-cell office:value-type="float" office:value="44114.8141913" calcext:value-type="float">
            <text:p>44114.8141913</text:p>
          </table:table-cell>
        </table:table-row>
        <table:table-row table:style-name="ro1">
          <table:table-cell office:value-type="float" office:value="2.13645454545" calcext:value-type="float">
            <text:p>2.1364545455</text:p>
          </table:table-cell>
          <table:table-cell office:value-type="float" office:value="44070.1513335" calcext:value-type="float">
            <text:p>44070.1513335</text:p>
          </table:table-cell>
        </table:table-row>
        <table:table-row table:style-name="ro1">
          <table:table-cell office:value-type="float" office:value="2.13809090909" calcext:value-type="float">
            <text:p>2.1380909091</text:p>
          </table:table-cell>
          <table:table-cell office:value-type="float" office:value="44029.4686709" calcext:value-type="float">
            <text:p>44029.4686709</text:p>
          </table:table-cell>
        </table:table-row>
        <table:table-row table:style-name="ro1">
          <table:table-cell office:value-type="float" office:value="2.13972727273" calcext:value-type="float">
            <text:p>2.1397272727</text:p>
          </table:table-cell>
          <table:table-cell office:value-type="float" office:value="43989.2462914" calcext:value-type="float">
            <text:p>43989.2462914</text:p>
          </table:table-cell>
        </table:table-row>
        <table:table-row table:style-name="ro1">
          <table:table-cell office:value-type="float" office:value="2.14136363636" calcext:value-type="float">
            <text:p>2.1413636364</text:p>
          </table:table-cell>
          <table:table-cell office:value-type="float" office:value="43944.9051603" calcext:value-type="float">
            <text:p>43944.9051603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43892.9127058" calcext:value-type="float">
            <text:p>43892.9127058</text:p>
          </table:table-cell>
        </table:table-row>
        <table:table-row table:style-name="ro1">
          <table:table-cell office:value-type="float" office:value="2.14463636364" calcext:value-type="float">
            <text:p>2.1446363636</text:p>
          </table:table-cell>
          <table:table-cell office:value-type="float" office:value="43832.0032636" calcext:value-type="float">
            <text:p>43832.0032636</text:p>
          </table:table-cell>
        </table:table-row>
        <table:table-row table:style-name="ro1">
          <table:table-cell office:value-type="float" office:value="2.14627272727" calcext:value-type="float">
            <text:p>2.1462727273</text:p>
          </table:table-cell>
          <table:table-cell office:value-type="float" office:value="43764.4188188" calcext:value-type="float">
            <text:p>43764.4188188</text:p>
          </table:table-cell>
        </table:table-row>
        <table:table-row table:style-name="ro1">
          <table:table-cell office:value-type="float" office:value="2.14790909091" calcext:value-type="float">
            <text:p>2.1479090909</text:p>
          </table:table-cell>
          <table:table-cell office:value-type="float" office:value="43701.3613884" calcext:value-type="float">
            <text:p>43701.3613884</text:p>
          </table:table-cell>
        </table:table-row>
        <table:table-row table:style-name="ro1">
          <table:table-cell office:value-type="float" office:value="2.14954545455" calcext:value-type="float">
            <text:p>2.1495454546</text:p>
          </table:table-cell>
          <table:table-cell office:value-type="float" office:value="43647.736828" calcext:value-type="float">
            <text:p>43647.7368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3513.1847552" calcext:value-type="float">
            <text:p>43513.1847552</text:p>
          </table:table-cell>
        </table:table-row>
        <table:table-row table:style-name="ro1">
          <table:table-cell office:value-type="float" office:value="2.15163636364" calcext:value-type="float">
            <text:p>2.1516363636</text:p>
          </table:table-cell>
          <table:table-cell office:value-type="float" office:value="43445.9572043" calcext:value-type="float">
            <text:p>43445.9572043</text:p>
          </table:table-cell>
        </table:table-row>
        <table:table-row table:style-name="ro1">
          <table:table-cell office:value-type="float" office:value="2.15327272727" calcext:value-type="float">
            <text:p>2.1532727273</text:p>
          </table:table-cell>
          <table:table-cell office:value-type="float" office:value="43388.055817" calcext:value-type="float">
            <text:p>43388.055817</text:p>
          </table:table-cell>
        </table:table-row>
        <table:table-row table:style-name="ro1">
          <table:table-cell office:value-type="float" office:value="2.15490909091" calcext:value-type="float">
            <text:p>2.1549090909</text:p>
          </table:table-cell>
          <table:table-cell office:value-type="float" office:value="43339.1566417" calcext:value-type="float">
            <text:p>43339.1566417</text:p>
          </table:table-cell>
        </table:table-row>
        <table:table-row table:style-name="ro1">
          <table:table-cell office:value-type="float" office:value="2.15654545455" calcext:value-type="float">
            <text:p>2.1565454546</text:p>
          </table:table-cell>
          <table:table-cell office:value-type="float" office:value="43295.2694499" calcext:value-type="float">
            <text:p>43295.2694499</text:p>
          </table:table-cell>
        </table:table-row>
        <table:table-row table:style-name="ro1">
          <table:table-cell office:value-type="float" office:value="2.15818181818" calcext:value-type="float">
            <text:p>2.1581818182</text:p>
          </table:table-cell>
          <table:table-cell office:value-type="float" office:value="43256.2380767" calcext:value-type="float">
            <text:p>43256.2380767</text:p>
          </table:table-cell>
        </table:table-row>
        <table:table-row table:style-name="ro1">
          <table:table-cell office:value-type="float" office:value="2.15981818182" calcext:value-type="float">
            <text:p>2.1598181818</text:p>
          </table:table-cell>
          <table:table-cell office:value-type="float" office:value="43218.6391822" calcext:value-type="float">
            <text:p>43218.6391822</text:p>
          </table:table-cell>
        </table:table-row>
        <table:table-row table:style-name="ro1">
          <table:table-cell office:value-type="float" office:value="2.16145454545" calcext:value-type="float">
            <text:p>2.1614545455</text:p>
          </table:table-cell>
          <table:table-cell office:value-type="float" office:value="43178.232876" calcext:value-type="float">
            <text:p>43178.232876</text:p>
          </table:table-cell>
        </table:table-row>
        <table:table-row table:style-name="ro1">
          <table:table-cell office:value-type="float" office:value="2.16309090909" calcext:value-type="float">
            <text:p>2.1630909091</text:p>
          </table:table-cell>
          <table:table-cell office:value-type="float" office:value="43131.5863992" calcext:value-type="float">
            <text:p>43131.5863992</text:p>
          </table:table-cell>
        </table:table-row>
        <table:table-row table:style-name="ro1">
          <table:table-cell office:value-type="float" office:value="2.16472727273" calcext:value-type="float">
            <text:p>2.1647272727</text:p>
          </table:table-cell>
          <table:table-cell office:value-type="float" office:value="43077.1940161" calcext:value-type="float">
            <text:p>43077.1940161</text:p>
          </table:table-cell>
        </table:table-row>
        <table:table-row table:style-name="ro1">
          <table:table-cell office:value-type="float" office:value="2.16636363636" calcext:value-type="float">
            <text:p>2.1663636364</text:p>
          </table:table-cell>
          <table:table-cell office:value-type="float" office:value="43016.6376298" calcext:value-type="float">
            <text:p>43016.6376298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42959.8437432" calcext:value-type="float">
            <text:p>42959.8437432</text:p>
          </table:table-cell>
        </table:table-row>
        <table:table-row table:style-name="ro1">
          <table:table-cell office:value-type="float" office:value="2.16963636364" calcext:value-type="float">
            <text:p>2.1696363636</text:p>
          </table:table-cell>
          <table:table-cell office:value-type="float" office:value="42911.7837519" calcext:value-type="float">
            <text:p>42911.7837519</text:p>
          </table:table-cell>
        </table:table-row>
        <table:table-row table:style-name="ro1">
          <table:table-cell office:value-type="float" office:value="2.17127272727" calcext:value-type="float">
            <text:p>2.1712727273</text:p>
          </table:table-cell>
          <table:table-cell office:value-type="float" office:value="42871.9346065" calcext:value-type="float">
            <text:p>42871.9346065</text:p>
          </table:table-cell>
        </table:table-row>
        <table:table-row table:style-name="ro1">
          <table:table-cell office:value-type="float" office:value="2.17290909091" calcext:value-type="float">
            <text:p>2.1729090909</text:p>
          </table:table-cell>
          <table:table-cell office:value-type="float" office:value="42836.6100655" calcext:value-type="float">
            <text:p>42836.6100655</text:p>
          </table:table-cell>
        </table:table-row>
        <table:table-row table:style-name="ro1">
          <table:table-cell office:value-type="float" office:value="2.17454545455" calcext:value-type="float">
            <text:p>2.1745454546</text:p>
          </table:table-cell>
          <table:table-cell office:value-type="float" office:value="42806.9680784" calcext:value-type="float">
            <text:p>42806.9680784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42659.8495098" calcext:value-type="float">
            <text:p>42659.8495098</text:p>
          </table:table-cell>
        </table:table-row>
        <table:table-row table:style-name="ro1">
          <table:table-cell office:value-type="float" office:value="2.17663636364" calcext:value-type="float">
            <text:p>2.1766363636</text:p>
          </table:table-cell>
          <table:table-cell office:value-type="float" office:value="42614.5214993" calcext:value-type="float">
            <text:p>42614.5214993</text:p>
          </table:table-cell>
        </table:table-row>
        <table:table-row table:style-name="ro1">
          <table:table-cell office:value-type="float" office:value="2.17827272727" calcext:value-type="float">
            <text:p>2.1782727273</text:p>
          </table:table-cell>
          <table:table-cell office:value-type="float" office:value="42576.4155061" calcext:value-type="float">
            <text:p>42576.4155061</text:p>
          </table:table-cell>
        </table:table-row>
        <table:table-row table:style-name="ro1">
          <table:table-cell office:value-type="float" office:value="2.17990909091" calcext:value-type="float">
            <text:p>2.1799090909</text:p>
          </table:table-cell>
          <table:table-cell office:value-type="float" office:value="42546.6099631" calcext:value-type="float">
            <text:p>42546.6099631</text:p>
          </table:table-cell>
        </table:table-row>
        <table:table-row table:style-name="ro1">
          <table:table-cell office:value-type="float" office:value="2.18154545455" calcext:value-type="float">
            <text:p>2.1815454546</text:p>
          </table:table-cell>
          <table:table-cell office:value-type="float" office:value="42520.8612017" calcext:value-type="float">
            <text:p>42520.8612017</text:p>
          </table:table-cell>
        </table:table-row>
        <table:table-row table:style-name="ro1">
          <table:table-cell office:value-type="float" office:value="2.18318181818" calcext:value-type="float">
            <text:p>2.1831818182</text:p>
          </table:table-cell>
          <table:table-cell office:value-type="float" office:value="42492.5612186" calcext:value-type="float">
            <text:p>42492.5612186</text:p>
          </table:table-cell>
        </table:table-row>
        <table:table-row table:style-name="ro1">
          <table:table-cell office:value-type="float" office:value="2.18481818182" calcext:value-type="float">
            <text:p>2.1848181818</text:p>
          </table:table-cell>
          <table:table-cell office:value-type="float" office:value="42456.9960273" calcext:value-type="float">
            <text:p>42456.9960273</text:p>
          </table:table-cell>
        </table:table-row>
        <table:table-row table:style-name="ro1">
          <table:table-cell office:value-type="float" office:value="2.18645454545" calcext:value-type="float">
            <text:p>2.1864545455</text:p>
          </table:table-cell>
          <table:table-cell office:value-type="float" office:value="42424.1421644" calcext:value-type="float">
            <text:p>42424.1421644</text:p>
          </table:table-cell>
        </table:table-row>
        <table:table-row table:style-name="ro1">
          <table:table-cell office:value-type="float" office:value="2.18809090909" calcext:value-type="float">
            <text:p>2.1880909091</text:p>
          </table:table-cell>
          <table:table-cell office:value-type="float" office:value="42456.9227707" calcext:value-type="float">
            <text:p>42456.9227707</text:p>
          </table:table-cell>
        </table:table-row>
        <table:table-row table:style-name="ro1">
          <table:table-cell office:value-type="float" office:value="2.18972727273" calcext:value-type="float">
            <text:p>2.1897272727</text:p>
          </table:table-cell>
          <table:table-cell office:value-type="float" office:value="42778.3507258" calcext:value-type="float">
            <text:p>42778.3507258</text:p>
          </table:table-cell>
        </table:table-row>
        <table:table-row table:style-name="ro1">
          <table:table-cell office:value-type="float" office:value="2.19136363636" calcext:value-type="float">
            <text:p>2.1913636364</text:p>
          </table:table-cell>
          <table:table-cell office:value-type="float" office:value="44043.9648794" calcext:value-type="float">
            <text:p>44043.9648794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47359.5843233" calcext:value-type="float">
            <text:p>47359.5843233</text:p>
          </table:table-cell>
        </table:table-row>
        <table:table-row table:style-name="ro1">
          <table:table-cell office:value-type="float" office:value="2.19463636364" calcext:value-type="float">
            <text:p>2.1946363636</text:p>
          </table:table-cell>
          <table:table-cell office:value-type="float" office:value="53490.0679728" calcext:value-type="float">
            <text:p>53490.0679728</text:p>
          </table:table-cell>
        </table:table-row>
        <table:table-row table:style-name="ro1">
          <table:table-cell office:value-type="float" office:value="2.19627272727" calcext:value-type="float">
            <text:p>2.1962727273</text:p>
          </table:table-cell>
          <table:table-cell office:value-type="float" office:value="63874.9040789" calcext:value-type="float">
            <text:p>63874.9040789</text:p>
          </table:table-cell>
        </table:table-row>
        <table:table-row table:style-name="ro1">
          <table:table-cell office:value-type="float" office:value="2.19790909091" calcext:value-type="float">
            <text:p>2.1979090909</text:p>
          </table:table-cell>
          <table:table-cell office:value-type="float" office:value="79045.1441053" calcext:value-type="float">
            <text:p>79045.1441053</text:p>
          </table:table-cell>
        </table:table-row>
        <table:table-row table:style-name="ro1">
          <table:table-cell office:value-type="float" office:value="2.19954545455" calcext:value-type="float">
            <text:p>2.1995454546</text:p>
          </table:table-cell>
          <table:table-cell office:value-type="float" office:value="97496.5302239" calcext:value-type="float">
            <text:p>97496.530223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9823.8516543" calcext:value-type="float">
            <text:p>99823.8516543</text:p>
          </table:table-cell>
        </table:table-row>
        <table:table-row table:style-name="ro1">
          <table:table-cell office:value-type="float" office:value="2.20163636364" calcext:value-type="float">
            <text:p>2.2016363636</text:p>
          </table:table-cell>
          <table:table-cell office:value-type="float" office:value="115170.117958" calcext:value-type="float">
            <text:p>115170.117958</text:p>
          </table:table-cell>
        </table:table-row>
        <table:table-row table:style-name="ro1">
          <table:table-cell office:value-type="float" office:value="2.20327272727" calcext:value-type="float">
            <text:p>2.2032727273</text:p>
          </table:table-cell>
          <table:table-cell office:value-type="float" office:value="122480.578925" calcext:value-type="float">
            <text:p>122480.578925</text:p>
          </table:table-cell>
        </table:table-row>
        <table:table-row table:style-name="ro1">
          <table:table-cell office:value-type="float" office:value="2.20490909091" calcext:value-type="float">
            <text:p>2.2049090909</text:p>
          </table:table-cell>
          <table:table-cell office:value-type="float" office:value="123334.676509" calcext:value-type="float">
            <text:p>123334.676509</text:p>
          </table:table-cell>
        </table:table-row>
        <table:table-row table:style-name="ro1">
          <table:table-cell office:value-type="float" office:value="2.20654545455" calcext:value-type="float">
            <text:p>2.2065454546</text:p>
          </table:table-cell>
          <table:table-cell office:value-type="float" office:value="123605.966633" calcext:value-type="float">
            <text:p>123605.966633</text:p>
          </table:table-cell>
        </table:table-row>
        <table:table-row table:style-name="ro1">
          <table:table-cell office:value-type="float" office:value="2.20818181818" calcext:value-type="float">
            <text:p>2.2081818182</text:p>
          </table:table-cell>
          <table:table-cell office:value-type="float" office:value="121745.339572" calcext:value-type="float">
            <text:p>121745.339572</text:p>
          </table:table-cell>
        </table:table-row>
        <table:table-row table:style-name="ro1">
          <table:table-cell office:value-type="float" office:value="2.20981818182" calcext:value-type="float">
            <text:p>2.2098181818</text:p>
          </table:table-cell>
          <table:table-cell office:value-type="float" office:value="119359.703094" calcext:value-type="float">
            <text:p>119359.703094</text:p>
          </table:table-cell>
        </table:table-row>
        <table:table-row table:style-name="ro1">
          <table:table-cell office:value-type="float" office:value="2.21145454545" calcext:value-type="float">
            <text:p>2.2114545455</text:p>
          </table:table-cell>
          <table:table-cell office:value-type="float" office:value="117138.252669" calcext:value-type="float">
            <text:p>117138.252669</text:p>
          </table:table-cell>
        </table:table-row>
        <table:table-row table:style-name="ro1">
          <table:table-cell office:value-type="float" office:value="2.21309090909" calcext:value-type="float">
            <text:p>2.2130909091</text:p>
          </table:table-cell>
          <table:table-cell office:value-type="float" office:value="115093.824217" calcext:value-type="float">
            <text:p>115093.824217</text:p>
          </table:table-cell>
        </table:table-row>
        <table:table-row table:style-name="ro1">
          <table:table-cell office:value-type="float" office:value="2.21472727273" calcext:value-type="float">
            <text:p>2.2147272727</text:p>
          </table:table-cell>
          <table:table-cell office:value-type="float" office:value="113242.199767" calcext:value-type="float">
            <text:p>113242.199767</text:p>
          </table:table-cell>
        </table:table-row>
        <table:table-row table:style-name="ro1">
          <table:table-cell office:value-type="float" office:value="2.21636363636" calcext:value-type="float">
            <text:p>2.2163636364</text:p>
          </table:table-cell>
          <table:table-cell office:value-type="float" office:value="111532.169107" calcext:value-type="float">
            <text:p>111532.169107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109959.877171" calcext:value-type="float">
            <text:p>109959.877171</text:p>
          </table:table-cell>
        </table:table-row>
        <table:table-row table:style-name="ro1">
          <table:table-cell office:value-type="float" office:value="2.21963636364" calcext:value-type="float">
            <text:p>2.2196363636</text:p>
          </table:table-cell>
          <table:table-cell office:value-type="float" office:value="108516.383205" calcext:value-type="float">
            <text:p>108516.383205</text:p>
          </table:table-cell>
        </table:table-row>
        <table:table-row table:style-name="ro1">
          <table:table-cell office:value-type="float" office:value="2.22127272727" calcext:value-type="float">
            <text:p>2.2212727273</text:p>
          </table:table-cell>
          <table:table-cell office:value-type="float" office:value="107152.000061" calcext:value-type="float">
            <text:p>107152.000061</text:p>
          </table:table-cell>
        </table:table-row>
        <table:table-row table:style-name="ro1">
          <table:table-cell office:value-type="float" office:value="2.22290909091" calcext:value-type="float">
            <text:p>2.2229090909</text:p>
          </table:table-cell>
          <table:table-cell office:value-type="float" office:value="105892.06959" calcext:value-type="float">
            <text:p>105892.06959</text:p>
          </table:table-cell>
        </table:table-row>
        <table:table-row table:style-name="ro1">
          <table:table-cell office:value-type="float" office:value="2.22454545455" calcext:value-type="float">
            <text:p>2.2245454546</text:p>
          </table:table-cell>
          <table:table-cell office:value-type="float" office:value="104691.114265" calcext:value-type="float">
            <text:p>104691.114265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103982.16687" calcext:value-type="float">
            <text:p>103982.16687</text:p>
          </table:table-cell>
        </table:table-row>
        <table:table-row table:style-name="ro1">
          <table:table-cell office:value-type="float" office:value="2.22663636364" calcext:value-type="float">
            <text:p>2.2266363636</text:p>
          </table:table-cell>
          <table:table-cell office:value-type="float" office:value="102929.734075" calcext:value-type="float">
            <text:p>102929.734075</text:p>
          </table:table-cell>
        </table:table-row>
        <table:table-row table:style-name="ro1">
          <table:table-cell office:value-type="float" office:value="2.22827272727" calcext:value-type="float">
            <text:p>2.2282727273</text:p>
          </table:table-cell>
          <table:table-cell office:value-type="float" office:value="101868.990534" calcext:value-type="float">
            <text:p>101868.990534</text:p>
          </table:table-cell>
        </table:table-row>
        <table:table-row table:style-name="ro1">
          <table:table-cell office:value-type="float" office:value="2.22990909091" calcext:value-type="float">
            <text:p>2.2299090909</text:p>
          </table:table-cell>
          <table:table-cell office:value-type="float" office:value="100889.735066" calcext:value-type="float">
            <text:p>100889.735066</text:p>
          </table:table-cell>
        </table:table-row>
        <table:table-row table:style-name="ro1">
          <table:table-cell office:value-type="float" office:value="2.23154545455" calcext:value-type="float">
            <text:p>2.2315454546</text:p>
          </table:table-cell>
          <table:table-cell office:value-type="float" office:value="99922.0833249" calcext:value-type="float">
            <text:p>99922.0833249</text:p>
          </table:table-cell>
        </table:table-row>
        <table:table-row table:style-name="ro1">
          <table:table-cell office:value-type="float" office:value="2.23318181818" calcext:value-type="float">
            <text:p>2.2331818182</text:p>
          </table:table-cell>
          <table:table-cell office:value-type="float" office:value="99020.2754646" calcext:value-type="float">
            <text:p>99020.2754646</text:p>
          </table:table-cell>
        </table:table-row>
        <table:table-row table:style-name="ro1">
          <table:table-cell office:value-type="float" office:value="2.23481818182" calcext:value-type="float">
            <text:p>2.2348181818</text:p>
          </table:table-cell>
          <table:table-cell office:value-type="float" office:value="98141.5964246" calcext:value-type="float">
            <text:p>98141.5964246</text:p>
          </table:table-cell>
        </table:table-row>
        <table:table-row table:style-name="ro1">
          <table:table-cell office:value-type="float" office:value="2.23645454545" calcext:value-type="float">
            <text:p>2.2364545455</text:p>
          </table:table-cell>
          <table:table-cell office:value-type="float" office:value="97301.5058546" calcext:value-type="float">
            <text:p>97301.5058546</text:p>
          </table:table-cell>
        </table:table-row>
        <table:table-row table:style-name="ro1">
          <table:table-cell office:value-type="float" office:value="2.23809090909" calcext:value-type="float">
            <text:p>2.2380909091</text:p>
          </table:table-cell>
          <table:table-cell office:value-type="float" office:value="96501.6973886" calcext:value-type="float">
            <text:p>96501.6973886</text:p>
          </table:table-cell>
        </table:table-row>
        <table:table-row table:style-name="ro1">
          <table:table-cell office:value-type="float" office:value="2.23972727273" calcext:value-type="float">
            <text:p>2.2397272727</text:p>
          </table:table-cell>
          <table:table-cell office:value-type="float" office:value="95712.5054419" calcext:value-type="float">
            <text:p>95712.5054419</text:p>
          </table:table-cell>
        </table:table-row>
        <table:table-row table:style-name="ro1">
          <table:table-cell office:value-type="float" office:value="2.24136363636" calcext:value-type="float">
            <text:p>2.2413636364</text:p>
          </table:table-cell>
          <table:table-cell office:value-type="float" office:value="94983.9804923" calcext:value-type="float">
            <text:p>94983.9804923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94239.8309707" calcext:value-type="float">
            <text:p>94239.8309707</text:p>
          </table:table-cell>
        </table:table-row>
        <table:table-row table:style-name="ro1">
          <table:table-cell office:value-type="float" office:value="2.24463636364" calcext:value-type="float">
            <text:p>2.2446363636</text:p>
          </table:table-cell>
          <table:table-cell office:value-type="float" office:value="93576.258835" calcext:value-type="float">
            <text:p>93576.258835</text:p>
          </table:table-cell>
        </table:table-row>
        <table:table-row table:style-name="ro1">
          <table:table-cell office:value-type="float" office:value="2.24627272727" calcext:value-type="float">
            <text:p>2.2462727273</text:p>
          </table:table-cell>
          <table:table-cell office:value-type="float" office:value="92873.8920941" calcext:value-type="float">
            <text:p>92873.8920941</text:p>
          </table:table-cell>
        </table:table-row>
        <table:table-row table:style-name="ro1">
          <table:table-cell office:value-type="float" office:value="2.24790909091" calcext:value-type="float">
            <text:p>2.2479090909</text:p>
          </table:table-cell>
          <table:table-cell office:value-type="float" office:value="92267.7295861" calcext:value-type="float">
            <text:p>92267.7295861</text:p>
          </table:table-cell>
        </table:table-row>
        <table:table-row table:style-name="ro1">
          <table:table-cell office:value-type="float" office:value="2.24954545455" calcext:value-type="float">
            <text:p>2.2495454546</text:p>
          </table:table-cell>
          <table:table-cell office:value-type="float" office:value="91604.3728774" calcext:value-type="float">
            <text:p>91604.372877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1244.9158413" calcext:value-type="float">
            <text:p>91244.9158413</text:p>
          </table:table-cell>
        </table:table-row>
        <table:table-row table:style-name="ro1">
          <table:table-cell office:value-type="float" office:value="2.25163636364" calcext:value-type="float">
            <text:p>2.2516363636</text:p>
          </table:table-cell>
          <table:table-cell office:value-type="float" office:value="90706.2930264" calcext:value-type="float">
            <text:p>90706.2930264</text:p>
          </table:table-cell>
        </table:table-row>
        <table:table-row table:style-name="ro1">
          <table:table-cell office:value-type="float" office:value="2.25327272727" calcext:value-type="float">
            <text:p>2.2532727273</text:p>
          </table:table-cell>
          <table:table-cell office:value-type="float" office:value="49315.6428272" calcext:value-type="float">
            <text:p>49315.6428272</text:p>
          </table:table-cell>
        </table:table-row>
        <table:table-row table:style-name="ro1">
          <table:table-cell office:value-type="float" office:value="2.25490909091" calcext:value-type="float">
            <text:p>2.2549090909</text:p>
          </table:table-cell>
          <table:table-cell office:value-type="float" office:value="49155.3629478" calcext:value-type="float">
            <text:p>49155.3629478</text:p>
          </table:table-cell>
        </table:table-row>
        <table:table-row table:style-name="ro1">
          <table:table-cell office:value-type="float" office:value="2.25654545455" calcext:value-type="float">
            <text:p>2.2565454546</text:p>
          </table:table-cell>
          <table:table-cell office:value-type="float" office:value="49001.7882657" calcext:value-type="float">
            <text:p>49001.7882657</text:p>
          </table:table-cell>
        </table:table-row>
        <table:table-row table:style-name="ro1">
          <table:table-cell office:value-type="float" office:value="2.25818181818" calcext:value-type="float">
            <text:p>2.2581818182</text:p>
          </table:table-cell>
          <table:table-cell office:value-type="float" office:value="48862.1718507" calcext:value-type="float">
            <text:p>48862.1718507</text:p>
          </table:table-cell>
        </table:table-row>
        <table:table-row table:style-name="ro1">
          <table:table-cell office:value-type="float" office:value="2.25981818182" calcext:value-type="float">
            <text:p>2.2598181818</text:p>
          </table:table-cell>
          <table:table-cell office:value-type="float" office:value="48736.3251273" calcext:value-type="float">
            <text:p>48736.3251273</text:p>
          </table:table-cell>
        </table:table-row>
        <table:table-row table:style-name="ro1">
          <table:table-cell office:value-type="float" office:value="2.26145454545" calcext:value-type="float">
            <text:p>2.2614545455</text:p>
          </table:table-cell>
          <table:table-cell office:value-type="float" office:value="48623.9397499" calcext:value-type="float">
            <text:p>48623.9397499</text:p>
          </table:table-cell>
        </table:table-row>
        <table:table-row table:style-name="ro1">
          <table:table-cell office:value-type="float" office:value="2.26309090909" calcext:value-type="float">
            <text:p>2.2630909091</text:p>
          </table:table-cell>
          <table:table-cell office:value-type="float" office:value="48518.7194493" calcext:value-type="float">
            <text:p>48518.7194493</text:p>
          </table:table-cell>
        </table:table-row>
        <table:table-row table:style-name="ro1">
          <table:table-cell office:value-type="float" office:value="2.26472727273" calcext:value-type="float">
            <text:p>2.2647272727</text:p>
          </table:table-cell>
          <table:table-cell office:value-type="float" office:value="48413.5646029" calcext:value-type="float">
            <text:p>48413.5646029</text:p>
          </table:table-cell>
        </table:table-row>
        <table:table-row table:style-name="ro1">
          <table:table-cell office:value-type="float" office:value="2.26636363636" calcext:value-type="float">
            <text:p>2.2663636364</text:p>
          </table:table-cell>
          <table:table-cell office:value-type="float" office:value="48304.8726446" calcext:value-type="float">
            <text:p>48304.8726446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48187.5247158" calcext:value-type="float">
            <text:p>48187.5247158</text:p>
          </table:table-cell>
        </table:table-row>
        <table:table-row table:style-name="ro1">
          <table:table-cell office:value-type="float" office:value="2.26963636364" calcext:value-type="float">
            <text:p>2.2696363636</text:p>
          </table:table-cell>
          <table:table-cell office:value-type="float" office:value="48062.1308257" calcext:value-type="float">
            <text:p>48062.1308257</text:p>
          </table:table-cell>
        </table:table-row>
        <table:table-row table:style-name="ro1">
          <table:table-cell office:value-type="float" office:value="2.27127272727" calcext:value-type="float">
            <text:p>2.2712727273</text:p>
          </table:table-cell>
          <table:table-cell office:value-type="float" office:value="47936.3831363" calcext:value-type="float">
            <text:p>47936.3831363</text:p>
          </table:table-cell>
        </table:table-row>
        <table:table-row table:style-name="ro1">
          <table:table-cell office:value-type="float" office:value="2.27290909091" calcext:value-type="float">
            <text:p>2.2729090909</text:p>
          </table:table-cell>
          <table:table-cell office:value-type="float" office:value="47818.7266937" calcext:value-type="float">
            <text:p>47818.7266937</text:p>
          </table:table-cell>
        </table:table-row>
        <table:table-row table:style-name="ro1">
          <table:table-cell office:value-type="float" office:value="2.27454545455" calcext:value-type="float">
            <text:p>2.2745454546</text:p>
          </table:table-cell>
          <table:table-cell office:value-type="float" office:value="47714.3396816" calcext:value-type="float">
            <text:p>47714.3396816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47517.7346109" calcext:value-type="float">
            <text:p>47517.7346109</text:p>
          </table:table-cell>
        </table:table-row>
        <table:table-row table:style-name="ro1">
          <table:table-cell office:value-type="float" office:value="2.27663636364" calcext:value-type="float">
            <text:p>2.2766363636</text:p>
          </table:table-cell>
          <table:table-cell office:value-type="float" office:value="47396.555801" calcext:value-type="float">
            <text:p>47396.555801</text:p>
          </table:table-cell>
        </table:table-row>
        <table:table-row table:style-name="ro1">
          <table:table-cell office:value-type="float" office:value="2.27827272727" calcext:value-type="float">
            <text:p>2.2782727273</text:p>
          </table:table-cell>
          <table:table-cell office:value-type="float" office:value="47289.9224513" calcext:value-type="float">
            <text:p>47289.9224513</text:p>
          </table:table-cell>
        </table:table-row>
        <table:table-row table:style-name="ro1">
          <table:table-cell office:value-type="float" office:value="2.27990909091" calcext:value-type="float">
            <text:p>2.2799090909</text:p>
          </table:table-cell>
          <table:table-cell office:value-type="float" office:value="47197.5356244" calcext:value-type="float">
            <text:p>47197.5356244</text:p>
          </table:table-cell>
        </table:table-row>
        <table:table-row table:style-name="ro1">
          <table:table-cell office:value-type="float" office:value="2.28154545455" calcext:value-type="float">
            <text:p>2.2815454546</text:p>
          </table:table-cell>
          <table:table-cell office:value-type="float" office:value="47116.2067535" calcext:value-type="float">
            <text:p>47116.2067535</text:p>
          </table:table-cell>
        </table:table-row>
        <table:table-row table:style-name="ro1">
          <table:table-cell office:value-type="float" office:value="2.28318181818" calcext:value-type="float">
            <text:p>2.2831818182</text:p>
          </table:table-cell>
          <table:table-cell office:value-type="float" office:value="47040.9884914" calcext:value-type="float">
            <text:p>47040.9884914</text:p>
          </table:table-cell>
        </table:table-row>
        <table:table-row table:style-name="ro1">
          <table:table-cell office:value-type="float" office:value="2.28481818182" calcext:value-type="float">
            <text:p>2.2848181818</text:p>
          </table:table-cell>
          <table:table-cell office:value-type="float" office:value="46965.7310449" calcext:value-type="float">
            <text:p>46965.7310449</text:p>
          </table:table-cell>
        </table:table-row>
        <table:table-row table:style-name="ro1">
          <table:table-cell office:value-type="float" office:value="2.28645454545" calcext:value-type="float">
            <text:p>2.2864545455</text:p>
          </table:table-cell>
          <table:table-cell office:value-type="float" office:value="46884.7110992" calcext:value-type="float">
            <text:p>46884.7110992</text:p>
          </table:table-cell>
        </table:table-row>
        <table:table-row table:style-name="ro1">
          <table:table-cell office:value-type="float" office:value="2.28809090909" calcext:value-type="float">
            <text:p>2.2880909091</text:p>
          </table:table-cell>
          <table:table-cell office:value-type="float" office:value="46794.2640001" calcext:value-type="float">
            <text:p>46794.2640001</text:p>
          </table:table-cell>
        </table:table-row>
        <table:table-row table:style-name="ro1">
          <table:table-cell office:value-type="float" office:value="2.28972727273" calcext:value-type="float">
            <text:p>2.2897272727</text:p>
          </table:table-cell>
          <table:table-cell office:value-type="float" office:value="46692.6017412" calcext:value-type="float">
            <text:p>46692.6017412</text:p>
          </table:table-cell>
        </table:table-row>
        <table:table-row table:style-name="ro1">
          <table:table-cell office:value-type="float" office:value="2.29136363636" calcext:value-type="float">
            <text:p>2.2913636364</text:p>
          </table:table-cell>
          <table:table-cell office:value-type="float" office:value="46587.8736607" calcext:value-type="float">
            <text:p>46587.8736607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46490.9042726" calcext:value-type="float">
            <text:p>46490.9042726</text:p>
          </table:table-cell>
        </table:table-row>
        <table:table-row table:style-name="ro1">
          <table:table-cell office:value-type="float" office:value="2.29463636364" calcext:value-type="float">
            <text:p>2.2946363636</text:p>
          </table:table-cell>
          <table:table-cell office:value-type="float" office:value="46408.2133914" calcext:value-type="float">
            <text:p>46408.2133914</text:p>
          </table:table-cell>
        </table:table-row>
        <table:table-row table:style-name="ro1">
          <table:table-cell office:value-type="float" office:value="2.29627272727" calcext:value-type="float">
            <text:p>2.2962727273</text:p>
          </table:table-cell>
          <table:table-cell office:value-type="float" office:value="46337.6456329" calcext:value-type="float">
            <text:p>46337.6456329</text:p>
          </table:table-cell>
        </table:table-row>
        <table:table-row table:style-name="ro1">
          <table:table-cell office:value-type="float" office:value="2.29790909091" calcext:value-type="float">
            <text:p>2.2979090909</text:p>
          </table:table-cell>
          <table:table-cell office:value-type="float" office:value="46274.0168786" calcext:value-type="float">
            <text:p>46274.0168786</text:p>
          </table:table-cell>
        </table:table-row>
        <table:table-row table:style-name="ro1">
          <table:table-cell office:value-type="float" office:value="2.29954545455" calcext:value-type="float">
            <text:p>2.2995454546</text:p>
          </table:table-cell>
          <table:table-cell office:value-type="float" office:value="46212.0691175" calcext:value-type="float">
            <text:p>46212.069117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5990.402109" calcext:value-type="float">
            <text:p>45990.402109</text:p>
          </table:table-cell>
        </table:table-row>
        <table:table-row table:style-name="ro1">
          <table:table-cell office:value-type="float" office:value="2.30163636364" calcext:value-type="float">
            <text:p>2.3016363636</text:p>
          </table:table-cell>
          <table:table-cell office:value-type="float" office:value="45909.2040956" calcext:value-type="float">
            <text:p>45909.2040956</text:p>
          </table:table-cell>
        </table:table-row>
        <table:table-row table:style-name="ro1">
          <table:table-cell office:value-type="float" office:value="2.30327272727" calcext:value-type="float">
            <text:p>2.3032727273</text:p>
          </table:table-cell>
          <table:table-cell office:value-type="float" office:value="45836.0982964" calcext:value-type="float">
            <text:p>45836.0982964</text:p>
          </table:table-cell>
        </table:table-row>
        <table:table-row table:style-name="ro1">
          <table:table-cell office:value-type="float" office:value="2.30490909091" calcext:value-type="float">
            <text:p>2.3049090909</text:p>
          </table:table-cell>
          <table:table-cell office:value-type="float" office:value="45765.8762057" calcext:value-type="float">
            <text:p>45765.8762057</text:p>
          </table:table-cell>
        </table:table-row>
        <table:table-row table:style-name="ro1">
          <table:table-cell office:value-type="float" office:value="2.30654545455" calcext:value-type="float">
            <text:p>2.3065454546</text:p>
          </table:table-cell>
          <table:table-cell office:value-type="float" office:value="45692.7615519" calcext:value-type="float">
            <text:p>45692.7615519</text:p>
          </table:table-cell>
        </table:table-row>
        <table:table-row table:style-name="ro1">
          <table:table-cell office:value-type="float" office:value="2.30818181818" calcext:value-type="float">
            <text:p>2.3081818182</text:p>
          </table:table-cell>
          <table:table-cell office:value-type="float" office:value="45613.053289" calcext:value-type="float">
            <text:p>45613.053289</text:p>
          </table:table-cell>
        </table:table-row>
        <table:table-row table:style-name="ro1">
          <table:table-cell office:value-type="float" office:value="2.30981818182" calcext:value-type="float">
            <text:p>2.3098181818</text:p>
          </table:table-cell>
          <table:table-cell office:value-type="float" office:value="45525.5597536" calcext:value-type="float">
            <text:p>45525.5597536</text:p>
          </table:table-cell>
        </table:table-row>
        <table:table-row table:style-name="ro1">
          <table:table-cell office:value-type="float" office:value="2.31145454545" calcext:value-type="float">
            <text:p>2.3114545455</text:p>
          </table:table-cell>
          <table:table-cell office:value-type="float" office:value="45434.7384684" calcext:value-type="float">
            <text:p>45434.7384684</text:p>
          </table:table-cell>
        </table:table-row>
        <table:table-row table:style-name="ro1">
          <table:table-cell office:value-type="float" office:value="2.31309090909" calcext:value-type="float">
            <text:p>2.3130909091</text:p>
          </table:table-cell>
          <table:table-cell office:value-type="float" office:value="45351.9308261" calcext:value-type="float">
            <text:p>45351.9308261</text:p>
          </table:table-cell>
        </table:table-row>
        <table:table-row table:style-name="ro1">
          <table:table-cell office:value-type="float" office:value="2.31472727273" calcext:value-type="float">
            <text:p>2.3147272727</text:p>
          </table:table-cell>
          <table:table-cell office:value-type="float" office:value="45283.3648706" calcext:value-type="float">
            <text:p>45283.3648706</text:p>
          </table:table-cell>
        </table:table-row>
        <table:table-row table:style-name="ro1">
          <table:table-cell office:value-type="float" office:value="2.31636363636" calcext:value-type="float">
            <text:p>2.3163636364</text:p>
          </table:table-cell>
          <table:table-cell office:value-type="float" office:value="45225.2769486" calcext:value-type="float">
            <text:p>45225.2769486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45172.2286541" calcext:value-type="float">
            <text:p>45172.2286541</text:p>
          </table:table-cell>
        </table:table-row>
        <table:table-row table:style-name="ro1">
          <table:table-cell office:value-type="float" office:value="2.31963636364" calcext:value-type="float">
            <text:p>2.3196363636</text:p>
          </table:table-cell>
          <table:table-cell office:value-type="float" office:value="45118.9402742" calcext:value-type="float">
            <text:p>45118.9402742</text:p>
          </table:table-cell>
        </table:table-row>
        <table:table-row table:style-name="ro1">
          <table:table-cell office:value-type="float" office:value="2.32127272727" calcext:value-type="float">
            <text:p>2.3212727273</text:p>
          </table:table-cell>
          <table:table-cell office:value-type="float" office:value="45061.042139" calcext:value-type="float">
            <text:p>45061.042139</text:p>
          </table:table-cell>
        </table:table-row>
        <table:table-row table:style-name="ro1">
          <table:table-cell office:value-type="float" office:value="2.32290909091" calcext:value-type="float">
            <text:p>2.3229090909</text:p>
          </table:table-cell>
          <table:table-cell office:value-type="float" office:value="44995.1441993" calcext:value-type="float">
            <text:p>44995.1441993</text:p>
          </table:table-cell>
        </table:table-row>
        <table:table-row table:style-name="ro1">
          <table:table-cell office:value-type="float" office:value="2.32454545455" calcext:value-type="float">
            <text:p>2.3245454546</text:p>
          </table:table-cell>
          <table:table-cell office:value-type="float" office:value="44919.0436562" calcext:value-type="float">
            <text:p>44919.0436562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44713.7665752" calcext:value-type="float">
            <text:p>44713.7665752</text:p>
          </table:table-cell>
        </table:table-row>
        <table:table-row table:style-name="ro1">
          <table:table-cell office:value-type="float" office:value="2.32663636364" calcext:value-type="float">
            <text:p>2.3266363636</text:p>
          </table:table-cell>
          <table:table-cell office:value-type="float" office:value="44647.1393865" calcext:value-type="float">
            <text:p>44647.1393865</text:p>
          </table:table-cell>
        </table:table-row>
        <table:table-row table:style-name="ro1">
          <table:table-cell office:value-type="float" office:value="2.32827272727" calcext:value-type="float">
            <text:p>2.3282727273</text:p>
          </table:table-cell>
          <table:table-cell office:value-type="float" office:value="44574.7464101" calcext:value-type="float">
            <text:p>44574.7464101</text:p>
          </table:table-cell>
        </table:table-row>
        <table:table-row table:style-name="ro1">
          <table:table-cell office:value-type="float" office:value="2.32990909091" calcext:value-type="float">
            <text:p>2.3299090909</text:p>
          </table:table-cell>
          <table:table-cell office:value-type="float" office:value="44495.6993736" calcext:value-type="float">
            <text:p>44495.6993736</text:p>
          </table:table-cell>
        </table:table-row>
        <table:table-row table:style-name="ro1">
          <table:table-cell office:value-type="float" office:value="2.33154545455" calcext:value-type="float">
            <text:p>2.3315454546</text:p>
          </table:table-cell>
          <table:table-cell office:value-type="float" office:value="44413.5926803" calcext:value-type="float">
            <text:p>44413.5926803</text:p>
          </table:table-cell>
        </table:table-row>
        <table:table-row table:style-name="ro1">
          <table:table-cell office:value-type="float" office:value="2.33318181818" calcext:value-type="float">
            <text:p>2.3331818182</text:p>
          </table:table-cell>
          <table:table-cell office:value-type="float" office:value="44340.1941511" calcext:value-type="float">
            <text:p>44340.1941511</text:p>
          </table:table-cell>
        </table:table-row>
        <table:table-row table:style-name="ro1">
          <table:table-cell office:value-type="float" office:value="2.33481818182" calcext:value-type="float">
            <text:p>2.3348181818</text:p>
          </table:table-cell>
          <table:table-cell office:value-type="float" office:value="44280.7779572" calcext:value-type="float">
            <text:p>44280.7779572</text:p>
          </table:table-cell>
        </table:table-row>
        <table:table-row table:style-name="ro1">
          <table:table-cell office:value-type="float" office:value="2.33645454545" calcext:value-type="float">
            <text:p>2.3364545455</text:p>
          </table:table-cell>
          <table:table-cell office:value-type="float" office:value="44231.4569573" calcext:value-type="float">
            <text:p>44231.4569573</text:p>
          </table:table-cell>
        </table:table-row>
        <table:table-row table:style-name="ro1">
          <table:table-cell office:value-type="float" office:value="2.33809090909" calcext:value-type="float">
            <text:p>2.3380909091</text:p>
          </table:table-cell>
          <table:table-cell office:value-type="float" office:value="44186.9677456" calcext:value-type="float">
            <text:p>44186.9677456</text:p>
          </table:table-cell>
        </table:table-row>
        <table:table-row table:style-name="ro1">
          <table:table-cell office:value-type="float" office:value="2.33972727273" calcext:value-type="float">
            <text:p>2.3397272727</text:p>
          </table:table-cell>
          <table:table-cell office:value-type="float" office:value="44141.6050378" calcext:value-type="float">
            <text:p>44141.6050378</text:p>
          </table:table-cell>
        </table:table-row>
        <table:table-row table:style-name="ro1">
          <table:table-cell office:value-type="float" office:value="2.34136363636" calcext:value-type="float">
            <text:p>2.3413636364</text:p>
          </table:table-cell>
          <table:table-cell office:value-type="float" office:value="44090.3357547" calcext:value-type="float">
            <text:p>44090.3357547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44030.3450348" calcext:value-type="float">
            <text:p>44030.3450348</text:p>
          </table:table-cell>
        </table:table-row>
        <table:table-row table:style-name="ro1">
          <table:table-cell office:value-type="float" office:value="2.34463636364" calcext:value-type="float">
            <text:p>2.3446363636</text:p>
          </table:table-cell>
          <table:table-cell office:value-type="float" office:value="43960.4338453" calcext:value-type="float">
            <text:p>43960.4338453</text:p>
          </table:table-cell>
        </table:table-row>
        <table:table-row table:style-name="ro1">
          <table:table-cell office:value-type="float" office:value="2.34627272727" calcext:value-type="float">
            <text:p>2.3462727273</text:p>
          </table:table-cell>
          <table:table-cell office:value-type="float" office:value="43882.0104603" calcext:value-type="float">
            <text:p>43882.0104603</text:p>
          </table:table-cell>
        </table:table-row>
        <table:table-row table:style-name="ro1">
          <table:table-cell office:value-type="float" office:value="2.34790909091" calcext:value-type="float">
            <text:p>2.3479090909</text:p>
          </table:table-cell>
          <table:table-cell office:value-type="float" office:value="43802.0373945" calcext:value-type="float">
            <text:p>43802.0373945</text:p>
          </table:table-cell>
        </table:table-row>
        <table:table-row table:style-name="ro1">
          <table:table-cell office:value-type="float" office:value="2.34954545455" calcext:value-type="float">
            <text:p>2.3495454546</text:p>
          </table:table-cell>
          <table:table-cell office:value-type="float" office:value="43734.9012621" calcext:value-type="float">
            <text:p>43734.90126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3603.2509523" calcext:value-type="float">
            <text:p>43603.2509523</text:p>
          </table:table-cell>
        </table:table-row>
        <table:table-row table:style-name="ro1">
          <table:table-cell office:value-type="float" office:value="2.35163636364" calcext:value-type="float">
            <text:p>2.3516363636</text:p>
          </table:table-cell>
          <table:table-cell office:value-type="float" office:value="43523.4621998" calcext:value-type="float">
            <text:p>43523.4621998</text:p>
          </table:table-cell>
        </table:table-row>
        <table:table-row table:style-name="ro1">
          <table:table-cell office:value-type="float" office:value="2.35327272727" calcext:value-type="float">
            <text:p>2.3532727273</text:p>
          </table:table-cell>
          <table:table-cell office:value-type="float" office:value="43450.7466019" calcext:value-type="float">
            <text:p>43450.7466019</text:p>
          </table:table-cell>
        </table:table-row>
        <table:table-row table:style-name="ro1">
          <table:table-cell office:value-type="float" office:value="2.35490909091" calcext:value-type="float">
            <text:p>2.3549090909</text:p>
          </table:table-cell>
          <table:table-cell office:value-type="float" office:value="43393.6160046" calcext:value-type="float">
            <text:p>43393.6160046</text:p>
          </table:table-cell>
        </table:table-row>
        <table:table-row table:style-name="ro1">
          <table:table-cell office:value-type="float" office:value="2.35654545455" calcext:value-type="float">
            <text:p>2.3565454546</text:p>
          </table:table-cell>
          <table:table-cell office:value-type="float" office:value="43347.7021463" calcext:value-type="float">
            <text:p>43347.7021463</text:p>
          </table:table-cell>
        </table:table-row>
        <table:table-row table:style-name="ro1">
          <table:table-cell office:value-type="float" office:value="2.35818181818" calcext:value-type="float">
            <text:p>2.3581818182</text:p>
          </table:table-cell>
          <table:table-cell office:value-type="float" office:value="43307.8237783" calcext:value-type="float">
            <text:p>43307.8237783</text:p>
          </table:table-cell>
        </table:table-row>
        <table:table-row table:style-name="ro1">
          <table:table-cell office:value-type="float" office:value="2.35981818182" calcext:value-type="float">
            <text:p>2.3598181818</text:p>
          </table:table-cell>
          <table:table-cell office:value-type="float" office:value="43268.2095776" calcext:value-type="float">
            <text:p>43268.2095776</text:p>
          </table:table-cell>
        </table:table-row>
        <table:table-row table:style-name="ro1">
          <table:table-cell office:value-type="float" office:value="2.36145454545" calcext:value-type="float">
            <text:p>2.3614545455</text:p>
          </table:table-cell>
          <table:table-cell office:value-type="float" office:value="43223.4538888" calcext:value-type="float">
            <text:p>43223.4538888</text:p>
          </table:table-cell>
        </table:table-row>
        <table:table-row table:style-name="ro1">
          <table:table-cell office:value-type="float" office:value="2.36309090909" calcext:value-type="float">
            <text:p>2.3630909091</text:p>
          </table:table-cell>
          <table:table-cell office:value-type="float" office:value="43169.6193342" calcext:value-type="float">
            <text:p>43169.6193342</text:p>
          </table:table-cell>
        </table:table-row>
        <table:table-row table:style-name="ro1">
          <table:table-cell office:value-type="float" office:value="2.36472727273" calcext:value-type="float">
            <text:p>2.3647272727</text:p>
          </table:table-cell>
          <table:table-cell office:value-type="float" office:value="43105.5413875" calcext:value-type="float">
            <text:p>43105.5413875</text:p>
          </table:table-cell>
        </table:table-row>
        <table:table-row table:style-name="ro1">
          <table:table-cell office:value-type="float" office:value="2.36636363636" calcext:value-type="float">
            <text:p>2.3663636364</text:p>
          </table:table-cell>
          <table:table-cell office:value-type="float" office:value="43032.8324242" calcext:value-type="float">
            <text:p>43032.8324242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42957.7443041" calcext:value-type="float">
            <text:p>42957.7443041</text:p>
          </table:table-cell>
        </table:table-row>
        <table:table-row table:style-name="ro1">
          <table:table-cell office:value-type="float" office:value="2.36963636364" calcext:value-type="float">
            <text:p>2.3696363636</text:p>
          </table:table-cell>
          <table:table-cell office:value-type="float" office:value="42895.8822499" calcext:value-type="float">
            <text:p>42895.8822499</text:p>
          </table:table-cell>
        </table:table-row>
        <table:table-row table:style-name="ro1">
          <table:table-cell office:value-type="float" office:value="2.37127272727" calcext:value-type="float">
            <text:p>2.3712727273</text:p>
          </table:table-cell>
          <table:table-cell office:value-type="float" office:value="42849.2152343" calcext:value-type="float">
            <text:p>42849.2152343</text:p>
          </table:table-cell>
        </table:table-row>
        <table:table-row table:style-name="ro1">
          <table:table-cell office:value-type="float" office:value="2.37290909091" calcext:value-type="float">
            <text:p>2.3729090909</text:p>
          </table:table-cell>
          <table:table-cell office:value-type="float" office:value="42812.3090236" calcext:value-type="float">
            <text:p>42812.3090236</text:p>
          </table:table-cell>
        </table:table-row>
        <table:table-row table:style-name="ro1">
          <table:table-cell office:value-type="float" office:value="2.37454545455" calcext:value-type="float">
            <text:p>2.3745454546</text:p>
          </table:table-cell>
          <table:table-cell office:value-type="float" office:value="42779.3834909" calcext:value-type="float">
            <text:p>42779.3834909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42611.7520728" calcext:value-type="float">
            <text:p>42611.7520728</text:p>
          </table:table-cell>
        </table:table-row>
        <table:table-row table:style-name="ro1">
          <table:table-cell office:value-type="float" office:value="2.37663636364" calcext:value-type="float">
            <text:p>2.3766363636</text:p>
          </table:table-cell>
          <table:table-cell office:value-type="float" office:value="42553.2285991" calcext:value-type="float">
            <text:p>42553.2285991</text:p>
          </table:table-cell>
        </table:table-row>
        <table:table-row table:style-name="ro1">
          <table:table-cell office:value-type="float" office:value="2.37827272727" calcext:value-type="float">
            <text:p>2.3782727273</text:p>
          </table:table-cell>
          <table:table-cell office:value-type="float" office:value="42504.1413894" calcext:value-type="float">
            <text:p>42504.1413894</text:p>
          </table:table-cell>
        </table:table-row>
        <table:table-row table:style-name="ro1">
          <table:table-cell office:value-type="float" office:value="2.37990909091" calcext:value-type="float">
            <text:p>2.3799090909</text:p>
          </table:table-cell>
          <table:table-cell office:value-type="float" office:value="42458.9429032" calcext:value-type="float">
            <text:p>42458.9429032</text:p>
          </table:table-cell>
        </table:table-row>
        <table:table-row table:style-name="ro1">
          <table:table-cell office:value-type="float" office:value="2.38154545455" calcext:value-type="float">
            <text:p>2.3815454546</text:p>
          </table:table-cell>
          <table:table-cell office:value-type="float" office:value="42412.1904308" calcext:value-type="float">
            <text:p>42412.1904308</text:p>
          </table:table-cell>
        </table:table-row>
        <table:table-row table:style-name="ro1">
          <table:table-cell office:value-type="float" office:value="2.38318181818" calcext:value-type="float">
            <text:p>2.3831818182</text:p>
          </table:table-cell>
          <table:table-cell office:value-type="float" office:value="42359.5341984" calcext:value-type="float">
            <text:p>42359.5341984</text:p>
          </table:table-cell>
        </table:table-row>
        <table:table-row table:style-name="ro1">
          <table:table-cell office:value-type="float" office:value="2.38481818182" calcext:value-type="float">
            <text:p>2.3848181818</text:p>
          </table:table-cell>
          <table:table-cell office:value-type="float" office:value="42298.9188066" calcext:value-type="float">
            <text:p>42298.9188066</text:p>
          </table:table-cell>
        </table:table-row>
        <table:table-row table:style-name="ro1">
          <table:table-cell office:value-type="float" office:value="2.38645454545" calcext:value-type="float">
            <text:p>2.3864545455</text:p>
          </table:table-cell>
          <table:table-cell office:value-type="float" office:value="42231.3748405" calcext:value-type="float">
            <text:p>42231.3748405</text:p>
          </table:table-cell>
        </table:table-row>
        <table:table-row table:style-name="ro1">
          <table:table-cell office:value-type="float" office:value="2.38809090909" calcext:value-type="float">
            <text:p>2.3880909091</text:p>
          </table:table-cell>
          <table:table-cell office:value-type="float" office:value="42162.3018913" calcext:value-type="float">
            <text:p>42162.3018913</text:p>
          </table:table-cell>
        </table:table-row>
        <table:table-row table:style-name="ro1">
          <table:table-cell office:value-type="float" office:value="2.38972727273" calcext:value-type="float">
            <text:p>2.3897272727</text:p>
          </table:table-cell>
          <table:table-cell office:value-type="float" office:value="42106.3028204" calcext:value-type="float">
            <text:p>42106.3028204</text:p>
          </table:table-cell>
        </table:table-row>
        <table:table-row table:style-name="ro1">
          <table:table-cell office:value-type="float" office:value="2.39136363636" calcext:value-type="float">
            <text:p>2.3913636364</text:p>
          </table:table-cell>
          <table:table-cell office:value-type="float" office:value="42064.7962399" calcext:value-type="float">
            <text:p>42064.7962399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42032.0409716" calcext:value-type="float">
            <text:p>42032.0409716</text:p>
          </table:table-cell>
        </table:table-row>
        <table:table-row table:style-name="ro1">
          <table:table-cell office:value-type="float" office:value="2.39463636364" calcext:value-type="float">
            <text:p>2.3946363636</text:p>
          </table:table-cell>
          <table:table-cell office:value-type="float" office:value="42002.5470558" calcext:value-type="float">
            <text:p>42002.5470558</text:p>
          </table:table-cell>
        </table:table-row>
        <table:table-row table:style-name="ro1">
          <table:table-cell office:value-type="float" office:value="2.39627272727" calcext:value-type="float">
            <text:p>2.3962727273</text:p>
          </table:table-cell>
          <table:table-cell office:value-type="float" office:value="41970.9483778" calcext:value-type="float">
            <text:p>41970.9483778</text:p>
          </table:table-cell>
        </table:table-row>
        <table:table-row table:style-name="ro1">
          <table:table-cell office:value-type="float" office:value="2.39790909091" calcext:value-type="float">
            <text:p>2.3979090909</text:p>
          </table:table-cell>
          <table:table-cell office:value-type="float" office:value="41932.4587055" calcext:value-type="float">
            <text:p>41932.4587055</text:p>
          </table:table-cell>
        </table:table-row>
        <table:table-row table:style-name="ro1">
          <table:table-cell office:value-type="float" office:value="2.39954545455" calcext:value-type="float">
            <text:p>2.3995454546</text:p>
          </table:table-cell>
          <table:table-cell office:value-type="float" office:value="41883.6763469" calcext:value-type="float">
            <text:p>41883.676346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1707.7968098" calcext:value-type="float">
            <text:p>41707.7968098</text:p>
          </table:table-cell>
        </table:table-row>
        <table:table-row table:style-name="ro1">
          <table:table-cell office:value-type="float" office:value="2.40163636364" calcext:value-type="float">
            <text:p>2.4016363636</text:p>
          </table:table-cell>
          <table:table-cell office:value-type="float" office:value="41661.8347267" calcext:value-type="float">
            <text:p>41661.8347267</text:p>
          </table:table-cell>
        </table:table-row>
        <table:table-row table:style-name="ro1">
          <table:table-cell office:value-type="float" office:value="2.40327272727" calcext:value-type="float">
            <text:p>2.4032727273</text:p>
          </table:table-cell>
          <table:table-cell office:value-type="float" office:value="41611.3612333" calcext:value-type="float">
            <text:p>41611.3612333</text:p>
          </table:table-cell>
        </table:table-row>
        <table:table-row table:style-name="ro1">
          <table:table-cell office:value-type="float" office:value="2.40490909091" calcext:value-type="float">
            <text:p>2.4049090909</text:p>
          </table:table-cell>
          <table:table-cell office:value-type="float" office:value="41554.053808" calcext:value-type="float">
            <text:p>41554.053808</text:p>
          </table:table-cell>
        </table:table-row>
        <table:table-row table:style-name="ro1">
          <table:table-cell office:value-type="float" office:value="2.40654545455" calcext:value-type="float">
            <text:p>2.4065454546</text:p>
          </table:table-cell>
          <table:table-cell office:value-type="float" office:value="41490.7122233" calcext:value-type="float">
            <text:p>41490.7122233</text:p>
          </table:table-cell>
        </table:table-row>
        <table:table-row table:style-name="ro1">
          <table:table-cell office:value-type="float" office:value="2.40818181818" calcext:value-type="float">
            <text:p>2.4081818182</text:p>
          </table:table-cell>
          <table:table-cell office:value-type="float" office:value="41426.6757271" calcext:value-type="float">
            <text:p>41426.6757271</text:p>
          </table:table-cell>
        </table:table-row>
        <table:table-row table:style-name="ro1">
          <table:table-cell office:value-type="float" office:value="2.40981818182" calcext:value-type="float">
            <text:p>2.4098181818</text:p>
          </table:table-cell>
          <table:table-cell office:value-type="float" office:value="41375.3997607" calcext:value-type="float">
            <text:p>41375.3997607</text:p>
          </table:table-cell>
        </table:table-row>
        <table:table-row table:style-name="ro1">
          <table:table-cell office:value-type="float" office:value="2.41145454545" calcext:value-type="float">
            <text:p>2.4114545455</text:p>
          </table:table-cell>
          <table:table-cell office:value-type="float" office:value="41337.2814182" calcext:value-type="float">
            <text:p>41337.2814182</text:p>
          </table:table-cell>
        </table:table-row>
        <table:table-row table:style-name="ro1">
          <table:table-cell office:value-type="float" office:value="2.41309090909" calcext:value-type="float">
            <text:p>2.4130909091</text:p>
          </table:table-cell>
          <table:table-cell office:value-type="float" office:value="41307.8960601" calcext:value-type="float">
            <text:p>41307.8960601</text:p>
          </table:table-cell>
        </table:table-row>
        <table:table-row table:style-name="ro1">
          <table:table-cell office:value-type="float" office:value="2.41472727273" calcext:value-type="float">
            <text:p>2.4147272727</text:p>
          </table:table-cell>
          <table:table-cell office:value-type="float" office:value="41281.756859" calcext:value-type="float">
            <text:p>41281.756859</text:p>
          </table:table-cell>
        </table:table-row>
        <table:table-row table:style-name="ro1">
          <table:table-cell office:value-type="float" office:value="2.41636363636" calcext:value-type="float">
            <text:p>2.4163636364</text:p>
          </table:table-cell>
          <table:table-cell office:value-type="float" office:value="41253.6633037" calcext:value-type="float">
            <text:p>41253.6633037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41219.0563684" calcext:value-type="float">
            <text:p>41219.0563684</text:p>
          </table:table-cell>
        </table:table-row>
        <table:table-row table:style-name="ro1">
          <table:table-cell office:value-type="float" office:value="2.41963636364" calcext:value-type="float">
            <text:p>2.4196363636</text:p>
          </table:table-cell>
          <table:table-cell office:value-type="float" office:value="41174.9549593" calcext:value-type="float">
            <text:p>41174.9549593</text:p>
          </table:table-cell>
        </table:table-row>
        <table:table-row table:style-name="ro1">
          <table:table-cell office:value-type="float" office:value="2.42127272727" calcext:value-type="float">
            <text:p>2.4212727273</text:p>
          </table:table-cell>
          <table:table-cell office:value-type="float" office:value="41120.4353371" calcext:value-type="float">
            <text:p>41120.4353371</text:p>
          </table:table-cell>
        </table:table-row>
        <table:table-row table:style-name="ro1">
          <table:table-cell office:value-type="float" office:value="2.42290909091" calcext:value-type="float">
            <text:p>2.4229090909</text:p>
          </table:table-cell>
          <table:table-cell office:value-type="float" office:value="41057.7337414" calcext:value-type="float">
            <text:p>41057.7337414</text:p>
          </table:table-cell>
        </table:table-row>
        <table:table-row table:style-name="ro1">
          <table:table-cell office:value-type="float" office:value="2.42454545455" calcext:value-type="float">
            <text:p>2.4245454546</text:p>
          </table:table-cell>
          <table:table-cell office:value-type="float" office:value="40994.5519743" calcext:value-type="float">
            <text:p>40994.5519743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40901.9527239" calcext:value-type="float">
            <text:p>40901.9527239</text:p>
          </table:table-cell>
        </table:table-row>
        <table:table-row table:style-name="ro1">
          <table:table-cell office:value-type="float" office:value="2.42663636364" calcext:value-type="float">
            <text:p>2.4266363636</text:p>
          </table:table-cell>
          <table:table-cell office:value-type="float" office:value="40844.5453305" calcext:value-type="float">
            <text:p>40844.5453305</text:p>
          </table:table-cell>
        </table:table-row>
        <table:table-row table:style-name="ro1">
          <table:table-cell office:value-type="float" office:value="2.42827272727" calcext:value-type="float">
            <text:p>2.4282727273</text:p>
          </table:table-cell>
          <table:table-cell office:value-type="float" office:value="40783.8579836" calcext:value-type="float">
            <text:p>40783.8579836</text:p>
          </table:table-cell>
        </table:table-row>
        <table:table-row table:style-name="ro1">
          <table:table-cell office:value-type="float" office:value="2.42990909091" calcext:value-type="float">
            <text:p>2.4299090909</text:p>
          </table:table-cell>
          <table:table-cell office:value-type="float" office:value="40734.3102692" calcext:value-type="float">
            <text:p>40734.3102692</text:p>
          </table:table-cell>
        </table:table-row>
        <table:table-row table:style-name="ro1">
          <table:table-cell office:value-type="float" office:value="2.43154545455" calcext:value-type="float">
            <text:p>2.4315454546</text:p>
          </table:table-cell>
          <table:table-cell office:value-type="float" office:value="40700.4008124" calcext:value-type="float">
            <text:p>40700.4008124</text:p>
          </table:table-cell>
        </table:table-row>
        <table:table-row table:style-name="ro1">
          <table:table-cell office:value-type="float" office:value="2.43318181818" calcext:value-type="float">
            <text:p>2.4331818182</text:p>
          </table:table-cell>
          <table:table-cell office:value-type="float" office:value="40677.6821304" calcext:value-type="float">
            <text:p>40677.6821304</text:p>
          </table:table-cell>
        </table:table-row>
        <table:table-row table:style-name="ro1">
          <table:table-cell office:value-type="float" office:value="2.43481818182" calcext:value-type="float">
            <text:p>2.4348181818</text:p>
          </table:table-cell>
          <table:table-cell office:value-type="float" office:value="40659.3097058" calcext:value-type="float">
            <text:p>40659.3097058</text:p>
          </table:table-cell>
        </table:table-row>
        <table:table-row table:style-name="ro1">
          <table:table-cell office:value-type="float" office:value="2.43645454545" calcext:value-type="float">
            <text:p>2.4364545455</text:p>
          </table:table-cell>
          <table:table-cell office:value-type="float" office:value="40639.0645575" calcext:value-type="float">
            <text:p>40639.0645575</text:p>
          </table:table-cell>
        </table:table-row>
        <table:table-row table:style-name="ro1">
          <table:table-cell office:value-type="float" office:value="2.43809090909" calcext:value-type="float">
            <text:p>2.4380909091</text:p>
          </table:table-cell>
          <table:table-cell office:value-type="float" office:value="40614.6080296" calcext:value-type="float">
            <text:p>40614.6080296</text:p>
          </table:table-cell>
        </table:table-row>
        <table:table-row table:style-name="ro1">
          <table:table-cell office:value-type="float" office:value="2.43972727273" calcext:value-type="float">
            <text:p>2.4397272727</text:p>
          </table:table-cell>
          <table:table-cell office:value-type="float" office:value="40605.1122352" calcext:value-type="float">
            <text:p>40605.1122352</text:p>
          </table:table-cell>
        </table:table-row>
        <table:table-row table:style-name="ro1">
          <table:table-cell office:value-type="float" office:value="2.44136363636" calcext:value-type="float">
            <text:p>2.4413636364</text:p>
          </table:table-cell>
          <table:table-cell office:value-type="float" office:value="40704.0508814" calcext:value-type="float">
            <text:p>40704.0508814</text:p>
          </table:table-cell>
        </table:table-row>
        <table:table-row table:style-name="ro1">
          <table:table-cell office:value-type="float" office:value="2.443" calcext:value-type="float">
            <text:p>2.443</text:p>
          </table:table-cell>
          <table:table-cell office:value-type="float" office:value="41235.547294" calcext:value-type="float">
            <text:p>41235.547294</text:p>
          </table:table-cell>
        </table:table-row>
        <table:table-row table:style-name="ro1">
          <table:table-cell office:value-type="float" office:value="2.44463636364" calcext:value-type="float">
            <text:p>2.4446363636</text:p>
          </table:table-cell>
          <table:table-cell office:value-type="float" office:value="43219.3846847" calcext:value-type="float">
            <text:p>43219.3846847</text:p>
          </table:table-cell>
        </table:table-row>
        <table:table-row table:style-name="ro1">
          <table:table-cell office:value-type="float" office:value="2.44627272727" calcext:value-type="float">
            <text:p>2.4462727273</text:p>
          </table:table-cell>
          <table:table-cell office:value-type="float" office:value="47622.4424953" calcext:value-type="float">
            <text:p>47622.4424953</text:p>
          </table:table-cell>
        </table:table-row>
        <table:table-row table:style-name="ro1">
          <table:table-cell office:value-type="float" office:value="2.44790909091" calcext:value-type="float">
            <text:p>2.4479090909</text:p>
          </table:table-cell>
          <table:table-cell office:value-type="float" office:value="54221.6758481" calcext:value-type="float">
            <text:p>54221.6758481</text:p>
          </table:table-cell>
        </table:table-row>
        <table:table-row table:style-name="ro1">
          <table:table-cell office:value-type="float" office:value="2.44954545455" calcext:value-type="float">
            <text:p>2.4495454546</text:p>
          </table:table-cell>
          <table:table-cell office:value-type="float" office:value="62144.1934423" calcext:value-type="float">
            <text:p>62144.193442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64360.978016" calcext:value-type="float">
            <text:p>64360.978016</text:p>
          </table:table-cell>
        </table:table-row>
        <table:table-row table:style-name="ro1">
          <table:table-cell office:value-type="float" office:value="2.45163636364" calcext:value-type="float">
            <text:p>2.4516363636</text:p>
          </table:table-cell>
          <table:table-cell office:value-type="float" office:value="75771.8022163" calcext:value-type="float">
            <text:p>75771.8022163</text:p>
          </table:table-cell>
        </table:table-row>
        <table:table-row table:style-name="ro1">
          <table:table-cell office:value-type="float" office:value="2.45327272727" calcext:value-type="float">
            <text:p>2.4532727273</text:p>
          </table:table-cell>
          <table:table-cell office:value-type="float" office:value="89366.1419299" calcext:value-type="float">
            <text:p>89366.1419299</text:p>
          </table:table-cell>
        </table:table-row>
        <table:table-row table:style-name="ro1">
          <table:table-cell office:value-type="float" office:value="2.45490909091" calcext:value-type="float">
            <text:p>2.4549090909</text:p>
          </table:table-cell>
          <table:table-cell office:value-type="float" office:value="108601.305902" calcext:value-type="float">
            <text:p>108601.305902</text:p>
          </table:table-cell>
        </table:table-row>
        <table:table-row table:style-name="ro1">
          <table:table-cell office:value-type="float" office:value="2.45654545455" calcext:value-type="float">
            <text:p>2.4565454546</text:p>
          </table:table-cell>
          <table:table-cell office:value-type="float" office:value="119002.903159" calcext:value-type="float">
            <text:p>119002.903159</text:p>
          </table:table-cell>
        </table:table-row>
        <table:table-row table:style-name="ro1">
          <table:table-cell office:value-type="float" office:value="2.45818181818" calcext:value-type="float">
            <text:p>2.4581818182</text:p>
          </table:table-cell>
          <table:table-cell office:value-type="float" office:value="118692.354189" calcext:value-type="float">
            <text:p>118692.354189</text:p>
          </table:table-cell>
        </table:table-row>
        <table:table-row table:style-name="ro1">
          <table:table-cell office:value-type="float" office:value="2.45981818182" calcext:value-type="float">
            <text:p>2.4598181818</text:p>
          </table:table-cell>
          <table:table-cell office:value-type="float" office:value="116819.119342" calcext:value-type="float">
            <text:p>116819.119342</text:p>
          </table:table-cell>
        </table:table-row>
        <table:table-row table:style-name="ro1">
          <table:table-cell office:value-type="float" office:value="2.46145454545" calcext:value-type="float">
            <text:p>2.4614545455</text:p>
          </table:table-cell>
          <table:table-cell office:value-type="float" office:value="114502.95311" calcext:value-type="float">
            <text:p>114502.95311</text:p>
          </table:table-cell>
        </table:table-row>
        <table:table-row table:style-name="ro1">
          <table:table-cell office:value-type="float" office:value="2.46309090909" calcext:value-type="float">
            <text:p>2.4630909091</text:p>
          </table:table-cell>
          <table:table-cell office:value-type="float" office:value="112687.784698" calcext:value-type="float">
            <text:p>112687.784698</text:p>
          </table:table-cell>
        </table:table-row>
        <table:table-row table:style-name="ro1">
          <table:table-cell office:value-type="float" office:value="2.46472727273" calcext:value-type="float">
            <text:p>2.4647272727</text:p>
          </table:table-cell>
          <table:table-cell office:value-type="float" office:value="110783.618376" calcext:value-type="float">
            <text:p>110783.618376</text:p>
          </table:table-cell>
        </table:table-row>
        <table:table-row table:style-name="ro1">
          <table:table-cell office:value-type="float" office:value="2.46636363636" calcext:value-type="float">
            <text:p>2.4663636364</text:p>
          </table:table-cell>
          <table:table-cell office:value-type="float" office:value="109239.230471" calcext:value-type="float">
            <text:p>109239.230471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107639.74988" calcext:value-type="float">
            <text:p>107639.74988</text:p>
          </table:table-cell>
        </table:table-row>
        <table:table-row table:style-name="ro1">
          <table:table-cell office:value-type="float" office:value="2.46963636364" calcext:value-type="float">
            <text:p>2.4696363636</text:p>
          </table:table-cell>
          <table:table-cell office:value-type="float" office:value="106262.935064" calcext:value-type="float">
            <text:p>106262.935064</text:p>
          </table:table-cell>
        </table:table-row>
        <table:table-row table:style-name="ro1">
          <table:table-cell office:value-type="float" office:value="2.47127272727" calcext:value-type="float">
            <text:p>2.4712727273</text:p>
          </table:table-cell>
          <table:table-cell office:value-type="float" office:value="104882.599693" calcext:value-type="float">
            <text:p>104882.599693</text:p>
          </table:table-cell>
        </table:table-row>
        <table:table-row table:style-name="ro1">
          <table:table-cell office:value-type="float" office:value="2.47290909091" calcext:value-type="float">
            <text:p>2.4729090909</text:p>
          </table:table-cell>
          <table:table-cell office:value-type="float" office:value="103632.927953" calcext:value-type="float">
            <text:p>103632.927953</text:p>
          </table:table-cell>
        </table:table-row>
        <table:table-row table:style-name="ro1">
          <table:table-cell office:value-type="float" office:value="2.47454545455" calcext:value-type="float">
            <text:p>2.4745454546</text:p>
          </table:table-cell>
          <table:table-cell office:value-type="float" office:value="102430.551809" calcext:value-type="float">
            <text:p>102430.551809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01738.651156" calcext:value-type="float">
            <text:p>101738.651156</text:p>
          </table:table-cell>
        </table:table-row>
        <table:table-row table:style-name="ro1">
          <table:table-cell office:value-type="float" office:value="2.47663636364" calcext:value-type="float">
            <text:p>2.4766363636</text:p>
          </table:table-cell>
          <table:table-cell office:value-type="float" office:value="100635.381809" calcext:value-type="float">
            <text:p>100635.381809</text:p>
          </table:table-cell>
        </table:table-row>
        <table:table-row table:style-name="ro1">
          <table:table-cell office:value-type="float" office:value="2.47827272727" calcext:value-type="float">
            <text:p>2.4782727273</text:p>
          </table:table-cell>
          <table:table-cell office:value-type="float" office:value="99655.2874327" calcext:value-type="float">
            <text:p>99655.2874327</text:p>
          </table:table-cell>
        </table:table-row>
        <table:table-row table:style-name="ro1">
          <table:table-cell office:value-type="float" office:value="2.47990909091" calcext:value-type="float">
            <text:p>2.4799090909</text:p>
          </table:table-cell>
          <table:table-cell office:value-type="float" office:value="98635.5190653" calcext:value-type="float">
            <text:p>98635.5190653</text:p>
          </table:table-cell>
        </table:table-row>
        <table:table-row table:style-name="ro1">
          <table:table-cell office:value-type="float" office:value="2.48154545455" calcext:value-type="float">
            <text:p>2.4815454546</text:p>
          </table:table-cell>
          <table:table-cell office:value-type="float" office:value="97759.4237312" calcext:value-type="float">
            <text:p>97759.4237312</text:p>
          </table:table-cell>
        </table:table-row>
        <table:table-row table:style-name="ro1">
          <table:table-cell office:value-type="float" office:value="2.48318181818" calcext:value-type="float">
            <text:p>2.4831818182</text:p>
          </table:table-cell>
          <table:table-cell office:value-type="float" office:value="96822.6987928" calcext:value-type="float">
            <text:p>96822.6987928</text:p>
          </table:table-cell>
        </table:table-row>
        <table:table-row table:style-name="ro1">
          <table:table-cell office:value-type="float" office:value="2.48481818182" calcext:value-type="float">
            <text:p>2.4848181818</text:p>
          </table:table-cell>
          <table:table-cell office:value-type="float" office:value="96028.0905732" calcext:value-type="float">
            <text:p>96028.0905732</text:p>
          </table:table-cell>
        </table:table-row>
        <table:table-row table:style-name="ro1">
          <table:table-cell office:value-type="float" office:value="2.48645454545" calcext:value-type="float">
            <text:p>2.4864545455</text:p>
          </table:table-cell>
          <table:table-cell office:value-type="float" office:value="95164.8194648" calcext:value-type="float">
            <text:p>95164.8194648</text:p>
          </table:table-cell>
        </table:table-row>
        <table:table-row table:style-name="ro1">
          <table:table-cell office:value-type="float" office:value="2.48809090909" calcext:value-type="float">
            <text:p>2.4880909091</text:p>
          </table:table-cell>
          <table:table-cell office:value-type="float" office:value="94436.0396153" calcext:value-type="float">
            <text:p>94436.0396153</text:p>
          </table:table-cell>
        </table:table-row>
        <table:table-row table:style-name="ro1">
          <table:table-cell office:value-type="float" office:value="2.48972727273" calcext:value-type="float">
            <text:p>2.4897272727</text:p>
          </table:table-cell>
          <table:table-cell office:value-type="float" office:value="93641.2261611" calcext:value-type="float">
            <text:p>93641.2261611</text:p>
          </table:table-cell>
        </table:table-row>
        <table:table-row table:style-name="ro1">
          <table:table-cell office:value-type="float" office:value="2.49136363636" calcext:value-type="float">
            <text:p>2.4913636364</text:p>
          </table:table-cell>
          <table:table-cell office:value-type="float" office:value="92967.5926713" calcext:value-type="float">
            <text:p>92967.5926713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92237.5400021" calcext:value-type="float">
            <text:p>92237.5400021</text:p>
          </table:table-cell>
        </table:table-row>
        <table:table-row table:style-name="ro1">
          <table:table-cell office:value-type="float" office:value="2.49463636364" calcext:value-type="float">
            <text:p>2.4946363636</text:p>
          </table:table-cell>
          <table:table-cell office:value-type="float" office:value="91611.7223899" calcext:value-type="float">
            <text:p>91611.7223899</text:p>
          </table:table-cell>
        </table:table-row>
        <table:table-row table:style-name="ro1">
          <table:table-cell office:value-type="float" office:value="2.49627272727" calcext:value-type="float">
            <text:p>2.4962727273</text:p>
          </table:table-cell>
          <table:table-cell office:value-type="float" office:value="90943.7334925" calcext:value-type="float">
            <text:p>90943.7334925</text:p>
          </table:table-cell>
        </table:table-row>
        <table:table-row table:style-name="ro1">
          <table:table-cell office:value-type="float" office:value="2.49790909091" calcext:value-type="float">
            <text:p>2.4979090909</text:p>
          </table:table-cell>
          <table:table-cell office:value-type="float" office:value="90359.9040415" calcext:value-type="float">
            <text:p>90359.9040415</text:p>
          </table:table-cell>
        </table:table-row>
        <table:table-row table:style-name="ro1">
          <table:table-cell office:value-type="float" office:value="2.49954545455" calcext:value-type="float">
            <text:p>2.4995454546</text:p>
          </table:table-cell>
          <table:table-cell office:value-type="float" office:value="89748.7422283" calcext:value-type="float">
            <text:p>89748.7422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1:24:07.336866435</dc:date>
    <meta:document-statistic meta:table-count="1" meta:cell-count="320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area" chart:style-name="ch1">
        <chart:title svg:x="5.461cm" svg:y="0.316cm" chart:style-name="ch2">
          <text:p>No Impedance Mismatch</text:p>
        </chart:title>
        <chart:subtitle svg:x="4.575cm" svg:y="1.301cm" chart:style-name="ch3">
          <text:p>which means no reflection at interfaces</text:p>
        </chart:subtitle>
        <chart:legend chart:legend-position="end" svg:x="13.748cm" svg:y="3.955cm" style:legend-expansion="high" chart:style-name="ch4"/>
        <chart:plot-area chart:style-name="ch5" table:cell-range-address="Sheet1.A1:Sheet1.B1601" svg:x="1.331cm" svg:y="2.19cm" svg:width="12.097cm" svg:height="5.655cm">
          <chartooo:coordinate-region svg:x="2.693cm" svg:y="2.389cm" svg:width="10.735cm" svg:height="4.402cm"/>
          <chart:axis chart:dimension="x" chart:name="primary-x" chart:style-name="ch6">
            <chart:title svg:x="6.978cm" svg:y="8.025cm" chart:style-name="ch7">
              <text:p>Time</text:p>
            </chart:title>
          </chart:axis>
          <chart:axis chart:dimension="y" chart:name="primary-y" chart:style-name="ch6">
            <chart:title svg:x="0.451cm" svg:y="5.59cm" chart:style-name="ch8">
              <text:p>Energy</text:p>
            </chart:title>
            <chart:grid chart:style-name="ch9" chart:class="major"/>
          </chart:axis>
          <chart:series chart:style-name="ch10" chart:values-cell-range-address="Sheet1.A1:Sheet1.A1601" chart:class="chart:area">
            <chart:data-point chart:repeated="1601"/>
          </chart:series>
          <chart:series chart:style-name="ch11" chart:values-cell-range-address="Sheet1.B1:Sheet1.B1601" chart:class="chart:area">
            <chart:data-point chart:repeated="16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01</svg:desc>
                </draw:g>
              </table:table-cell>
              <table:table-cell office:value-type="float" office:value="6279.59399061">
                <text:p>6279.59399061</text:p>
                <draw:g>
                  <svg:desc>Sheet1.B1:Sheet1.B1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279.59399061">
                <text:p>6279.59399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63636363636">
                <text:p>0.00163636363636</text:p>
              </table:table-cell>
              <table:table-cell office:value-type="float" office:value="6279.62050448">
                <text:p>6279.62050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7272727273">
                <text:p>0.00327272727273</text:p>
              </table:table-cell>
              <table:table-cell office:value-type="float" office:value="6279.78487666">
                <text:p>6279.78487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0909090909">
                <text:p>0.00490909090909</text:p>
              </table:table-cell>
              <table:table-cell office:value-type="float" office:value="6280.19133815">
                <text:p>6280.19133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6280.93542246">
                <text:p>6280.93542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18181818182">
                <text:p>0.00818181818182</text:p>
              </table:table-cell>
              <table:table-cell office:value-type="float" office:value="6282.13672582">
                <text:p>6282.13672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81818181818">
                <text:p>0.00981818181818</text:p>
              </table:table-cell>
              <table:table-cell office:value-type="float" office:value="6283.85422039">
                <text:p>6283.85422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4545454545">
                <text:p>0.0114545454545</text:p>
              </table:table-cell>
              <table:table-cell office:value-type="float" office:value="6286.18630297">
                <text:p>6286.18630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0909090909">
                <text:p>0.0130909090909</text:p>
              </table:table-cell>
              <table:table-cell office:value-type="float" office:value="6289.1957473">
                <text:p>6289.1957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7272727273">
                <text:p>0.0147272727273</text:p>
              </table:table-cell>
              <table:table-cell office:value-type="float" office:value="6292.96247535">
                <text:p>6292.96247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3636363636">
                <text:p>0.0163636363636</text:p>
              </table:table-cell>
              <table:table-cell office:value-type="float" office:value="6297.54950066">
                <text:p>6297.54950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">
                <text:p>0.018</text:p>
              </table:table-cell>
              <table:table-cell office:value-type="float" office:value="6303.02077117">
                <text:p>6303.02077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96363636364">
                <text:p>0.0196363636364</text:p>
              </table:table-cell>
              <table:table-cell office:value-type="float" office:value="6309.43508047">
                <text:p>6309.43508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12727272727">
                <text:p>0.0212727272727</text:p>
              </table:table-cell>
              <table:table-cell office:value-type="float" office:value="6316.84224661">
                <text:p>6316.84224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29090909091">
                <text:p>0.0229090909091</text:p>
              </table:table-cell>
              <table:table-cell office:value-type="float" office:value="6325.29508171">
                <text:p>6325.29508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45454545455">
                <text:p>0.0245454545455</text:p>
              </table:table-cell>
              <table:table-cell office:value-type="float" office:value="6334.83193327">
                <text:p>6334.831933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">
                <text:p>0.025</text:p>
              </table:table-cell>
              <table:table-cell office:value-type="float" office:value="6336.68249644">
                <text:p>6336.68249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66363636364">
                <text:p>0.0266363636364</text:p>
              </table:table-cell>
              <table:table-cell office:value-type="float" office:value="6348.14936263">
                <text:p>6348.14936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2727272727">
                <text:p>0.0282727272727</text:p>
              </table:table-cell>
              <table:table-cell office:value-type="float" office:value="6360.63726786">
                <text:p>6360.63726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99090909091">
                <text:p>0.0299090909091</text:p>
              </table:table-cell>
              <table:table-cell office:value-type="float" office:value="6374.14181199">
                <text:p>6374.14181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5454545455">
                <text:p>0.0315454545455</text:p>
              </table:table-cell>
              <table:table-cell office:value-type="float" office:value="6388.79620608">
                <text:p>6388.796206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31818181818">
                <text:p>0.0331818181818</text:p>
              </table:table-cell>
              <table:table-cell office:value-type="float" office:value="6404.66950037">
                <text:p>6404.66950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48181818182">
                <text:p>0.0348181818182</text:p>
              </table:table-cell>
              <table:table-cell office:value-type="float" office:value="6421.79961979">
                <text:p>6421.79961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4545454545">
                <text:p>0.0364545454545</text:p>
              </table:table-cell>
              <table:table-cell office:value-type="float" office:value="6440.21100616">
                <text:p>6440.21100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0909090909">
                <text:p>0.0380909090909</text:p>
              </table:table-cell>
              <table:table-cell office:value-type="float" office:value="6459.92198057">
                <text:p>6459.92198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97272727273">
                <text:p>0.0397272727273</text:p>
              </table:table-cell>
              <table:table-cell office:value-type="float" office:value="6480.94645256">
                <text:p>6480.94645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3636363636">
                <text:p>0.0413636363636</text:p>
              </table:table-cell>
              <table:table-cell office:value-type="float" office:value="6503.2920532">
                <text:p>6503.2920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">
                <text:p>0.043</text:p>
              </table:table-cell>
              <table:table-cell office:value-type="float" office:value="6526.96421674">
                <text:p>6526.96421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46363636364">
                <text:p>0.0446363636364</text:p>
              </table:table-cell>
              <table:table-cell office:value-type="float" office:value="6551.9627464">
                <text:p>6551.9627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62727272727">
                <text:p>0.0462727272727</text:p>
              </table:table-cell>
              <table:table-cell office:value-type="float" office:value="6578.2870109">
                <text:p>6578.2870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79090909091">
                <text:p>0.0479090909091</text:p>
              </table:table-cell>
              <table:table-cell office:value-type="float" office:value="6605.93105602">
                <text:p>6605.93105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95454545455">
                <text:p>0.0495454545455</text:p>
              </table:table-cell>
              <table:table-cell office:value-type="float" office:value="6634.88930306">
                <text:p>6634.88930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">
                <text:p>0.05</text:p>
              </table:table-cell>
              <table:table-cell office:value-type="float" office:value="6640.3512206">
                <text:p>6640.3512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16363636364">
                <text:p>0.0516363636364</text:p>
              </table:table-cell>
              <table:table-cell office:value-type="float" office:value="6672.17291291">
                <text:p>6672.17291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32727272727">
                <text:p>0.0532727272727</text:p>
              </table:table-cell>
              <table:table-cell office:value-type="float" office:value="6705.01438566">
                <text:p>6705.01438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49090909091">
                <text:p>0.0549090909091</text:p>
              </table:table-cell>
              <table:table-cell office:value-type="float" office:value="6738.64240714">
                <text:p>6738.64240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65454545455">
                <text:p>0.0565454545455</text:p>
              </table:table-cell>
              <table:table-cell office:value-type="float" office:value="6773.28550155">
                <text:p>6773.28550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81818181818">
                <text:p>0.0581818181818</text:p>
              </table:table-cell>
              <table:table-cell office:value-type="float" office:value="6809.05818371">
                <text:p>6809.05818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98181818182">
                <text:p>0.0598181818182</text:p>
              </table:table-cell>
              <table:table-cell office:value-type="float" office:value="6845.98931815">
                <text:p>6845.98931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4545454545">
                <text:p>0.0614545454545</text:p>
              </table:table-cell>
              <table:table-cell office:value-type="float" office:value="6884.08627834">
                <text:p>6884.08627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0909090909">
                <text:p>0.0630909090909</text:p>
              </table:table-cell>
              <table:table-cell office:value-type="float" office:value="6923.33788382">
                <text:p>6923.33788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47272727273">
                <text:p>0.0647272727273</text:p>
              </table:table-cell>
              <table:table-cell office:value-type="float" office:value="6963.72980911">
                <text:p>6963.72980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63636363636">
                <text:p>0.0663636363636</text:p>
              </table:table-cell>
              <table:table-cell office:value-type="float" office:value="7005.23475716">
                <text:p>7005.234757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8">
                <text:p>0.068</text:p>
              </table:table-cell>
              <table:table-cell office:value-type="float" office:value="7047.82637539">
                <text:p>7047.82637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96363636364">
                <text:p>0.0696363636364</text:p>
              </table:table-cell>
              <table:table-cell office:value-type="float" office:value="7091.46955507">
                <text:p>7091.469555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12727272727">
                <text:p>0.0712727272727</text:p>
              </table:table-cell>
              <table:table-cell office:value-type="float" office:value="7136.13285872">
                <text:p>7136.13285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29090909091">
                <text:p>0.0729090909091</text:p>
              </table:table-cell>
              <table:table-cell office:value-type="float" office:value="7181.77813122">
                <text:p>7181.77813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5454545455">
                <text:p>0.0745454545455</text:p>
              </table:table-cell>
              <table:table-cell office:value-type="float" office:value="7228.37149066">
                <text:p>7228.37149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5">
                <text:p>0.075</text:p>
              </table:table-cell>
              <table:table-cell office:value-type="float" office:value="7237.04852225">
                <text:p>7237.04852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66363636364">
                <text:p>0.0766363636364</text:p>
              </table:table-cell>
              <table:table-cell office:value-type="float" office:value="7286.40289426">
                <text:p>7286.40289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82727272727">
                <text:p>0.0782727272727</text:p>
              </table:table-cell>
              <table:table-cell office:value-type="float" office:value="7336.51290579">
                <text:p>7336.512905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9090909091">
                <text:p>0.0799090909091</text:p>
              </table:table-cell>
              <table:table-cell office:value-type="float" office:value="7386.72460468">
                <text:p>7386.72460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15454545455">
                <text:p>0.0815454545455</text:p>
              </table:table-cell>
              <table:table-cell office:value-type="float" office:value="7437.31008163">
                <text:p>7437.31008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31818181818">
                <text:p>0.0831818181818</text:p>
              </table:table-cell>
              <table:table-cell office:value-type="float" office:value="7488.42239387">
                <text:p>7488.42239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8181818182">
                <text:p>0.0848181818182</text:p>
              </table:table-cell>
              <table:table-cell office:value-type="float" office:value="7540.120787">
                <text:p>7540.120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64545454545">
                <text:p>0.0864545454545</text:p>
              </table:table-cell>
              <table:table-cell office:value-type="float" office:value="7592.40885269">
                <text:p>7592.40885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80909090909">
                <text:p>0.0880909090909</text:p>
              </table:table-cell>
              <table:table-cell office:value-type="float" office:value="7645.27925527">
                <text:p>7645.27925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97272727273">
                <text:p>0.0897272727273</text:p>
              </table:table-cell>
              <table:table-cell office:value-type="float" office:value="7698.69819855">
                <text:p>7698.69819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13636363636">
                <text:p>0.0913636363636</text:p>
              </table:table-cell>
              <table:table-cell office:value-type="float" office:value="7752.63211778">
                <text:p>7752.63211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3">
                <text:p>0.093</text:p>
              </table:table-cell>
              <table:table-cell office:value-type="float" office:value="7807.0299553">
                <text:p>7807.0299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46363636364">
                <text:p>0.0946363636364</text:p>
              </table:table-cell>
              <table:table-cell office:value-type="float" office:value="7861.84845576">
                <text:p>7861.84845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62727272727">
                <text:p>0.0962727272727</text:p>
              </table:table-cell>
              <table:table-cell office:value-type="float" office:value="7917.03214533">
                <text:p>7917.03214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79090909091">
                <text:p>0.0979090909091</text:p>
              </table:table-cell>
              <table:table-cell office:value-type="float" office:value="7972.53594128">
                <text:p>7972.53594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95454545455">
                <text:p>0.0995454545455</text:p>
              </table:table-cell>
              <table:table-cell office:value-type="float" office:value="8028.30397792">
                <text:p>8028.30397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">
                <text:p>0.1</text:p>
              </table:table-cell>
              <table:table-cell office:value-type="float" office:value="8038.45705494">
                <text:p>8038.45705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636363636">
                <text:p>0.101636363636</text:p>
              </table:table-cell>
              <table:table-cell office:value-type="float" office:value="8096.06657741">
                <text:p>8096.06657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3272727273">
                <text:p>0.103272727273</text:p>
              </table:table-cell>
              <table:table-cell office:value-type="float" office:value="8154.13770003">
                <text:p>8154.13770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4909090909">
                <text:p>0.104909090909</text:p>
              </table:table-cell>
              <table:table-cell office:value-type="float" office:value="8211.52365694">
                <text:p>8211.52365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6545454545">
                <text:p>0.106545454545</text:p>
              </table:table-cell>
              <table:table-cell office:value-type="float" office:value="8268.41893002">
                <text:p>8268.41893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8181818182">
                <text:p>0.108181818182</text:p>
              </table:table-cell>
              <table:table-cell office:value-type="float" office:value="8325.01877572">
                <text:p>8325.018775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9818181818">
                <text:p>0.109818181818</text:p>
              </table:table-cell>
              <table:table-cell office:value-type="float" office:value="8381.40202178">
                <text:p>8381.40202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1454545455">
                <text:p>0.111454545455</text:p>
              </table:table-cell>
              <table:table-cell office:value-type="float" office:value="8437.60503165">
                <text:p>8437.60503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3090909091">
                <text:p>0.113090909091</text:p>
              </table:table-cell>
              <table:table-cell office:value-type="float" office:value="8493.61691898">
                <text:p>8493.61691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4727272727">
                <text:p>0.114727272727</text:p>
              </table:table-cell>
              <table:table-cell office:value-type="float" office:value="8549.41936758">
                <text:p>8549.419367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6363636364">
                <text:p>0.116363636364</text:p>
              </table:table-cell>
              <table:table-cell office:value-type="float" office:value="8604.96468807">
                <text:p>8604.96468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8">
                <text:p>0.118</text:p>
              </table:table-cell>
              <table:table-cell office:value-type="float" office:value="8660.21159039">
                <text:p>8660.21159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9636363636">
                <text:p>0.119636363636</text:p>
              </table:table-cell>
              <table:table-cell office:value-type="float" office:value="8715.10042551">
                <text:p>8715.10042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1272727273">
                <text:p>0.121272727273</text:p>
              </table:table-cell>
              <table:table-cell office:value-type="float" office:value="8769.5855801">
                <text:p>8769.58558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2909090909">
                <text:p>0.122909090909</text:p>
              </table:table-cell>
              <table:table-cell office:value-type="float" office:value="8823.60734691">
                <text:p>8823.607346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4545454545">
                <text:p>0.124545454545</text:p>
              </table:table-cell>
              <table:table-cell office:value-type="float" office:value="8877.12171128">
                <text:p>8877.12171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5">
                <text:p>0.125</text:p>
              </table:table-cell>
              <table:table-cell office:value-type="float" office:value="8886.30804203">
                <text:p>8886.308042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6636363636">
                <text:p>0.126636363636</text:p>
              </table:table-cell>
              <table:table-cell office:value-type="float" office:value="8940.28811314">
                <text:p>8940.288113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8272727273">
                <text:p>0.128272727273</text:p>
              </table:table-cell>
              <table:table-cell office:value-type="float" office:value="8994.47706473">
                <text:p>8994.47706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9909090909">
                <text:p>0.129909090909</text:p>
              </table:table-cell>
              <table:table-cell office:value-type="float" office:value="9047.25942361">
                <text:p>9047.259423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1545454545">
                <text:p>0.131545454545</text:p>
              </table:table-cell>
              <table:table-cell office:value-type="float" office:value="9098.71554562">
                <text:p>9098.715545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3181818182">
                <text:p>0.133181818182</text:p>
              </table:table-cell>
              <table:table-cell office:value-type="float" office:value="9149.03186711">
                <text:p>9149.03186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4818181818">
                <text:p>0.134818181818</text:p>
              </table:table-cell>
              <table:table-cell office:value-type="float" office:value="9198.3363827">
                <text:p>9198.3363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6454545455">
                <text:p>0.136454545455</text:p>
              </table:table-cell>
              <table:table-cell office:value-type="float" office:value="9246.67550471">
                <text:p>9246.675504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8090909091">
                <text:p>0.138090909091</text:p>
              </table:table-cell>
              <table:table-cell office:value-type="float" office:value="9294.0731933">
                <text:p>9294.0731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9727272727">
                <text:p>0.139727272727</text:p>
              </table:table-cell>
              <table:table-cell office:value-type="float" office:value="9340.50706757">
                <text:p>9340.50706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1363636364">
                <text:p>0.141363636364</text:p>
              </table:table-cell>
              <table:table-cell office:value-type="float" office:value="9385.95567213">
                <text:p>9385.955672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3">
                <text:p>0.143</text:p>
              </table:table-cell>
              <table:table-cell office:value-type="float" office:value="9430.37001962">
                <text:p>9430.37001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4636363636">
                <text:p>0.144636363636</text:p>
              </table:table-cell>
              <table:table-cell office:value-type="float" office:value="9473.71601505">
                <text:p>9473.716015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6272727273">
                <text:p>0.146272727273</text:p>
              </table:table-cell>
              <table:table-cell office:value-type="float" office:value="9515.94134017">
                <text:p>9515.94134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7909090909">
                <text:p>0.147909090909</text:p>
              </table:table-cell>
              <table:table-cell office:value-type="float" office:value="9557.01321112">
                <text:p>9557.01321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9545454545">
                <text:p>0.149545454545</text:p>
              </table:table-cell>
              <table:table-cell office:value-type="float" office:value="9596.88298495">
                <text:p>9596.88298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">
                <text:p>0.15</text:p>
              </table:table-cell>
              <table:table-cell office:value-type="float" office:value="9602.56759697">
                <text:p>9602.56759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1636363636">
                <text:p>0.151636363636</text:p>
              </table:table-cell>
              <table:table-cell office:value-type="float" office:value="9641.56665927">
                <text:p>9641.56665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3272727273">
                <text:p>0.153272727273</text:p>
              </table:table-cell>
              <table:table-cell office:value-type="float" office:value="9680.5145738">
                <text:p>9680.5145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4909090909">
                <text:p>0.154909090909</text:p>
              </table:table-cell>
              <table:table-cell office:value-type="float" office:value="9717.56243993">
                <text:p>9717.56243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6545454545">
                <text:p>0.156545454545</text:p>
              </table:table-cell>
              <table:table-cell office:value-type="float" office:value="9752.64321437">
                <text:p>9752.643214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8181818182">
                <text:p>0.158181818182</text:p>
              </table:table-cell>
              <table:table-cell office:value-type="float" office:value="9785.95734697">
                <text:p>9785.957346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9818181818">
                <text:p>0.159818181818</text:p>
              </table:table-cell>
              <table:table-cell office:value-type="float" office:value="9817.6408099">
                <text:p>9817.64080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1454545455">
                <text:p>0.161454545455</text:p>
              </table:table-cell>
              <table:table-cell office:value-type="float" office:value="9847.7888357">
                <text:p>9847.7888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3090909091">
                <text:p>0.163090909091</text:p>
              </table:table-cell>
              <table:table-cell office:value-type="float" office:value="9876.42972295">
                <text:p>9876.42972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4727272727">
                <text:p>0.164727272727</text:p>
              </table:table-cell>
              <table:table-cell office:value-type="float" office:value="9903.58380455">
                <text:p>9903.583804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6363636364">
                <text:p>0.166363636364</text:p>
              </table:table-cell>
              <table:table-cell office:value-type="float" office:value="9929.23157831">
                <text:p>9929.231578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8">
                <text:p>0.168</text:p>
              </table:table-cell>
              <table:table-cell office:value-type="float" office:value="9953.36637108">
                <text:p>9953.36637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9636363636">
                <text:p>0.169636363636</text:p>
              </table:table-cell>
              <table:table-cell office:value-type="float" office:value="9975.95734525">
                <text:p>9975.957345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1272727273">
                <text:p>0.171272727273</text:p>
              </table:table-cell>
              <table:table-cell office:value-type="float" office:value="9996.99619212">
                <text:p>9996.99619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2909090909">
                <text:p>0.172909090909</text:p>
              </table:table-cell>
              <table:table-cell office:value-type="float" office:value="10016.4560542">
                <text:p>10016.45605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4545454545">
                <text:p>0.174545454545</text:p>
              </table:table-cell>
              <table:table-cell office:value-type="float" office:value="10034.3344339">
                <text:p>10034.33443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5">
                <text:p>0.175</text:p>
              </table:table-cell>
              <table:table-cell office:value-type="float" office:value="10034.5774062">
                <text:p>10034.5774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6636363636">
                <text:p>0.176636363636</text:p>
              </table:table-cell>
              <table:table-cell office:value-type="float" office:value="10050.758724">
                <text:p>10050.7587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8272727273">
                <text:p>0.178272727273</text:p>
              </table:table-cell>
              <table:table-cell office:value-type="float" office:value="10066.7023769">
                <text:p>10066.7023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79909090909">
                <text:p>0.179909090909</text:p>
              </table:table-cell>
              <table:table-cell office:value-type="float" office:value="10080.5858182">
                <text:p>10080.5858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1545454545">
                <text:p>0.181545454545</text:p>
              </table:table-cell>
              <table:table-cell office:value-type="float" office:value="10092.3042727">
                <text:p>10092.30427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3181818182">
                <text:p>0.183181818182</text:p>
              </table:table-cell>
              <table:table-cell office:value-type="float" office:value="10102.0321653">
                <text:p>10102.03216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4818181818">
                <text:p>0.184818181818</text:p>
              </table:table-cell>
              <table:table-cell office:value-type="float" office:value="10109.9545152">
                <text:p>10109.9545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6454545455">
                <text:p>0.186454545455</text:p>
              </table:table-cell>
              <table:table-cell office:value-type="float" office:value="10116.1750404">
                <text:p>10116.17504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8090909091">
                <text:p>0.188090909091</text:p>
              </table:table-cell>
              <table:table-cell office:value-type="float" office:value="10120.7801432">
                <text:p>10120.78014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9727272727">
                <text:p>0.189727272727</text:p>
              </table:table-cell>
              <table:table-cell office:value-type="float" office:value="10123.8023518">
                <text:p>10123.80235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1363636364">
                <text:p>0.191363636364</text:p>
              </table:table-cell>
              <table:table-cell office:value-type="float" office:value="10125.2838185">
                <text:p>10125.2838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3">
                <text:p>0.193</text:p>
              </table:table-cell>
              <table:table-cell office:value-type="float" office:value="10125.2345206">
                <text:p>10125.23452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4636363636">
                <text:p>0.194636363636</text:p>
              </table:table-cell>
              <table:table-cell office:value-type="float" office:value="10123.688922">
                <text:p>10123.688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6272727273">
                <text:p>0.196272727273</text:p>
              </table:table-cell>
              <table:table-cell office:value-type="float" office:value="10120.6593339">
                <text:p>10120.65933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7909090909">
                <text:p>0.197909090909</text:p>
              </table:table-cell>
              <table:table-cell office:value-type="float" office:value="10116.1868879">
                <text:p>10116.18688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9545454545">
                <text:p>0.199545454545</text:p>
              </table:table-cell>
              <table:table-cell office:value-type="float" office:value="10110.2932906">
                <text:p>10110.29329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">
                <text:p>0.2</text:p>
              </table:table-cell>
              <table:table-cell office:value-type="float" office:value="10104.7151125">
                <text:p>10104.7151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1636363636">
                <text:p>0.201636363636</text:p>
              </table:table-cell>
              <table:table-cell office:value-type="float" office:value="10097.3214123">
                <text:p>10097.32141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3272727273">
                <text:p>0.203272727273</text:p>
              </table:table-cell>
              <table:table-cell office:value-type="float" office:value="10089.7847649">
                <text:p>10089.78476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4909090909">
                <text:p>0.204909090909</text:p>
              </table:table-cell>
              <table:table-cell office:value-type="float" office:value="10080.6316096">
                <text:p>10080.6316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6545454545">
                <text:p>0.206545454545</text:p>
              </table:table-cell>
              <table:table-cell office:value-type="float" office:value="10069.7708574">
                <text:p>10069.77085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8181818182">
                <text:p>0.208181818182</text:p>
              </table:table-cell>
              <table:table-cell office:value-type="float" office:value="10057.4254131">
                <text:p>10057.42541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818181818">
                <text:p>0.209818181818</text:p>
              </table:table-cell>
              <table:table-cell office:value-type="float" office:value="10043.7880705">
                <text:p>10043.7880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1454545455">
                <text:p>0.211454545455</text:p>
              </table:table-cell>
              <table:table-cell office:value-type="float" office:value="10029.0349115">
                <text:p>10029.0349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3090909091">
                <text:p>0.213090909091</text:p>
              </table:table-cell>
              <table:table-cell office:value-type="float" office:value="10013.2753673">
                <text:p>10013.27536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4727272727">
                <text:p>0.214727272727</text:p>
              </table:table-cell>
              <table:table-cell office:value-type="float" office:value="9996.62339553">
                <text:p>9996.623395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6363636364">
                <text:p>0.216363636364</text:p>
              </table:table-cell>
              <table:table-cell office:value-type="float" office:value="9979.15715865">
                <text:p>9979.157158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8">
                <text:p>0.218</text:p>
              </table:table-cell>
              <table:table-cell office:value-type="float" office:value="9960.98898553">
                <text:p>9960.988985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9636363636">
                <text:p>0.219636363636</text:p>
              </table:table-cell>
              <table:table-cell office:value-type="float" office:value="9942.21446929">
                <text:p>9942.21446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1272727273">
                <text:p>0.221272727273</text:p>
              </table:table-cell>
              <table:table-cell office:value-type="float" office:value="9922.9445481">
                <text:p>9922.9445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2909090909">
                <text:p>0.222909090909</text:p>
              </table:table-cell>
              <table:table-cell office:value-type="float" office:value="9903.25988615">
                <text:p>9903.259886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4545454545">
                <text:p>0.224545454545</text:p>
              </table:table-cell>
              <table:table-cell office:value-type="float" office:value="9883.23650696">
                <text:p>9883.236506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5">
                <text:p>0.225</text:p>
              </table:table-cell>
              <table:table-cell office:value-type="float" office:value="9874.34784872">
                <text:p>9874.347848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6636363636">
                <text:p>0.226636363636</text:p>
              </table:table-cell>
              <table:table-cell office:value-type="float" office:value="9854.37709701">
                <text:p>9854.377097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8272727273">
                <text:p>0.228272727273</text:p>
              </table:table-cell>
              <table:table-cell office:value-type="float" office:value="9835.26183218">
                <text:p>9835.261832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9909090909">
                <text:p>0.229909090909</text:p>
              </table:table-cell>
              <table:table-cell office:value-type="float" office:value="9815.85291565">
                <text:p>9815.852915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1545454545">
                <text:p>0.231545454545</text:p>
              </table:table-cell>
              <table:table-cell office:value-type="float" office:value="9796.10981516">
                <text:p>9796.109815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3181818182">
                <text:p>0.233181818182</text:p>
              </table:table-cell>
              <table:table-cell office:value-type="float" office:value="9776.14381498">
                <text:p>9776.14381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4818181818">
                <text:p>0.234818181818</text:p>
              </table:table-cell>
              <table:table-cell office:value-type="float" office:value="9756.13187438">
                <text:p>9756.131874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6454545455">
                <text:p>0.236454545455</text:p>
              </table:table-cell>
              <table:table-cell office:value-type="float" office:value="9736.13729166">
                <text:p>9736.137291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8090909091">
                <text:p>0.238090909091</text:p>
              </table:table-cell>
              <table:table-cell office:value-type="float" office:value="9716.25875266">
                <text:p>9716.258752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9727272727">
                <text:p>0.239727272727</text:p>
              </table:table-cell>
              <table:table-cell office:value-type="float" office:value="9696.50064793">
                <text:p>9696.50064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1363636364">
                <text:p>0.241363636364</text:p>
              </table:table-cell>
              <table:table-cell office:value-type="float" office:value="9676.92051131">
                <text:p>9676.92051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3">
                <text:p>0.243</text:p>
              </table:table-cell>
              <table:table-cell office:value-type="float" office:value="9657.50099667">
                <text:p>9657.50099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4636363636">
                <text:p>0.244636363636</text:p>
              </table:table-cell>
              <table:table-cell office:value-type="float" office:value="9638.28333195">
                <text:p>9638.283331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6272727273">
                <text:p>0.246272727273</text:p>
              </table:table-cell>
              <table:table-cell office:value-type="float" office:value="9619.24823077">
                <text:p>9619.248230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7909090909">
                <text:p>0.247909090909</text:p>
              </table:table-cell>
              <table:table-cell office:value-type="float" office:value="9600.43409701">
                <text:p>9600.434097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9545454545">
                <text:p>0.249545454545</text:p>
              </table:table-cell>
              <table:table-cell office:value-type="float" office:value="9581.83182582">
                <text:p>9581.831825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">
                <text:p>0.25</text:p>
              </table:table-cell>
              <table:table-cell office:value-type="float" office:value="9573.60580076">
                <text:p>9573.605800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1636363636">
                <text:p>0.251636363636</text:p>
              </table:table-cell>
              <table:table-cell office:value-type="float" office:value="9555.67761989">
                <text:p>9555.677619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3272727273">
                <text:p>0.253272727273</text:p>
              </table:table-cell>
              <table:table-cell office:value-type="float" office:value="6323.68824729">
                <text:p>6323.688247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4909090909">
                <text:p>0.254909090909</text:p>
              </table:table-cell>
              <table:table-cell office:value-type="float" office:value="6375.45819509">
                <text:p>6375.458195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6545454545">
                <text:p>0.256545454545</text:p>
              </table:table-cell>
              <table:table-cell office:value-type="float" office:value="6432.4339354">
                <text:p>6432.43393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58181818182">
                <text:p>0.258181818182</text:p>
              </table:table-cell>
              <table:table-cell office:value-type="float" office:value="6491.58748168">
                <text:p>6491.58748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59818181818">
                <text:p>0.259818181818</text:p>
              </table:table-cell>
              <table:table-cell office:value-type="float" office:value="6550.78263878">
                <text:p>6550.782638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1454545455">
                <text:p>0.261454545455</text:p>
              </table:table-cell>
              <table:table-cell office:value-type="float" office:value="6609.08906484">
                <text:p>6609.089064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3090909091">
                <text:p>0.263090909091</text:p>
              </table:table-cell>
              <table:table-cell office:value-type="float" office:value="6666.22057392">
                <text:p>6666.220573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64727272727">
                <text:p>0.264727272727</text:p>
              </table:table-cell>
              <table:table-cell office:value-type="float" office:value="6722.14194687">
                <text:p>6722.141946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6363636364">
                <text:p>0.266363636364</text:p>
              </table:table-cell>
              <table:table-cell office:value-type="float" office:value="6776.87966485">
                <text:p>6776.879664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8">
                <text:p>0.268</text:p>
              </table:table-cell>
              <table:table-cell office:value-type="float" office:value="6830.45097322">
                <text:p>6830.450973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9636363636">
                <text:p>0.269636363636</text:p>
              </table:table-cell>
              <table:table-cell office:value-type="float" office:value="6882.84787271">
                <text:p>6882.84787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1272727273">
                <text:p>0.271272727273</text:p>
              </table:table-cell>
              <table:table-cell office:value-type="float" office:value="6934.0397254">
                <text:p>6934.0397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72909090909">
                <text:p>0.272909090909</text:p>
              </table:table-cell>
              <table:table-cell office:value-type="float" office:value="6983.98468794">
                <text:p>6983.984687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74545454545">
                <text:p>0.274545454545</text:p>
              </table:table-cell>
              <table:table-cell office:value-type="float" office:value="7032.63826305">
                <text:p>7032.638263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75">
                <text:p>0.275</text:p>
              </table:table-cell>
              <table:table-cell office:value-type="float" office:value="7042.49172618">
                <text:p>7042.491726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76636363636">
                <text:p>0.276636363636</text:p>
              </table:table-cell>
              <table:table-cell office:value-type="float" office:value="7091.13386528">
                <text:p>7091.13386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78272727273">
                <text:p>0.278272727273</text:p>
              </table:table-cell>
              <table:table-cell office:value-type="float" office:value="7137.66352819">
                <text:p>7137.66352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9909090909">
                <text:p>0.279909090909</text:p>
              </table:table-cell>
              <table:table-cell office:value-type="float" office:value="7182.17471795">
                <text:p>7182.174717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1545454545">
                <text:p>0.281545454545</text:p>
              </table:table-cell>
              <table:table-cell office:value-type="float" office:value="7225.01865056">
                <text:p>7225.018650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3181818182">
                <text:p>0.283181818182</text:p>
              </table:table-cell>
              <table:table-cell office:value-type="float" office:value="7266.31692944">
                <text:p>7266.316929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4818181818">
                <text:p>0.284818181818</text:p>
              </table:table-cell>
              <table:table-cell office:value-type="float" office:value="7306.08884225">
                <text:p>7306.088842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6454545455">
                <text:p>0.286454545455</text:p>
              </table:table-cell>
              <table:table-cell office:value-type="float" office:value="7344.32876421">
                <text:p>7344.32876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8090909091">
                <text:p>0.288090909091</text:p>
              </table:table-cell>
              <table:table-cell office:value-type="float" office:value="7381.02632457">
                <text:p>7381.026324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9727272727">
                <text:p>0.289727272727</text:p>
              </table:table-cell>
              <table:table-cell office:value-type="float" office:value="7416.17035995">
                <text:p>7416.170359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91363636364">
                <text:p>0.291363636364</text:p>
              </table:table-cell>
              <table:table-cell office:value-type="float" office:value="7449.74962615">
                <text:p>7449.749626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7481.75358763">
                <text:p>7481.753587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94636363636">
                <text:p>0.294636363636</text:p>
              </table:table-cell>
              <table:table-cell office:value-type="float" office:value="7512.1747375">
                <text:p>7512.1747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96272727273">
                <text:p>0.296272727273</text:p>
              </table:table-cell>
              <table:table-cell office:value-type="float" office:value="7541.00933575">
                <text:p>7541.00933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97909090909">
                <text:p>0.297909090909</text:p>
              </table:table-cell>
              <table:table-cell office:value-type="float" office:value="7568.25797666">
                <text:p>7568.257976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99545454545">
                <text:p>0.299545454545</text:p>
              </table:table-cell>
              <table:table-cell office:value-type="float" office:value="7593.9243601">
                <text:p>7593.92436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">
                <text:p>0.3</text:p>
              </table:table-cell>
              <table:table-cell office:value-type="float" office:value="7598.53645014">
                <text:p>7598.536450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01636363636">
                <text:p>0.301636363636</text:p>
              </table:table-cell>
              <table:table-cell office:value-type="float" office:value="7623.38085966">
                <text:p>7623.380859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03272727273">
                <text:p>0.303272727273</text:p>
              </table:table-cell>
              <table:table-cell office:value-type="float" office:value="7646.06356599">
                <text:p>7646.063565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4909090909">
                <text:p>0.304909090909</text:p>
              </table:table-cell>
              <table:table-cell office:value-type="float" office:value="7666.80591015">
                <text:p>7666.80591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06545454545">
                <text:p>0.306545454545</text:p>
              </table:table-cell>
              <table:table-cell office:value-type="float" office:value="7685.88139589">
                <text:p>7685.881395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8181818182">
                <text:p>0.308181818182</text:p>
              </table:table-cell>
              <table:table-cell office:value-type="float" office:value="7703.39861749">
                <text:p>7703.398617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09818181818">
                <text:p>0.309818181818</text:p>
              </table:table-cell>
              <table:table-cell office:value-type="float" office:value="7719.40315082">
                <text:p>7719.403150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11454545455">
                <text:p>0.311454545455</text:p>
              </table:table-cell>
              <table:table-cell office:value-type="float" office:value="7733.92966953">
                <text:p>7733.929669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13090909091">
                <text:p>0.313090909091</text:p>
              </table:table-cell>
              <table:table-cell office:value-type="float" office:value="7747.01209446">
                <text:p>7747.012094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14727272727">
                <text:p>0.314727272727</text:p>
              </table:table-cell>
              <table:table-cell office:value-type="float" office:value="7758.6855943">
                <text:p>7758.68559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6363636364">
                <text:p>0.316363636364</text:p>
              </table:table-cell>
              <table:table-cell office:value-type="float" office:value="7768.98806153">
                <text:p>7768.988061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18">
                <text:p>0.318</text:p>
              </table:table-cell>
              <table:table-cell office:value-type="float" office:value="7777.96083509">
                <text:p>7777.960835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19636363636">
                <text:p>0.319636363636</text:p>
              </table:table-cell>
              <table:table-cell office:value-type="float" office:value="7785.64986612">
                <text:p>7785.649866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1272727273">
                <text:p>0.321272727273</text:p>
              </table:table-cell>
              <table:table-cell office:value-type="float" office:value="7792.10575315">
                <text:p>7792.105753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2909090909">
                <text:p>0.322909090909</text:p>
              </table:table-cell>
              <table:table-cell office:value-type="float" office:value="7797.38529944">
                <text:p>7797.385299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4545454545">
                <text:p>0.324545454545</text:p>
              </table:table-cell>
              <table:table-cell office:value-type="float" office:value="7801.55393419">
                <text:p>7801.553934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5">
                <text:p>0.325</text:p>
              </table:table-cell>
              <table:table-cell office:value-type="float" office:value="7801.49217765">
                <text:p>7801.492177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6636363636">
                <text:p>0.326636363636</text:p>
              </table:table-cell>
              <table:table-cell office:value-type="float" office:value="7804.90351391">
                <text:p>7804.90351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8272727273">
                <text:p>0.328272727273</text:p>
              </table:table-cell>
              <table:table-cell office:value-type="float" office:value="7807.06730089">
                <text:p>7807.067300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29909090909">
                <text:p>0.329909090909</text:p>
              </table:table-cell>
              <table:table-cell office:value-type="float" office:value="7808.23647896">
                <text:p>7808.236478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1545454545">
                <text:p>0.331545454545</text:p>
              </table:table-cell>
              <table:table-cell office:value-type="float" office:value="7808.57812615">
                <text:p>7808.578126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33181818182">
                <text:p>0.333181818182</text:p>
              </table:table-cell>
              <table:table-cell office:value-type="float" office:value="7808.19541022">
                <text:p>7808.195410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34818181818">
                <text:p>0.334818181818</text:p>
              </table:table-cell>
              <table:table-cell office:value-type="float" office:value="7807.17607437">
                <text:p>7807.176074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6454545455">
                <text:p>0.336454545455</text:p>
              </table:table-cell>
              <table:table-cell office:value-type="float" office:value="7805.62096406">
                <text:p>7805.620964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8090909091">
                <text:p>0.338090909091</text:p>
              </table:table-cell>
              <table:table-cell office:value-type="float" office:value="7803.62423121">
                <text:p>7803.624231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39727272727">
                <text:p>0.339727272727</text:p>
              </table:table-cell>
              <table:table-cell office:value-type="float" office:value="7801.32205502">
                <text:p>7801.322055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1363636364">
                <text:p>0.341363636364</text:p>
              </table:table-cell>
              <table:table-cell office:value-type="float" office:value="7798.90274039">
                <text:p>7798.902740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43">
                <text:p>0.343</text:p>
              </table:table-cell>
              <table:table-cell office:value-type="float" office:value="7796.28547458">
                <text:p>7796.285474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44636363636">
                <text:p>0.344636363636</text:p>
              </table:table-cell>
              <table:table-cell office:value-type="float" office:value="7793.15096117">
                <text:p>7793.150961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46272727273">
                <text:p>0.346272727273</text:p>
              </table:table-cell>
              <table:table-cell office:value-type="float" office:value="7789.57731915">
                <text:p>7789.577319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47909090909">
                <text:p>0.347909090909</text:p>
              </table:table-cell>
              <table:table-cell office:value-type="float" office:value="7786.81644181">
                <text:p>7786.816441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9545454545">
                <text:p>0.349545454545</text:p>
              </table:table-cell>
              <table:table-cell office:value-type="float" office:value="7786.75256239">
                <text:p>7786.752562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5">
                <text:p>0.35</text:p>
              </table:table-cell>
              <table:table-cell office:value-type="float" office:value="7787.5263701">
                <text:p>7787.52637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1636363636">
                <text:p>0.351636363636</text:p>
              </table:table-cell>
              <table:table-cell office:value-type="float" office:value="7791.87223149">
                <text:p>7791.872231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53272727273">
                <text:p>0.353272727273</text:p>
              </table:table-cell>
              <table:table-cell office:value-type="float" office:value="7802.98207821">
                <text:p>7802.982078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54909090909">
                <text:p>0.354909090909</text:p>
              </table:table-cell>
              <table:table-cell office:value-type="float" office:value="7820.66047155">
                <text:p>7820.660471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56545454545">
                <text:p>0.356545454545</text:p>
              </table:table-cell>
              <table:table-cell office:value-type="float" office:value="7845.10775299">
                <text:p>7845.107752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58181818182">
                <text:p>0.358181818182</text:p>
              </table:table-cell>
              <table:table-cell office:value-type="float" office:value="7876.74344474">
                <text:p>7876.743444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59818181818">
                <text:p>0.359818181818</text:p>
              </table:table-cell>
              <table:table-cell office:value-type="float" office:value="7916.23069185">
                <text:p>7916.230691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61454545455">
                <text:p>0.361454545455</text:p>
              </table:table-cell>
              <table:table-cell office:value-type="float" office:value="7964.09280627">
                <text:p>7964.092806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3090909091">
                <text:p>0.363090909091</text:p>
              </table:table-cell>
              <table:table-cell office:value-type="float" office:value="8020.84331439">
                <text:p>8020.84331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4727272727">
                <text:p>0.364727272727</text:p>
              </table:table-cell>
              <table:table-cell office:value-type="float" office:value="8086.78509064">
                <text:p>8086.78509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66363636364">
                <text:p>0.366363636364</text:p>
              </table:table-cell>
              <table:table-cell office:value-type="float" office:value="8162.19177921">
                <text:p>8162.191779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8">
                <text:p>0.368</text:p>
              </table:table-cell>
              <table:table-cell office:value-type="float" office:value="8247.18097691">
                <text:p>8247.180976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9636363636">
                <text:p>0.369636363636</text:p>
              </table:table-cell>
              <table:table-cell office:value-type="float" office:value="8341.88976231">
                <text:p>8341.889762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1272727273">
                <text:p>0.371272727273</text:p>
              </table:table-cell>
              <table:table-cell office:value-type="float" office:value="8446.3410938">
                <text:p>8446.34109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2909090909">
                <text:p>0.372909090909</text:p>
              </table:table-cell>
              <table:table-cell office:value-type="float" office:value="8560.56605151">
                <text:p>8560.566051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74545454545">
                <text:p>0.374545454545</text:p>
              </table:table-cell>
              <table:table-cell office:value-type="float" office:value="8684.44564106">
                <text:p>8684.445641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5">
                <text:p>0.375</text:p>
              </table:table-cell>
              <table:table-cell office:value-type="float" office:value="8726.02136326">
                <text:p>8726.021363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6636363636">
                <text:p>0.376636363636</text:p>
              </table:table-cell>
              <table:table-cell office:value-type="float" office:value="8849.89699473">
                <text:p>8849.896994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8272727273">
                <text:p>0.378272727273</text:p>
              </table:table-cell>
              <table:table-cell office:value-type="float" office:value="8994.89503915">
                <text:p>8994.895039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9909090909">
                <text:p>0.379909090909</text:p>
              </table:table-cell>
              <table:table-cell office:value-type="float" office:value="9151.80594515">
                <text:p>9151.805945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1545454545">
                <text:p>0.381545454545</text:p>
              </table:table-cell>
              <table:table-cell office:value-type="float" office:value="9316.47458574">
                <text:p>9316.474585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3181818182">
                <text:p>0.383181818182</text:p>
              </table:table-cell>
              <table:table-cell office:value-type="float" office:value="9488.20935417">
                <text:p>9488.209354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4818181818">
                <text:p>0.384818181818</text:p>
              </table:table-cell>
              <table:table-cell office:value-type="float" office:value="9667.02159909">
                <text:p>9667.021599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6454545455">
                <text:p>0.386454545455</text:p>
              </table:table-cell>
              <table:table-cell office:value-type="float" office:value="9852.99344441">
                <text:p>9852.993444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88090909091">
                <text:p>0.388090909091</text:p>
              </table:table-cell>
              <table:table-cell office:value-type="float" office:value="10045.8597653">
                <text:p>10045.85976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89727272727">
                <text:p>0.389727272727</text:p>
              </table:table-cell>
              <table:table-cell office:value-type="float" office:value="10245.2838322">
                <text:p>10245.28383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91363636364">
                <text:p>0.391363636364</text:p>
              </table:table-cell>
              <table:table-cell office:value-type="float" office:value="10450.6473257">
                <text:p>10450.64732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3">
                <text:p>0.393</text:p>
              </table:table-cell>
              <table:table-cell office:value-type="float" office:value="10661.395176">
                <text:p>10661.3951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94636363636">
                <text:p>0.394636363636</text:p>
              </table:table-cell>
              <table:table-cell office:value-type="float" office:value="10876.8468666">
                <text:p>10876.8468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96272727273">
                <text:p>0.396272727273</text:p>
              </table:table-cell>
              <table:table-cell office:value-type="float" office:value="11096.5140113">
                <text:p>11096.51401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97909090909">
                <text:p>0.397909090909</text:p>
              </table:table-cell>
              <table:table-cell office:value-type="float" office:value="11319.8304521">
                <text:p>11319.83045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99545454545">
                <text:p>0.399545454545</text:p>
              </table:table-cell>
              <table:table-cell office:value-type="float" office:value="11546.3754037">
                <text:p>11546.37540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">
                <text:p>0.4</text:p>
              </table:table-cell>
              <table:table-cell office:value-type="float" office:value="11615.8580545">
                <text:p>11615.85805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01636363636">
                <text:p>0.401636363636</text:p>
              </table:table-cell>
              <table:table-cell office:value-type="float" office:value="11829.5348543">
                <text:p>11829.53485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03272727273">
                <text:p>0.403272727273</text:p>
              </table:table-cell>
              <table:table-cell office:value-type="float" office:value="12061.5924561">
                <text:p>12061.59245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04909090909">
                <text:p>0.404909090909</text:p>
              </table:table-cell>
              <table:table-cell office:value-type="float" office:value="12298.5095457">
                <text:p>12298.50954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6545454545">
                <text:p>0.406545454545</text:p>
              </table:table-cell>
              <table:table-cell office:value-type="float" office:value="12534.6353139">
                <text:p>12534.6353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08181818182">
                <text:p>0.408181818182</text:p>
              </table:table-cell>
              <table:table-cell office:value-type="float" office:value="12768.729199">
                <text:p>12768.7291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09818181818">
                <text:p>0.409818181818</text:p>
              </table:table-cell>
              <table:table-cell office:value-type="float" office:value="13000.8481167">
                <text:p>13000.84811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1454545455">
                <text:p>0.411454545455</text:p>
              </table:table-cell>
              <table:table-cell office:value-type="float" office:value="13230.8717315">
                <text:p>13230.87173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13090909091">
                <text:p>0.413090909091</text:p>
              </table:table-cell>
              <table:table-cell office:value-type="float" office:value="13458.6842503">
                <text:p>13458.68425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14727272727">
                <text:p>0.414727272727</text:p>
              </table:table-cell>
              <table:table-cell office:value-type="float" office:value="13683.8053448">
                <text:p>13683.80534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16363636364">
                <text:p>0.416363636364</text:p>
              </table:table-cell>
              <table:table-cell office:value-type="float" office:value="13905.7633756">
                <text:p>13905.76337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18">
                <text:p>0.418</text:p>
              </table:table-cell>
              <table:table-cell office:value-type="float" office:value="14123.7764716">
                <text:p>14123.77647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19636363636">
                <text:p>0.419636363636</text:p>
              </table:table-cell>
              <table:table-cell office:value-type="float" office:value="14337.210677">
                <text:p>14337.2106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21272727273">
                <text:p>0.421272727273</text:p>
              </table:table-cell>
              <table:table-cell office:value-type="float" office:value="14545.2965422">
                <text:p>14545.29654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22909090909">
                <text:p>0.422909090909</text:p>
              </table:table-cell>
              <table:table-cell office:value-type="float" office:value="14747.5699133">
                <text:p>14747.56991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24545454545">
                <text:p>0.424545454545</text:p>
              </table:table-cell>
              <table:table-cell office:value-type="float" office:value="14943.4910513">
                <text:p>14943.49105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25">
                <text:p>0.425</text:p>
              </table:table-cell>
              <table:table-cell office:value-type="float" office:value="14998.831418">
                <text:p>14998.8314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26636363636">
                <text:p>0.426636363636</text:p>
              </table:table-cell>
              <table:table-cell office:value-type="float" office:value="15176.127149">
                <text:p>15176.1271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28272727273">
                <text:p>0.428272727273</text:p>
              </table:table-cell>
              <table:table-cell office:value-type="float" office:value="15357.1755587">
                <text:p>15357.17555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29909090909">
                <text:p>0.429909090909</text:p>
              </table:table-cell>
              <table:table-cell office:value-type="float" office:value="15532.8839031">
                <text:p>15532.88390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1545454545">
                <text:p>0.431545454545</text:p>
              </table:table-cell>
              <table:table-cell office:value-type="float" office:value="15699.4934903">
                <text:p>15699.49349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3181818182">
                <text:p>0.433181818182</text:p>
              </table:table-cell>
              <table:table-cell office:value-type="float" office:value="15856.4714502">
                <text:p>15856.47145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34818181818">
                <text:p>0.434818181818</text:p>
              </table:table-cell>
              <table:table-cell office:value-type="float" office:value="16003.7656133">
                <text:p>16003.76561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6454545455">
                <text:p>0.436454545455</text:p>
              </table:table-cell>
              <table:table-cell office:value-type="float" office:value="16141.5567151">
                <text:p>16141.55671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38090909091">
                <text:p>0.438090909091</text:p>
              </table:table-cell>
              <table:table-cell office:value-type="float" office:value="16269.7665975">
                <text:p>16269.76659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39727272727">
                <text:p>0.439727272727</text:p>
              </table:table-cell>
              <table:table-cell office:value-type="float" office:value="16388.5111303">
                <text:p>16388.51113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1363636364">
                <text:p>0.441363636364</text:p>
              </table:table-cell>
              <table:table-cell office:value-type="float" office:value="16497.6494355">
                <text:p>16497.64943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3">
                <text:p>0.443</text:p>
              </table:table-cell>
              <table:table-cell office:value-type="float" office:value="16597.2329674">
                <text:p>16597.23296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44636363636">
                <text:p>0.444636363636</text:p>
              </table:table-cell>
              <table:table-cell office:value-type="float" office:value="16687.0774357">
                <text:p>16687.07743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6272727273">
                <text:p>0.446272727273</text:p>
              </table:table-cell>
              <table:table-cell office:value-type="float" office:value="16767.2666108">
                <text:p>16767.26661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47909090909">
                <text:p>0.447909090909</text:p>
              </table:table-cell>
              <table:table-cell office:value-type="float" office:value="16837.7379699">
                <text:p>16837.7379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49545454545">
                <text:p>0.449545454545</text:p>
              </table:table-cell>
              <table:table-cell office:value-type="float" office:value="16898.7760971">
                <text:p>16898.77609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5">
                <text:p>0.45</text:p>
              </table:table-cell>
              <table:table-cell office:value-type="float" office:value="16912.8635754">
                <text:p>16912.86357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51636363636">
                <text:p>0.451636363636</text:p>
              </table:table-cell>
              <table:table-cell office:value-type="float" office:value="16960.6946931">
                <text:p>16960.69469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53272727273">
                <text:p>0.453272727273</text:p>
              </table:table-cell>
              <table:table-cell office:value-type="float" office:value="17001.8802331">
                <text:p>17001.88023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54909090909">
                <text:p>0.454909090909</text:p>
              </table:table-cell>
              <table:table-cell office:value-type="float" office:value="17034.9519921">
                <text:p>17034.95199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56545454545">
                <text:p>0.456545454545</text:p>
              </table:table-cell>
              <table:table-cell office:value-type="float" office:value="17060.0494772">
                <text:p>17060.04947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58181818182">
                <text:p>0.458181818182</text:p>
              </table:table-cell>
              <table:table-cell office:value-type="float" office:value="17077.9128185">
                <text:p>17077.91281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59818181818">
                <text:p>0.459818181818</text:p>
              </table:table-cell>
              <table:table-cell office:value-type="float" office:value="17089.7973448">
                <text:p>17089.79734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1454545455">
                <text:p>0.461454545455</text:p>
              </table:table-cell>
              <table:table-cell office:value-type="float" office:value="17096.978409">
                <text:p>17096.9784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63090909091">
                <text:p>0.463090909091</text:p>
              </table:table-cell>
              <table:table-cell office:value-type="float" office:value="17099.7275551">
                <text:p>17099.72755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64727272727">
                <text:p>0.464727272727</text:p>
              </table:table-cell>
              <table:table-cell office:value-type="float" office:value="17097.4349066">
                <text:p>17097.43490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66363636364">
                <text:p>0.466363636364</text:p>
              </table:table-cell>
              <table:table-cell office:value-type="float" office:value="17092.6281051">
                <text:p>17092.62810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68">
                <text:p>0.468</text:p>
              </table:table-cell>
              <table:table-cell office:value-type="float" office:value="17087.5091663">
                <text:p>17087.50916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69636363636">
                <text:p>0.469636363636</text:p>
              </table:table-cell>
              <table:table-cell office:value-type="float" office:value="17082.4312175">
                <text:p>17082.43121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71272727273">
                <text:p>0.471272727273</text:p>
              </table:table-cell>
              <table:table-cell office:value-type="float" office:value="17077.3216564">
                <text:p>17077.32165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72909090909">
                <text:p>0.472909090909</text:p>
              </table:table-cell>
              <table:table-cell office:value-type="float" office:value="17072.5010578">
                <text:p>17072.50105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74545454545">
                <text:p>0.474545454545</text:p>
              </table:table-cell>
              <table:table-cell office:value-type="float" office:value="17068.0301736">
                <text:p>17068.03017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75">
                <text:p>0.475</text:p>
              </table:table-cell>
              <table:table-cell office:value-type="float" office:value="17065.237227">
                <text:p>17065.2372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76636363636">
                <text:p>0.476636363636</text:p>
              </table:table-cell>
              <table:table-cell office:value-type="float" office:value="17062.3417011">
                <text:p>17062.34170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8272727273">
                <text:p>0.478272727273</text:p>
              </table:table-cell>
              <table:table-cell office:value-type="float" office:value="17059.186861">
                <text:p>17059.1868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79909090909">
                <text:p>0.479909090909</text:p>
              </table:table-cell>
              <table:table-cell office:value-type="float" office:value="17055.9482101">
                <text:p>17055.94821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81545454545">
                <text:p>0.481545454545</text:p>
              </table:table-cell>
              <table:table-cell office:value-type="float" office:value="17052.0867065">
                <text:p>17052.08670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83181818182">
                <text:p>0.483181818182</text:p>
              </table:table-cell>
              <table:table-cell office:value-type="float" office:value="17047.8040567">
                <text:p>17047.80405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4818181818">
                <text:p>0.484818181818</text:p>
              </table:table-cell>
              <table:table-cell office:value-type="float" office:value="17042.8920379">
                <text:p>17042.89203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86454545455">
                <text:p>0.486454545455</text:p>
              </table:table-cell>
              <table:table-cell office:value-type="float" office:value="17037.8575212">
                <text:p>17037.85752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88090909091">
                <text:p>0.488090909091</text:p>
              </table:table-cell>
              <table:table-cell office:value-type="float" office:value="17032.5927848">
                <text:p>17032.59278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89727272727">
                <text:p>0.489727272727</text:p>
              </table:table-cell>
              <table:table-cell office:value-type="float" office:value="17027.4331236">
                <text:p>17027.43312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91363636364">
                <text:p>0.491363636364</text:p>
              </table:table-cell>
              <table:table-cell office:value-type="float" office:value="17022.2036645">
                <text:p>17022.20366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93">
                <text:p>0.493</text:p>
              </table:table-cell>
              <table:table-cell office:value-type="float" office:value="17017.1400578">
                <text:p>17017.14005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94636363636">
                <text:p>0.494636363636</text:p>
              </table:table-cell>
              <table:table-cell office:value-type="float" office:value="17012.0327817">
                <text:p>17012.03278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96272727273">
                <text:p>0.496272727273</text:p>
              </table:table-cell>
              <table:table-cell office:value-type="float" office:value="17007.0508857">
                <text:p>17007.05088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97909090909">
                <text:p>0.497909090909</text:p>
              </table:table-cell>
              <table:table-cell office:value-type="float" office:value="17002.0000969">
                <text:p>17002.00009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99545454545">
                <text:p>0.499545454545</text:p>
              </table:table-cell>
              <table:table-cell office:value-type="float" office:value="16997.0317383">
                <text:p>16997.03173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">
                <text:p>0.5</text:p>
              </table:table-cell>
              <table:table-cell office:value-type="float" office:value="16993.9275898">
                <text:p>16993.92758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01636363636">
                <text:p>0.501636363636</text:p>
              </table:table-cell>
              <table:table-cell office:value-type="float" office:value="9515.86438845">
                <text:p>9515.864388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03272727273">
                <text:p>0.503272727273</text:p>
              </table:table-cell>
              <table:table-cell office:value-type="float" office:value="9526.17790186">
                <text:p>9526.17790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04909090909">
                <text:p>0.504909090909</text:p>
              </table:table-cell>
              <table:table-cell office:value-type="float" office:value="9541.91633639">
                <text:p>9541.916336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06545454545">
                <text:p>0.506545454545</text:p>
              </table:table-cell>
              <table:table-cell office:value-type="float" office:value="9560.18930766">
                <text:p>9560.189307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08181818182">
                <text:p>0.508181818182</text:p>
              </table:table-cell>
              <table:table-cell office:value-type="float" office:value="9579.3497322">
                <text:p>9579.34973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09818181818">
                <text:p>0.509818181818</text:p>
              </table:table-cell>
              <table:table-cell office:value-type="float" office:value="9598.69363347">
                <text:p>9598.693633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11454545455">
                <text:p>0.511454545455</text:p>
              </table:table-cell>
              <table:table-cell office:value-type="float" office:value="9618.02649716">
                <text:p>9618.026497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13090909091">
                <text:p>0.513090909091</text:p>
              </table:table-cell>
              <table:table-cell office:value-type="float" office:value="9637.35685584">
                <text:p>9637.356855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14727272727">
                <text:p>0.514727272727</text:p>
              </table:table-cell>
              <table:table-cell office:value-type="float" office:value="9656.73453462">
                <text:p>9656.734534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16363636364">
                <text:p>0.516363636364</text:p>
              </table:table-cell>
              <table:table-cell office:value-type="float" office:value="9676.18437617">
                <text:p>9676.184376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18">
                <text:p>0.518</text:p>
              </table:table-cell>
              <table:table-cell office:value-type="float" office:value="9695.68578172">
                <text:p>9695.685781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19636363636">
                <text:p>0.519636363636</text:p>
              </table:table-cell>
              <table:table-cell office:value-type="float" office:value="9715.20403734">
                <text:p>9715.204037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21272727273">
                <text:p>0.521272727273</text:p>
              </table:table-cell>
              <table:table-cell office:value-type="float" office:value="9734.71320986">
                <text:p>9734.713209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22909090909">
                <text:p>0.522909090909</text:p>
              </table:table-cell>
              <table:table-cell office:value-type="float" office:value="9754.21416292">
                <text:p>9754.214162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24545454545">
                <text:p>0.524545454545</text:p>
              </table:table-cell>
              <table:table-cell office:value-type="float" office:value="9773.73511217">
                <text:p>9773.735112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25">
                <text:p>0.525</text:p>
              </table:table-cell>
              <table:table-cell office:value-type="float" office:value="9778.96104036">
                <text:p>9778.961040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26636363636">
                <text:p>0.526636363636</text:p>
              </table:table-cell>
              <table:table-cell office:value-type="float" office:value="9797.83542929">
                <text:p>9797.835429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28272727273">
                <text:p>0.528272727273</text:p>
              </table:table-cell>
              <table:table-cell office:value-type="float" office:value="9817.66996439">
                <text:p>9817.669964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29909090909">
                <text:p>0.529909090909</text:p>
              </table:table-cell>
              <table:table-cell office:value-type="float" office:value="9837.76225437">
                <text:p>9837.762254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31545454545">
                <text:p>0.531545454545</text:p>
              </table:table-cell>
              <table:table-cell office:value-type="float" office:value="9857.88900364">
                <text:p>9857.889003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33181818182">
                <text:p>0.533181818182</text:p>
              </table:table-cell>
              <table:table-cell office:value-type="float" office:value="9878.04689444">
                <text:p>9878.046894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34818181818">
                <text:p>0.534818181818</text:p>
              </table:table-cell>
              <table:table-cell office:value-type="float" office:value="9898.27568048">
                <text:p>9898.275680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36454545455">
                <text:p>0.536454545455</text:p>
              </table:table-cell>
              <table:table-cell office:value-type="float" office:value="9918.60960793">
                <text:p>9918.609607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38090909091">
                <text:p>0.538090909091</text:p>
              </table:table-cell>
              <table:table-cell office:value-type="float" office:value="9939.04972003">
                <text:p>9939.049720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39727272727">
                <text:p>0.539727272727</text:p>
              </table:table-cell>
              <table:table-cell office:value-type="float" office:value="9959.56283658">
                <text:p>9959.562836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41363636364">
                <text:p>0.541363636364</text:p>
              </table:table-cell>
              <table:table-cell office:value-type="float" office:value="9980.09450331">
                <text:p>9980.094503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43">
                <text:p>0.543</text:p>
              </table:table-cell>
              <table:table-cell office:value-type="float" office:value="10000.5824068">
                <text:p>10000.58240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44636363636">
                <text:p>0.544636363636</text:p>
              </table:table-cell>
              <table:table-cell office:value-type="float" office:value="10020.9756386">
                <text:p>10020.97563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46272727273">
                <text:p>0.546272727273</text:p>
              </table:table-cell>
              <table:table-cell office:value-type="float" office:value="10041.2576871">
                <text:p>10041.25768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47909090909">
                <text:p>0.547909090909</text:p>
              </table:table-cell>
              <table:table-cell office:value-type="float" office:value="10061.4348053">
                <text:p>10061.43480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49545454545">
                <text:p>0.549545454545</text:p>
              </table:table-cell>
              <table:table-cell office:value-type="float" office:value="10081.5373263">
                <text:p>10081.53732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5">
                <text:p>0.55</text:p>
              </table:table-cell>
              <table:table-cell office:value-type="float" office:value="10086.760544">
                <text:p>10086.7605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51636363636">
                <text:p>0.551636363636</text:p>
              </table:table-cell>
              <table:table-cell office:value-type="float" office:value="10106.2618475">
                <text:p>10106.26184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53272727273">
                <text:p>0.553272727273</text:p>
              </table:table-cell>
              <table:table-cell office:value-type="float" office:value="10126.5477282">
                <text:p>10126.54772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54909090909">
                <text:p>0.554909090909</text:p>
              </table:table-cell>
              <table:table-cell office:value-type="float" office:value="10146.9704991">
                <text:p>10146.97049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56545454545">
                <text:p>0.556545454545</text:p>
              </table:table-cell>
              <table:table-cell office:value-type="float" office:value="10167.3484083">
                <text:p>10167.3484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58181818182">
                <text:p>0.558181818182</text:p>
              </table:table-cell>
              <table:table-cell office:value-type="float" office:value="10187.7019253">
                <text:p>10187.70192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59818181818">
                <text:p>0.559818181818</text:p>
              </table:table-cell>
              <table:table-cell office:value-type="float" office:value="10208.0711338">
                <text:p>10208.07113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61454545455">
                <text:p>0.561454545455</text:p>
              </table:table-cell>
              <table:table-cell office:value-type="float" office:value="10228.472665">
                <text:p>10228.4726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63090909091">
                <text:p>0.563090909091</text:p>
              </table:table-cell>
              <table:table-cell office:value-type="float" office:value="10248.8945674">
                <text:p>10248.89456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64727272727">
                <text:p>0.564727272727</text:p>
              </table:table-cell>
              <table:table-cell office:value-type="float" office:value="10269.2939556">
                <text:p>10269.29395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66363636364">
                <text:p>0.566363636364</text:p>
              </table:table-cell>
              <table:table-cell office:value-type="float" office:value="10289.6059392">
                <text:p>10289.60593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68">
                <text:p>0.568</text:p>
              </table:table-cell>
              <table:table-cell office:value-type="float" office:value="10309.7765924">
                <text:p>10309.77659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69636363636">
                <text:p>0.569636363636</text:p>
              </table:table-cell>
              <table:table-cell office:value-type="float" office:value="10329.7796464">
                <text:p>10329.77964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71272727273">
                <text:p>0.571272727273</text:p>
              </table:table-cell>
              <table:table-cell office:value-type="float" office:value="10349.6487968">
                <text:p>10349.64879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2909090909">
                <text:p>0.572909090909</text:p>
              </table:table-cell>
              <table:table-cell office:value-type="float" office:value="10369.4697639">
                <text:p>10369.46976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74545454545">
                <text:p>0.574545454545</text:p>
              </table:table-cell>
              <table:table-cell office:value-type="float" office:value="10389.3218292">
                <text:p>10389.32182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75">
                <text:p>0.575</text:p>
              </table:table-cell>
              <table:table-cell office:value-type="float" office:value="10394.3515243">
                <text:p>10394.35152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76636363636">
                <text:p>0.576636363636</text:p>
              </table:table-cell>
              <table:table-cell office:value-type="float" office:value="10413.7436421">
                <text:p>10413.74364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78272727273">
                <text:p>0.578272727273</text:p>
              </table:table-cell>
              <table:table-cell office:value-type="float" office:value="10433.3908181">
                <text:p>10433.39081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79909090909">
                <text:p>0.579909090909</text:p>
              </table:table-cell>
              <table:table-cell office:value-type="float" office:value="10452.2550493">
                <text:p>10452.25504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81545454545">
                <text:p>0.581545454545</text:p>
              </table:table-cell>
              <table:table-cell office:value-type="float" office:value="10469.7764689">
                <text:p>10469.77646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83181818182">
                <text:p>0.583181818182</text:p>
              </table:table-cell>
              <table:table-cell office:value-type="float" office:value="10485.9480931">
                <text:p>10485.94809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84818181818">
                <text:p>0.584818181818</text:p>
              </table:table-cell>
              <table:table-cell office:value-type="float" office:value="10501.5161235">
                <text:p>10501.51612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86454545455">
                <text:p>0.586454545455</text:p>
              </table:table-cell>
              <table:table-cell office:value-type="float" office:value="10518.2264349">
                <text:p>10518.22643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88090909091">
                <text:p>0.588090909091</text:p>
              </table:table-cell>
              <table:table-cell office:value-type="float" office:value="10539.184367">
                <text:p>10539.1843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89727272727">
                <text:p>0.589727272727</text:p>
              </table:table-cell>
              <table:table-cell office:value-type="float" office:value="10569.3666981">
                <text:p>10569.36669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91363636364">
                <text:p>0.591363636364</text:p>
              </table:table-cell>
              <table:table-cell office:value-type="float" office:value="10615.8266704">
                <text:p>10615.82667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593">
                <text:p>0.593</text:p>
              </table:table-cell>
              <table:table-cell office:value-type="float" office:value="10686.8239062">
                <text:p>10686.82390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94636363636">
                <text:p>0.594636363636</text:p>
              </table:table-cell>
              <table:table-cell office:value-type="float" office:value="10789.4056699">
                <text:p>10789.40566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96272727273">
                <text:p>0.596272727273</text:p>
              </table:table-cell>
              <table:table-cell office:value-type="float" office:value="10926.2857313">
                <text:p>10926.28573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97909090909">
                <text:p>0.597909090909</text:p>
              </table:table-cell>
              <table:table-cell office:value-type="float" office:value="11093.8551981">
                <text:p>11093.85519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99545454545">
                <text:p>0.599545454545</text:p>
              </table:table-cell>
              <table:table-cell office:value-type="float" office:value="11282.777662">
                <text:p>11282.7776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">
                <text:p>0.6</text:p>
              </table:table-cell>
              <table:table-cell office:value-type="float" office:value="11330.8313551">
                <text:p>11330.83135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01636363636">
                <text:p>0.601636363636</text:p>
              </table:table-cell>
              <table:table-cell office:value-type="float" office:value="11528.1002227">
                <text:p>11528.10022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03272727273">
                <text:p>0.603272727273</text:p>
              </table:table-cell>
              <table:table-cell office:value-type="float" office:value="11725.0654367">
                <text:p>11725.06543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04909090909">
                <text:p>0.604909090909</text:p>
              </table:table-cell>
              <table:table-cell office:value-type="float" office:value="11911.2679538">
                <text:p>11911.26795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06545454545">
                <text:p>0.606545454545</text:p>
              </table:table-cell>
              <table:table-cell office:value-type="float" office:value="12083.4132162">
                <text:p>12083.41321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08181818182">
                <text:p>0.608181818182</text:p>
              </table:table-cell>
              <table:table-cell office:value-type="float" office:value="12241.8516352">
                <text:p>12241.85163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09818181818">
                <text:p>0.609818181818</text:p>
              </table:table-cell>
              <table:table-cell office:value-type="float" office:value="12388.1387016">
                <text:p>12388.13870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11454545455">
                <text:p>0.611454545455</text:p>
              </table:table-cell>
              <table:table-cell office:value-type="float" office:value="12523.7543737">
                <text:p>12523.75437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13090909091">
                <text:p>0.613090909091</text:p>
              </table:table-cell>
              <table:table-cell office:value-type="float" office:value="12649.6032069">
                <text:p>12649.60320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14727272727">
                <text:p>0.614727272727</text:p>
              </table:table-cell>
              <table:table-cell office:value-type="float" office:value="12766.017258">
                <text:p>12766.017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16363636364">
                <text:p>0.616363636364</text:p>
              </table:table-cell>
              <table:table-cell office:value-type="float" office:value="12872.9707897">
                <text:p>12872.97078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18">
                <text:p>0.618</text:p>
              </table:table-cell>
              <table:table-cell office:value-type="float" office:value="12970.3271657">
                <text:p>12970.32716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19636363636">
                <text:p>0.619636363636</text:p>
              </table:table-cell>
              <table:table-cell office:value-type="float" office:value="13057.9755848">
                <text:p>13057.97558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21272727273">
                <text:p>0.621272727273</text:p>
              </table:table-cell>
              <table:table-cell office:value-type="float" office:value="13135.8885921">
                <text:p>13135.88859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22909090909">
                <text:p>0.622909090909</text:p>
              </table:table-cell>
              <table:table-cell office:value-type="float" office:value="13204.1383873">
                <text:p>13204.13838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24545454545">
                <text:p>0.624545454545</text:p>
              </table:table-cell>
              <table:table-cell office:value-type="float" office:value="13262.9110599">
                <text:p>13262.91105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25">
                <text:p>0.625</text:p>
              </table:table-cell>
              <table:table-cell office:value-type="float" office:value="13274.7737724">
                <text:p>13274.7737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26636363636">
                <text:p>0.626636363636</text:p>
              </table:table-cell>
              <table:table-cell office:value-type="float" office:value="13322.5352835">
                <text:p>13322.53528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28272727273">
                <text:p>0.628272727273</text:p>
              </table:table-cell>
              <table:table-cell office:value-type="float" office:value="13362.0077898">
                <text:p>13362.00778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29909090909">
                <text:p>0.629909090909</text:p>
              </table:table-cell>
              <table:table-cell office:value-type="float" office:value="13393.3187317">
                <text:p>13393.31873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31545454545">
                <text:p>0.631545454545</text:p>
              </table:table-cell>
              <table:table-cell office:value-type="float" office:value="13417.2642636">
                <text:p>13417.26426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33181818182">
                <text:p>0.633181818182</text:p>
              </table:table-cell>
              <table:table-cell office:value-type="float" office:value="13434.7786142">
                <text:p>13434.77861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34818181818">
                <text:p>0.634818181818</text:p>
              </table:table-cell>
              <table:table-cell office:value-type="float" office:value="13447.3251089">
                <text:p>13447.32510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36454545455">
                <text:p>0.636454545455</text:p>
              </table:table-cell>
              <table:table-cell office:value-type="float" office:value="13455.1036675">
                <text:p>13455.10366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38090909091">
                <text:p>0.638090909091</text:p>
              </table:table-cell>
              <table:table-cell office:value-type="float" office:value="13456.7341417">
                <text:p>13456.73414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39727272727">
                <text:p>0.639727272727</text:p>
              </table:table-cell>
              <table:table-cell office:value-type="float" office:value="13455.6262414">
                <text:p>13455.62624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41363636364">
                <text:p>0.641363636364</text:p>
              </table:table-cell>
              <table:table-cell office:value-type="float" office:value="13454.7269158">
                <text:p>13454.72691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43">
                <text:p>0.643</text:p>
              </table:table-cell>
              <table:table-cell office:value-type="float" office:value="13458.3086734">
                <text:p>13458.30867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44636363636">
                <text:p>0.644636363636</text:p>
              </table:table-cell>
              <table:table-cell office:value-type="float" office:value="13472.9924852">
                <text:p>13472.99248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46272727273">
                <text:p>0.646272727273</text:p>
              </table:table-cell>
              <table:table-cell office:value-type="float" office:value="13508.0737366">
                <text:p>13508.07373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47909090909">
                <text:p>0.647909090909</text:p>
              </table:table-cell>
              <table:table-cell office:value-type="float" office:value="13575.4773765">
                <text:p>13575.47737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49545454545">
                <text:p>0.649545454545</text:p>
              </table:table-cell>
              <table:table-cell office:value-type="float" office:value="13688.5431793">
                <text:p>13688.54317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5">
                <text:p>0.65</text:p>
              </table:table-cell>
              <table:table-cell office:value-type="float" office:value="13719.90387">
                <text:p>13719.903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51636363636">
                <text:p>0.651636363636</text:p>
              </table:table-cell>
              <table:table-cell office:value-type="float" office:value="13902.3896036">
                <text:p>13902.38960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53272727273">
                <text:p>0.653272727273</text:p>
              </table:table-cell>
              <table:table-cell office:value-type="float" office:value="14139.2353817">
                <text:p>14139.23538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54909090909">
                <text:p>0.654909090909</text:p>
              </table:table-cell>
              <table:table-cell office:value-type="float" office:value="14428.2854797">
                <text:p>14428.28547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56545454545">
                <text:p>0.656545454545</text:p>
              </table:table-cell>
              <table:table-cell office:value-type="float" office:value="14769.2388199">
                <text:p>14769.23881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58181818182">
                <text:p>0.658181818182</text:p>
              </table:table-cell>
              <table:table-cell office:value-type="float" office:value="15161.0337156">
                <text:p>15161.03371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59818181818">
                <text:p>0.659818181818</text:p>
              </table:table-cell>
              <table:table-cell office:value-type="float" office:value="15603.4224197">
                <text:p>15603.42241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61454545455">
                <text:p>0.661454545455</text:p>
              </table:table-cell>
              <table:table-cell office:value-type="float" office:value="16094.9391924">
                <text:p>16094.9391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63090909091">
                <text:p>0.663090909091</text:p>
              </table:table-cell>
              <table:table-cell office:value-type="float" office:value="16633.8839496">
                <text:p>16633.88394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64727272727">
                <text:p>0.664727272727</text:p>
              </table:table-cell>
              <table:table-cell office:value-type="float" office:value="17216.6688133">
                <text:p>17216.66881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66363636364">
                <text:p>0.666363636364</text:p>
              </table:table-cell>
              <table:table-cell office:value-type="float" office:value="17839.2705389">
                <text:p>17839.27053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68">
                <text:p>0.668</text:p>
              </table:table-cell>
              <table:table-cell office:value-type="float" office:value="18496.3426734">
                <text:p>18496.34267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69636363636">
                <text:p>0.669636363636</text:p>
              </table:table-cell>
              <table:table-cell office:value-type="float" office:value="19182.7525619">
                <text:p>19182.75256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71272727273">
                <text:p>0.671272727273</text:p>
              </table:table-cell>
              <table:table-cell office:value-type="float" office:value="19892.7797304">
                <text:p>19892.77973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72909090909">
                <text:p>0.672909090909</text:p>
              </table:table-cell>
              <table:table-cell office:value-type="float" office:value="20621.3137638">
                <text:p>20621.31376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74545454545">
                <text:p>0.674545454545</text:p>
              </table:table-cell>
              <table:table-cell office:value-type="float" office:value="21362.6050428">
                <text:p>21362.60504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75">
                <text:p>0.675</text:p>
              </table:table-cell>
              <table:table-cell office:value-type="float" office:value="21563.7600522">
                <text:p>21563.76005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76636363636">
                <text:p>0.676636363636</text:p>
              </table:table-cell>
              <table:table-cell office:value-type="float" office:value="22290.3462657">
                <text:p>22290.34626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78272727273">
                <text:p>0.678272727273</text:p>
              </table:table-cell>
              <table:table-cell office:value-type="float" office:value="23045.9742606">
                <text:p>23045.97426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79909090909">
                <text:p>0.679909090909</text:p>
              </table:table-cell>
              <table:table-cell office:value-type="float" office:value="23799.2229792">
                <text:p>23799.22297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1545454545">
                <text:p>0.681545454545</text:p>
              </table:table-cell>
              <table:table-cell office:value-type="float" office:value="24536.2722822">
                <text:p>24536.27228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83181818182">
                <text:p>0.683181818182</text:p>
              </table:table-cell>
              <table:table-cell office:value-type="float" office:value="25250.3486638">
                <text:p>25250.34866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84818181818">
                <text:p>0.684818181818</text:p>
              </table:table-cell>
              <table:table-cell office:value-type="float" office:value="25937.3892678">
                <text:p>25937.389267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86454545455">
                <text:p>0.686454545455</text:p>
              </table:table-cell>
              <table:table-cell office:value-type="float" office:value="26592.9052746">
                <text:p>26592.90527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88090909091">
                <text:p>0.688090909091</text:p>
              </table:table-cell>
              <table:table-cell office:value-type="float" office:value="27213.175774">
                <text:p>27213.1757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9727272727">
                <text:p>0.689727272727</text:p>
              </table:table-cell>
              <table:table-cell office:value-type="float" office:value="27793.9714767">
                <text:p>27793.97147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91363636364">
                <text:p>0.691363636364</text:p>
              </table:table-cell>
              <table:table-cell office:value-type="float" office:value="28331.5874001">
                <text:p>28331.58740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93">
                <text:p>0.693</text:p>
              </table:table-cell>
              <table:table-cell office:value-type="float" office:value="28821.9810792">
                <text:p>28821.98107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94636363636">
                <text:p>0.694636363636</text:p>
              </table:table-cell>
              <table:table-cell office:value-type="float" office:value="29261.7496393">
                <text:p>29261.74963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96272727273">
                <text:p>0.696272727273</text:p>
              </table:table-cell>
              <table:table-cell office:value-type="float" office:value="29648.3113508">
                <text:p>29648.31135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97909090909">
                <text:p>0.697909090909</text:p>
              </table:table-cell>
              <table:table-cell office:value-type="float" office:value="29980.4310554">
                <text:p>29980.43105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99545454545">
                <text:p>0.699545454545</text:p>
              </table:table-cell>
              <table:table-cell office:value-type="float" office:value="30258.2546187">
                <text:p>30258.25461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">
                <text:p>0.7</text:p>
              </table:table-cell>
              <table:table-cell office:value-type="float" office:value="30329.100709">
                <text:p>30329.1007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01636363636">
                <text:p>0.701636363636</text:p>
              </table:table-cell>
              <table:table-cell office:value-type="float" office:value="30528.7537725">
                <text:p>30528.75377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03272727273">
                <text:p>0.703272727273</text:p>
              </table:table-cell>
              <table:table-cell office:value-type="float" office:value="30690.9292645">
                <text:p>30690.92926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04909090909">
                <text:p>0.704909090909</text:p>
              </table:table-cell>
              <table:table-cell office:value-type="float" office:value="30810.0248084">
                <text:p>30810.02480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06545454545">
                <text:p>0.706545454545</text:p>
              </table:table-cell>
              <table:table-cell office:value-type="float" office:value="30891.7828573">
                <text:p>30891.78285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08181818182">
                <text:p>0.708181818182</text:p>
              </table:table-cell>
              <table:table-cell office:value-type="float" office:value="30922.4014737">
                <text:p>30922.40147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09818181818">
                <text:p>0.709818181818</text:p>
              </table:table-cell>
              <table:table-cell office:value-type="float" office:value="30923.505238">
                <text:p>30923.5052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11454545455">
                <text:p>0.711454545455</text:p>
              </table:table-cell>
              <table:table-cell office:value-type="float" office:value="30922.1825913">
                <text:p>30922.18259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13090909091">
                <text:p>0.713090909091</text:p>
              </table:table-cell>
              <table:table-cell office:value-type="float" office:value="30921.9315661">
                <text:p>30921.93156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14727272727">
                <text:p>0.714727272727</text:p>
              </table:table-cell>
              <table:table-cell office:value-type="float" office:value="30922.641889">
                <text:p>30922.6418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16363636364">
                <text:p>0.716363636364</text:p>
              </table:table-cell>
              <table:table-cell office:value-type="float" office:value="30924.5069468">
                <text:p>30924.50694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18">
                <text:p>0.718</text:p>
              </table:table-cell>
              <table:table-cell office:value-type="float" office:value="30926.1010229">
                <text:p>30926.10102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19636363636">
                <text:p>0.719636363636</text:p>
              </table:table-cell>
              <table:table-cell office:value-type="float" office:value="30927.4113292">
                <text:p>30927.41132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1272727273">
                <text:p>0.721272727273</text:p>
              </table:table-cell>
              <table:table-cell office:value-type="float" office:value="30927.6983464">
                <text:p>30927.69834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22909090909">
                <text:p>0.722909090909</text:p>
              </table:table-cell>
              <table:table-cell office:value-type="float" office:value="30927.6717445">
                <text:p>30927.67174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24545454545">
                <text:p>0.724545454545</text:p>
              </table:table-cell>
              <table:table-cell office:value-type="float" office:value="30926.9903862">
                <text:p>30926.99038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25">
                <text:p>0.725</text:p>
              </table:table-cell>
              <table:table-cell office:value-type="float" office:value="30925.6696889">
                <text:p>30925.66968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26636363636">
                <text:p>0.726636363636</text:p>
              </table:table-cell>
              <table:table-cell office:value-type="float" office:value="30924.7744125">
                <text:p>30924.7744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28272727273">
                <text:p>0.728272727273</text:p>
              </table:table-cell>
              <table:table-cell office:value-type="float" office:value="30923.812488">
                <text:p>30923.8124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29909090909">
                <text:p>0.729909090909</text:p>
              </table:table-cell>
              <table:table-cell office:value-type="float" office:value="30922.3792285">
                <text:p>30922.37922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31545454545">
                <text:p>0.731545454545</text:p>
              </table:table-cell>
              <table:table-cell office:value-type="float" office:value="30920.8112216">
                <text:p>30920.81122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33181818182">
                <text:p>0.733181818182</text:p>
              </table:table-cell>
              <table:table-cell office:value-type="float" office:value="30918.8705306">
                <text:p>30918.87053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34818181818">
                <text:p>0.734818181818</text:p>
              </table:table-cell>
              <table:table-cell office:value-type="float" office:value="30916.9907546">
                <text:p>30916.99075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36454545455">
                <text:p>0.736454545455</text:p>
              </table:table-cell>
              <table:table-cell office:value-type="float" office:value="30914.8974991">
                <text:p>30914.89749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38090909091">
                <text:p>0.738090909091</text:p>
              </table:table-cell>
              <table:table-cell office:value-type="float" office:value="30912.9794544">
                <text:p>30912.97945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39727272727">
                <text:p>0.739727272727</text:p>
              </table:table-cell>
              <table:table-cell office:value-type="float" office:value="30910.9045382">
                <text:p>30910.90453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41363636364">
                <text:p>0.741363636364</text:p>
              </table:table-cell>
              <table:table-cell office:value-type="float" office:value="30909.0228282">
                <text:p>30909.02282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43">
                <text:p>0.743</text:p>
              </table:table-cell>
              <table:table-cell office:value-type="float" office:value="30906.9873581">
                <text:p>30906.98735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44636363636">
                <text:p>0.744636363636</text:p>
              </table:table-cell>
              <table:table-cell office:value-type="float" office:value="30905.1230835">
                <text:p>30905.12308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46272727273">
                <text:p>0.746272727273</text:p>
              </table:table-cell>
              <table:table-cell office:value-type="float" office:value="30903.1027329">
                <text:p>30903.10273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47909090909">
                <text:p>0.747909090909</text:p>
              </table:table-cell>
              <table:table-cell office:value-type="float" office:value="30901.231603">
                <text:p>30901.2316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49545454545">
                <text:p>0.749545454545</text:p>
              </table:table-cell>
              <table:table-cell office:value-type="float" office:value="30899.22385">
                <text:p>30899.223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5">
                <text:p>0.75</text:p>
              </table:table-cell>
              <table:table-cell office:value-type="float" office:value="30897.55689">
                <text:p>30897.556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51636363636">
                <text:p>0.751636363636</text:p>
              </table:table-cell>
              <table:table-cell office:value-type="float" office:value="30896.004899">
                <text:p>30896.0048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53272727273">
                <text:p>0.753272727273</text:p>
              </table:table-cell>
              <table:table-cell office:value-type="float" office:value="16904.5678192">
                <text:p>16904.56781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54909090909">
                <text:p>0.754909090909</text:p>
              </table:table-cell>
              <table:table-cell office:value-type="float" office:value="16905.8407625">
                <text:p>16905.8407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56545454545">
                <text:p>0.756545454545</text:p>
              </table:table-cell>
              <table:table-cell office:value-type="float" office:value="16908.4202207">
                <text:p>16908.42022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58181818182">
                <text:p>0.758181818182</text:p>
              </table:table-cell>
              <table:table-cell office:value-type="float" office:value="16911.6819348">
                <text:p>16911.68193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59818181818">
                <text:p>0.759818181818</text:p>
              </table:table-cell>
              <table:table-cell office:value-type="float" office:value="16915.2710806">
                <text:p>16915.27108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61454545455">
                <text:p>0.761454545455</text:p>
              </table:table-cell>
              <table:table-cell office:value-type="float" office:value="16918.972793">
                <text:p>16918.9727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63090909091">
                <text:p>0.763090909091</text:p>
              </table:table-cell>
              <table:table-cell office:value-type="float" office:value="16922.7061713">
                <text:p>16922.70617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64727272727">
                <text:p>0.764727272727</text:p>
              </table:table-cell>
              <table:table-cell office:value-type="float" office:value="16926.4372856">
                <text:p>16926.43728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66363636364">
                <text:p>0.766363636364</text:p>
              </table:table-cell>
              <table:table-cell office:value-type="float" office:value="16930.1582869">
                <text:p>16930.15828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68">
                <text:p>0.768</text:p>
              </table:table-cell>
              <table:table-cell office:value-type="float" office:value="16933.9351034">
                <text:p>16933.93510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69636363636">
                <text:p>0.769636363636</text:p>
              </table:table-cell>
              <table:table-cell office:value-type="float" office:value="16937.75654">
                <text:p>16937.756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71272727273">
                <text:p>0.771272727273</text:p>
              </table:table-cell>
              <table:table-cell office:value-type="float" office:value="16941.607441">
                <text:p>16941.6074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72909090909">
                <text:p>0.772909090909</text:p>
              </table:table-cell>
              <table:table-cell office:value-type="float" office:value="16945.4819509">
                <text:p>16945.48195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74545454545">
                <text:p>0.774545454545</text:p>
              </table:table-cell>
              <table:table-cell office:value-type="float" office:value="16949.4410102">
                <text:p>16949.44101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75">
                <text:p>0.775</text:p>
              </table:table-cell>
              <table:table-cell office:value-type="float" office:value="16950.0809137">
                <text:p>16950.08091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76636363636">
                <text:p>0.776636363636</text:p>
              </table:table-cell>
              <table:table-cell office:value-type="float" office:value="16953.6549446">
                <text:p>16953.65494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78272727273">
                <text:p>0.778272727273</text:p>
              </table:table-cell>
              <table:table-cell office:value-type="float" office:value="16957.5545795">
                <text:p>16957.55457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79909090909">
                <text:p>0.779909090909</text:p>
              </table:table-cell>
              <table:table-cell office:value-type="float" office:value="16961.6828331">
                <text:p>16961.68283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81545454545">
                <text:p>0.781545454545</text:p>
              </table:table-cell>
              <table:table-cell office:value-type="float" office:value="16965.9188837">
                <text:p>16965.91888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83181818182">
                <text:p>0.783181818182</text:p>
              </table:table-cell>
              <table:table-cell office:value-type="float" office:value="16970.204111">
                <text:p>16970.2041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84818181818">
                <text:p>0.784818181818</text:p>
              </table:table-cell>
              <table:table-cell office:value-type="float" office:value="16974.5022982">
                <text:p>16974.50229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86454545455">
                <text:p>0.786454545455</text:p>
              </table:table-cell>
              <table:table-cell office:value-type="float" office:value="16978.7765406">
                <text:p>16978.77654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88090909091">
                <text:p>0.788090909091</text:p>
              </table:table-cell>
              <table:table-cell office:value-type="float" office:value="16983.0073863">
                <text:p>16983.00738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89727272727">
                <text:p>0.789727272727</text:p>
              </table:table-cell>
              <table:table-cell office:value-type="float" office:value="16987.254307">
                <text:p>16987.2543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91363636364">
                <text:p>0.791363636364</text:p>
              </table:table-cell>
              <table:table-cell office:value-type="float" office:value="16991.5354102">
                <text:p>16991.53541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93">
                <text:p>0.793</text:p>
              </table:table-cell>
              <table:table-cell office:value-type="float" office:value="16995.8331218">
                <text:p>16995.83312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94636363636">
                <text:p>0.794636363636</text:p>
              </table:table-cell>
              <table:table-cell office:value-type="float" office:value="17000.1438532">
                <text:p>17000.14385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96272727273">
                <text:p>0.796272727273</text:p>
              </table:table-cell>
              <table:table-cell office:value-type="float" office:value="17004.5605189">
                <text:p>17004.56051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97909090909">
                <text:p>0.797909090909</text:p>
              </table:table-cell>
              <table:table-cell office:value-type="float" office:value="17009.096002">
                <text:p>17009.0960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99545454545">
                <text:p>0.799545454545</text:p>
              </table:table-cell>
              <table:table-cell office:value-type="float" office:value="17013.687493">
                <text:p>17013.6874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">
                <text:p>0.8</text:p>
              </table:table-cell>
              <table:table-cell office:value-type="float" office:value="17014.1118143">
                <text:p>17014.11181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01636363636">
                <text:p>0.801636363636</text:p>
              </table:table-cell>
              <table:table-cell office:value-type="float" office:value="17018.1322468">
                <text:p>17018.13224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803272727273">
                <text:p>0.803272727273</text:p>
              </table:table-cell>
              <table:table-cell office:value-type="float" office:value="17022.62121">
                <text:p>17022.621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804909090909">
                <text:p>0.804909090909</text:p>
              </table:table-cell>
              <table:table-cell office:value-type="float" office:value="17027.2821333">
                <text:p>17027.2821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06545454545">
                <text:p>0.806545454545</text:p>
              </table:table-cell>
              <table:table-cell office:value-type="float" office:value="17031.9822583">
                <text:p>17031.98225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08181818182">
                <text:p>0.808181818182</text:p>
              </table:table-cell>
              <table:table-cell office:value-type="float" office:value="17036.6644743">
                <text:p>17036.66447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09818181818">
                <text:p>0.809818181818</text:p>
              </table:table-cell>
              <table:table-cell office:value-type="float" office:value="17041.310727">
                <text:p>17041.3107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11454545455">
                <text:p>0.811454545455</text:p>
              </table:table-cell>
              <table:table-cell office:value-type="float" office:value="17045.9875081">
                <text:p>17045.98750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13090909091">
                <text:p>0.813090909091</text:p>
              </table:table-cell>
              <table:table-cell office:value-type="float" office:value="17050.7230148">
                <text:p>17050.72301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14727272727">
                <text:p>0.814727272727</text:p>
              </table:table-cell>
              <table:table-cell office:value-type="float" office:value="17055.5071746">
                <text:p>17055.50717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16363636364">
                <text:p>0.816363636364</text:p>
              </table:table-cell>
              <table:table-cell office:value-type="float" office:value="17060.3442575">
                <text:p>17060.34425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18">
                <text:p>0.818</text:p>
              </table:table-cell>
              <table:table-cell office:value-type="float" office:value="17065.3512735">
                <text:p>17065.35127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19636363636">
                <text:p>0.819636363636</text:p>
              </table:table-cell>
              <table:table-cell office:value-type="float" office:value="17070.4931619">
                <text:p>17070.49316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21272727273">
                <text:p>0.821272727273</text:p>
              </table:table-cell>
              <table:table-cell office:value-type="float" office:value="17075.6924167">
                <text:p>17075.69241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22909090909">
                <text:p>0.822909090909</text:p>
              </table:table-cell>
              <table:table-cell office:value-type="float" office:value="17080.901094">
                <text:p>17080.9010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24545454545">
                <text:p>0.824545454545</text:p>
              </table:table-cell>
              <table:table-cell office:value-type="float" office:value="17086.0860715">
                <text:p>17086.08607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25">
                <text:p>0.825</text:p>
              </table:table-cell>
              <table:table-cell office:value-type="float" office:value="17086.3603932">
                <text:p>17086.36039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26636363636">
                <text:p>0.826636363636</text:p>
              </table:table-cell>
              <table:table-cell office:value-type="float" office:value="17091.1347231">
                <text:p>17091.13472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28272727273">
                <text:p>0.828272727273</text:p>
              </table:table-cell>
              <table:table-cell office:value-type="float" office:value="17096.279987">
                <text:p>17096.2799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29909090909">
                <text:p>0.829909090909</text:p>
              </table:table-cell>
              <table:table-cell office:value-type="float" office:value="17101.3349387">
                <text:p>17101.33493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31545454545">
                <text:p>0.831545454545</text:p>
              </table:table-cell>
              <table:table-cell office:value-type="float" office:value="17106.0004158">
                <text:p>17106.00041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33181818182">
                <text:p>0.833181818182</text:p>
              </table:table-cell>
              <table:table-cell office:value-type="float" office:value="17110.2145301">
                <text:p>17110.21453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34818181818">
                <text:p>0.834818181818</text:p>
              </table:table-cell>
              <table:table-cell office:value-type="float" office:value="17114.052987">
                <text:p>17114.0529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36454545455">
                <text:p>0.836454545455</text:p>
              </table:table-cell>
              <table:table-cell office:value-type="float" office:value="17117.7861221">
                <text:p>17117.78612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38090909091">
                <text:p>0.838090909091</text:p>
              </table:table-cell>
              <table:table-cell office:value-type="float" office:value="17122.0093398">
                <text:p>17122.00933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39727272727">
                <text:p>0.839727272727</text:p>
              </table:table-cell>
              <table:table-cell office:value-type="float" office:value="17127.8682695">
                <text:p>17127.86826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41363636364">
                <text:p>0.841363636364</text:p>
              </table:table-cell>
              <table:table-cell office:value-type="float" office:value="17137.0007619">
                <text:p>17137.00076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43">
                <text:p>0.843</text:p>
              </table:table-cell>
              <table:table-cell office:value-type="float" office:value="17151.8868667">
                <text:p>17151.88686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44636363636">
                <text:p>0.844636363636</text:p>
              </table:table-cell>
              <table:table-cell office:value-type="float" office:value="17175.501522">
                <text:p>17175.5015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46272727273">
                <text:p>0.846272727273</text:p>
              </table:table-cell>
              <table:table-cell office:value-type="float" office:value="17210.3274026">
                <text:p>17210.32740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47909090909">
                <text:p>0.847909090909</text:p>
              </table:table-cell>
              <table:table-cell office:value-type="float" office:value="17257.2215558">
                <text:p>17257.22155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49545454545">
                <text:p>0.849545454545</text:p>
              </table:table-cell>
              <table:table-cell office:value-type="float" office:value="17314.8881769">
                <text:p>17314.88817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5">
                <text:p>0.85</text:p>
              </table:table-cell>
              <table:table-cell office:value-type="float" office:value="17332.7675626">
                <text:p>17332.76756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51636363636">
                <text:p>0.851636363636</text:p>
              </table:table-cell>
              <table:table-cell office:value-type="float" office:value="17395.1950616">
                <text:p>17395.19506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53272727273">
                <text:p>0.853272727273</text:p>
              </table:table-cell>
              <table:table-cell office:value-type="float" office:value="17465.4986028">
                <text:p>17465.49860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54909090909">
                <text:p>0.854909090909</text:p>
              </table:table-cell>
              <table:table-cell office:value-type="float" office:value="17537.3390142">
                <text:p>17537.33901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56545454545">
                <text:p>0.856545454545</text:p>
              </table:table-cell>
              <table:table-cell office:value-type="float" office:value="17607.8713094">
                <text:p>17607.87130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58181818182">
                <text:p>0.858181818182</text:p>
              </table:table-cell>
              <table:table-cell office:value-type="float" office:value="17676.6713853">
                <text:p>17676.67138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59818181818">
                <text:p>0.859818181818</text:p>
              </table:table-cell>
              <table:table-cell office:value-type="float" office:value="17744.3816372">
                <text:p>17744.38163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61454545455">
                <text:p>0.861454545455</text:p>
              </table:table-cell>
              <table:table-cell office:value-type="float" office:value="17811.8058184">
                <text:p>17811.80581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63090909091">
                <text:p>0.863090909091</text:p>
              </table:table-cell>
              <table:table-cell office:value-type="float" office:value="17879.4298902">
                <text:p>17879.42989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64727272727">
                <text:p>0.864727272727</text:p>
              </table:table-cell>
              <table:table-cell office:value-type="float" office:value="17947.4314537">
                <text:p>17947.43145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66363636364">
                <text:p>0.866363636364</text:p>
              </table:table-cell>
              <table:table-cell office:value-type="float" office:value="18015.7267292">
                <text:p>18015.72672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68">
                <text:p>0.868</text:p>
              </table:table-cell>
              <table:table-cell office:value-type="float" office:value="18084.0813941">
                <text:p>18084.08139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69636363636">
                <text:p>0.869636363636</text:p>
              </table:table-cell>
              <table:table-cell office:value-type="float" office:value="18152.2909908">
                <text:p>18152.29099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71272727273">
                <text:p>0.871272727273</text:p>
              </table:table-cell>
              <table:table-cell office:value-type="float" office:value="18220.3602679">
                <text:p>18220.36026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72909090909">
                <text:p>0.872909090909</text:p>
              </table:table-cell>
              <table:table-cell office:value-type="float" office:value="18288.5456739">
                <text:p>18288.54567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74545454545">
                <text:p>0.874545454545</text:p>
              </table:table-cell>
              <table:table-cell office:value-type="float" office:value="18357.1596471">
                <text:p>18357.15964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75">
                <text:p>0.875</text:p>
              </table:table-cell>
              <table:table-cell office:value-type="float" office:value="18377.821988">
                <text:p>18377.8219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76636363636">
                <text:p>0.876636363636</text:p>
              </table:table-cell>
              <table:table-cell office:value-type="float" office:value="18442.1161815">
                <text:p>18442.11618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78272727273">
                <text:p>0.878272727273</text:p>
              </table:table-cell>
              <table:table-cell office:value-type="float" office:value="18511.8886392">
                <text:p>18511.88863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79909090909">
                <text:p>0.879909090909</text:p>
              </table:table-cell>
              <table:table-cell office:value-type="float" office:value="18581.9168527">
                <text:p>18581.91685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81545454545">
                <text:p>0.881545454545</text:p>
              </table:table-cell>
              <table:table-cell office:value-type="float" office:value="18648.7269016">
                <text:p>18648.7269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83181818182">
                <text:p>0.883181818182</text:p>
              </table:table-cell>
              <table:table-cell office:value-type="float" office:value="18710.2512809">
                <text:p>18710.251280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84818181818">
                <text:p>0.884818181818</text:p>
              </table:table-cell>
              <table:table-cell office:value-type="float" office:value="18765.9844308">
                <text:p>18765.98443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86454545455">
                <text:p>0.886454545455</text:p>
              </table:table-cell>
              <table:table-cell office:value-type="float" office:value="18817.7870556">
                <text:p>18817.78705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88090909091">
                <text:p>0.888090909091</text:p>
              </table:table-cell>
              <table:table-cell office:value-type="float" office:value="18870.4382888">
                <text:p>18870.43828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89727272727">
                <text:p>0.889727272727</text:p>
              </table:table-cell>
              <table:table-cell office:value-type="float" office:value="18932.9061855">
                <text:p>18932.90618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91363636364">
                <text:p>0.891363636364</text:p>
              </table:table-cell>
              <table:table-cell office:value-type="float" office:value="19021.3506257">
                <text:p>19021.35062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3">
                <text:p>0.893</text:p>
              </table:table-cell>
              <table:table-cell office:value-type="float" office:value="19161.6315343">
                <text:p>19161.63153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94636363636">
                <text:p>0.894636363636</text:p>
              </table:table-cell>
              <table:table-cell office:value-type="float" office:value="19385.7797025">
                <text:p>19385.77970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96272727273">
                <text:p>0.896272727273</text:p>
              </table:table-cell>
              <table:table-cell office:value-type="float" office:value="19719.8916597">
                <text:p>19719.89165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97909090909">
                <text:p>0.897909090909</text:p>
              </table:table-cell>
              <table:table-cell office:value-type="float" office:value="20168.755027">
                <text:p>20168.7550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99545454545">
                <text:p>0.899545454545</text:p>
              </table:table-cell>
              <table:table-cell office:value-type="float" office:value="20708.0660977">
                <text:p>20708.06609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">
                <text:p>0.9</text:p>
              </table:table-cell>
              <table:table-cell office:value-type="float" office:value="20886.5059024">
                <text:p>20886.50590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01636363636">
                <text:p>0.901636363636</text:p>
              </table:table-cell>
              <table:table-cell office:value-type="float" office:value="21423.9485788">
                <text:p>21423.94857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03272727273">
                <text:p>0.903272727273</text:p>
              </table:table-cell>
              <table:table-cell office:value-type="float" office:value="21987.0166205">
                <text:p>21987.01662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04909090909">
                <text:p>0.904909090909</text:p>
              </table:table-cell>
              <table:table-cell office:value-type="float" office:value="22504.2083784">
                <text:p>22504.20837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06545454545">
                <text:p>0.906545454545</text:p>
              </table:table-cell>
              <table:table-cell office:value-type="float" office:value="22945.7595079">
                <text:p>22945.75950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08181818182">
                <text:p>0.908181818182</text:p>
              </table:table-cell>
              <table:table-cell office:value-type="float" office:value="23310.2114841">
                <text:p>23310.21148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09818181818">
                <text:p>0.909818181818</text:p>
              </table:table-cell>
              <table:table-cell office:value-type="float" office:value="23605.4118874">
                <text:p>23605.41188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11454545455">
                <text:p>0.911454545455</text:p>
              </table:table-cell>
              <table:table-cell office:value-type="float" office:value="23838.6847753">
                <text:p>23838.68477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13090909091">
                <text:p>0.913090909091</text:p>
              </table:table-cell>
              <table:table-cell office:value-type="float" office:value="24014.3379462">
                <text:p>24014.33794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14727272727">
                <text:p>0.914727272727</text:p>
              </table:table-cell>
              <table:table-cell office:value-type="float" office:value="24139.5798089">
                <text:p>24139.57980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16363636364">
                <text:p>0.916363636364</text:p>
              </table:table-cell>
              <table:table-cell office:value-type="float" office:value="24214.6571187">
                <text:p>24214.65711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18">
                <text:p>0.918</text:p>
              </table:table-cell>
              <table:table-cell office:value-type="float" office:value="24252.258919">
                <text:p>24252.2589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19636363636">
                <text:p>0.919636363636</text:p>
              </table:table-cell>
              <table:table-cell office:value-type="float" office:value="24272.3090264">
                <text:p>24272.30902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21272727273">
                <text:p>0.921272727273</text:p>
              </table:table-cell>
              <table:table-cell office:value-type="float" office:value="24365.6937793">
                <text:p>24365.69377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22909090909">
                <text:p>0.922909090909</text:p>
              </table:table-cell>
              <table:table-cell office:value-type="float" office:value="24627.3994402">
                <text:p>24627.39944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24545454545">
                <text:p>0.924545454545</text:p>
              </table:table-cell>
              <table:table-cell office:value-type="float" office:value="25159.438421">
                <text:p>25159.4384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25">
                <text:p>0.925</text:p>
              </table:table-cell>
              <table:table-cell office:value-type="float" office:value="25307.2533364">
                <text:p>25307.25333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26636363636">
                <text:p>0.926636363636</text:p>
              </table:table-cell>
              <table:table-cell office:value-type="float" office:value="26348.3454454">
                <text:p>26348.34544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28272727273">
                <text:p>0.928272727273</text:p>
              </table:table-cell>
              <table:table-cell office:value-type="float" office:value="27739.6823479">
                <text:p>27739.68234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29909090909">
                <text:p>0.929909090909</text:p>
              </table:table-cell>
              <table:table-cell office:value-type="float" office:value="29457.5708462">
                <text:p>29457.57084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31545454545">
                <text:p>0.931545454545</text:p>
              </table:table-cell>
              <table:table-cell office:value-type="float" office:value="31454.054429">
                <text:p>31454.0544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33181818182">
                <text:p>0.933181818182</text:p>
              </table:table-cell>
              <table:table-cell office:value-type="float" office:value="33669.8912811">
                <text:p>33669.89128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34818181818">
                <text:p>0.934818181818</text:p>
              </table:table-cell>
              <table:table-cell office:value-type="float" office:value="36043.5639399">
                <text:p>36043.56393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36454545455">
                <text:p>0.936454545455</text:p>
              </table:table-cell>
              <table:table-cell office:value-type="float" office:value="38515.885301">
                <text:p>38515.8853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38090909091">
                <text:p>0.938090909091</text:p>
              </table:table-cell>
              <table:table-cell office:value-type="float" office:value="41023.2279127">
                <text:p>41023.22791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39727272727">
                <text:p>0.939727272727</text:p>
              </table:table-cell>
              <table:table-cell office:value-type="float" office:value="43501.5715235">
                <text:p>43501.57152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41363636364">
                <text:p>0.941363636364</text:p>
              </table:table-cell>
              <table:table-cell office:value-type="float" office:value="45882.450761">
                <text:p>45882.4507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43">
                <text:p>0.943</text:p>
              </table:table-cell>
              <table:table-cell office:value-type="float" office:value="48104.0781956">
                <text:p>48104.07819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44636363636">
                <text:p>0.944636363636</text:p>
              </table:table-cell>
              <table:table-cell office:value-type="float" office:value="50107.9883159">
                <text:p>50107.98831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46272727273">
                <text:p>0.946272727273</text:p>
              </table:table-cell>
              <table:table-cell office:value-type="float" office:value="51853.0505686">
                <text:p>51853.05056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47909090909">
                <text:p>0.947909090909</text:p>
              </table:table-cell>
              <table:table-cell office:value-type="float" office:value="53308.8991794">
                <text:p>53308.89917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49545454545">
                <text:p>0.949545454545</text:p>
              </table:table-cell>
              <table:table-cell office:value-type="float" office:value="54450.4314442">
                <text:p>54450.43144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5">
                <text:p>0.95</text:p>
              </table:table-cell>
              <table:table-cell office:value-type="float" office:value="54669.7260306">
                <text:p>54669.72603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51636363636">
                <text:p>0.951636363636</text:p>
              </table:table-cell>
              <table:table-cell office:value-type="float" office:value="55377.0264561">
                <text:p>55377.02645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53272727273">
                <text:p>0.953272727273</text:p>
              </table:table-cell>
              <table:table-cell office:value-type="float" office:value="55786.8335484">
                <text:p>55786.83354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54909090909">
                <text:p>0.954909090909</text:p>
              </table:table-cell>
              <table:table-cell office:value-type="float" office:value="55963.1873111">
                <text:p>55963.18731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56545454545">
                <text:p>0.956545454545</text:p>
              </table:table-cell>
              <table:table-cell office:value-type="float" office:value="55976.8462999">
                <text:p>55976.84629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58181818182">
                <text:p>0.958181818182</text:p>
              </table:table-cell>
              <table:table-cell office:value-type="float" office:value="55968.7328144">
                <text:p>55968.73281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59818181818">
                <text:p>0.959818181818</text:p>
              </table:table-cell>
              <table:table-cell office:value-type="float" office:value="55958.9743987">
                <text:p>55958.97439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61454545455">
                <text:p>0.961454545455</text:p>
              </table:table-cell>
              <table:table-cell office:value-type="float" office:value="55951.6495747">
                <text:p>55951.64957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63090909091">
                <text:p>0.963090909091</text:p>
              </table:table-cell>
              <table:table-cell office:value-type="float" office:value="55945.7979419">
                <text:p>55945.79794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64727272727">
                <text:p>0.964727272727</text:p>
              </table:table-cell>
              <table:table-cell office:value-type="float" office:value="55937.9438451">
                <text:p>55937.94384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66363636364">
                <text:p>0.966363636364</text:p>
              </table:table-cell>
              <table:table-cell office:value-type="float" office:value="55929.3629824">
                <text:p>55929.36298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68">
                <text:p>0.968</text:p>
              </table:table-cell>
              <table:table-cell office:value-type="float" office:value="55916.6938351">
                <text:p>55916.69383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69636363636">
                <text:p>0.969636363636</text:p>
              </table:table-cell>
              <table:table-cell office:value-type="float" office:value="55904.5540289">
                <text:p>55904.55402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71272727273">
                <text:p>0.971272727273</text:p>
              </table:table-cell>
              <table:table-cell office:value-type="float" office:value="55889.079779">
                <text:p>55889.0797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72909090909">
                <text:p>0.972909090909</text:p>
              </table:table-cell>
              <table:table-cell office:value-type="float" office:value="55875.9029641">
                <text:p>55875.90296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74545454545">
                <text:p>0.974545454545</text:p>
              </table:table-cell>
              <table:table-cell office:value-type="float" office:value="55859.6711538">
                <text:p>55859.67115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75">
                <text:p>0.975</text:p>
              </table:table-cell>
              <table:table-cell office:value-type="float" office:value="55847.6289456">
                <text:p>55847.62894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76636363636">
                <text:p>0.976636363636</text:p>
              </table:table-cell>
              <table:table-cell office:value-type="float" office:value="55833.7174047">
                <text:p>55833.71740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78272727273">
                <text:p>0.978272727273</text:p>
              </table:table-cell>
              <table:table-cell office:value-type="float" office:value="55819.1574767">
                <text:p>55819.15747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79909090909">
                <text:p>0.979909090909</text:p>
              </table:table-cell>
              <table:table-cell office:value-type="float" office:value="55805.2628187">
                <text:p>55805.26281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81545454545">
                <text:p>0.981545454545</text:p>
              </table:table-cell>
              <table:table-cell office:value-type="float" office:value="55789.8381407">
                <text:p>55789.83814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83181818182">
                <text:p>0.983181818182</text:p>
              </table:table-cell>
              <table:table-cell office:value-type="float" office:value="55775.8755788">
                <text:p>55775.875578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84818181818">
                <text:p>0.984818181818</text:p>
              </table:table-cell>
              <table:table-cell office:value-type="float" office:value="55759.7567127">
                <text:p>55759.75671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86454545455">
                <text:p>0.986454545455</text:p>
              </table:table-cell>
              <table:table-cell office:value-type="float" office:value="55745.9348618">
                <text:p>55745.93486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88090909091">
                <text:p>0.988090909091</text:p>
              </table:table-cell>
              <table:table-cell office:value-type="float" office:value="55729.3303557">
                <text:p>55729.33035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89727272727">
                <text:p>0.989727272727</text:p>
              </table:table-cell>
              <table:table-cell office:value-type="float" office:value="55715.8769175">
                <text:p>55715.87691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1363636364">
                <text:p>0.991363636364</text:p>
              </table:table-cell>
              <table:table-cell office:value-type="float" office:value="55698.8794824">
                <text:p>55698.87948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3">
                <text:p>0.993</text:p>
              </table:table-cell>
              <table:table-cell office:value-type="float" office:value="55685.906387">
                <text:p>55685.9063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4636363636">
                <text:p>0.994636363636</text:p>
              </table:table-cell>
              <table:table-cell office:value-type="float" office:value="55668.6150015">
                <text:p>55668.61500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6272727273">
                <text:p>0.996272727273</text:p>
              </table:table-cell>
              <table:table-cell office:value-type="float" office:value="55656.3798888">
                <text:p>55656.379888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7909090909">
                <text:p>0.997909090909</text:p>
              </table:table-cell>
              <table:table-cell office:value-type="float" office:value="55638.609284">
                <text:p>55638.6092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9545454545">
                <text:p>0.999545454545</text:p>
              </table:table-cell>
              <table:table-cell office:value-type="float" office:value="55627.1121441">
                <text:p>55627.11214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  <table:table-cell office:value-type="float" office:value="55611.7504815">
                <text:p>55611.75048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00163636364">
                <text:p>1.00163636364</text:p>
              </table:table-cell>
              <table:table-cell office:value-type="float" office:value="30341.6371486">
                <text:p>30341.63714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0327272727">
                <text:p>1.00327272727</text:p>
              </table:table-cell>
              <table:table-cell office:value-type="float" office:value="30337.1288556">
                <text:p>30337.12885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00490909091">
                <text:p>1.00490909091</text:p>
              </table:table-cell>
              <table:table-cell office:value-type="float" office:value="30332.6489368">
                <text:p>30332.64893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00654545455">
                <text:p>1.00654545455</text:p>
              </table:table-cell>
              <table:table-cell office:value-type="float" office:value="30328.2117283">
                <text:p>30328.21172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00818181818">
                <text:p>1.00818181818</text:p>
              </table:table-cell>
              <table:table-cell office:value-type="float" office:value="30323.9508177">
                <text:p>30323.95081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0981818182">
                <text:p>1.00981818182</text:p>
              </table:table-cell>
              <table:table-cell office:value-type="float" office:value="30320.0244012">
                <text:p>30320.02440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01145454545">
                <text:p>1.01145454545</text:p>
              </table:table-cell>
              <table:table-cell office:value-type="float" office:value="30317.0491168">
                <text:p>30317.04911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01309090909">
                <text:p>1.01309090909</text:p>
              </table:table-cell>
              <table:table-cell office:value-type="float" office:value="30314.7078924">
                <text:p>30314.70789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01472727273">
                <text:p>1.01472727273</text:p>
              </table:table-cell>
              <table:table-cell office:value-type="float" office:value="30312.6996247">
                <text:p>30312.699624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01636363636">
                <text:p>1.01636363636</text:p>
              </table:table-cell>
              <table:table-cell office:value-type="float" office:value="30310.6228987">
                <text:p>30310.62289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018">
                <text:p>1.018</text:p>
              </table:table-cell>
              <table:table-cell office:value-type="float" office:value="30308.1654485">
                <text:p>30308.16544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01963636364">
                <text:p>1.01963636364</text:p>
              </table:table-cell>
              <table:table-cell office:value-type="float" office:value="30305.1973979">
                <text:p>30305.19739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02127272727">
                <text:p>1.02127272727</text:p>
              </table:table-cell>
              <table:table-cell office:value-type="float" office:value="30302.335623">
                <text:p>30302.3356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02290909091">
                <text:p>1.02290909091</text:p>
              </table:table-cell>
              <table:table-cell office:value-type="float" office:value="30299.47943">
                <text:p>30299.479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2454545455">
                <text:p>1.02454545455</text:p>
              </table:table-cell>
              <table:table-cell office:value-type="float" office:value="30296.7931679">
                <text:p>30296.79316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025">
                <text:p>1.025</text:p>
              </table:table-cell>
              <table:table-cell office:value-type="float" office:value="30289.8961325">
                <text:p>30289.89613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02663636364">
                <text:p>1.02663636364</text:p>
              </table:table-cell>
              <table:table-cell office:value-type="float" office:value="30286.5376787">
                <text:p>30286.537678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02827272727">
                <text:p>1.02827272727</text:p>
              </table:table-cell>
              <table:table-cell office:value-type="float" office:value="30283.3035624">
                <text:p>30283.30356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02990909091">
                <text:p>1.02990909091</text:p>
              </table:table-cell>
              <table:table-cell office:value-type="float" office:value="30280.3298501">
                <text:p>30280.329850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03154545455">
                <text:p>1.03154545455</text:p>
              </table:table-cell>
              <table:table-cell office:value-type="float" office:value="30278.1461531">
                <text:p>30278.14615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3318181818">
                <text:p>1.03318181818</text:p>
              </table:table-cell>
              <table:table-cell office:value-type="float" office:value="30276.8964382">
                <text:p>30276.89643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03481818182">
                <text:p>1.03481818182</text:p>
              </table:table-cell>
              <table:table-cell office:value-type="float" office:value="30276.1468893">
                <text:p>30276.14688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03645454545">
                <text:p>1.03645454545</text:p>
              </table:table-cell>
              <table:table-cell office:value-type="float" office:value="30275.4937643">
                <text:p>30275.49376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03809090909">
                <text:p>1.03809090909</text:p>
              </table:table-cell>
              <table:table-cell office:value-type="float" office:value="30274.4743988">
                <text:p>30274.47439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03972727273">
                <text:p>1.03972727273</text:p>
              </table:table-cell>
              <table:table-cell office:value-type="float" office:value="30272.7636454">
                <text:p>30272.76364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04136363636">
                <text:p>1.04136363636</text:p>
              </table:table-cell>
              <table:table-cell office:value-type="float" office:value="30270.2699196">
                <text:p>30270.26991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043">
                <text:p>1.043</text:p>
              </table:table-cell>
              <table:table-cell office:value-type="float" office:value="30267.7307762">
                <text:p>30267.73077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04463636364">
                <text:p>1.04463636364</text:p>
              </table:table-cell>
              <table:table-cell office:value-type="float" office:value="30265.1791623">
                <text:p>30265.17916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04627272727">
                <text:p>1.04627272727</text:p>
              </table:table-cell>
              <table:table-cell office:value-type="float" office:value="30262.8625949">
                <text:p>30262.86259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04790909091">
                <text:p>1.04790909091</text:p>
              </table:table-cell>
              <table:table-cell office:value-type="float" office:value="30261.0946932">
                <text:p>30261.09469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04954545455">
                <text:p>1.04954545455</text:p>
              </table:table-cell>
              <table:table-cell office:value-type="float" office:value="30260.4984681">
                <text:p>30260.49846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05">
                <text:p>1.05</text:p>
              </table:table-cell>
              <table:table-cell office:value-type="float" office:value="30252.6496559">
                <text:p>30252.64965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05163636364">
                <text:p>1.05163636364</text:p>
              </table:table-cell>
              <table:table-cell office:value-type="float" office:value="30249.1972185">
                <text:p>30249.197218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05327272727">
                <text:p>1.05327272727</text:p>
              </table:table-cell>
              <table:table-cell office:value-type="float" office:value="30246.9300019">
                <text:p>30246.93000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5490909091">
                <text:p>1.05490909091</text:p>
              </table:table-cell>
              <table:table-cell office:value-type="float" office:value="30245.7963698">
                <text:p>30245.796369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05654545455">
                <text:p>1.05654545455</text:p>
              </table:table-cell>
              <table:table-cell office:value-type="float" office:value="30245.2556249">
                <text:p>30245.25562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05818181818">
                <text:p>1.05818181818</text:p>
              </table:table-cell>
              <table:table-cell office:value-type="float" office:value="30244.8625866">
                <text:p>30244.86258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05981818182">
                <text:p>1.05981818182</text:p>
              </table:table-cell>
              <table:table-cell office:value-type="float" office:value="30244.087064">
                <text:p>30244.0870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6145454545">
                <text:p>1.06145454545</text:p>
              </table:table-cell>
              <table:table-cell office:value-type="float" office:value="30242.5720031">
                <text:p>30242.57200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06309090909">
                <text:p>1.06309090909</text:p>
              </table:table-cell>
              <table:table-cell office:value-type="float" office:value="30240.2920763">
                <text:p>30240.29207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06472727273">
                <text:p>1.06472727273</text:p>
              </table:table-cell>
              <table:table-cell office:value-type="float" office:value="30238.013048">
                <text:p>30238.0130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06636363636">
                <text:p>1.06636363636</text:p>
              </table:table-cell>
              <table:table-cell office:value-type="float" office:value="30235.6584377">
                <text:p>30235.65843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068">
                <text:p>1.068</text:p>
              </table:table-cell>
              <table:table-cell office:value-type="float" office:value="30233.5918904">
                <text:p>30233.59189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06963636364">
                <text:p>1.06963636364</text:p>
              </table:table-cell>
              <table:table-cell office:value-type="float" office:value="30232.4174554">
                <text:p>30232.41745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7127272727">
                <text:p>1.07127272727</text:p>
              </table:table-cell>
              <table:table-cell office:value-type="float" office:value="30232.369472">
                <text:p>30232.3694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07290909091">
                <text:p>1.07290909091</text:p>
              </table:table-cell>
              <table:table-cell office:value-type="float" office:value="30232.8396786">
                <text:p>30232.83967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07454545455">
                <text:p>1.07454545455</text:p>
              </table:table-cell>
              <table:table-cell office:value-type="float" office:value="30233.3004798">
                <text:p>30233.30047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75">
                <text:p>1.075</text:p>
              </table:table-cell>
              <table:table-cell office:value-type="float" office:value="30221.5455831">
                <text:p>30221.54558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7663636364">
                <text:p>1.07663636364</text:p>
              </table:table-cell>
              <table:table-cell office:value-type="float" office:value="30219.6157506">
                <text:p>30219.61575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07827272727">
                <text:p>1.07827272727</text:p>
              </table:table-cell>
              <table:table-cell office:value-type="float" office:value="30218.3913119">
                <text:p>30218.39131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07990909091">
                <text:p>1.07990909091</text:p>
              </table:table-cell>
              <table:table-cell office:value-type="float" office:value="30217.3804697">
                <text:p>30217.38046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8154545455">
                <text:p>1.08154545455</text:p>
              </table:table-cell>
              <table:table-cell office:value-type="float" office:value="30216.0126358">
                <text:p>30216.01263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8318181818">
                <text:p>1.08318181818</text:p>
              </table:table-cell>
              <table:table-cell office:value-type="float" office:value="30213.9482881">
                <text:p>30213.948288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8481818182">
                <text:p>1.08481818182</text:p>
              </table:table-cell>
              <table:table-cell office:value-type="float" office:value="30211.4809166">
                <text:p>30211.48091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8645454545">
                <text:p>1.08645454545</text:p>
              </table:table-cell>
              <table:table-cell office:value-type="float" office:value="30209.1659796">
                <text:p>30209.16597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8809090909">
                <text:p>1.08809090909</text:p>
              </table:table-cell>
              <table:table-cell office:value-type="float" office:value="30207.1977915">
                <text:p>30207.19779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08972727273">
                <text:p>1.08972727273</text:p>
              </table:table-cell>
              <table:table-cell office:value-type="float" office:value="30206.3052758">
                <text:p>30206.30527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9136363636">
                <text:p>1.09136363636</text:p>
              </table:table-cell>
              <table:table-cell office:value-type="float" office:value="30207.9305161">
                <text:p>30207.930516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93">
                <text:p>1.093</text:p>
              </table:table-cell>
              <table:table-cell office:value-type="float" office:value="30212.20792">
                <text:p>30212.207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9463636364">
                <text:p>1.09463636364</text:p>
              </table:table-cell>
              <table:table-cell office:value-type="float" office:value="30219.0011151">
                <text:p>30219.00111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9627272727">
                <text:p>1.09627272727</text:p>
              </table:table-cell>
              <table:table-cell office:value-type="float" office:value="30228.0199867">
                <text:p>30228.01998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09790909091">
                <text:p>1.09790909091</text:p>
              </table:table-cell>
              <table:table-cell office:value-type="float" office:value="30238.6278515">
                <text:p>30238.62785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09954545455">
                <text:p>1.09954545455</text:p>
              </table:table-cell>
              <table:table-cell office:value-type="float" office:value="30249.9540557">
                <text:p>30249.95405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1">
                <text:p>1.1</text:p>
              </table:table-cell>
              <table:table-cell office:value-type="float" office:value="30240.3860307">
                <text:p>30240.38603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10163636364">
                <text:p>1.10163636364</text:p>
              </table:table-cell>
              <table:table-cell office:value-type="float" office:value="30252.9878658">
                <text:p>30252.98786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10327272727">
                <text:p>1.10327272727</text:p>
              </table:table-cell>
              <table:table-cell office:value-type="float" office:value="30265.6556772">
                <text:p>30265.65567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0490909091">
                <text:p>1.10490909091</text:p>
              </table:table-cell>
              <table:table-cell office:value-type="float" office:value="30277.6413323">
                <text:p>30277.64133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10654545455">
                <text:p>1.10654545455</text:p>
              </table:table-cell>
              <table:table-cell office:value-type="float" office:value="30289.2987258">
                <text:p>30289.298725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10818181818">
                <text:p>1.10818181818</text:p>
              </table:table-cell>
              <table:table-cell office:value-type="float" office:value="30301.0662255">
                <text:p>30301.06622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10981818182">
                <text:p>1.10981818182</text:p>
              </table:table-cell>
              <table:table-cell office:value-type="float" office:value="30313.0886572">
                <text:p>30313.08865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11145454545">
                <text:p>1.11145454545</text:p>
              </table:table-cell>
              <table:table-cell office:value-type="float" office:value="30326.1832278">
                <text:p>30326.18322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11309090909">
                <text:p>1.11309090909</text:p>
              </table:table-cell>
              <table:table-cell office:value-type="float" office:value="30340.6709671">
                <text:p>30340.67096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1472727273">
                <text:p>1.11472727273</text:p>
              </table:table-cell>
              <table:table-cell office:value-type="float" office:value="30355.9576016">
                <text:p>30355.95760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1636363636">
                <text:p>1.11636363636</text:p>
              </table:table-cell>
              <table:table-cell office:value-type="float" office:value="30371.4206486">
                <text:p>30371.42064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118">
                <text:p>1.118</text:p>
              </table:table-cell>
              <table:table-cell office:value-type="float" office:value="30386.6459616">
                <text:p>30386.64596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11963636364">
                <text:p>1.11963636364</text:p>
              </table:table-cell>
              <table:table-cell office:value-type="float" office:value="30401.240267">
                <text:p>30401.2402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2127272727">
                <text:p>1.12127272727</text:p>
              </table:table-cell>
              <table:table-cell office:value-type="float" office:value="30415.0310744">
                <text:p>30415.03107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2290909091">
                <text:p>1.12290909091</text:p>
              </table:table-cell>
              <table:table-cell office:value-type="float" office:value="30428.3254004">
                <text:p>30428.32540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2454545455">
                <text:p>1.12454545455</text:p>
              </table:table-cell>
              <table:table-cell office:value-type="float" office:value="30442.1348346">
                <text:p>30442.13483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25">
                <text:p>1.125</text:p>
              </table:table-cell>
              <table:table-cell office:value-type="float" office:value="30435.9004091">
                <text:p>30435.90040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2663636364">
                <text:p>1.12663636364</text:p>
              </table:table-cell>
              <table:table-cell office:value-type="float" office:value="30449.9537119">
                <text:p>30449.95371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12827272727">
                <text:p>1.12827272727</text:p>
              </table:table-cell>
              <table:table-cell office:value-type="float" office:value="30463.5832075">
                <text:p>30463.58320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12990909091">
                <text:p>1.12990909091</text:p>
              </table:table-cell>
              <table:table-cell office:value-type="float" office:value="30476.4693638">
                <text:p>30476.46936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3154545455">
                <text:p>1.13154545455</text:p>
              </table:table-cell>
              <table:table-cell office:value-type="float" office:value="30488.5639638">
                <text:p>30488.56396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3318181818">
                <text:p>1.13318181818</text:p>
              </table:table-cell>
              <table:table-cell office:value-type="float" office:value="30501.4364658">
                <text:p>30501.436465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13481818182">
                <text:p>1.13481818182</text:p>
              </table:table-cell>
              <table:table-cell office:value-type="float" office:value="30516.1784714">
                <text:p>30516.17847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13645454545">
                <text:p>1.13645454545</text:p>
              </table:table-cell>
              <table:table-cell office:value-type="float" office:value="30534.8994602">
                <text:p>30534.89946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13809090909">
                <text:p>1.13809090909</text:p>
              </table:table-cell>
              <table:table-cell office:value-type="float" office:value="30561.7812921">
                <text:p>30561.78129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3972727273">
                <text:p>1.13972727273</text:p>
              </table:table-cell>
              <table:table-cell office:value-type="float" office:value="30603.8828703">
                <text:p>30603.88287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4136363636">
                <text:p>1.14136363636</text:p>
              </table:table-cell>
              <table:table-cell office:value-type="float" office:value="30670.4567467">
                <text:p>30670.45674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43">
                <text:p>1.143</text:p>
              </table:table-cell>
              <table:table-cell office:value-type="float" office:value="30770.9256021">
                <text:p>30770.92560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4463636364">
                <text:p>1.14463636364</text:p>
              </table:table-cell>
              <table:table-cell office:value-type="float" office:value="30911.6613714">
                <text:p>30911.66137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4627272727">
                <text:p>1.14627272727</text:p>
              </table:table-cell>
              <table:table-cell office:value-type="float" office:value="31092.3687597">
                <text:p>31092.36875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4790909091">
                <text:p>1.14790909091</text:p>
              </table:table-cell>
              <table:table-cell office:value-type="float" office:value="31305.6508931">
                <text:p>31305.65089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4954545455">
                <text:p>1.14954545455</text:p>
              </table:table-cell>
              <table:table-cell office:value-type="float" office:value="31541.5752999">
                <text:p>31541.57529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5">
                <text:p>1.15</text:p>
              </table:table-cell>
              <table:table-cell office:value-type="float" office:value="31587.9007275">
                <text:p>31587.90072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5163636364">
                <text:p>1.15163636364</text:p>
              </table:table-cell>
              <table:table-cell office:value-type="float" office:value="31838.0690665">
                <text:p>31838.06906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5327272727">
                <text:p>1.15327272727</text:p>
              </table:table-cell>
              <table:table-cell office:value-type="float" office:value="32087.5289396">
                <text:p>32087.528939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5490909091">
                <text:p>1.15490909091</text:p>
              </table:table-cell>
              <table:table-cell office:value-type="float" office:value="32329.7223451">
                <text:p>32329.72234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5654545455">
                <text:p>1.15654545455</text:p>
              </table:table-cell>
              <table:table-cell office:value-type="float" office:value="32559.4803226">
                <text:p>32559.48032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5818181818">
                <text:p>1.15818181818</text:p>
              </table:table-cell>
              <table:table-cell office:value-type="float" office:value="32773.4507513">
                <text:p>32773.45075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15981818182">
                <text:p>1.15981818182</text:p>
              </table:table-cell>
              <table:table-cell office:value-type="float" office:value="32973.7836122">
                <text:p>32973.78361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6145454545">
                <text:p>1.16145454545</text:p>
              </table:table-cell>
              <table:table-cell office:value-type="float" office:value="33172.4187872">
                <text:p>33172.41878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6309090909">
                <text:p>1.16309090909</text:p>
              </table:table-cell>
              <table:table-cell office:value-type="float" office:value="33395.255046">
                <text:p>33395.2550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16472727273">
                <text:p>1.16472727273</text:p>
              </table:table-cell>
              <table:table-cell office:value-type="float" office:value="33687.7887672">
                <text:p>33687.78876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16636363636">
                <text:p>1.16636363636</text:p>
              </table:table-cell>
              <table:table-cell office:value-type="float" office:value="34120.7942328">
                <text:p>34120.79423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168">
                <text:p>1.168</text:p>
              </table:table-cell>
              <table:table-cell office:value-type="float" office:value="34781.502327">
                <text:p>34781.5023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16963636364">
                <text:p>1.16963636364</text:p>
              </table:table-cell>
              <table:table-cell office:value-type="float" office:value="35743.1718563">
                <text:p>35743.171856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7127272727">
                <text:p>1.17127272727</text:p>
              </table:table-cell>
              <table:table-cell office:value-type="float" office:value="37014.3833093">
                <text:p>37014.38330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17290909091">
                <text:p>1.17290909091</text:p>
              </table:table-cell>
              <table:table-cell office:value-type="float" office:value="38500.5101477">
                <text:p>38500.51014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17454545455">
                <text:p>1.17454545455</text:p>
              </table:table-cell>
              <table:table-cell office:value-type="float" office:value="40019.1292959">
                <text:p>40019.12929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75">
                <text:p>1.175</text:p>
              </table:table-cell>
              <table:table-cell office:value-type="float" office:value="40300.705001">
                <text:p>40300.7050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17663636364">
                <text:p>1.17663636364</text:p>
              </table:table-cell>
              <table:table-cell office:value-type="float" office:value="41623.9161787">
                <text:p>41623.91617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7827272727">
                <text:p>1.17827272727</text:p>
              </table:table-cell>
              <table:table-cell office:value-type="float" office:value="42525.9224902">
                <text:p>42525.92249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7990909091">
                <text:p>1.17990909091</text:p>
              </table:table-cell>
              <table:table-cell office:value-type="float" office:value="42919.1065384">
                <text:p>42919.10653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8154545455">
                <text:p>1.18154545455</text:p>
              </table:table-cell>
              <table:table-cell office:value-type="float" office:value="42922.2545178">
                <text:p>42922.25451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18318181818">
                <text:p>1.18318181818</text:p>
              </table:table-cell>
              <table:table-cell office:value-type="float" office:value="42972.861207">
                <text:p>42972.8612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18481818182">
                <text:p>1.18481818182</text:p>
              </table:table-cell>
              <table:table-cell office:value-type="float" office:value="43396.0866197">
                <text:p>43396.08661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18645454545">
                <text:p>1.18645454545</text:p>
              </table:table-cell>
              <table:table-cell office:value-type="float" office:value="44772.3949394">
                <text:p>44772.39493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18809090909">
                <text:p>1.18809090909</text:p>
              </table:table-cell>
              <table:table-cell office:value-type="float" office:value="47659.593569">
                <text:p>47659.59356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18972727273">
                <text:p>1.18972727273</text:p>
              </table:table-cell>
              <table:table-cell office:value-type="float" office:value="52468.7183065">
                <text:p>52468.71830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9136363636">
                <text:p>1.19136363636</text:p>
              </table:table-cell>
              <table:table-cell office:value-type="float" office:value="59115.9630287">
                <text:p>59115.96302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93">
                <text:p>1.193</text:p>
              </table:table-cell>
              <table:table-cell office:value-type="float" office:value="66961.0514827">
                <text:p>66961.05148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19463636364">
                <text:p>1.19463636364</text:p>
              </table:table-cell>
              <table:table-cell office:value-type="float" office:value="75140.5106347">
                <text:p>75140.51063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19627272727">
                <text:p>1.19627272727</text:p>
              </table:table-cell>
              <table:table-cell office:value-type="float" office:value="82896.7926397">
                <text:p>82896.79263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19790909091">
                <text:p>1.19790909091</text:p>
              </table:table-cell>
              <table:table-cell office:value-type="float" office:value="89353.5147977">
                <text:p>89353.51479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19954545455">
                <text:p>1.19954545455</text:p>
              </table:table-cell>
              <table:table-cell office:value-type="float" office:value="93916.2132927">
                <text:p>93916.21329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2">
                <text:p>1.2</text:p>
              </table:table-cell>
              <table:table-cell office:value-type="float" office:value="94582.2510391">
                <text:p>94582.25103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0163636364">
                <text:p>1.20163636364</text:p>
              </table:table-cell>
              <table:table-cell office:value-type="float" office:value="96681.5507283">
                <text:p>96681.55072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20327272727">
                <text:p>1.20327272727</text:p>
              </table:table-cell>
              <table:table-cell office:value-type="float" office:value="97508.5071262">
                <text:p>97508.50712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20490909091">
                <text:p>1.20490909091</text:p>
              </table:table-cell>
              <table:table-cell office:value-type="float" office:value="97372.014527">
                <text:p>97372.0145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20654545455">
                <text:p>1.20654545455</text:p>
              </table:table-cell>
              <table:table-cell office:value-type="float" office:value="97154.7135501">
                <text:p>97154.71355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20818181818">
                <text:p>1.20818181818</text:p>
              </table:table-cell>
              <table:table-cell office:value-type="float" office:value="96897.8656668">
                <text:p>96897.86566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20981818182">
                <text:p>1.20981818182</text:p>
              </table:table-cell>
              <table:table-cell office:value-type="float" office:value="96682.5547327">
                <text:p>96682.55473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21145454545">
                <text:p>1.21145454545</text:p>
              </table:table-cell>
              <table:table-cell office:value-type="float" office:value="96429.7405331">
                <text:p>96429.74053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21309090909">
                <text:p>1.21309090909</text:p>
              </table:table-cell>
              <table:table-cell office:value-type="float" office:value="96218.0330688">
                <text:p>96218.03306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1472727273">
                <text:p>1.21472727273</text:p>
              </table:table-cell>
              <table:table-cell office:value-type="float" office:value="95952.9719724">
                <text:p>95952.97197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21636363636">
                <text:p>1.21636363636</text:p>
              </table:table-cell>
              <table:table-cell office:value-type="float" office:value="95737.5758098">
                <text:p>95737.57580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18">
                <text:p>1.218</text:p>
              </table:table-cell>
              <table:table-cell office:value-type="float" office:value="95463.542996">
                <text:p>95463.5429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21963636364">
                <text:p>1.21963636364</text:p>
              </table:table-cell>
              <table:table-cell office:value-type="float" office:value="95253.5800509">
                <text:p>95253.580050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2127272727">
                <text:p>1.22127272727</text:p>
              </table:table-cell>
              <table:table-cell office:value-type="float" office:value="94977.0456388">
                <text:p>94977.045638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2290909091">
                <text:p>1.22290909091</text:p>
              </table:table-cell>
              <table:table-cell office:value-type="float" office:value="94774.6138992">
                <text:p>94774.61389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22454545455">
                <text:p>1.22454545455</text:p>
              </table:table-cell>
              <table:table-cell office:value-type="float" office:value="94499.0111192">
                <text:p>94499.01111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25">
                <text:p>1.225</text:p>
              </table:table-cell>
              <table:table-cell office:value-type="float" office:value="94363.0360744">
                <text:p>94363.03607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22663636364">
                <text:p>1.22663636364</text:p>
              </table:table-cell>
              <table:table-cell office:value-type="float" office:value="94141.6330088">
                <text:p>94141.63300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2827272727">
                <text:p>1.22827272727</text:p>
              </table:table-cell>
              <table:table-cell office:value-type="float" office:value="93894.0324612">
                <text:p>93894.03246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22990909091">
                <text:p>1.22990909091</text:p>
              </table:table-cell>
              <table:table-cell office:value-type="float" office:value="93687.4464533">
                <text:p>93687.44645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3154545455">
                <text:p>1.23154545455</text:p>
              </table:table-cell>
              <table:table-cell office:value-type="float" office:value="93436.4626008">
                <text:p>93436.46260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3318181818">
                <text:p>1.23318181818</text:p>
              </table:table-cell>
              <table:table-cell office:value-type="float" office:value="93238.2237351">
                <text:p>93238.223735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23481818182">
                <text:p>1.23481818182</text:p>
              </table:table-cell>
              <table:table-cell office:value-type="float" office:value="92986.2789815">
                <text:p>92986.27898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23645454545">
                <text:p>1.23645454545</text:p>
              </table:table-cell>
              <table:table-cell office:value-type="float" office:value="92795.6824739">
                <text:p>92795.68247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3809090909">
                <text:p>1.23809090909</text:p>
              </table:table-cell>
              <table:table-cell office:value-type="float" office:value="92544.2209043">
                <text:p>92544.22090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3972727273">
                <text:p>1.23972727273</text:p>
              </table:table-cell>
              <table:table-cell office:value-type="float" office:value="92360.0870206">
                <text:p>92360.08702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4136363636">
                <text:p>1.24136363636</text:p>
              </table:table-cell>
              <table:table-cell office:value-type="float" office:value="92109.7907665">
                <text:p>92109.79076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243">
                <text:p>1.243</text:p>
              </table:table-cell>
              <table:table-cell office:value-type="float" office:value="91929.7096068">
                <text:p>91929.70960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24463636364">
                <text:p>1.24463636364</text:p>
              </table:table-cell>
              <table:table-cell office:value-type="float" office:value="91681.1888226">
                <text:p>91681.18882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4627272727">
                <text:p>1.24627272727</text:p>
              </table:table-cell>
              <table:table-cell office:value-type="float" office:value="91504.3479421">
                <text:p>91504.34794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24790909091">
                <text:p>1.24790909091</text:p>
              </table:table-cell>
              <table:table-cell office:value-type="float" office:value="91258.5765896">
                <text:p>91258.57658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24954545455">
                <text:p>1.24954545455</text:p>
              </table:table-cell>
              <table:table-cell office:value-type="float" office:value="91084.3225786">
                <text:p>91084.32257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5">
                <text:p>1.25</text:p>
              </table:table-cell>
              <table:table-cell office:value-type="float" office:value="90921.1182081">
                <text:p>90921.11820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25163636364">
                <text:p>1.25163636364</text:p>
              </table:table-cell>
              <table:table-cell office:value-type="float" office:value="90717.0060755">
                <text:p>90717.00607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5327272727">
                <text:p>1.25327272727</text:p>
              </table:table-cell>
              <table:table-cell office:value-type="float" office:value="49417.6881613">
                <text:p>49417.68816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5490909091">
                <text:p>1.25490909091</text:p>
              </table:table-cell>
              <table:table-cell office:value-type="float" office:value="49358.5366823">
                <text:p>49358.53668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25654545455">
                <text:p>1.25654545455</text:p>
              </table:table-cell>
              <table:table-cell office:value-type="float" office:value="49305.0439361">
                <text:p>49305.043936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25818181818">
                <text:p>1.25818181818</text:p>
              </table:table-cell>
              <table:table-cell office:value-type="float" office:value="49253.6842378">
                <text:p>49253.684237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5981818182">
                <text:p>1.25981818182</text:p>
              </table:table-cell>
              <table:table-cell office:value-type="float" office:value="49202.2749119">
                <text:p>49202.274911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26145454545">
                <text:p>1.26145454545</text:p>
              </table:table-cell>
              <table:table-cell office:value-type="float" office:value="49153.0473366">
                <text:p>49153.04733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26309090909">
                <text:p>1.26309090909</text:p>
              </table:table-cell>
              <table:table-cell office:value-type="float" office:value="49103.3024875">
                <text:p>49103.30248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26472727273">
                <text:p>1.26472727273</text:p>
              </table:table-cell>
              <table:table-cell office:value-type="float" office:value="49050.1107486">
                <text:p>49050.11074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26636363636">
                <text:p>1.26636363636</text:p>
              </table:table-cell>
              <table:table-cell office:value-type="float" office:value="48995.4871017">
                <text:p>48995.48710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268">
                <text:p>1.268</text:p>
              </table:table-cell>
              <table:table-cell office:value-type="float" office:value="48942.202626">
                <text:p>48942.2026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26963636364">
                <text:p>1.26963636364</text:p>
              </table:table-cell>
              <table:table-cell office:value-type="float" office:value="48893.735665">
                <text:p>48893.73566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7127272727">
                <text:p>1.27127272727</text:p>
              </table:table-cell>
              <table:table-cell office:value-type="float" office:value="48848.7243404">
                <text:p>48848.724340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27290909091">
                <text:p>1.27290909091</text:p>
              </table:table-cell>
              <table:table-cell office:value-type="float" office:value="48806.2401366">
                <text:p>48806.240136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27454545455">
                <text:p>1.27454545455</text:p>
              </table:table-cell>
              <table:table-cell office:value-type="float" office:value="48764.6431842">
                <text:p>48764.64318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275">
                <text:p>1.275</text:p>
              </table:table-cell>
              <table:table-cell office:value-type="float" office:value="48668.7083831">
                <text:p>48668.708383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7663636364">
                <text:p>1.27663636364</text:p>
              </table:table-cell>
              <table:table-cell office:value-type="float" office:value="48621.9777284">
                <text:p>48621.97772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27827272727">
                <text:p>1.27827272727</text:p>
              </table:table-cell>
              <table:table-cell office:value-type="float" office:value="48578.0264102">
                <text:p>48578.02641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27990909091">
                <text:p>1.27990909091</text:p>
              </table:table-cell>
              <table:table-cell office:value-type="float" office:value="48534.9770014">
                <text:p>48534.97700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28154545455">
                <text:p>1.28154545455</text:p>
              </table:table-cell>
              <table:table-cell office:value-type="float" office:value="48495.3816205">
                <text:p>48495.38162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8318181818">
                <text:p>1.28318181818</text:p>
              </table:table-cell>
              <table:table-cell office:value-type="float" office:value="48457.8630191">
                <text:p>48457.86301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28481818182">
                <text:p>1.28481818182</text:p>
              </table:table-cell>
              <table:table-cell office:value-type="float" office:value="48419.7208911">
                <text:p>48419.72089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28645454545">
                <text:p>1.28645454545</text:p>
              </table:table-cell>
              <table:table-cell office:value-type="float" office:value="48378.0339033">
                <text:p>48378.03390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28809090909">
                <text:p>1.28809090909</text:p>
              </table:table-cell>
              <table:table-cell office:value-type="float" office:value="48333.8813198">
                <text:p>48333.88131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28972727273">
                <text:p>1.28972727273</text:p>
              </table:table-cell>
              <table:table-cell office:value-type="float" office:value="48292.2842738">
                <text:p>48292.28427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29136363636">
                <text:p>1.29136363636</text:p>
              </table:table-cell>
              <table:table-cell office:value-type="float" office:value="48253.3107424">
                <text:p>48253.31074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293">
                <text:p>1.293</text:p>
              </table:table-cell>
              <table:table-cell office:value-type="float" office:value="48215.6169627">
                <text:p>48215.616962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9463636364">
                <text:p>1.29463636364</text:p>
              </table:table-cell>
              <table:table-cell office:value-type="float" office:value="48178.7723082">
                <text:p>48178.772308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29627272727">
                <text:p>1.29627272727</text:p>
              </table:table-cell>
              <table:table-cell office:value-type="float" office:value="48142.0337363">
                <text:p>48142.03373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29790909091">
                <text:p>1.29790909091</text:p>
              </table:table-cell>
              <table:table-cell office:value-type="float" office:value="48108.4340681">
                <text:p>48108.434068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29954545455">
                <text:p>1.29954545455</text:p>
              </table:table-cell>
              <table:table-cell office:value-type="float" office:value="48077.027463">
                <text:p>48077.0274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3">
                <text:p>1.3</text:p>
              </table:table-cell>
              <table:table-cell office:value-type="float" office:value="47968.179019">
                <text:p>47968.1790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30163636364">
                <text:p>1.30163636364</text:p>
              </table:table-cell>
              <table:table-cell office:value-type="float" office:value="47926.9454896">
                <text:p>47926.945489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30327272727">
                <text:p>1.30327272727</text:p>
              </table:table-cell>
              <table:table-cell office:value-type="float" office:value="47890.9841287">
                <text:p>47890.98412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30490909091">
                <text:p>1.30490909091</text:p>
              </table:table-cell>
              <table:table-cell office:value-type="float" office:value="47857.4748746">
                <text:p>47857.47487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30654545455">
                <text:p>1.30654545455</text:p>
              </table:table-cell>
              <table:table-cell office:value-type="float" office:value="47823.4430463">
                <text:p>47823.44304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30818181818">
                <text:p>1.30818181818</text:p>
              </table:table-cell>
              <table:table-cell office:value-type="float" office:value="47786.4604306">
                <text:p>47786.46043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30981818182">
                <text:p>1.30981818182</text:p>
              </table:table-cell>
              <table:table-cell office:value-type="float" office:value="47748.5552096">
                <text:p>47748.55520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31145454545">
                <text:p>1.31145454545</text:p>
              </table:table-cell>
              <table:table-cell office:value-type="float" office:value="47712.999431">
                <text:p>47712.9994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31309090909">
                <text:p>1.31309090909</text:p>
              </table:table-cell>
              <table:table-cell office:value-type="float" office:value="47678.4597533">
                <text:p>47678.45975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31472727273">
                <text:p>1.31472727273</text:p>
              </table:table-cell>
              <table:table-cell office:value-type="float" office:value="47644.0323528">
                <text:p>47644.03235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31636363636">
                <text:p>1.31636363636</text:p>
              </table:table-cell>
              <table:table-cell office:value-type="float" office:value="47609.6113365">
                <text:p>47609.611336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318">
                <text:p>1.318</text:p>
              </table:table-cell>
              <table:table-cell office:value-type="float" office:value="47576.7344484">
                <text:p>47576.734448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31963636364">
                <text:p>1.31963636364</text:p>
              </table:table-cell>
              <table:table-cell office:value-type="float" office:value="47548.1738199">
                <text:p>47548.17381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32127272727">
                <text:p>1.32127272727</text:p>
              </table:table-cell>
              <table:table-cell office:value-type="float" office:value="47520.918336">
                <text:p>47520.91833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32290909091">
                <text:p>1.32290909091</text:p>
              </table:table-cell>
              <table:table-cell office:value-type="float" office:value="47492.0320657">
                <text:p>47492.03206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32454545455">
                <text:p>1.32454545455</text:p>
              </table:table-cell>
              <table:table-cell office:value-type="float" office:value="47459.4224285">
                <text:p>47459.422428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25">
                <text:p>1.325</text:p>
              </table:table-cell>
              <table:table-cell office:value-type="float" office:value="47355.3550465">
                <text:p>47355.355046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32663636364">
                <text:p>1.32663636364</text:p>
              </table:table-cell>
              <table:table-cell office:value-type="float" office:value="47320.2382677">
                <text:p>47320.238267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32827272727">
                <text:p>1.32827272727</text:p>
              </table:table-cell>
              <table:table-cell office:value-type="float" office:value="47284.4937982">
                <text:p>47284.49379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32990909091">
                <text:p>1.32990909091</text:p>
              </table:table-cell>
              <table:table-cell office:value-type="float" office:value="47246.5583642">
                <text:p>47246.55836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33154545455">
                <text:p>1.33154545455</text:p>
              </table:table-cell>
              <table:table-cell office:value-type="float" office:value="47210.4542009">
                <text:p>47210.45420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3318181818">
                <text:p>1.33318181818</text:p>
              </table:table-cell>
              <table:table-cell office:value-type="float" office:value="47176.5609179">
                <text:p>47176.560917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33481818182">
                <text:p>1.33481818182</text:p>
              </table:table-cell>
              <table:table-cell office:value-type="float" office:value="47143.4598936">
                <text:p>47143.45989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33645454545">
                <text:p>1.33645454545</text:p>
              </table:table-cell>
              <table:table-cell office:value-type="float" office:value="47110.76048">
                <text:p>47110.7604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33809090909">
                <text:p>1.33809090909</text:p>
              </table:table-cell>
              <table:table-cell office:value-type="float" office:value="47078.682268">
                <text:p>47078.68226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33972727273">
                <text:p>1.33972727273</text:p>
              </table:table-cell>
              <table:table-cell office:value-type="float" office:value="47052.3377891">
                <text:p>47052.33778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34136363636">
                <text:p>1.34136363636</text:p>
              </table:table-cell>
              <table:table-cell office:value-type="float" office:value="47028.7029129">
                <text:p>47028.70291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343">
                <text:p>1.343</text:p>
              </table:table-cell>
              <table:table-cell office:value-type="float" office:value="47004.7073646">
                <text:p>47004.70736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34463636364">
                <text:p>1.34463636364</text:p>
              </table:table-cell>
              <table:table-cell office:value-type="float" office:value="46978.0700057">
                <text:p>46978.07000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34627272727">
                <text:p>1.34627272727</text:p>
              </table:table-cell>
              <table:table-cell office:value-type="float" office:value="46947.7461226">
                <text:p>46947.74612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34790909091">
                <text:p>1.34790909091</text:p>
              </table:table-cell>
              <table:table-cell office:value-type="float" office:value="46917.6960224">
                <text:p>46917.69602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34954545455">
                <text:p>1.34954545455</text:p>
              </table:table-cell>
              <table:table-cell office:value-type="float" office:value="46888.8635499">
                <text:p>46888.86354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35">
                <text:p>1.35</text:p>
              </table:table-cell>
              <table:table-cell office:value-type="float" office:value="46790.8723763">
                <text:p>46790.872376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35163636364">
                <text:p>1.35163636364</text:p>
              </table:table-cell>
              <table:table-cell office:value-type="float" office:value="46755.262394">
                <text:p>46755.2623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35327272727">
                <text:p>1.35327272727</text:p>
              </table:table-cell>
              <table:table-cell office:value-type="float" office:value="46722.6278973">
                <text:p>46722.627897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35490909091">
                <text:p>1.35490909091</text:p>
              </table:table-cell>
              <table:table-cell office:value-type="float" office:value="46691.3826639">
                <text:p>46691.382663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35654545455">
                <text:p>1.35654545455</text:p>
              </table:table-cell>
              <table:table-cell office:value-type="float" office:value="46660.5242231">
                <text:p>46660.52422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5818181818">
                <text:p>1.35818181818</text:p>
              </table:table-cell>
              <table:table-cell office:value-type="float" office:value="46630.5912749">
                <text:p>46630.591274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35981818182">
                <text:p>1.35981818182</text:p>
              </table:table-cell>
              <table:table-cell office:value-type="float" office:value="46605.8557696">
                <text:p>46605.85576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36145454545">
                <text:p>1.36145454545</text:p>
              </table:table-cell>
              <table:table-cell office:value-type="float" office:value="46585.6046548">
                <text:p>46585.60465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36309090909">
                <text:p>1.36309090909</text:p>
              </table:table-cell>
              <table:table-cell office:value-type="float" office:value="46566.0318925">
                <text:p>46566.03189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36472727273">
                <text:p>1.36472727273</text:p>
              </table:table-cell>
              <table:table-cell office:value-type="float" office:value="46544.3815848">
                <text:p>46544.38158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36636363636">
                <text:p>1.36636363636</text:p>
              </table:table-cell>
              <table:table-cell office:value-type="float" office:value="46519.0656974">
                <text:p>46519.065697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368">
                <text:p>1.368</text:p>
              </table:table-cell>
              <table:table-cell office:value-type="float" office:value="46491.7411413">
                <text:p>46491.74114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36963636364">
                <text:p>1.36963636364</text:p>
              </table:table-cell>
              <table:table-cell office:value-type="float" office:value="46465.2056663">
                <text:p>46465.20566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37127272727">
                <text:p>1.37127272727</text:p>
              </table:table-cell>
              <table:table-cell office:value-type="float" office:value="46437.873121">
                <text:p>46437.873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37290909091">
                <text:p>1.37290909091</text:p>
              </table:table-cell>
              <table:table-cell office:value-type="float" office:value="46409.0460898">
                <text:p>46409.04608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37454545455">
                <text:p>1.37454545455</text:p>
              </table:table-cell>
              <table:table-cell office:value-type="float" office:value="46379.3385971">
                <text:p>46379.33859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375">
                <text:p>1.375</text:p>
              </table:table-cell>
              <table:table-cell office:value-type="float" office:value="46298.6810075">
                <text:p>46298.681007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37663636364">
                <text:p>1.37663636364</text:p>
              </table:table-cell>
              <table:table-cell office:value-type="float" office:value="46264.4856058">
                <text:p>46264.48560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37827272727">
                <text:p>1.37827272727</text:p>
              </table:table-cell>
              <table:table-cell office:value-type="float" office:value="46230.4501059">
                <text:p>46230.45010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37990909091">
                <text:p>1.37990909091</text:p>
              </table:table-cell>
              <table:table-cell office:value-type="float" office:value="46200.0260358">
                <text:p>46200.02603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38154545455">
                <text:p>1.38154545455</text:p>
              </table:table-cell>
              <table:table-cell office:value-type="float" office:value="46175.9689004">
                <text:p>46175.96890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38318181818">
                <text:p>1.38318181818</text:p>
              </table:table-cell>
              <table:table-cell office:value-type="float" office:value="46155.9117654">
                <text:p>46155.91176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38481818182">
                <text:p>1.38481818182</text:p>
              </table:table-cell>
              <table:table-cell office:value-type="float" office:value="46136.0248971">
                <text:p>46136.02489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38645454545">
                <text:p>1.38645454545</text:p>
              </table:table-cell>
              <table:table-cell office:value-type="float" office:value="46114.3213528">
                <text:p>46114.321352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38809090909">
                <text:p>1.38809090909</text:p>
              </table:table-cell>
              <table:table-cell office:value-type="float" office:value="46091.5367667">
                <text:p>46091.53676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38972727273">
                <text:p>1.38972727273</text:p>
              </table:table-cell>
              <table:table-cell office:value-type="float" office:value="46071.7535751">
                <text:p>46071.753575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39136363636">
                <text:p>1.39136363636</text:p>
              </table:table-cell>
              <table:table-cell office:value-type="float" office:value="46054.4998962">
                <text:p>46054.49989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93">
                <text:p>1.393</text:p>
              </table:table-cell>
              <table:table-cell office:value-type="float" office:value="46040.7620431">
                <text:p>46040.76204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39463636364">
                <text:p>1.39463636364</text:p>
              </table:table-cell>
              <table:table-cell office:value-type="float" office:value="46032.7915842">
                <text:p>46032.791584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39627272727">
                <text:p>1.39627272727</text:p>
              </table:table-cell>
              <table:table-cell office:value-type="float" office:value="46035.3125309">
                <text:p>46035.31253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9790909091">
                <text:p>1.39790909091</text:p>
              </table:table-cell>
              <table:table-cell office:value-type="float" office:value="46051.8191774">
                <text:p>46051.81917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9954545455">
                <text:p>1.39954545455</text:p>
              </table:table-cell>
              <table:table-cell office:value-type="float" office:value="46078.7398382">
                <text:p>46078.73983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">
                <text:p>1.4</text:p>
              </table:table-cell>
              <table:table-cell office:value-type="float" office:value="46000.059822">
                <text:p>46000.0598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0163636364">
                <text:p>1.40163636364</text:p>
              </table:table-cell>
              <table:table-cell office:value-type="float" office:value="46019.7836449">
                <text:p>46019.78364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40327272727">
                <text:p>1.40327272727</text:p>
              </table:table-cell>
              <table:table-cell office:value-type="float" office:value="46047.4758914">
                <text:p>46047.47589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40490909091">
                <text:p>1.40490909091</text:p>
              </table:table-cell>
              <table:table-cell office:value-type="float" office:value="46077.8865448">
                <text:p>46077.88654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40654545455">
                <text:p>1.40654545455</text:p>
              </table:table-cell>
              <table:table-cell office:value-type="float" office:value="46106.7405233">
                <text:p>46106.74052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40818181818">
                <text:p>1.40818181818</text:p>
              </table:table-cell>
              <table:table-cell office:value-type="float" office:value="46131.3306795">
                <text:p>46131.33067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40981818182">
                <text:p>1.40981818182</text:p>
              </table:table-cell>
              <table:table-cell office:value-type="float" office:value="46155.0423895">
                <text:p>46155.04238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41145454545">
                <text:p>1.41145454545</text:p>
              </table:table-cell>
              <table:table-cell office:value-type="float" office:value="46176.8552022">
                <text:p>46176.85520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41309090909">
                <text:p>1.41309090909</text:p>
              </table:table-cell>
              <table:table-cell office:value-type="float" office:value="46200.8628944">
                <text:p>46200.86289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41472727273">
                <text:p>1.41472727273</text:p>
              </table:table-cell>
              <table:table-cell office:value-type="float" office:value="46238.3262425">
                <text:p>46238.32624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41636363636">
                <text:p>1.41636363636</text:p>
              </table:table-cell>
              <table:table-cell office:value-type="float" office:value="46312.4587461">
                <text:p>46312.458746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418">
                <text:p>1.418</text:p>
              </table:table-cell>
              <table:table-cell office:value-type="float" office:value="46460.8120392">
                <text:p>46460.81203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41963636364">
                <text:p>1.41963636364</text:p>
              </table:table-cell>
              <table:table-cell office:value-type="float" office:value="46717.895464">
                <text:p>46717.8954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42127272727">
                <text:p>1.42127272727</text:p>
              </table:table-cell>
              <table:table-cell office:value-type="float" office:value="47103.9252948">
                <text:p>47103.92529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42290909091">
                <text:p>1.42290909091</text:p>
              </table:table-cell>
              <table:table-cell office:value-type="float" office:value="47608.8227399">
                <text:p>47608.82273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42454545455">
                <text:p>1.42454545455</text:p>
              </table:table-cell>
              <table:table-cell office:value-type="float" office:value="48201.9659514">
                <text:p>48201.96595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425">
                <text:p>1.425</text:p>
              </table:table-cell>
              <table:table-cell office:value-type="float" office:value="48252.205619">
                <text:p>48252.2056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42663636364">
                <text:p>1.42663636364</text:p>
              </table:table-cell>
              <table:table-cell office:value-type="float" office:value="48950.2288462">
                <text:p>48950.22884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42827272727">
                <text:p>1.42827272727</text:p>
              </table:table-cell>
              <table:table-cell office:value-type="float" office:value="49778.4542295">
                <text:p>49778.45422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42990909091">
                <text:p>1.42990909091</text:p>
              </table:table-cell>
              <table:table-cell office:value-type="float" office:value="50879.2474584">
                <text:p>50879.24745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43154545455">
                <text:p>1.43154545455</text:p>
              </table:table-cell>
              <table:table-cell office:value-type="float" office:value="52480.2071978">
                <text:p>52480.20719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43318181818">
                <text:p>1.43318181818</text:p>
              </table:table-cell>
              <table:table-cell office:value-type="float" office:value="54804.938538">
                <text:p>54804.93853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43481818182">
                <text:p>1.43481818182</text:p>
              </table:table-cell>
              <table:table-cell office:value-type="float" office:value="57882.5876698">
                <text:p>57882.58766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43645454545">
                <text:p>1.43645454545</text:p>
              </table:table-cell>
              <table:table-cell office:value-type="float" office:value="61209.0957626">
                <text:p>61209.095762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43809090909">
                <text:p>1.43809090909</text:p>
              </table:table-cell>
              <table:table-cell office:value-type="float" office:value="63914.7088282">
                <text:p>63914.70882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43972727273">
                <text:p>1.43972727273</text:p>
              </table:table-cell>
              <table:table-cell office:value-type="float" office:value="65133.2613433">
                <text:p>65133.26134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44136363636">
                <text:p>1.44136363636</text:p>
              </table:table-cell>
              <table:table-cell office:value-type="float" office:value="64579.0753837">
                <text:p>64579.07538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443">
                <text:p>1.443</text:p>
              </table:table-cell>
              <table:table-cell office:value-type="float" office:value="63006.2886526">
                <text:p>63006.288652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44463636364">
                <text:p>1.44463636364</text:p>
              </table:table-cell>
              <table:table-cell office:value-type="float" office:value="61568.1286002">
                <text:p>61568.12860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44627272727">
                <text:p>1.44627272727</text:p>
              </table:table-cell>
              <table:table-cell office:value-type="float" office:value="65023.2267216">
                <text:p>65023.22672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44790909091">
                <text:p>1.44790909091</text:p>
              </table:table-cell>
              <table:table-cell office:value-type="float" office:value="77204.0484479">
                <text:p>77204.048447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44954545455">
                <text:p>1.44954545455</text:p>
              </table:table-cell>
              <table:table-cell office:value-type="float" office:value="98271.8086331">
                <text:p>98271.808633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5">
                <text:p>1.45</text:p>
              </table:table-cell>
              <table:table-cell office:value-type="float" office:value="105128.781862">
                <text:p>105128.7818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45163636364">
                <text:p>1.45163636364</text:p>
              </table:table-cell>
              <table:table-cell office:value-type="float" office:value="126301.054985">
                <text:p>126301.05498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45327272727">
                <text:p>1.45327272727</text:p>
              </table:table-cell>
              <table:table-cell office:value-type="float" office:value="137201.749282">
                <text:p>137201.7492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45490909091">
                <text:p>1.45490909091</text:p>
              </table:table-cell>
              <table:table-cell office:value-type="float" office:value="136812.05071">
                <text:p>136812.050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45654545455">
                <text:p>1.45654545455</text:p>
              </table:table-cell>
              <table:table-cell office:value-type="float" office:value="135306.561807">
                <text:p>135306.5618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45818181818">
                <text:p>1.45818181818</text:p>
              </table:table-cell>
              <table:table-cell office:value-type="float" office:value="133291.559404">
                <text:p>133291.5594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45981818182">
                <text:p>1.45981818182</text:p>
              </table:table-cell>
              <table:table-cell office:value-type="float" office:value="131769.190321">
                <text:p>131769.1903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46145454545">
                <text:p>1.46145454545</text:p>
              </table:table-cell>
              <table:table-cell office:value-type="float" office:value="129973.173114">
                <text:p>129973.1731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46309090909">
                <text:p>1.46309090909</text:p>
              </table:table-cell>
              <table:table-cell office:value-type="float" office:value="128568.95156">
                <text:p>128568.951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46472727273">
                <text:p>1.46472727273</text:p>
              </table:table-cell>
              <table:table-cell office:value-type="float" office:value="126974.428011">
                <text:p>126974.4280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46636363636">
                <text:p>1.46636363636</text:p>
              </table:table-cell>
              <table:table-cell office:value-type="float" office:value="125682.320043">
                <text:p>125682.32004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468">
                <text:p>1.468</text:p>
              </table:table-cell>
              <table:table-cell office:value-type="float" office:value="124264.979668">
                <text:p>124264.97966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46963636364">
                <text:p>1.46963636364</text:p>
              </table:table-cell>
              <table:table-cell office:value-type="float" office:value="123077.191113">
                <text:p>123077.1911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47127272727">
                <text:p>1.47127272727</text:p>
              </table:table-cell>
              <table:table-cell office:value-type="float" office:value="121819.282639">
                <text:p>121819.28263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47290909091">
                <text:p>1.47290909091</text:p>
              </table:table-cell>
              <table:table-cell office:value-type="float" office:value="120728.587856">
                <text:p>120728.5878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47454545455">
                <text:p>1.47454545455</text:p>
              </table:table-cell>
              <table:table-cell office:value-type="float" office:value="119595.559941">
                <text:p>119595.5599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475">
                <text:p>1.475</text:p>
              </table:table-cell>
              <table:table-cell office:value-type="float" office:value="118954.573057">
                <text:p>118954.57305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47663636364">
                <text:p>1.47663636364</text:p>
              </table:table-cell>
              <table:table-cell office:value-type="float" office:value="118001.325738">
                <text:p>118001.3257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7827272727">
                <text:p>1.47827272727</text:p>
              </table:table-cell>
              <table:table-cell office:value-type="float" office:value="116978.873835">
                <text:p>116978.87383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47990909091">
                <text:p>1.47990909091</text:p>
              </table:table-cell>
              <table:table-cell office:value-type="float" office:value="116105.282035">
                <text:p>116105.2820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48154545455">
                <text:p>1.48154545455</text:p>
              </table:table-cell>
              <table:table-cell office:value-type="float" office:value="115166.445102">
                <text:p>115166.44510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48318181818">
                <text:p>1.48318181818</text:p>
              </table:table-cell>
              <table:table-cell office:value-type="float" office:value="114354.871285">
                <text:p>114354.8712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48481818182">
                <text:p>1.48481818182</text:p>
              </table:table-cell>
              <table:table-cell office:value-type="float" office:value="113487.670058">
                <text:p>113487.67005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48645454545">
                <text:p>1.48645454545</text:p>
              </table:table-cell>
              <table:table-cell office:value-type="float" office:value="112735.910927">
                <text:p>112735.9109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48809090909">
                <text:p>1.48809090909</text:p>
              </table:table-cell>
              <table:table-cell office:value-type="float" office:value="111927.909869">
                <text:p>111927.9098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48972727273">
                <text:p>1.48972727273</text:p>
              </table:table-cell>
              <table:table-cell office:value-type="float" office:value="111228.222611">
                <text:p>111228.2226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49136363636">
                <text:p>1.49136363636</text:p>
              </table:table-cell>
              <table:table-cell office:value-type="float" office:value="110464.597099">
                <text:p>110464.5970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493">
                <text:p>1.493</text:p>
              </table:table-cell>
              <table:table-cell office:value-type="float" office:value="109810.758959">
                <text:p>109810.75895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49463636364">
                <text:p>1.49463636364</text:p>
              </table:table-cell>
              <table:table-cell office:value-type="float" office:value="109083.582034">
                <text:p>109083.5820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9627272727">
                <text:p>1.49627272727</text:p>
              </table:table-cell>
              <table:table-cell office:value-type="float" office:value="108471.03065">
                <text:p>108471.0306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49790909091">
                <text:p>1.49790909091</text:p>
              </table:table-cell>
              <table:table-cell office:value-type="float" office:value="107775.212097">
                <text:p>107775.21209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49954545455">
                <text:p>1.49954545455</text:p>
              </table:table-cell>
              <table:table-cell office:value-type="float" office:value="107201.029454">
                <text:p>107201.0294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5">
                <text:p>1.5</text:p>
              </table:table-cell>
              <table:table-cell office:value-type="float" office:value="106763.471086">
                <text:p>106763.47108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50163636364">
                <text:p>1.50163636364</text:p>
              </table:table-cell>
              <table:table-cell office:value-type="float" office:value="58084.2567974">
                <text:p>58084.25679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50327272727">
                <text:p>1.50327272727</text:p>
              </table:table-cell>
              <table:table-cell office:value-type="float" office:value="57936.1231478">
                <text:p>57936.12314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50490909091">
                <text:p>1.50490909091</text:p>
              </table:table-cell>
              <table:table-cell office:value-type="float" office:value="57776.7400305">
                <text:p>57776.74003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50654545455">
                <text:p>1.50654545455</text:p>
              </table:table-cell>
              <table:table-cell office:value-type="float" office:value="57609.6162009">
                <text:p>57609.61620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50818181818">
                <text:p>1.50818181818</text:p>
              </table:table-cell>
              <table:table-cell office:value-type="float" office:value="57452.6182439">
                <text:p>57452.61824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50981818182">
                <text:p>1.50981818182</text:p>
              </table:table-cell>
              <table:table-cell office:value-type="float" office:value="57305.3336095">
                <text:p>57305.33360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51145454545">
                <text:p>1.51145454545</text:p>
              </table:table-cell>
              <table:table-cell office:value-type="float" office:value="57166.5520979">
                <text:p>57166.552097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51309090909">
                <text:p>1.51309090909</text:p>
              </table:table-cell>
              <table:table-cell office:value-type="float" office:value="57037.7918865">
                <text:p>57037.791886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51472727273">
                <text:p>1.51472727273</text:p>
              </table:table-cell>
              <table:table-cell office:value-type="float" office:value="56920.2939888">
                <text:p>56920.29398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51636363636">
                <text:p>1.51636363636</text:p>
              </table:table-cell>
              <table:table-cell office:value-type="float" office:value="56808.5911649">
                <text:p>56808.59116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518">
                <text:p>1.518</text:p>
              </table:table-cell>
              <table:table-cell office:value-type="float" office:value="56696.6355012">
                <text:p>56696.63550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51963636364">
                <text:p>1.51963636364</text:p>
              </table:table-cell>
              <table:table-cell office:value-type="float" office:value="56580.4566818">
                <text:p>56580.45668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52127272727">
                <text:p>1.52127272727</text:p>
              </table:table-cell>
              <table:table-cell office:value-type="float" office:value="56458.5274194">
                <text:p>56458.527419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52290909091">
                <text:p>1.52290909091</text:p>
              </table:table-cell>
              <table:table-cell office:value-type="float" office:value="56333.9689154">
                <text:p>56333.968915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52454545455">
                <text:p>1.52454545455</text:p>
              </table:table-cell>
              <table:table-cell office:value-type="float" office:value="56214.3252198">
                <text:p>56214.32521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525">
                <text:p>1.525</text:p>
              </table:table-cell>
              <table:table-cell office:value-type="float" office:value="55987.5381716">
                <text:p>55987.53817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52663636364">
                <text:p>1.52663636364</text:p>
              </table:table-cell>
              <table:table-cell office:value-type="float" office:value="55874.1910225">
                <text:p>55874.19102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52827272727">
                <text:p>1.52827272727</text:p>
              </table:table-cell>
              <table:table-cell office:value-type="float" office:value="55761.512152">
                <text:p>55761.5121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52990909091">
                <text:p>1.52990909091</text:p>
              </table:table-cell>
              <table:table-cell office:value-type="float" office:value="55651.4873122">
                <text:p>55651.48731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3154545455">
                <text:p>1.53154545455</text:p>
              </table:table-cell>
              <table:table-cell office:value-type="float" office:value="55547.064152">
                <text:p>55547.06415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53318181818">
                <text:p>1.53318181818</text:p>
              </table:table-cell>
              <table:table-cell office:value-type="float" office:value="55449.2681449">
                <text:p>55449.26814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53481818182">
                <text:p>1.53481818182</text:p>
              </table:table-cell>
              <table:table-cell office:value-type="float" office:value="55360.8821052">
                <text:p>55360.88210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53645454545">
                <text:p>1.53645454545</text:p>
              </table:table-cell>
              <table:table-cell office:value-type="float" office:value="55277.6131503">
                <text:p>55277.613150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53809090909">
                <text:p>1.53809090909</text:p>
              </table:table-cell>
              <table:table-cell office:value-type="float" office:value="55193.4075267">
                <text:p>55193.40752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53972727273">
                <text:p>1.53972727273</text:p>
              </table:table-cell>
              <table:table-cell office:value-type="float" office:value="55103.8767685">
                <text:p>55103.87676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54136363636">
                <text:p>1.54136363636</text:p>
              </table:table-cell>
              <table:table-cell office:value-type="float" office:value="55007.9244662">
                <text:p>55007.92446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543">
                <text:p>1.543</text:p>
              </table:table-cell>
              <table:table-cell office:value-type="float" office:value="54914.2159838">
                <text:p>54914.21598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54463636364">
                <text:p>1.54463636364</text:p>
              </table:table-cell>
              <table:table-cell office:value-type="float" office:value="54820.5382701">
                <text:p>54820.53827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54627272727">
                <text:p>1.54627272727</text:p>
              </table:table-cell>
              <table:table-cell office:value-type="float" office:value="54726.4245164">
                <text:p>54726.42451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54790909091">
                <text:p>1.54790909091</text:p>
              </table:table-cell>
              <table:table-cell office:value-type="float" office:value="54634.5371049">
                <text:p>54634.53710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54954545455">
                <text:p>1.54954545455</text:p>
              </table:table-cell>
              <table:table-cell office:value-type="float" office:value="54551.2240027">
                <text:p>54551.22400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55">
                <text:p>1.55</text:p>
              </table:table-cell>
              <table:table-cell office:value-type="float" office:value="54344.9302603">
                <text:p>54344.93026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55163636364">
                <text:p>1.55163636364</text:p>
              </table:table-cell>
              <table:table-cell office:value-type="float" office:value="54247.346996">
                <text:p>54247.3469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55327272727">
                <text:p>1.55327272727</text:p>
              </table:table-cell>
              <table:table-cell office:value-type="float" office:value="54151.5055398">
                <text:p>54151.505539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55490909091">
                <text:p>1.55490909091</text:p>
              </table:table-cell>
              <table:table-cell office:value-type="float" office:value="54066.9362601">
                <text:p>54066.93626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55654545455">
                <text:p>1.55654545455</text:p>
              </table:table-cell>
              <table:table-cell office:value-type="float" office:value="53990.0783955">
                <text:p>53990.07839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55818181818">
                <text:p>1.55818181818</text:p>
              </table:table-cell>
              <table:table-cell office:value-type="float" office:value="53916.2845091">
                <text:p>53916.28450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55981818182">
                <text:p>1.55981818182</text:p>
              </table:table-cell>
              <table:table-cell office:value-type="float" office:value="53840.7189884">
                <text:p>53840.718988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56145454545">
                <text:p>1.56145454545</text:p>
              </table:table-cell>
              <table:table-cell office:value-type="float" office:value="53761.5706822">
                <text:p>53761.570682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56309090909">
                <text:p>1.56309090909</text:p>
              </table:table-cell>
              <table:table-cell office:value-type="float" office:value="53685.1977151">
                <text:p>53685.197715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56472727273">
                <text:p>1.56472727273</text:p>
              </table:table-cell>
              <table:table-cell office:value-type="float" office:value="53607.9297067">
                <text:p>53607.92970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56636363636">
                <text:p>1.56636363636</text:p>
              </table:table-cell>
              <table:table-cell office:value-type="float" office:value="53526.7212138">
                <text:p>53526.721213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568">
                <text:p>1.568</text:p>
              </table:table-cell>
              <table:table-cell office:value-type="float" office:value="53442.7976304">
                <text:p>53442.797630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56963636364">
                <text:p>1.56963636364</text:p>
              </table:table-cell>
              <table:table-cell office:value-type="float" office:value="53361.0838295">
                <text:p>53361.08382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57127272727">
                <text:p>1.57127272727</text:p>
              </table:table-cell>
              <table:table-cell office:value-type="float" office:value="53291.1769763">
                <text:p>53291.176976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57290909091">
                <text:p>1.57290909091</text:p>
              </table:table-cell>
              <table:table-cell office:value-type="float" office:value="53225.2938821">
                <text:p>53225.29388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57454545455">
                <text:p>1.57454545455</text:p>
              </table:table-cell>
              <table:table-cell office:value-type="float" office:value="53159.8466149">
                <text:p>53159.84661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575">
                <text:p>1.575</text:p>
              </table:table-cell>
              <table:table-cell office:value-type="float" office:value="52944.4586178">
                <text:p>52944.458617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57663636364">
                <text:p>1.57663636364</text:p>
              </table:table-cell>
              <table:table-cell office:value-type="float" office:value="52860.8662408">
                <text:p>52860.866240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57827272727">
                <text:p>1.57827272727</text:p>
              </table:table-cell>
              <table:table-cell office:value-type="float" office:value="52783.4415976">
                <text:p>52783.441597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57990909091">
                <text:p>1.57990909091</text:p>
              </table:table-cell>
              <table:table-cell office:value-type="float" office:value="52708.5541895">
                <text:p>52708.554189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58154545455">
                <text:p>1.58154545455</text:p>
              </table:table-cell>
              <table:table-cell office:value-type="float" office:value="52634.821491">
                <text:p>52634.8214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58318181818">
                <text:p>1.58318181818</text:p>
              </table:table-cell>
              <table:table-cell office:value-type="float" office:value="52566.6774686">
                <text:p>52566.67746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58481818182">
                <text:p>1.58481818182</text:p>
              </table:table-cell>
              <table:table-cell office:value-type="float" office:value="52498.94555">
                <text:p>52498.9455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58645454545">
                <text:p>1.58645454545</text:p>
              </table:table-cell>
              <table:table-cell office:value-type="float" office:value="52428.2859201">
                <text:p>52428.28592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58809090909">
                <text:p>1.58809090909</text:p>
              </table:table-cell>
              <table:table-cell office:value-type="float" office:value="52352.9922158">
                <text:p>52352.99221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58972727273">
                <text:p>1.58972727273</text:p>
              </table:table-cell>
              <table:table-cell office:value-type="float" office:value="52277.6013395">
                <text:p>52277.601339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59136363636">
                <text:p>1.59136363636</text:p>
              </table:table-cell>
              <table:table-cell office:value-type="float" office:value="52210.5766341">
                <text:p>52210.57663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593">
                <text:p>1.593</text:p>
              </table:table-cell>
              <table:table-cell office:value-type="float" office:value="52149.4757638">
                <text:p>52149.475763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59463636364">
                <text:p>1.59463636364</text:p>
              </table:table-cell>
              <table:table-cell office:value-type="float" office:value="52089.2853871">
                <text:p>52089.285387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59627272727">
                <text:p>1.59627272727</text:p>
              </table:table-cell>
              <table:table-cell office:value-type="float" office:value="52027.560803">
                <text:p>52027.56080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59790909091">
                <text:p>1.59790909091</text:p>
              </table:table-cell>
              <table:table-cell office:value-type="float" office:value="51965.732999">
                <text:p>51965.73299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59954545455">
                <text:p>1.59954545455</text:p>
              </table:table-cell>
              <table:table-cell office:value-type="float" office:value="51906.8251156">
                <text:p>51906.825115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6">
                <text:p>1.6</text:p>
              </table:table-cell>
              <table:table-cell office:value-type="float" office:value="51694.9199194">
                <text:p>51694.919919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60163636364">
                <text:p>1.60163636364</text:p>
              </table:table-cell>
              <table:table-cell office:value-type="float" office:value="51619.5389487">
                <text:p>51619.53894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60327272727">
                <text:p>1.60327272727</text:p>
              </table:table-cell>
              <table:table-cell office:value-type="float" office:value="51552.609371">
                <text:p>51552.6093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60490909091">
                <text:p>1.60490909091</text:p>
              </table:table-cell>
              <table:table-cell office:value-type="float" office:value="51489.2234291">
                <text:p>51489.22342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60654545455">
                <text:p>1.60654545455</text:p>
              </table:table-cell>
              <table:table-cell office:value-type="float" office:value="51424.7683345">
                <text:p>51424.768334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60818181818">
                <text:p>1.60818181818</text:p>
              </table:table-cell>
              <table:table-cell office:value-type="float" office:value="51357.2177159">
                <text:p>51357.217715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60981818182">
                <text:p>1.60981818182</text:p>
              </table:table-cell>
              <table:table-cell office:value-type="float" office:value="51288.8870134">
                <text:p>51288.887013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61145454545">
                <text:p>1.61145454545</text:p>
              </table:table-cell>
              <table:table-cell office:value-type="float" office:value="51226.485515">
                <text:p>51226.4855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61309090909">
                <text:p>1.61309090909</text:p>
              </table:table-cell>
              <table:table-cell office:value-type="float" office:value="51168.2894672">
                <text:p>51168.28946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61472727273">
                <text:p>1.61472727273</text:p>
              </table:table-cell>
              <table:table-cell office:value-type="float" office:value="51112.7418914">
                <text:p>51112.741891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61636363636">
                <text:p>1.61636363636</text:p>
              </table:table-cell>
              <table:table-cell office:value-type="float" office:value="51056.232493">
                <text:p>51056.23249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618">
                <text:p>1.618</text:p>
              </table:table-cell>
              <table:table-cell office:value-type="float" office:value="51000.9862042">
                <text:p>51000.986204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61963636364">
                <text:p>1.61963636364</text:p>
              </table:table-cell>
              <table:table-cell office:value-type="float" office:value="50949.4250892">
                <text:p>50949.425089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62127272727">
                <text:p>1.62127272727</text:p>
              </table:table-cell>
              <table:table-cell office:value-type="float" office:value="50896.1739626">
                <text:p>50896.17396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62290909091">
                <text:p>1.62290909091</text:p>
              </table:table-cell>
              <table:table-cell office:value-type="float" office:value="50837.3813065">
                <text:p>50837.381306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62454545455">
                <text:p>1.62454545455</text:p>
              </table:table-cell>
              <table:table-cell office:value-type="float" office:value="50771.9364985">
                <text:p>50771.93649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625">
                <text:p>1.625</text:p>
              </table:table-cell>
              <table:table-cell office:value-type="float" office:value="50596.2082822">
                <text:p>50596.208282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62663636364">
                <text:p>1.62663636364</text:p>
              </table:table-cell>
              <table:table-cell office:value-type="float" office:value="50531.4316299">
                <text:p>50531.431629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62827272727">
                <text:p>1.62827272727</text:p>
              </table:table-cell>
              <table:table-cell office:value-type="float" office:value="50463.860662">
                <text:p>50463.86066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62990909091">
                <text:p>1.62990909091</text:p>
              </table:table-cell>
              <table:table-cell office:value-type="float" office:value="50394.2506976">
                <text:p>50394.250697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63154545455">
                <text:p>1.63154545455</text:p>
              </table:table-cell>
              <table:table-cell office:value-type="float" office:value="50330.9224588">
                <text:p>50330.922458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63318181818">
                <text:p>1.63318181818</text:p>
              </table:table-cell>
              <table:table-cell office:value-type="float" office:value="50272.6972641">
                <text:p>50272.697264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63481818182">
                <text:p>1.63481818182</text:p>
              </table:table-cell>
              <table:table-cell office:value-type="float" office:value="50219.0610818">
                <text:p>50219.061081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63645454545">
                <text:p>1.63645454545</text:p>
              </table:table-cell>
              <table:table-cell office:value-type="float" office:value="50167.8617269">
                <text:p>50167.861726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63809090909">
                <text:p>1.63809090909</text:p>
              </table:table-cell>
              <table:table-cell office:value-type="float" office:value="50120.5036142">
                <text:p>50120.50361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63972727273">
                <text:p>1.63972727273</text:p>
              </table:table-cell>
              <table:table-cell office:value-type="float" office:value="50076.7524814">
                <text:p>50076.75248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64136363636">
                <text:p>1.64136363636</text:p>
              </table:table-cell>
              <table:table-cell office:value-type="float" office:value="50031.715655">
                <text:p>50031.71565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643">
                <text:p>1.643</text:p>
              </table:table-cell>
              <table:table-cell office:value-type="float" office:value="49981.7792599">
                <text:p>49981.779259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64463636364">
                <text:p>1.64463636364</text:p>
              </table:table-cell>
              <table:table-cell office:value-type="float" office:value="49925.7223257">
                <text:p>49925.722325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64627272727">
                <text:p>1.64627272727</text:p>
              </table:table-cell>
              <table:table-cell office:value-type="float" office:value="49866.8372655">
                <text:p>49866.837265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64790909091">
                <text:p>1.64790909091</text:p>
              </table:table-cell>
              <table:table-cell office:value-type="float" office:value="49812.7553221">
                <text:p>49812.755322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64954545455">
                <text:p>1.64954545455</text:p>
              </table:table-cell>
              <table:table-cell office:value-type="float" office:value="49764.1294104">
                <text:p>49764.129410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65">
                <text:p>1.65</text:p>
              </table:table-cell>
              <table:table-cell office:value-type="float" office:value="49614.254372">
                <text:p>49614.25437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65163636364">
                <text:p>1.65163636364</text:p>
              </table:table-cell>
              <table:table-cell office:value-type="float" office:value="49557.5253127">
                <text:p>49557.525312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65327272727">
                <text:p>1.65327272727</text:p>
              </table:table-cell>
              <table:table-cell office:value-type="float" office:value="49506.2785127">
                <text:p>49506.278512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65490909091">
                <text:p>1.65490909091</text:p>
              </table:table-cell>
              <table:table-cell office:value-type="float" office:value="49459.6416925">
                <text:p>49459.64169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65654545455">
                <text:p>1.65654545455</text:p>
              </table:table-cell>
              <table:table-cell office:value-type="float" office:value="49418.7502066">
                <text:p>49418.750206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65818181818">
                <text:p>1.65818181818</text:p>
              </table:table-cell>
              <table:table-cell office:value-type="float" office:value="49383.9965567">
                <text:p>49383.99655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65981818182">
                <text:p>1.65981818182</text:p>
              </table:table-cell>
              <table:table-cell office:value-type="float" office:value="49353.3520701">
                <text:p>49353.352070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66145454545">
                <text:p>1.66145454545</text:p>
              </table:table-cell>
              <table:table-cell office:value-type="float" office:value="49321.6342087">
                <text:p>49321.634208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66309090909">
                <text:p>1.66309090909</text:p>
              </table:table-cell>
              <table:table-cell office:value-type="float" office:value="49284.8819584">
                <text:p>49284.881958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66472727273">
                <text:p>1.66472727273</text:p>
              </table:table-cell>
              <table:table-cell office:value-type="float" office:value="49241.8607115">
                <text:p>49241.86071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66636363636">
                <text:p>1.66636363636</text:p>
              </table:table-cell>
              <table:table-cell office:value-type="float" office:value="49196.6031482">
                <text:p>49196.603148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668">
                <text:p>1.668</text:p>
              </table:table-cell>
              <table:table-cell office:value-type="float" office:value="49160.8182671">
                <text:p>49160.818267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66963636364">
                <text:p>1.66963636364</text:p>
              </table:table-cell>
              <table:table-cell office:value-type="float" office:value="49141.2803911">
                <text:p>49141.28039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67127272727">
                <text:p>1.67127272727</text:p>
              </table:table-cell>
              <table:table-cell office:value-type="float" office:value="49147.9271588">
                <text:p>49147.927158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67290909091">
                <text:p>1.67290909091</text:p>
              </table:table-cell>
              <table:table-cell office:value-type="float" office:value="49188.5388854">
                <text:p>49188.538885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67454545455">
                <text:p>1.67454545455</text:p>
              </table:table-cell>
              <table:table-cell office:value-type="float" office:value="49267.6911473">
                <text:p>49267.691147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675">
                <text:p>1.675</text:p>
              </table:table-cell>
              <table:table-cell office:value-type="float" office:value="49158.41467">
                <text:p>49158.4146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67663636364">
                <text:p>1.67663636364</text:p>
              </table:table-cell>
              <table:table-cell office:value-type="float" office:value="49239.0682605">
                <text:p>49239.06826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67827272727">
                <text:p>1.67827272727</text:p>
              </table:table-cell>
              <table:table-cell office:value-type="float" office:value="49356.4177194">
                <text:p>49356.417719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67990909091">
                <text:p>1.67990909091</text:p>
              </table:table-cell>
              <table:table-cell office:value-type="float" office:value="49509.9423466">
                <text:p>49509.942346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68154545455">
                <text:p>1.68154545455</text:p>
              </table:table-cell>
              <table:table-cell office:value-type="float" office:value="49715.6457692">
                <text:p>49715.64576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68318181818">
                <text:p>1.68318181818</text:p>
              </table:table-cell>
              <table:table-cell office:value-type="float" office:value="50034.1131753">
                <text:p>50034.11317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68481818182">
                <text:p>1.68481818182</text:p>
              </table:table-cell>
              <table:table-cell office:value-type="float" office:value="50638.7849559">
                <text:p>50638.784955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68645454545">
                <text:p>1.68645454545</text:p>
              </table:table-cell>
              <table:table-cell office:value-type="float" office:value="51969.1701218">
                <text:p>51969.170121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68809090909">
                <text:p>1.68809090909</text:p>
              </table:table-cell>
              <table:table-cell office:value-type="float" office:value="54880.1089781">
                <text:p>54880.108978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68972727273">
                <text:p>1.68972727273</text:p>
              </table:table-cell>
              <table:table-cell office:value-type="float" office:value="60430.4547273">
                <text:p>60430.454727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69136363636">
                <text:p>1.69136363636</text:p>
              </table:table-cell>
              <table:table-cell office:value-type="float" office:value="68300.3907488">
                <text:p>68300.390748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693">
                <text:p>1.693</text:p>
              </table:table-cell>
              <table:table-cell office:value-type="float" office:value="73880.7660371">
                <text:p>73880.766037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69463636364">
                <text:p>1.69463636364</text:p>
              </table:table-cell>
              <table:table-cell office:value-type="float" office:value="78371.654432">
                <text:p>78371.65443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69627272727">
                <text:p>1.69627272727</text:p>
              </table:table-cell>
              <table:table-cell office:value-type="float" office:value="84662.7513069">
                <text:p>84662.751306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69790909091">
                <text:p>1.69790909091</text:p>
              </table:table-cell>
              <table:table-cell office:value-type="float" office:value="92960.9654808">
                <text:p>92960.965480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69954545455">
                <text:p>1.69954545455</text:p>
              </table:table-cell>
              <table:table-cell office:value-type="float" office:value="102787.811856">
                <text:p>102787.8118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7">
                <text:p>1.7</text:p>
              </table:table-cell>
              <table:table-cell office:value-type="float" office:value="105166.210317">
                <text:p>105166.21031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70163636364">
                <text:p>1.70163636364</text:p>
              </table:table-cell>
              <table:table-cell office:value-type="float" office:value="118548.836825">
                <text:p>118548.8368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0327272727">
                <text:p>1.70327272727</text:p>
              </table:table-cell>
              <table:table-cell office:value-type="float" office:value="132964.858109">
                <text:p>132964.85810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70490909091">
                <text:p>1.70490909091</text:p>
              </table:table-cell>
              <table:table-cell office:value-type="float" office:value="141076.936472">
                <text:p>141076.93647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70654545455">
                <text:p>1.70654545455</text:p>
              </table:table-cell>
              <table:table-cell office:value-type="float" office:value="139096.912408">
                <text:p>139096.9124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70818181818">
                <text:p>1.70818181818</text:p>
              </table:table-cell>
              <table:table-cell office:value-type="float" office:value="136632.514456">
                <text:p>136632.51445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70981818182">
                <text:p>1.70981818182</text:p>
              </table:table-cell>
              <table:table-cell office:value-type="float" office:value="133830.659941">
                <text:p>133830.65994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71145454545">
                <text:p>1.71145454545</text:p>
              </table:table-cell>
              <table:table-cell office:value-type="float" office:value="131673.634551">
                <text:p>131673.63455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71309090909">
                <text:p>1.71309090909</text:p>
              </table:table-cell>
              <table:table-cell office:value-type="float" office:value="129327.750672">
                <text:p>129327.75067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71472727273">
                <text:p>1.71472727273</text:p>
              </table:table-cell>
              <table:table-cell office:value-type="float" office:value="127481.820016">
                <text:p>127481.82001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71636363636">
                <text:p>1.71636363636</text:p>
              </table:table-cell>
              <table:table-cell office:value-type="float" office:value="125447.766075">
                <text:p>125447.76607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718">
                <text:p>1.718</text:p>
              </table:table-cell>
              <table:table-cell office:value-type="float" office:value="123818.868845">
                <text:p>123818.86884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71963636364">
                <text:p>1.71963636364</text:p>
              </table:table-cell>
              <table:table-cell office:value-type="float" office:value="122036.808833">
                <text:p>122036.8088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72127272727">
                <text:p>1.72127272727</text:p>
              </table:table-cell>
              <table:table-cell office:value-type="float" office:value="120583.367646">
                <text:p>120583.36764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72290909091">
                <text:p>1.72290909091</text:p>
              </table:table-cell>
              <table:table-cell office:value-type="float" office:value="119018.072672">
                <text:p>119018.07267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72454545455">
                <text:p>1.72454545455</text:p>
              </table:table-cell>
              <table:table-cell office:value-type="float" office:value="117705.469726">
                <text:p>117705.46972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725">
                <text:p>1.725</text:p>
              </table:table-cell>
              <table:table-cell office:value-type="float" office:value="117007.34912">
                <text:p>117007.3491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72663636364">
                <text:p>1.72663636364</text:p>
              </table:table-cell>
              <table:table-cell office:value-type="float" office:value="115505.890108">
                <text:p>115505.89010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72827272727">
                <text:p>1.72827272727</text:p>
              </table:table-cell>
              <table:table-cell office:value-type="float" office:value="114452.965744">
                <text:p>114452.9657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72990909091">
                <text:p>1.72990909091</text:p>
              </table:table-cell>
              <table:table-cell office:value-type="float" office:value="113121.904252">
                <text:p>113121.90425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73154545455">
                <text:p>1.73154545455</text:p>
              </table:table-cell>
              <table:table-cell office:value-type="float" office:value="112153.053571">
                <text:p>112153.05357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73318181818">
                <text:p>1.73318181818</text:p>
              </table:table-cell>
              <table:table-cell office:value-type="float" office:value="110967.472116">
                <text:p>110967.47211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73481818182">
                <text:p>1.73481818182</text:p>
              </table:table-cell>
              <table:table-cell office:value-type="float" office:value="110082.837711">
                <text:p>110082.83771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73645454545">
                <text:p>1.73645454545</text:p>
              </table:table-cell>
              <table:table-cell office:value-type="float" office:value="109017.498667">
                <text:p>109017.49866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73809090909">
                <text:p>1.73809090909</text:p>
              </table:table-cell>
              <table:table-cell office:value-type="float" office:value="108206.437691">
                <text:p>108206.43769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73972727273">
                <text:p>1.73972727273</text:p>
              </table:table-cell>
              <table:table-cell office:value-type="float" office:value="107234.690998">
                <text:p>107234.69099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74136363636">
                <text:p>1.74136363636</text:p>
              </table:table-cell>
              <table:table-cell office:value-type="float" office:value="106478.099262">
                <text:p>106478.09926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743">
                <text:p>1.743</text:p>
              </table:table-cell>
              <table:table-cell office:value-type="float" office:value="105580.074555">
                <text:p>105580.07455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74463636364">
                <text:p>1.74463636364</text:p>
              </table:table-cell>
              <table:table-cell office:value-type="float" office:value="104866.984867">
                <text:p>104866.98486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74627272727">
                <text:p>1.74627272727</text:p>
              </table:table-cell>
              <table:table-cell office:value-type="float" office:value="104032.79955">
                <text:p>104032.799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74790909091">
                <text:p>1.74790909091</text:p>
              </table:table-cell>
              <table:table-cell office:value-type="float" office:value="103358.022587">
                <text:p>103358.02258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74954545455">
                <text:p>1.74954545455</text:p>
              </table:table-cell>
              <table:table-cell office:value-type="float" office:value="102581.439153">
                <text:p>102581.43915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.75">
                <text:p>1.75</text:p>
              </table:table-cell>
              <table:table-cell office:value-type="float" office:value="102178.320339">
                <text:p>102178.32033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.75163636364">
                <text:p>1.75163636364</text:p>
              </table:table-cell>
              <table:table-cell office:value-type="float" office:value="101547.205918">
                <text:p>101547.2059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.75327272727">
                <text:p>1.75327272727</text:p>
              </table:table-cell>
              <table:table-cell office:value-type="float" office:value="55203.5310752">
                <text:p>55203.531075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.75490909091">
                <text:p>1.75490909091</text:p>
              </table:table-cell>
              <table:table-cell office:value-type="float" office:value="55024.5245721">
                <text:p>55024.524572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.75654545455">
                <text:p>1.75654545455</text:p>
              </table:table-cell>
              <table:table-cell office:value-type="float" office:value="54847.8981933">
                <text:p>54847.89819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.75818181818">
                <text:p>1.75818181818</text:p>
              </table:table-cell>
              <table:table-cell office:value-type="float" office:value="54679.1160428">
                <text:p>54679.116042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.75981818182">
                <text:p>1.75981818182</text:p>
              </table:table-cell>
              <table:table-cell office:value-type="float" office:value="54521.2429178">
                <text:p>54521.242917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.76145454545">
                <text:p>1.76145454545</text:p>
              </table:table-cell>
              <table:table-cell office:value-type="float" office:value="54370.8241966">
                <text:p>54370.824196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.76309090909">
                <text:p>1.76309090909</text:p>
              </table:table-cell>
              <table:table-cell office:value-type="float" office:value="54225.8132791">
                <text:p>54225.81327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76472727273">
                <text:p>1.76472727273</text:p>
              </table:table-cell>
              <table:table-cell office:value-type="float" office:value="54086.9722925">
                <text:p>54086.97229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76636363636">
                <text:p>1.76636363636</text:p>
              </table:table-cell>
              <table:table-cell office:value-type="float" office:value="53963.4224817">
                <text:p>53963.42248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.768">
                <text:p>1.768</text:p>
              </table:table-cell>
              <table:table-cell office:value-type="float" office:value="53846.4541844">
                <text:p>53846.454184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.76963636364">
                <text:p>1.76963636364</text:p>
              </table:table-cell>
              <table:table-cell office:value-type="float" office:value="53731.4269154">
                <text:p>53731.426915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77127272727">
                <text:p>1.77127272727</text:p>
              </table:table-cell>
              <table:table-cell office:value-type="float" office:value="53613.807558">
                <text:p>53613.80755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77290909091">
                <text:p>1.77290909091</text:p>
              </table:table-cell>
              <table:table-cell office:value-type="float" office:value="53494.8115471">
                <text:p>53494.811547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77454545455">
                <text:p>1.77454545455</text:p>
              </table:table-cell>
              <table:table-cell office:value-type="float" office:value="53377.2006809">
                <text:p>53377.200680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775">
                <text:p>1.775</text:p>
              </table:table-cell>
              <table:table-cell office:value-type="float" office:value="53095.0310031">
                <text:p>53095.031003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77663636364">
                <text:p>1.77663636364</text:p>
              </table:table-cell>
              <table:table-cell office:value-type="float" office:value="52973.0237979">
                <text:p>52973.023797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77827272727">
                <text:p>1.77827272727</text:p>
              </table:table-cell>
              <table:table-cell office:value-type="float" office:value="52856.9924398">
                <text:p>52856.992439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77990909091">
                <text:p>1.77990909091</text:p>
              </table:table-cell>
              <table:table-cell office:value-type="float" office:value="52742.2542385">
                <text:p>52742.254238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78154545455">
                <text:p>1.78154545455</text:p>
              </table:table-cell>
              <table:table-cell office:value-type="float" office:value="52627.1045943">
                <text:p>52627.104594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78318181818">
                <text:p>1.78318181818</text:p>
              </table:table-cell>
              <table:table-cell office:value-type="float" office:value="52510.820687">
                <text:p>52510.82068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.78481818182">
                <text:p>1.78481818182</text:p>
              </table:table-cell>
              <table:table-cell office:value-type="float" office:value="52396.2027049">
                <text:p>52396.202704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.78645454545">
                <text:p>1.78645454545</text:p>
              </table:table-cell>
              <table:table-cell office:value-type="float" office:value="52296.030552">
                <text:p>52296.03055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78809090909">
                <text:p>1.78809090909</text:p>
              </table:table-cell>
              <table:table-cell office:value-type="float" office:value="52206.0393487">
                <text:p>52206.039348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78972727273">
                <text:p>1.78972727273</text:p>
              </table:table-cell>
              <table:table-cell office:value-type="float" office:value="52121.0534617">
                <text:p>52121.053461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79136363636">
                <text:p>1.79136363636</text:p>
              </table:table-cell>
              <table:table-cell office:value-type="float" office:value="52036.1593208">
                <text:p>52036.159320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793">
                <text:p>1.793</text:p>
              </table:table-cell>
              <table:table-cell office:value-type="float" office:value="51953.0371496">
                <text:p>51953.037149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79463636364">
                <text:p>1.79463636364</text:p>
              </table:table-cell>
              <table:table-cell office:value-type="float" office:value="51869.5095079">
                <text:p>51869.509507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79627272727">
                <text:p>1.79627272727</text:p>
              </table:table-cell>
              <table:table-cell office:value-type="float" office:value="51781.0934223">
                <text:p>51781.09342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79790909091">
                <text:p>1.79790909091</text:p>
              </table:table-cell>
              <table:table-cell office:value-type="float" office:value="51684.1490483">
                <text:p>51684.14904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79954545455">
                <text:p>1.79954545455</text:p>
              </table:table-cell>
              <table:table-cell office:value-type="float" office:value="51578.9035106">
                <text:p>51578.90351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8">
                <text:p>1.8</text:p>
              </table:table-cell>
              <table:table-cell office:value-type="float" office:value="51345.7602674">
                <text:p>51345.760267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80163636364">
                <text:p>1.80163636364</text:p>
              </table:table-cell>
              <table:table-cell office:value-type="float" office:value="51248.3536665">
                <text:p>51248.35366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80327272727">
                <text:p>1.80327272727</text:p>
              </table:table-cell>
              <table:table-cell office:value-type="float" office:value="51145.0661098">
                <text:p>51145.066109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80490909091">
                <text:p>1.80490909091</text:p>
              </table:table-cell>
              <table:table-cell office:value-type="float" office:value="51038.0857481">
                <text:p>51038.085748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80654545455">
                <text:p>1.80654545455</text:p>
              </table:table-cell>
              <table:table-cell office:value-type="float" office:value="50940.4158308">
                <text:p>50940.415830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80818181818">
                <text:p>1.80818181818</text:p>
              </table:table-cell>
              <table:table-cell office:value-type="float" office:value="50855.3474249">
                <text:p>50855.347424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80981818182">
                <text:p>1.80981818182</text:p>
              </table:table-cell>
              <table:table-cell office:value-type="float" office:value="50779.4622293">
                <text:p>50779.462229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81145454545">
                <text:p>1.81145454545</text:p>
              </table:table-cell>
              <table:table-cell office:value-type="float" office:value="50709.139278">
                <text:p>50709.13927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81309090909">
                <text:p>1.81309090909</text:p>
              </table:table-cell>
              <table:table-cell office:value-type="float" office:value="50646.5183365">
                <text:p>50646.518336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81472727273">
                <text:p>1.81472727273</text:p>
              </table:table-cell>
              <table:table-cell office:value-type="float" office:value="50584.169794">
                <text:p>50584.16979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81636363636">
                <text:p>1.81636363636</text:p>
              </table:table-cell>
              <table:table-cell office:value-type="float" office:value="50515.3797567">
                <text:p>50515.379756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818">
                <text:p>1.818</text:p>
              </table:table-cell>
              <table:table-cell office:value-type="float" office:value="50436.4603752">
                <text:p>50436.460375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81963636364">
                <text:p>1.81963636364</text:p>
              </table:table-cell>
              <table:table-cell office:value-type="float" office:value="50345.7986905">
                <text:p>50345.79869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82127272727">
                <text:p>1.82127272727</text:p>
              </table:table-cell>
              <table:table-cell office:value-type="float" office:value="50246.3390373">
                <text:p>50246.339037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.82290909091">
                <text:p>1.82290909091</text:p>
              </table:table-cell>
              <table:table-cell office:value-type="float" office:value="50153.2338081">
                <text:p>50153.233808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.82454545455">
                <text:p>1.82454545455</text:p>
              </table:table-cell>
              <table:table-cell office:value-type="float" office:value="50068.8804636">
                <text:p>50068.880463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825">
                <text:p>1.825</text:p>
              </table:table-cell>
              <table:table-cell office:value-type="float" office:value="49882.7017684">
                <text:p>49882.701768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.82663636364">
                <text:p>1.82663636364</text:p>
              </table:table-cell>
              <table:table-cell office:value-type="float" office:value="49784.0713995">
                <text:p>49784.071399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.82827272727">
                <text:p>1.82827272727</text:p>
              </table:table-cell>
              <table:table-cell office:value-type="float" office:value="49695.8856614">
                <text:p>49695.885661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82990909091">
                <text:p>1.82990909091</text:p>
              </table:table-cell>
              <table:table-cell office:value-type="float" office:value="49618.3729765">
                <text:p>49618.372976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.83154545455">
                <text:p>1.83154545455</text:p>
              </table:table-cell>
              <table:table-cell office:value-type="float" office:value="49550.9776495">
                <text:p>49550.977649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83318181818">
                <text:p>1.83318181818</text:p>
              </table:table-cell>
              <table:table-cell office:value-type="float" office:value="49493.7549861">
                <text:p>49493.754986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.83481818182">
                <text:p>1.83481818182</text:p>
              </table:table-cell>
              <table:table-cell office:value-type="float" office:value="49440.8172436">
                <text:p>49440.817243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83645454545">
                <text:p>1.83645454545</text:p>
              </table:table-cell>
              <table:table-cell office:value-type="float" office:value="49383.3231458">
                <text:p>49383.323145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.83809090909">
                <text:p>1.83809090909</text:p>
              </table:table-cell>
              <table:table-cell office:value-type="float" office:value="49316.6379044">
                <text:p>49316.637904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.83972727273">
                <text:p>1.83972727273</text:p>
              </table:table-cell>
              <table:table-cell office:value-type="float" office:value="49238.7831511">
                <text:p>49238.783151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.84136363636">
                <text:p>1.84136363636</text:p>
              </table:table-cell>
              <table:table-cell office:value-type="float" office:value="49151.2387072">
                <text:p>49151.238707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.843">
                <text:p>1.843</text:p>
              </table:table-cell>
              <table:table-cell office:value-type="float" office:value="49065.9787736">
                <text:p>49065.978773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84463636364">
                <text:p>1.84463636364</text:p>
              </table:table-cell>
              <table:table-cell office:value-type="float" office:value="48986.982538">
                <text:p>48986.9825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84627272727">
                <text:p>1.84627272727</text:p>
              </table:table-cell>
              <table:table-cell office:value-type="float" office:value="48914.4140148">
                <text:p>48914.414014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84790909091">
                <text:p>1.84790909091</text:p>
              </table:table-cell>
              <table:table-cell office:value-type="float" office:value="48852.8725145">
                <text:p>48852.872514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84954545455">
                <text:p>1.84954545455</text:p>
              </table:table-cell>
              <table:table-cell office:value-type="float" office:value="48800.3355077">
                <text:p>48800.335507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85">
                <text:p>1.85</text:p>
              </table:table-cell>
              <table:table-cell office:value-type="float" office:value="48605.8850609">
                <text:p>48605.885060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85163636364">
                <text:p>1.85163636364</text:p>
              </table:table-cell>
              <table:table-cell office:value-type="float" office:value="48526.1414218">
                <text:p>48526.141421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85327272727">
                <text:p>1.85327272727</text:p>
              </table:table-cell>
              <table:table-cell office:value-type="float" office:value="48461.7681771">
                <text:p>48461.768177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85490909091">
                <text:p>1.85490909091</text:p>
              </table:table-cell>
              <table:table-cell office:value-type="float" office:value="48404.2911985">
                <text:p>48404.291198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.85654545455">
                <text:p>1.85654545455</text:p>
              </table:table-cell>
              <table:table-cell office:value-type="float" office:value="48347.935131">
                <text:p>48347.93513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.85818181818">
                <text:p>1.85818181818</text:p>
              </table:table-cell>
              <table:table-cell office:value-type="float" office:value="48286.2530036">
                <text:p>48286.253003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.85981818182">
                <text:p>1.85981818182</text:p>
              </table:table-cell>
              <table:table-cell office:value-type="float" office:value="48216.7510678">
                <text:p>48216.751067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86145454545">
                <text:p>1.86145454545</text:p>
              </table:table-cell>
              <table:table-cell office:value-type="float" office:value="48139.9936966">
                <text:p>48139.993696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.86309090909">
                <text:p>1.86309090909</text:p>
              </table:table-cell>
              <table:table-cell office:value-type="float" office:value="48065.3215088">
                <text:p>48065.321508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86472727273">
                <text:p>1.86472727273</text:p>
              </table:table-cell>
              <table:table-cell office:value-type="float" office:value="47994.5389671">
                <text:p>47994.538967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.86636363636">
                <text:p>1.86636363636</text:p>
              </table:table-cell>
              <table:table-cell office:value-type="float" office:value="47927.2830191">
                <text:p>47927.283019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.868">
                <text:p>1.868</text:p>
              </table:table-cell>
              <table:table-cell office:value-type="float" office:value="47867.8267773">
                <text:p>47867.826777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.86963636364">
                <text:p>1.86963636364</text:p>
              </table:table-cell>
              <table:table-cell office:value-type="float" office:value="47817.9754404">
                <text:p>47817.975440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.87127272727">
                <text:p>1.87127272727</text:p>
              </table:table-cell>
              <table:table-cell office:value-type="float" office:value="47770.4518426">
                <text:p>47770.451842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.87290909091">
                <text:p>1.87290909091</text:p>
              </table:table-cell>
              <table:table-cell office:value-type="float" office:value="47721.7950315">
                <text:p>47721.79503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.87454545455">
                <text:p>1.87454545455</text:p>
              </table:table-cell>
              <table:table-cell office:value-type="float" office:value="47666.8073465">
                <text:p>47666.807346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.875">
                <text:p>1.875</text:p>
              </table:table-cell>
              <table:table-cell office:value-type="float" office:value="47459.58291">
                <text:p>47459.5829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.87663636364">
                <text:p>1.87663636364</text:p>
              </table:table-cell>
              <table:table-cell office:value-type="float" office:value="47399.2009062">
                <text:p>47399.200906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.87827272727">
                <text:p>1.87827272727</text:p>
              </table:table-cell>
              <table:table-cell office:value-type="float" office:value="47336.3335509">
                <text:p>47336.333550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87990909091">
                <text:p>1.87990909091</text:p>
              </table:table-cell>
              <table:table-cell office:value-type="float" office:value="47268.6895664">
                <text:p>47268.689566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.88154545455">
                <text:p>1.88154545455</text:p>
              </table:table-cell>
              <table:table-cell office:value-type="float" office:value="47196.416891">
                <text:p>47196.4168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.88318181818">
                <text:p>1.88318181818</text:p>
              </table:table-cell>
              <table:table-cell office:value-type="float" office:value="47128.0831492">
                <text:p>47128.083149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88481818182">
                <text:p>1.88481818182</text:p>
              </table:table-cell>
              <table:table-cell office:value-type="float" office:value="47064.5288489">
                <text:p>47064.528848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.88645454545">
                <text:p>1.88645454545</text:p>
              </table:table-cell>
              <table:table-cell office:value-type="float" office:value="47004.6612687">
                <text:p>47004.661268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.88809090909">
                <text:p>1.88809090909</text:p>
              </table:table-cell>
              <table:table-cell office:value-type="float" office:value="46951.720656">
                <text:p>46951.72065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.88972727273">
                <text:p>1.88972727273</text:p>
              </table:table-cell>
              <table:table-cell office:value-type="float" office:value="46904.7431159">
                <text:p>46904.743115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89136363636">
                <text:p>1.89136363636</text:p>
              </table:table-cell>
              <table:table-cell office:value-type="float" office:value="46860.2300374">
                <text:p>46860.230037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.893">
                <text:p>1.893</text:p>
              </table:table-cell>
              <table:table-cell office:value-type="float" office:value="46813.6432747">
                <text:p>46813.643274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.89463636364">
                <text:p>1.89463636364</text:p>
              </table:table-cell>
              <table:table-cell office:value-type="float" office:value="46763.1981823">
                <text:p>46763.198182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.89627272727">
                <text:p>1.89627272727</text:p>
              </table:table-cell>
              <table:table-cell office:value-type="float" office:value="46705.0927688">
                <text:p>46705.092768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.89790909091">
                <text:p>1.89790909091</text:p>
              </table:table-cell>
              <table:table-cell office:value-type="float" office:value="46640.4549951">
                <text:p>46640.454995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89954545455">
                <text:p>1.89954545455</text:p>
              </table:table-cell>
              <table:table-cell office:value-type="float" office:value="46579.0618795">
                <text:p>46579.061879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9">
                <text:p>1.9</text:p>
              </table:table-cell>
              <table:table-cell office:value-type="float" office:value="46418.9280429">
                <text:p>46418.928042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90163636364">
                <text:p>1.90163636364</text:p>
              </table:table-cell>
              <table:table-cell office:value-type="float" office:value="46351.7233185">
                <text:p>46351.723318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90327272727">
                <text:p>1.90327272727</text:p>
              </table:table-cell>
              <table:table-cell office:value-type="float" office:value="46287.1518501">
                <text:p>46287.151850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90490909091">
                <text:p>1.90490909091</text:p>
              </table:table-cell>
              <table:table-cell office:value-type="float" office:value="46228.1640321">
                <text:p>46228.164032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90654545455">
                <text:p>1.90654545455</text:p>
              </table:table-cell>
              <table:table-cell office:value-type="float" office:value="46174.9554711">
                <text:p>46174.95547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90818181818">
                <text:p>1.90818181818</text:p>
              </table:table-cell>
              <table:table-cell office:value-type="float" office:value="46129.5923188">
                <text:p>46129.592318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90981818182">
                <text:p>1.90981818182</text:p>
              </table:table-cell>
              <table:table-cell office:value-type="float" office:value="46088.4455609">
                <text:p>46088.445560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91145454545">
                <text:p>1.91145454545</text:p>
              </table:table-cell>
              <table:table-cell office:value-type="float" office:value="46049.2110978">
                <text:p>46049.211097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91309090909">
                <text:p>1.91309090909</text:p>
              </table:table-cell>
              <table:table-cell office:value-type="float" office:value="46007.2887525">
                <text:p>46007.28875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91472727273">
                <text:p>1.91472727273</text:p>
              </table:table-cell>
              <table:table-cell office:value-type="float" office:value="45960.6896758">
                <text:p>45960.689675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91636363636">
                <text:p>1.91636363636</text:p>
              </table:table-cell>
              <table:table-cell office:value-type="float" office:value="45909.3642554">
                <text:p>45909.364255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918">
                <text:p>1.918</text:p>
              </table:table-cell>
              <table:table-cell office:value-type="float" office:value="45852.5701238">
                <text:p>45852.570123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91963636364">
                <text:p>1.91963636364</text:p>
              </table:table-cell>
              <table:table-cell office:value-type="float" office:value="45801.4533101">
                <text:p>45801.453310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92127272727">
                <text:p>1.92127272727</text:p>
              </table:table-cell>
              <table:table-cell office:value-type="float" office:value="45758.4808453">
                <text:p>45758.480845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92290909091">
                <text:p>1.92290909091</text:p>
              </table:table-cell>
              <table:table-cell office:value-type="float" office:value="45726.1319377">
                <text:p>45726.131937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92454545455">
                <text:p>1.92454545455</text:p>
              </table:table-cell>
              <table:table-cell office:value-type="float" office:value="45706.3140191">
                <text:p>45706.314019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925">
                <text:p>1.925</text:p>
              </table:table-cell>
              <table:table-cell office:value-type="float" office:value="45558.0731765">
                <text:p>45558.073176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92663636364">
                <text:p>1.92663636364</text:p>
              </table:table-cell>
              <table:table-cell office:value-type="float" office:value="45522.7414073">
                <text:p>45522.741407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92827272727">
                <text:p>1.92827272727</text:p>
              </table:table-cell>
              <table:table-cell office:value-type="float" office:value="45503.3267408">
                <text:p>45503.326740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92990909091">
                <text:p>1.92990909091</text:p>
              </table:table-cell>
              <table:table-cell office:value-type="float" office:value="45495.8444301">
                <text:p>45495.844430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93154545455">
                <text:p>1.93154545455</text:p>
              </table:table-cell>
              <table:table-cell office:value-type="float" office:value="45497.0788171">
                <text:p>45497.078817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93318181818">
                <text:p>1.93318181818</text:p>
              </table:table-cell>
              <table:table-cell office:value-type="float" office:value="45508.0062423">
                <text:p>45508.006242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93481818182">
                <text:p>1.93481818182</text:p>
              </table:table-cell>
              <table:table-cell office:value-type="float" office:value="45533.6427532">
                <text:p>45533.642753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93645454545">
                <text:p>1.93645454545</text:p>
              </table:table-cell>
              <table:table-cell office:value-type="float" office:value="45607.5838225">
                <text:p>45607.583822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93809090909">
                <text:p>1.93809090909</text:p>
              </table:table-cell>
              <table:table-cell office:value-type="float" office:value="45831.70156">
                <text:p>45831.7015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93972727273">
                <text:p>1.93972727273</text:p>
              </table:table-cell>
              <table:table-cell office:value-type="float" office:value="46433.1427586">
                <text:p>46433.142758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94136363636">
                <text:p>1.94136363636</text:p>
              </table:table-cell>
              <table:table-cell office:value-type="float" office:value="47615.6496572">
                <text:p>47615.649657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943">
                <text:p>1.943</text:p>
              </table:table-cell>
              <table:table-cell office:value-type="float" office:value="49399.5752376">
                <text:p>49399.575237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94463636364">
                <text:p>1.94463636364</text:p>
              </table:table-cell>
              <table:table-cell office:value-type="float" office:value="52210.4362409">
                <text:p>52210.43624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94627272727">
                <text:p>1.94627272727</text:p>
              </table:table-cell>
              <table:table-cell office:value-type="float" office:value="58324.2982761">
                <text:p>58324.298276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94790909091">
                <text:p>1.94790909091</text:p>
              </table:table-cell>
              <table:table-cell office:value-type="float" office:value="71774.3086125">
                <text:p>71774.308612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94954545455">
                <text:p>1.94954545455</text:p>
              </table:table-cell>
              <table:table-cell office:value-type="float" office:value="92543.4991736">
                <text:p>92543.499173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95">
                <text:p>1.95</text:p>
              </table:table-cell>
              <table:table-cell office:value-type="float" office:value="97120.7546933">
                <text:p>97120.754693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95163636364">
                <text:p>1.95163636364</text:p>
              </table:table-cell>
              <table:table-cell office:value-type="float" office:value="117146.097106">
                <text:p>117146.09710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95327272727">
                <text:p>1.95327272727</text:p>
              </table:table-cell>
              <table:table-cell office:value-type="float" office:value="126212.539463">
                <text:p>126212.53946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95490909091">
                <text:p>1.95490909091</text:p>
              </table:table-cell>
              <table:table-cell office:value-type="float" office:value="130050.819987">
                <text:p>130050.81998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.95654545455">
                <text:p>1.95654545455</text:p>
              </table:table-cell>
              <table:table-cell office:value-type="float" office:value="130755.066326">
                <text:p>130755.06632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.95818181818">
                <text:p>1.95818181818</text:p>
              </table:table-cell>
              <table:table-cell office:value-type="float" office:value="128762.935397">
                <text:p>128762.93539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.95981818182">
                <text:p>1.95981818182</text:p>
              </table:table-cell>
              <table:table-cell office:value-type="float" office:value="125772.497858">
                <text:p>125772.49785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.96145454545">
                <text:p>1.96145454545</text:p>
              </table:table-cell>
              <table:table-cell office:value-type="float" office:value="123652.663153">
                <text:p>123652.66315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.96309090909">
                <text:p>1.96309090909</text:p>
              </table:table-cell>
              <table:table-cell office:value-type="float" office:value="121125.412395">
                <text:p>121125.41239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.96472727273">
                <text:p>1.96472727273</text:p>
              </table:table-cell>
              <table:table-cell office:value-type="float" office:value="119339.010951">
                <text:p>119339.01095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96636363636">
                <text:p>1.96636363636</text:p>
              </table:table-cell>
              <table:table-cell office:value-type="float" office:value="117224.13156">
                <text:p>117224.1315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.968">
                <text:p>1.968</text:p>
              </table:table-cell>
              <table:table-cell office:value-type="float" office:value="115679.729113">
                <text:p>115679.72911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96963636364">
                <text:p>1.96963636364</text:p>
              </table:table-cell>
              <table:table-cell office:value-type="float" office:value="113886.751233">
                <text:p>113886.7512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.97127272727">
                <text:p>1.97127272727</text:p>
              </table:table-cell>
              <table:table-cell office:value-type="float" office:value="112521.51595">
                <text:p>112521.5159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97290909091">
                <text:p>1.97290909091</text:p>
              </table:table-cell>
              <table:table-cell office:value-type="float" office:value="110989.196934">
                <text:p>110989.19693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.97454545455">
                <text:p>1.97454545455</text:p>
              </table:table-cell>
              <table:table-cell office:value-type="float" office:value="109766.04333">
                <text:p>109766.0433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.975">
                <text:p>1.975</text:p>
              </table:table-cell>
              <table:table-cell office:value-type="float" office:value="108967.601405">
                <text:p>108967.60140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.97663636364">
                <text:p>1.97663636364</text:p>
              </table:table-cell>
              <table:table-cell office:value-type="float" office:value="107849.40681">
                <text:p>107849.4068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.97827272727">
                <text:p>1.97827272727</text:p>
              </table:table-cell>
              <table:table-cell office:value-type="float" office:value="106689.47148">
                <text:p>106689.4714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.97990909091">
                <text:p>1.97990909091</text:p>
              </table:table-cell>
              <table:table-cell office:value-type="float" office:value="105667.617723">
                <text:p>105667.61772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98154545455">
                <text:p>1.98154545455</text:p>
              </table:table-cell>
              <table:table-cell office:value-type="float" office:value="104594.383901">
                <text:p>104594.38390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98318181818">
                <text:p>1.98318181818</text:p>
              </table:table-cell>
              <table:table-cell office:value-type="float" office:value="103678.907986">
                <text:p>103678.90798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98481818182">
                <text:p>1.98481818182</text:p>
              </table:table-cell>
              <table:table-cell office:value-type="float" office:value="102688.63525">
                <text:p>102688.6352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98645454545">
                <text:p>1.98645454545</text:p>
              </table:table-cell>
              <table:table-cell office:value-type="float" office:value="101855.61113">
                <text:p>101855.6111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98809090909">
                <text:p>1.98809090909</text:p>
              </table:table-cell>
              <table:table-cell office:value-type="float" office:value="100940.694318">
                <text:p>100940.69431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98972727273">
                <text:p>1.98972727273</text:p>
              </table:table-cell>
              <table:table-cell office:value-type="float" office:value="100168.006381">
                <text:p>100168.00638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99136363636">
                <text:p>1.99136363636</text:p>
              </table:table-cell>
              <table:table-cell office:value-type="float" office:value="99320.898343">
                <text:p>99320.8983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993">
                <text:p>1.993</text:p>
              </table:table-cell>
              <table:table-cell office:value-type="float" office:value="98597.1570644">
                <text:p>98597.157064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99463636364">
                <text:p>1.99463636364</text:p>
              </table:table-cell>
              <table:table-cell office:value-type="float" office:value="97812.7351217">
                <text:p>97812.735121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99627272727">
                <text:p>1.99627272727</text:p>
              </table:table-cell>
              <table:table-cell office:value-type="float" office:value="97131.1126342">
                <text:p>97131.11263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99790909091">
                <text:p>1.99790909091</text:p>
              </table:table-cell>
              <table:table-cell office:value-type="float" office:value="96405.5042476">
                <text:p>96405.504247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99954545455">
                <text:p>1.99954545455</text:p>
              </table:table-cell>
              <table:table-cell office:value-type="float" office:value="95761.2032888">
                <text:p>95761.203288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">
                <text:p>2</text:p>
              </table:table-cell>
              <table:table-cell office:value-type="float" office:value="95382.5058924">
                <text:p>95382.505892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00163636364">
                <text:p>2.00163636364</text:p>
              </table:table-cell>
              <table:table-cell office:value-type="float" office:value="51844.7690181">
                <text:p>51844.769018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00327272727">
                <text:p>2.00327272727</text:p>
              </table:table-cell>
              <table:table-cell office:value-type="float" office:value="51673.5478293">
                <text:p>51673.547829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00490909091">
                <text:p>2.00490909091</text:p>
              </table:table-cell>
              <table:table-cell office:value-type="float" office:value="51514.3466076">
                <text:p>51514.346607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00654545455">
                <text:p>2.00654545455</text:p>
              </table:table-cell>
              <table:table-cell office:value-type="float" office:value="51371.5084865">
                <text:p>51371.508486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00818181818">
                <text:p>2.00818181818</text:p>
              </table:table-cell>
              <table:table-cell office:value-type="float" office:value="51241.4325607">
                <text:p>51241.432560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00981818182">
                <text:p>2.00981818182</text:p>
              </table:table-cell>
              <table:table-cell office:value-type="float" office:value="51119.4983956">
                <text:p>51119.498395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01145454545">
                <text:p>2.01145454545</text:p>
              </table:table-cell>
              <table:table-cell office:value-type="float" office:value="50997.3301182">
                <text:p>50997.330118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01309090909">
                <text:p>2.01309090909</text:p>
              </table:table-cell>
              <table:table-cell office:value-type="float" office:value="50864.8763221">
                <text:p>50864.876322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01472727273">
                <text:p>2.01472727273</text:p>
              </table:table-cell>
              <table:table-cell office:value-type="float" office:value="50730.3985914">
                <text:p>50730.39859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01636363636">
                <text:p>2.01636363636</text:p>
              </table:table-cell>
              <table:table-cell office:value-type="float" office:value="50598.4928444">
                <text:p>50598.492844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018">
                <text:p>2.018</text:p>
              </table:table-cell>
              <table:table-cell office:value-type="float" office:value="50469.0214083">
                <text:p>50469.021408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01963636364">
                <text:p>2.01963636364</text:p>
              </table:table-cell>
              <table:table-cell office:value-type="float" office:value="50347.938422">
                <text:p>50347.93842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02127272727">
                <text:p>2.02127272727</text:p>
              </table:table-cell>
              <table:table-cell office:value-type="float" office:value="50236.6342154">
                <text:p>50236.634215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02290909091">
                <text:p>2.02290909091</text:p>
              </table:table-cell>
              <table:table-cell office:value-type="float" office:value="50131.7357134">
                <text:p>50131.735713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02454545455">
                <text:p>2.02454545455</text:p>
              </table:table-cell>
              <table:table-cell office:value-type="float" office:value="50031.9492744">
                <text:p>50031.949274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025">
                <text:p>2.025</text:p>
              </table:table-cell>
              <table:table-cell office:value-type="float" office:value="49780.8900487">
                <text:p>49780.890048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02663636364">
                <text:p>2.02663636364</text:p>
              </table:table-cell>
              <table:table-cell office:value-type="float" office:value="49669.1801424">
                <text:p>49669.180142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02827272727">
                <text:p>2.02827272727</text:p>
              </table:table-cell>
              <table:table-cell office:value-type="float" office:value="49565.0537202">
                <text:p>49565.053720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02990909091">
                <text:p>2.02990909091</text:p>
              </table:table-cell>
              <table:table-cell office:value-type="float" office:value="49464.9248247">
                <text:p>49464.924824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03154545455">
                <text:p>2.03154545455</text:p>
              </table:table-cell>
              <table:table-cell office:value-type="float" office:value="49365.7860486">
                <text:p>49365.786048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03318181818">
                <text:p>2.03318181818</text:p>
              </table:table-cell>
              <table:table-cell office:value-type="float" office:value="49265.975124">
                <text:p>49265.97512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.03481818182">
                <text:p>2.03481818182</text:p>
              </table:table-cell>
              <table:table-cell office:value-type="float" office:value="49165.6484572">
                <text:p>49165.648457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.03645454545">
                <text:p>2.03645454545</text:p>
              </table:table-cell>
              <table:table-cell office:value-type="float" office:value="49065.8090143">
                <text:p>49065.80901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.03809090909">
                <text:p>2.03809090909</text:p>
              </table:table-cell>
              <table:table-cell office:value-type="float" office:value="48967.2686677">
                <text:p>48967.268667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.03972727273">
                <text:p>2.03972727273</text:p>
              </table:table-cell>
              <table:table-cell office:value-type="float" office:value="48876.847023">
                <text:p>48876.84702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04136363636">
                <text:p>2.04136363636</text:p>
              </table:table-cell>
              <table:table-cell office:value-type="float" office:value="48792.9564">
                <text:p>48792.956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.043">
                <text:p>2.043</text:p>
              </table:table-cell>
              <table:table-cell office:value-type="float" office:value="48711.3023966">
                <text:p>48711.302396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04463636364">
                <text:p>2.04463636364</text:p>
              </table:table-cell>
              <table:table-cell office:value-type="float" office:value="48628.4686797">
                <text:p>48628.468679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.04627272727">
                <text:p>2.04627272727</text:p>
              </table:table-cell>
              <table:table-cell office:value-type="float" office:value="48542.8534756">
                <text:p>48542.85347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.04790909091">
                <text:p>2.04790909091</text:p>
              </table:table-cell>
              <table:table-cell office:value-type="float" office:value="48453.025391">
                <text:p>48453.02539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04954545455">
                <text:p>2.04954545455</text:p>
              </table:table-cell>
              <table:table-cell office:value-type="float" office:value="48360.2200493">
                <text:p>48360.220049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05">
                <text:p>2.05</text:p>
              </table:table-cell>
              <table:table-cell office:value-type="float" office:value="48144.8855521">
                <text:p>48144.885552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05163636364">
                <text:p>2.05163636364</text:p>
              </table:table-cell>
              <table:table-cell office:value-type="float" office:value="48053.0143467">
                <text:p>48053.014346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.05327272727">
                <text:p>2.05327272727</text:p>
              </table:table-cell>
              <table:table-cell office:value-type="float" office:value="47960.1894179">
                <text:p>47960.189417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.05490909091">
                <text:p>2.05490909091</text:p>
              </table:table-cell>
              <table:table-cell office:value-type="float" office:value="47870.3586256">
                <text:p>47870.358625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.05654545455">
                <text:p>2.05654545455</text:p>
              </table:table-cell>
              <table:table-cell office:value-type="float" office:value="47783.863143">
                <text:p>47783.86314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05818181818">
                <text:p>2.05818181818</text:p>
              </table:table-cell>
              <table:table-cell office:value-type="float" office:value="47702.5207243">
                <text:p>47702.520724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.05981818182">
                <text:p>2.05981818182</text:p>
              </table:table-cell>
              <table:table-cell office:value-type="float" office:value="47629.4690486">
                <text:p>47629.469048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06145454545">
                <text:p>2.06145454545</text:p>
              </table:table-cell>
              <table:table-cell office:value-type="float" office:value="47562.8118048">
                <text:p>47562.811804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06309090909">
                <text:p>2.06309090909</text:p>
              </table:table-cell>
              <table:table-cell office:value-type="float" office:value="47497.0320321">
                <text:p>47497.032032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.06472727273">
                <text:p>2.06472727273</text:p>
              </table:table-cell>
              <table:table-cell office:value-type="float" office:value="47427.4187583">
                <text:p>47427.418758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.06636363636">
                <text:p>2.06636363636</text:p>
              </table:table-cell>
              <table:table-cell office:value-type="float" office:value="47351.4540965">
                <text:p>47351.454096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.068">
                <text:p>2.068</text:p>
              </table:table-cell>
              <table:table-cell office:value-type="float" office:value="47269.1993942">
                <text:p>47269.199394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06963636364">
                <text:p>2.06963636364</text:p>
              </table:table-cell>
              <table:table-cell office:value-type="float" office:value="47182.0950787">
                <text:p>47182.095078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07127272727">
                <text:p>2.07127272727</text:p>
              </table:table-cell>
              <table:table-cell office:value-type="float" office:value="47099.5996367">
                <text:p>47099.599636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07290909091">
                <text:p>2.07290909091</text:p>
              </table:table-cell>
              <table:table-cell office:value-type="float" office:value="47023.6552002">
                <text:p>47023.655200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.07454545455">
                <text:p>2.07454545455</text:p>
              </table:table-cell>
              <table:table-cell office:value-type="float" office:value="46953.5309666">
                <text:p>46953.530966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.075">
                <text:p>2.075</text:p>
              </table:table-cell>
              <table:table-cell office:value-type="float" office:value="46772.5424343">
                <text:p>46772.542434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.07663636364">
                <text:p>2.07663636364</text:p>
              </table:table-cell>
              <table:table-cell office:value-type="float" office:value="46685.5796521">
                <text:p>46685.579652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.07827272727">
                <text:p>2.07827272727</text:p>
              </table:table-cell>
              <table:table-cell office:value-type="float" office:value="46605.2654036">
                <text:p>46605.26540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07990909091">
                <text:p>2.07990909091</text:p>
              </table:table-cell>
              <table:table-cell office:value-type="float" office:value="46533.254555">
                <text:p>46533.2545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08154545455">
                <text:p>2.08154545455</text:p>
              </table:table-cell>
              <table:table-cell office:value-type="float" office:value="46470.803311">
                <text:p>46470.80331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08318181818">
                <text:p>2.08318181818</text:p>
              </table:table-cell>
              <table:table-cell office:value-type="float" office:value="46411.9019831">
                <text:p>46411.901983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.08481818182">
                <text:p>2.08481818182</text:p>
              </table:table-cell>
              <table:table-cell office:value-type="float" office:value="46350.8869088">
                <text:p>46350.886908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08645454545">
                <text:p>2.08645454545</text:p>
              </table:table-cell>
              <table:table-cell office:value-type="float" office:value="46283.7313726">
                <text:p>46283.731372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.08809090909">
                <text:p>2.08809090909</text:p>
              </table:table-cell>
              <table:table-cell office:value-type="float" office:value="46209.6047527">
                <text:p>46209.60475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08972727273">
                <text:p>2.08972727273</text:p>
              </table:table-cell>
              <table:table-cell office:value-type="float" office:value="46130.2516808">
                <text:p>46130.251680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.09136363636">
                <text:p>2.09136363636</text:p>
              </table:table-cell>
              <table:table-cell office:value-type="float" office:value="46055.1877669">
                <text:p>46055.187766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.093">
                <text:p>2.093</text:p>
              </table:table-cell>
              <table:table-cell office:value-type="float" office:value="45986.18479">
                <text:p>45986.1847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.09463636364">
                <text:p>2.09463636364</text:p>
              </table:table-cell>
              <table:table-cell office:value-type="float" office:value="45924.9460731">
                <text:p>45924.946073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09627272727">
                <text:p>2.09627272727</text:p>
              </table:table-cell>
              <table:table-cell office:value-type="float" office:value="45868.4465815">
                <text:p>45868.446581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.09790909091">
                <text:p>2.09790909091</text:p>
              </table:table-cell>
              <table:table-cell office:value-type="float" office:value="45818.1974136">
                <text:p>45818.197413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.09954545455">
                <text:p>2.09954545455</text:p>
              </table:table-cell>
              <table:table-cell office:value-type="float" office:value="45768.054393">
                <text:p>45768.05439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1">
                <text:p>2.1</text:p>
              </table:table-cell>
              <table:table-cell office:value-type="float" office:value="45557.7964311">
                <text:p>45557.796431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.10163636364">
                <text:p>2.10163636364</text:p>
              </table:table-cell>
              <table:table-cell office:value-type="float" office:value="45488.2404204">
                <text:p>45488.240420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.10327272727">
                <text:p>2.10327272727</text:p>
              </table:table-cell>
              <table:table-cell office:value-type="float" office:value="45425.7127998">
                <text:p>45425.712799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10490909091">
                <text:p>2.10490909091</text:p>
              </table:table-cell>
              <table:table-cell office:value-type="float" office:value="45364.5569028">
                <text:p>45364.556902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.10654545455">
                <text:p>2.10654545455</text:p>
              </table:table-cell>
              <table:table-cell office:value-type="float" office:value="45300.2095907">
                <text:p>45300.209590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10818181818">
                <text:p>2.10818181818</text:p>
              </table:table-cell>
              <table:table-cell office:value-type="float" office:value="45230.4975718">
                <text:p>45230.497571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.10981818182">
                <text:p>2.10981818182</text:p>
              </table:table-cell>
              <table:table-cell office:value-type="float" office:value="45157.2252156">
                <text:p>45157.225215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.11145454545">
                <text:p>2.11145454545</text:p>
              </table:table-cell>
              <table:table-cell office:value-type="float" office:value="45089.3826553">
                <text:p>45089.382655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11309090909">
                <text:p>2.11309090909</text:p>
              </table:table-cell>
              <table:table-cell office:value-type="float" office:value="45027.9830591">
                <text:p>45027.983059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.11472727273">
                <text:p>2.11472727273</text:p>
              </table:table-cell>
              <table:table-cell office:value-type="float" office:value="44973.6126678">
                <text:p>44973.612667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11636363636">
                <text:p>2.11636363636</text:p>
              </table:table-cell>
              <table:table-cell office:value-type="float" office:value="44923.196115">
                <text:p>44923.1961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.118">
                <text:p>2.118</text:p>
              </table:table-cell>
              <table:table-cell office:value-type="float" office:value="44877.4917936">
                <text:p>44877.491793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1963636364">
                <text:p>2.11963636364</text:p>
              </table:table-cell>
              <table:table-cell office:value-type="float" office:value="44832.2308668">
                <text:p>44832.230866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.12127272727">
                <text:p>2.12127272727</text:p>
              </table:table-cell>
              <table:table-cell office:value-type="float" office:value="44782.3645643">
                <text:p>44782.364564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12290909091">
                <text:p>2.12290909091</text:p>
              </table:table-cell>
              <table:table-cell office:value-type="float" office:value="44724.2561229">
                <text:p>44724.256122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.12454545455">
                <text:p>2.12454545455</text:p>
              </table:table-cell>
              <table:table-cell office:value-type="float" office:value="44656.9486942">
                <text:p>44656.948694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125">
                <text:p>2.125</text:p>
              </table:table-cell>
              <table:table-cell office:value-type="float" office:value="44486.8107135">
                <text:p>44486.810713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.12663636364">
                <text:p>2.12663636364</text:p>
              </table:table-cell>
              <table:table-cell office:value-type="float" office:value="44425.332269">
                <text:p>44425.33226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.12827272727">
                <text:p>2.12827272727</text:p>
              </table:table-cell>
              <table:table-cell office:value-type="float" office:value="44358.6563735">
                <text:p>44358.65637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.12990909091">
                <text:p>2.12990909091</text:p>
              </table:table-cell>
              <table:table-cell office:value-type="float" office:value="44287.6080298">
                <text:p>44287.608029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.13154545455">
                <text:p>2.13154545455</text:p>
              </table:table-cell>
              <table:table-cell office:value-type="float" office:value="44221.6887046">
                <text:p>44221.688704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13318181818">
                <text:p>2.13318181818</text:p>
              </table:table-cell>
              <table:table-cell office:value-type="float" office:value="44164.5872855">
                <text:p>44164.587285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.13481818182">
                <text:p>2.13481818182</text:p>
              </table:table-cell>
              <table:table-cell office:value-type="float" office:value="44114.8141913">
                <text:p>44114.814191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13645454545">
                <text:p>2.13645454545</text:p>
              </table:table-cell>
              <table:table-cell office:value-type="float" office:value="44070.1513335">
                <text:p>44070.151333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.13809090909">
                <text:p>2.13809090909</text:p>
              </table:table-cell>
              <table:table-cell office:value-type="float" office:value="44029.4686709">
                <text:p>44029.468670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.13972727273">
                <text:p>2.13972727273</text:p>
              </table:table-cell>
              <table:table-cell office:value-type="float" office:value="43989.2462914">
                <text:p>43989.246291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.14136363636">
                <text:p>2.14136363636</text:p>
              </table:table-cell>
              <table:table-cell office:value-type="float" office:value="43944.9051603">
                <text:p>43944.905160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143">
                <text:p>2.143</text:p>
              </table:table-cell>
              <table:table-cell office:value-type="float" office:value="43892.9127058">
                <text:p>43892.912705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.14463636364">
                <text:p>2.14463636364</text:p>
              </table:table-cell>
              <table:table-cell office:value-type="float" office:value="43832.0032636">
                <text:p>43832.003263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.14627272727">
                <text:p>2.14627272727</text:p>
              </table:table-cell>
              <table:table-cell office:value-type="float" office:value="43764.4188188">
                <text:p>43764.418818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.14790909091">
                <text:p>2.14790909091</text:p>
              </table:table-cell>
              <table:table-cell office:value-type="float" office:value="43701.3613884">
                <text:p>43701.361388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.14954545455">
                <text:p>2.14954545455</text:p>
              </table:table-cell>
              <table:table-cell office:value-type="float" office:value="43647.736828">
                <text:p>43647.73682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15">
                <text:p>2.15</text:p>
              </table:table-cell>
              <table:table-cell office:value-type="float" office:value="43513.1847552">
                <text:p>43513.184755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.15163636364">
                <text:p>2.15163636364</text:p>
              </table:table-cell>
              <table:table-cell office:value-type="float" office:value="43445.9572043">
                <text:p>43445.95720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15327272727">
                <text:p>2.15327272727</text:p>
              </table:table-cell>
              <table:table-cell office:value-type="float" office:value="43388.055817">
                <text:p>43388.05581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15490909091">
                <text:p>2.15490909091</text:p>
              </table:table-cell>
              <table:table-cell office:value-type="float" office:value="43339.1566417">
                <text:p>43339.156641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.15654545455">
                <text:p>2.15654545455</text:p>
              </table:table-cell>
              <table:table-cell office:value-type="float" office:value="43295.2694499">
                <text:p>43295.269449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.15818181818">
                <text:p>2.15818181818</text:p>
              </table:table-cell>
              <table:table-cell office:value-type="float" office:value="43256.2380767">
                <text:p>43256.238076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.15981818182">
                <text:p>2.15981818182</text:p>
              </table:table-cell>
              <table:table-cell office:value-type="float" office:value="43218.6391822">
                <text:p>43218.639182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.16145454545">
                <text:p>2.16145454545</text:p>
              </table:table-cell>
              <table:table-cell office:value-type="float" office:value="43178.232876">
                <text:p>43178.23287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.16309090909">
                <text:p>2.16309090909</text:p>
              </table:table-cell>
              <table:table-cell office:value-type="float" office:value="43131.5863992">
                <text:p>43131.586399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16472727273">
                <text:p>2.16472727273</text:p>
              </table:table-cell>
              <table:table-cell office:value-type="float" office:value="43077.1940161">
                <text:p>43077.194016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16636363636">
                <text:p>2.16636363636</text:p>
              </table:table-cell>
              <table:table-cell office:value-type="float" office:value="43016.6376298">
                <text:p>43016.637629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168">
                <text:p>2.168</text:p>
              </table:table-cell>
              <table:table-cell office:value-type="float" office:value="42959.8437432">
                <text:p>42959.843743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16963636364">
                <text:p>2.16963636364</text:p>
              </table:table-cell>
              <table:table-cell office:value-type="float" office:value="42911.7837519">
                <text:p>42911.78375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17127272727">
                <text:p>2.17127272727</text:p>
              </table:table-cell>
              <table:table-cell office:value-type="float" office:value="42871.9346065">
                <text:p>42871.934606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.17290909091">
                <text:p>2.17290909091</text:p>
              </table:table-cell>
              <table:table-cell office:value-type="float" office:value="42836.6100655">
                <text:p>42836.610065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.17454545455">
                <text:p>2.17454545455</text:p>
              </table:table-cell>
              <table:table-cell office:value-type="float" office:value="42806.9680784">
                <text:p>42806.968078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.175">
                <text:p>2.175</text:p>
              </table:table-cell>
              <table:table-cell office:value-type="float" office:value="42659.8495098">
                <text:p>42659.849509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.17663636364">
                <text:p>2.17663636364</text:p>
              </table:table-cell>
              <table:table-cell office:value-type="float" office:value="42614.5214993">
                <text:p>42614.521499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17827272727">
                <text:p>2.17827272727</text:p>
              </table:table-cell>
              <table:table-cell office:value-type="float" office:value="42576.4155061">
                <text:p>42576.415506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17990909091">
                <text:p>2.17990909091</text:p>
              </table:table-cell>
              <table:table-cell office:value-type="float" office:value="42546.6099631">
                <text:p>42546.609963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.18154545455">
                <text:p>2.18154545455</text:p>
              </table:table-cell>
              <table:table-cell office:value-type="float" office:value="42520.8612017">
                <text:p>42520.861201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18318181818">
                <text:p>2.18318181818</text:p>
              </table:table-cell>
              <table:table-cell office:value-type="float" office:value="42492.5612186">
                <text:p>42492.561218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18481818182">
                <text:p>2.18481818182</text:p>
              </table:table-cell>
              <table:table-cell office:value-type="float" office:value="42456.9960273">
                <text:p>42456.996027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.18645454545">
                <text:p>2.18645454545</text:p>
              </table:table-cell>
              <table:table-cell office:value-type="float" office:value="42424.1421644">
                <text:p>42424.142164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.18809090909">
                <text:p>2.18809090909</text:p>
              </table:table-cell>
              <table:table-cell office:value-type="float" office:value="42456.9227707">
                <text:p>42456.922770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.18972727273">
                <text:p>2.18972727273</text:p>
              </table:table-cell>
              <table:table-cell office:value-type="float" office:value="42778.3507258">
                <text:p>42778.350725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.19136363636">
                <text:p>2.19136363636</text:p>
              </table:table-cell>
              <table:table-cell office:value-type="float" office:value="44043.9648794">
                <text:p>44043.964879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.193">
                <text:p>2.193</text:p>
              </table:table-cell>
              <table:table-cell office:value-type="float" office:value="47359.5843233">
                <text:p>47359.584323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.19463636364">
                <text:p>2.19463636364</text:p>
              </table:table-cell>
              <table:table-cell office:value-type="float" office:value="53490.0679728">
                <text:p>53490.067972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19627272727">
                <text:p>2.19627272727</text:p>
              </table:table-cell>
              <table:table-cell office:value-type="float" office:value="63874.9040789">
                <text:p>63874.904078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.19790909091">
                <text:p>2.19790909091</text:p>
              </table:table-cell>
              <table:table-cell office:value-type="float" office:value="79045.1441053">
                <text:p>79045.144105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19954545455">
                <text:p>2.19954545455</text:p>
              </table:table-cell>
              <table:table-cell office:value-type="float" office:value="97496.5302239">
                <text:p>97496.530223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.2">
                <text:p>2.2</text:p>
              </table:table-cell>
              <table:table-cell office:value-type="float" office:value="99823.8516543">
                <text:p>99823.851654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.20163636364">
                <text:p>2.20163636364</text:p>
              </table:table-cell>
              <table:table-cell office:value-type="float" office:value="115170.117958">
                <text:p>115170.11795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20327272727">
                <text:p>2.20327272727</text:p>
              </table:table-cell>
              <table:table-cell office:value-type="float" office:value="122480.578925">
                <text:p>122480.57892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.20490909091">
                <text:p>2.20490909091</text:p>
              </table:table-cell>
              <table:table-cell office:value-type="float" office:value="123334.676509">
                <text:p>123334.67650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.20654545455">
                <text:p>2.20654545455</text:p>
              </table:table-cell>
              <table:table-cell office:value-type="float" office:value="123605.966633">
                <text:p>123605.96663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20818181818">
                <text:p>2.20818181818</text:p>
              </table:table-cell>
              <table:table-cell office:value-type="float" office:value="121745.339572">
                <text:p>121745.33957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.20981818182">
                <text:p>2.20981818182</text:p>
              </table:table-cell>
              <table:table-cell office:value-type="float" office:value="119359.703094">
                <text:p>119359.70309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.21145454545">
                <text:p>2.21145454545</text:p>
              </table:table-cell>
              <table:table-cell office:value-type="float" office:value="117138.252669">
                <text:p>117138.25266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.21309090909">
                <text:p>2.21309090909</text:p>
              </table:table-cell>
              <table:table-cell office:value-type="float" office:value="115093.824217">
                <text:p>115093.82421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.21472727273">
                <text:p>2.21472727273</text:p>
              </table:table-cell>
              <table:table-cell office:value-type="float" office:value="113242.199767">
                <text:p>113242.19976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.21636363636">
                <text:p>2.21636363636</text:p>
              </table:table-cell>
              <table:table-cell office:value-type="float" office:value="111532.169107">
                <text:p>111532.16910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.218">
                <text:p>2.218</text:p>
              </table:table-cell>
              <table:table-cell office:value-type="float" office:value="109959.877171">
                <text:p>109959.87717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.21963636364">
                <text:p>2.21963636364</text:p>
              </table:table-cell>
              <table:table-cell office:value-type="float" office:value="108516.383205">
                <text:p>108516.38320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22127272727">
                <text:p>2.22127272727</text:p>
              </table:table-cell>
              <table:table-cell office:value-type="float" office:value="107152.000061">
                <text:p>107152.00006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22290909091">
                <text:p>2.22290909091</text:p>
              </table:table-cell>
              <table:table-cell office:value-type="float" office:value="105892.06959">
                <text:p>105892.0695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.22454545455">
                <text:p>2.22454545455</text:p>
              </table:table-cell>
              <table:table-cell office:value-type="float" office:value="104691.114265">
                <text:p>104691.11426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225">
                <text:p>2.225</text:p>
              </table:table-cell>
              <table:table-cell office:value-type="float" office:value="103982.16687">
                <text:p>103982.1668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22663636364">
                <text:p>2.22663636364</text:p>
              </table:table-cell>
              <table:table-cell office:value-type="float" office:value="102929.734075">
                <text:p>102929.7340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22827272727">
                <text:p>2.22827272727</text:p>
              </table:table-cell>
              <table:table-cell office:value-type="float" office:value="101868.990534">
                <text:p>101868.99053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22990909091">
                <text:p>2.22990909091</text:p>
              </table:table-cell>
              <table:table-cell office:value-type="float" office:value="100889.735066">
                <text:p>100889.73506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.23154545455">
                <text:p>2.23154545455</text:p>
              </table:table-cell>
              <table:table-cell office:value-type="float" office:value="99922.0833249">
                <text:p>99922.083324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23318181818">
                <text:p>2.23318181818</text:p>
              </table:table-cell>
              <table:table-cell office:value-type="float" office:value="99020.2754646">
                <text:p>99020.275464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23481818182">
                <text:p>2.23481818182</text:p>
              </table:table-cell>
              <table:table-cell office:value-type="float" office:value="98141.5964246">
                <text:p>98141.596424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.23645454545">
                <text:p>2.23645454545</text:p>
              </table:table-cell>
              <table:table-cell office:value-type="float" office:value="97301.5058546">
                <text:p>97301.505854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23809090909">
                <text:p>2.23809090909</text:p>
              </table:table-cell>
              <table:table-cell office:value-type="float" office:value="96501.6973886">
                <text:p>96501.697388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23972727273">
                <text:p>2.23972727273</text:p>
              </table:table-cell>
              <table:table-cell office:value-type="float" office:value="95712.5054419">
                <text:p>95712.505441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24136363636">
                <text:p>2.24136363636</text:p>
              </table:table-cell>
              <table:table-cell office:value-type="float" office:value="94983.9804923">
                <text:p>94983.980492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243">
                <text:p>2.243</text:p>
              </table:table-cell>
              <table:table-cell office:value-type="float" office:value="94239.8309707">
                <text:p>94239.830970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24463636364">
                <text:p>2.24463636364</text:p>
              </table:table-cell>
              <table:table-cell office:value-type="float" office:value="93576.258835">
                <text:p>93576.25883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24627272727">
                <text:p>2.24627272727</text:p>
              </table:table-cell>
              <table:table-cell office:value-type="float" office:value="92873.8920941">
                <text:p>92873.89209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.24790909091">
                <text:p>2.24790909091</text:p>
              </table:table-cell>
              <table:table-cell office:value-type="float" office:value="92267.7295861">
                <text:p>92267.729586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24954545455">
                <text:p>2.24954545455</text:p>
              </table:table-cell>
              <table:table-cell office:value-type="float" office:value="91604.3728774">
                <text:p>91604.372877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.25">
                <text:p>2.25</text:p>
              </table:table-cell>
              <table:table-cell office:value-type="float" office:value="91244.9158413">
                <text:p>91244.915841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25163636364">
                <text:p>2.25163636364</text:p>
              </table:table-cell>
              <table:table-cell office:value-type="float" office:value="90706.2930264">
                <text:p>90706.293026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.25327272727">
                <text:p>2.25327272727</text:p>
              </table:table-cell>
              <table:table-cell office:value-type="float" office:value="49315.6428272">
                <text:p>49315.642827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.25490909091">
                <text:p>2.25490909091</text:p>
              </table:table-cell>
              <table:table-cell office:value-type="float" office:value="49155.3629478">
                <text:p>49155.362947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.25654545455">
                <text:p>2.25654545455</text:p>
              </table:table-cell>
              <table:table-cell office:value-type="float" office:value="49001.7882657">
                <text:p>49001.788265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.25818181818">
                <text:p>2.25818181818</text:p>
              </table:table-cell>
              <table:table-cell office:value-type="float" office:value="48862.1718507">
                <text:p>48862.171850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25981818182">
                <text:p>2.25981818182</text:p>
              </table:table-cell>
              <table:table-cell office:value-type="float" office:value="48736.3251273">
                <text:p>48736.325127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.26145454545">
                <text:p>2.26145454545</text:p>
              </table:table-cell>
              <table:table-cell office:value-type="float" office:value="48623.9397499">
                <text:p>48623.939749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.26309090909">
                <text:p>2.26309090909</text:p>
              </table:table-cell>
              <table:table-cell office:value-type="float" office:value="48518.7194493">
                <text:p>48518.719449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26472727273">
                <text:p>2.26472727273</text:p>
              </table:table-cell>
              <table:table-cell office:value-type="float" office:value="48413.5646029">
                <text:p>48413.564602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.26636363636">
                <text:p>2.26636363636</text:p>
              </table:table-cell>
              <table:table-cell office:value-type="float" office:value="48304.8726446">
                <text:p>48304.872644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.268">
                <text:p>2.268</text:p>
              </table:table-cell>
              <table:table-cell office:value-type="float" office:value="48187.5247158">
                <text:p>48187.524715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.26963636364">
                <text:p>2.26963636364</text:p>
              </table:table-cell>
              <table:table-cell office:value-type="float" office:value="48062.1308257">
                <text:p>48062.130825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.27127272727">
                <text:p>2.27127272727</text:p>
              </table:table-cell>
              <table:table-cell office:value-type="float" office:value="47936.3831363">
                <text:p>47936.383136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.27290909091">
                <text:p>2.27290909091</text:p>
              </table:table-cell>
              <table:table-cell office:value-type="float" office:value="47818.7266937">
                <text:p>47818.726693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27454545455">
                <text:p>2.27454545455</text:p>
              </table:table-cell>
              <table:table-cell office:value-type="float" office:value="47714.3396816">
                <text:p>47714.339681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275">
                <text:p>2.275</text:p>
              </table:table-cell>
              <table:table-cell office:value-type="float" office:value="47517.7346109">
                <text:p>47517.734610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.27663636364">
                <text:p>2.27663636364</text:p>
              </table:table-cell>
              <table:table-cell office:value-type="float" office:value="47396.555801">
                <text:p>47396.55580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.27827272727">
                <text:p>2.27827272727</text:p>
              </table:table-cell>
              <table:table-cell office:value-type="float" office:value="47289.9224513">
                <text:p>47289.922451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27990909091">
                <text:p>2.27990909091</text:p>
              </table:table-cell>
              <table:table-cell office:value-type="float" office:value="47197.5356244">
                <text:p>47197.535624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.28154545455">
                <text:p>2.28154545455</text:p>
              </table:table-cell>
              <table:table-cell office:value-type="float" office:value="47116.2067535">
                <text:p>47116.20675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.28318181818">
                <text:p>2.28318181818</text:p>
              </table:table-cell>
              <table:table-cell office:value-type="float" office:value="47040.9884914">
                <text:p>47040.988491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.28481818182">
                <text:p>2.28481818182</text:p>
              </table:table-cell>
              <table:table-cell office:value-type="float" office:value="46965.7310449">
                <text:p>46965.731044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.28645454545">
                <text:p>2.28645454545</text:p>
              </table:table-cell>
              <table:table-cell office:value-type="float" office:value="46884.7110992">
                <text:p>46884.711099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.28809090909">
                <text:p>2.28809090909</text:p>
              </table:table-cell>
              <table:table-cell office:value-type="float" office:value="46794.2640001">
                <text:p>46794.264000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28972727273">
                <text:p>2.28972727273</text:p>
              </table:table-cell>
              <table:table-cell office:value-type="float" office:value="46692.6017412">
                <text:p>46692.601741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.29136363636">
                <text:p>2.29136363636</text:p>
              </table:table-cell>
              <table:table-cell office:value-type="float" office:value="46587.8736607">
                <text:p>46587.873660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.293">
                <text:p>2.293</text:p>
              </table:table-cell>
              <table:table-cell office:value-type="float" office:value="46490.9042726">
                <text:p>46490.904272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29463636364">
                <text:p>2.29463636364</text:p>
              </table:table-cell>
              <table:table-cell office:value-type="float" office:value="46408.2133914">
                <text:p>46408.213391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.29627272727">
                <text:p>2.29627272727</text:p>
              </table:table-cell>
              <table:table-cell office:value-type="float" office:value="46337.6456329">
                <text:p>46337.645632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29790909091">
                <text:p>2.29790909091</text:p>
              </table:table-cell>
              <table:table-cell office:value-type="float" office:value="46274.0168786">
                <text:p>46274.016878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29954545455">
                <text:p>2.29954545455</text:p>
              </table:table-cell>
              <table:table-cell office:value-type="float" office:value="46212.0691175">
                <text:p>46212.069117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3">
                <text:p>2.3</text:p>
              </table:table-cell>
              <table:table-cell office:value-type="float" office:value="45990.402109">
                <text:p>45990.40210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.30163636364">
                <text:p>2.30163636364</text:p>
              </table:table-cell>
              <table:table-cell office:value-type="float" office:value="45909.2040956">
                <text:p>45909.204095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.30327272727">
                <text:p>2.30327272727</text:p>
              </table:table-cell>
              <table:table-cell office:value-type="float" office:value="45836.0982964">
                <text:p>45836.098296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.30490909091">
                <text:p>2.30490909091</text:p>
              </table:table-cell>
              <table:table-cell office:value-type="float" office:value="45765.8762057">
                <text:p>45765.876205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.30654545455">
                <text:p>2.30654545455</text:p>
              </table:table-cell>
              <table:table-cell office:value-type="float" office:value="45692.7615519">
                <text:p>45692.761551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30818181818">
                <text:p>2.30818181818</text:p>
              </table:table-cell>
              <table:table-cell office:value-type="float" office:value="45613.053289">
                <text:p>45613.0532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.30981818182">
                <text:p>2.30981818182</text:p>
              </table:table-cell>
              <table:table-cell office:value-type="float" office:value="45525.5597536">
                <text:p>45525.559753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.31145454545">
                <text:p>2.31145454545</text:p>
              </table:table-cell>
              <table:table-cell office:value-type="float" office:value="45434.7384684">
                <text:p>45434.73846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.31309090909">
                <text:p>2.31309090909</text:p>
              </table:table-cell>
              <table:table-cell office:value-type="float" office:value="45351.9308261">
                <text:p>45351.930826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.31472727273">
                <text:p>2.31472727273</text:p>
              </table:table-cell>
              <table:table-cell office:value-type="float" office:value="45283.3648706">
                <text:p>45283.364870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31636363636">
                <text:p>2.31636363636</text:p>
              </table:table-cell>
              <table:table-cell office:value-type="float" office:value="45225.2769486">
                <text:p>45225.276948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.318">
                <text:p>2.318</text:p>
              </table:table-cell>
              <table:table-cell office:value-type="float" office:value="45172.2286541">
                <text:p>45172.228654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.31963636364">
                <text:p>2.31963636364</text:p>
              </table:table-cell>
              <table:table-cell office:value-type="float" office:value="45118.9402742">
                <text:p>45118.940274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.32127272727">
                <text:p>2.32127272727</text:p>
              </table:table-cell>
              <table:table-cell office:value-type="float" office:value="45061.042139">
                <text:p>45061.0421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.32290909091">
                <text:p>2.32290909091</text:p>
              </table:table-cell>
              <table:table-cell office:value-type="float" office:value="44995.1441993">
                <text:p>44995.144199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.32454545455">
                <text:p>2.32454545455</text:p>
              </table:table-cell>
              <table:table-cell office:value-type="float" office:value="44919.0436562">
                <text:p>44919.043656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.325">
                <text:p>2.325</text:p>
              </table:table-cell>
              <table:table-cell office:value-type="float" office:value="44713.7665752">
                <text:p>44713.766575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.32663636364">
                <text:p>2.32663636364</text:p>
              </table:table-cell>
              <table:table-cell office:value-type="float" office:value="44647.1393865">
                <text:p>44647.139386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.32827272727">
                <text:p>2.32827272727</text:p>
              </table:table-cell>
              <table:table-cell office:value-type="float" office:value="44574.7464101">
                <text:p>44574.746410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.32990909091">
                <text:p>2.32990909091</text:p>
              </table:table-cell>
              <table:table-cell office:value-type="float" office:value="44495.6993736">
                <text:p>44495.699373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.33154545455">
                <text:p>2.33154545455</text:p>
              </table:table-cell>
              <table:table-cell office:value-type="float" office:value="44413.5926803">
                <text:p>44413.592680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.33318181818">
                <text:p>2.33318181818</text:p>
              </table:table-cell>
              <table:table-cell office:value-type="float" office:value="44340.1941511">
                <text:p>44340.194151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.33481818182">
                <text:p>2.33481818182</text:p>
              </table:table-cell>
              <table:table-cell office:value-type="float" office:value="44280.7779572">
                <text:p>44280.777957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.33645454545">
                <text:p>2.33645454545</text:p>
              </table:table-cell>
              <table:table-cell office:value-type="float" office:value="44231.4569573">
                <text:p>44231.456957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.33809090909">
                <text:p>2.33809090909</text:p>
              </table:table-cell>
              <table:table-cell office:value-type="float" office:value="44186.9677456">
                <text:p>44186.967745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.33972727273">
                <text:p>2.33972727273</text:p>
              </table:table-cell>
              <table:table-cell office:value-type="float" office:value="44141.6050378">
                <text:p>44141.605037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.34136363636">
                <text:p>2.34136363636</text:p>
              </table:table-cell>
              <table:table-cell office:value-type="float" office:value="44090.3357547">
                <text:p>44090.335754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.343">
                <text:p>2.343</text:p>
              </table:table-cell>
              <table:table-cell office:value-type="float" office:value="44030.3450348">
                <text:p>44030.345034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.34463636364">
                <text:p>2.34463636364</text:p>
              </table:table-cell>
              <table:table-cell office:value-type="float" office:value="43960.4338453">
                <text:p>43960.433845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.34627272727">
                <text:p>2.34627272727</text:p>
              </table:table-cell>
              <table:table-cell office:value-type="float" office:value="43882.0104603">
                <text:p>43882.010460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.34790909091">
                <text:p>2.34790909091</text:p>
              </table:table-cell>
              <table:table-cell office:value-type="float" office:value="43802.0373945">
                <text:p>43802.037394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34954545455">
                <text:p>2.34954545455</text:p>
              </table:table-cell>
              <table:table-cell office:value-type="float" office:value="43734.9012621">
                <text:p>43734.901262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.35">
                <text:p>2.35</text:p>
              </table:table-cell>
              <table:table-cell office:value-type="float" office:value="43603.2509523">
                <text:p>43603.250952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.35163636364">
                <text:p>2.35163636364</text:p>
              </table:table-cell>
              <table:table-cell office:value-type="float" office:value="43523.4621998">
                <text:p>43523.462199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35327272727">
                <text:p>2.35327272727</text:p>
              </table:table-cell>
              <table:table-cell office:value-type="float" office:value="43450.7466019">
                <text:p>43450.746601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.35490909091">
                <text:p>2.35490909091</text:p>
              </table:table-cell>
              <table:table-cell office:value-type="float" office:value="43393.6160046">
                <text:p>43393.616004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.35654545455">
                <text:p>2.35654545455</text:p>
              </table:table-cell>
              <table:table-cell office:value-type="float" office:value="43347.7021463">
                <text:p>43347.702146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.35818181818">
                <text:p>2.35818181818</text:p>
              </table:table-cell>
              <table:table-cell office:value-type="float" office:value="43307.8237783">
                <text:p>43307.823778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.35981818182">
                <text:p>2.35981818182</text:p>
              </table:table-cell>
              <table:table-cell office:value-type="float" office:value="43268.2095776">
                <text:p>43268.209577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.36145454545">
                <text:p>2.36145454545</text:p>
              </table:table-cell>
              <table:table-cell office:value-type="float" office:value="43223.4538888">
                <text:p>43223.453888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.36309090909">
                <text:p>2.36309090909</text:p>
              </table:table-cell>
              <table:table-cell office:value-type="float" office:value="43169.6193342">
                <text:p>43169.619334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.36472727273">
                <text:p>2.36472727273</text:p>
              </table:table-cell>
              <table:table-cell office:value-type="float" office:value="43105.5413875">
                <text:p>43105.541387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.36636363636">
                <text:p>2.36636363636</text:p>
              </table:table-cell>
              <table:table-cell office:value-type="float" office:value="43032.8324242">
                <text:p>43032.832424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.368">
                <text:p>2.368</text:p>
              </table:table-cell>
              <table:table-cell office:value-type="float" office:value="42957.7443041">
                <text:p>42957.744304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.36963636364">
                <text:p>2.36963636364</text:p>
              </table:table-cell>
              <table:table-cell office:value-type="float" office:value="42895.8822499">
                <text:p>42895.882249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.37127272727">
                <text:p>2.37127272727</text:p>
              </table:table-cell>
              <table:table-cell office:value-type="float" office:value="42849.2152343">
                <text:p>42849.215234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.37290909091">
                <text:p>2.37290909091</text:p>
              </table:table-cell>
              <table:table-cell office:value-type="float" office:value="42812.3090236">
                <text:p>42812.309023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.37454545455">
                <text:p>2.37454545455</text:p>
              </table:table-cell>
              <table:table-cell office:value-type="float" office:value="42779.3834909">
                <text:p>42779.383490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.375">
                <text:p>2.375</text:p>
              </table:table-cell>
              <table:table-cell office:value-type="float" office:value="42611.7520728">
                <text:p>42611.752072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.37663636364">
                <text:p>2.37663636364</text:p>
              </table:table-cell>
              <table:table-cell office:value-type="float" office:value="42553.2285991">
                <text:p>42553.228599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.37827272727">
                <text:p>2.37827272727</text:p>
              </table:table-cell>
              <table:table-cell office:value-type="float" office:value="42504.1413894">
                <text:p>42504.141389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.37990909091">
                <text:p>2.37990909091</text:p>
              </table:table-cell>
              <table:table-cell office:value-type="float" office:value="42458.9429032">
                <text:p>42458.942903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.38154545455">
                <text:p>2.38154545455</text:p>
              </table:table-cell>
              <table:table-cell office:value-type="float" office:value="42412.1904308">
                <text:p>42412.190430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.38318181818">
                <text:p>2.38318181818</text:p>
              </table:table-cell>
              <table:table-cell office:value-type="float" office:value="42359.5341984">
                <text:p>42359.534198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.38481818182">
                <text:p>2.38481818182</text:p>
              </table:table-cell>
              <table:table-cell office:value-type="float" office:value="42298.9188066">
                <text:p>42298.918806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.38645454545">
                <text:p>2.38645454545</text:p>
              </table:table-cell>
              <table:table-cell office:value-type="float" office:value="42231.3748405">
                <text:p>42231.374840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.38809090909">
                <text:p>2.38809090909</text:p>
              </table:table-cell>
              <table:table-cell office:value-type="float" office:value="42162.3018913">
                <text:p>42162.30189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.38972727273">
                <text:p>2.38972727273</text:p>
              </table:table-cell>
              <table:table-cell office:value-type="float" office:value="42106.3028204">
                <text:p>42106.302820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.39136363636">
                <text:p>2.39136363636</text:p>
              </table:table-cell>
              <table:table-cell office:value-type="float" office:value="42064.7962399">
                <text:p>42064.796239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.393">
                <text:p>2.393</text:p>
              </table:table-cell>
              <table:table-cell office:value-type="float" office:value="42032.0409716">
                <text:p>42032.040971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.39463636364">
                <text:p>2.39463636364</text:p>
              </table:table-cell>
              <table:table-cell office:value-type="float" office:value="42002.5470558">
                <text:p>42002.54705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.39627272727">
                <text:p>2.39627272727</text:p>
              </table:table-cell>
              <table:table-cell office:value-type="float" office:value="41970.9483778">
                <text:p>41970.948377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.39790909091">
                <text:p>2.39790909091</text:p>
              </table:table-cell>
              <table:table-cell office:value-type="float" office:value="41932.4587055">
                <text:p>41932.45870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.39954545455">
                <text:p>2.39954545455</text:p>
              </table:table-cell>
              <table:table-cell office:value-type="float" office:value="41883.6763469">
                <text:p>41883.676346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.4">
                <text:p>2.4</text:p>
              </table:table-cell>
              <table:table-cell office:value-type="float" office:value="41707.7968098">
                <text:p>41707.796809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.40163636364">
                <text:p>2.40163636364</text:p>
              </table:table-cell>
              <table:table-cell office:value-type="float" office:value="41661.8347267">
                <text:p>41661.834726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.40327272727">
                <text:p>2.40327272727</text:p>
              </table:table-cell>
              <table:table-cell office:value-type="float" office:value="41611.3612333">
                <text:p>41611.361233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.40490909091">
                <text:p>2.40490909091</text:p>
              </table:table-cell>
              <table:table-cell office:value-type="float" office:value="41554.053808">
                <text:p>41554.05380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40654545455">
                <text:p>2.40654545455</text:p>
              </table:table-cell>
              <table:table-cell office:value-type="float" office:value="41490.7122233">
                <text:p>41490.712223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.40818181818">
                <text:p>2.40818181818</text:p>
              </table:table-cell>
              <table:table-cell office:value-type="float" office:value="41426.6757271">
                <text:p>41426.675727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.40981818182">
                <text:p>2.40981818182</text:p>
              </table:table-cell>
              <table:table-cell office:value-type="float" office:value="41375.3997607">
                <text:p>41375.399760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.41145454545">
                <text:p>2.41145454545</text:p>
              </table:table-cell>
              <table:table-cell office:value-type="float" office:value="41337.2814182">
                <text:p>41337.281418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.41309090909">
                <text:p>2.41309090909</text:p>
              </table:table-cell>
              <table:table-cell office:value-type="float" office:value="41307.8960601">
                <text:p>41307.896060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.41472727273">
                <text:p>2.41472727273</text:p>
              </table:table-cell>
              <table:table-cell office:value-type="float" office:value="41281.756859">
                <text:p>41281.75685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.41636363636">
                <text:p>2.41636363636</text:p>
              </table:table-cell>
              <table:table-cell office:value-type="float" office:value="41253.6633037">
                <text:p>41253.663303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.418">
                <text:p>2.418</text:p>
              </table:table-cell>
              <table:table-cell office:value-type="float" office:value="41219.0563684">
                <text:p>41219.056368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.41963636364">
                <text:p>2.41963636364</text:p>
              </table:table-cell>
              <table:table-cell office:value-type="float" office:value="41174.9549593">
                <text:p>41174.954959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.42127272727">
                <text:p>2.42127272727</text:p>
              </table:table-cell>
              <table:table-cell office:value-type="float" office:value="41120.4353371">
                <text:p>41120.435337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.42290909091">
                <text:p>2.42290909091</text:p>
              </table:table-cell>
              <table:table-cell office:value-type="float" office:value="41057.7337414">
                <text:p>41057.733741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42454545455">
                <text:p>2.42454545455</text:p>
              </table:table-cell>
              <table:table-cell office:value-type="float" office:value="40994.5519743">
                <text:p>40994.551974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.425">
                <text:p>2.425</text:p>
              </table:table-cell>
              <table:table-cell office:value-type="float" office:value="40901.9527239">
                <text:p>40901.952723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.42663636364">
                <text:p>2.42663636364</text:p>
              </table:table-cell>
              <table:table-cell office:value-type="float" office:value="40844.5453305">
                <text:p>40844.545330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42827272727">
                <text:p>2.42827272727</text:p>
              </table:table-cell>
              <table:table-cell office:value-type="float" office:value="40783.8579836">
                <text:p>40783.857983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42990909091">
                <text:p>2.42990909091</text:p>
              </table:table-cell>
              <table:table-cell office:value-type="float" office:value="40734.3102692">
                <text:p>40734.310269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43154545455">
                <text:p>2.43154545455</text:p>
              </table:table-cell>
              <table:table-cell office:value-type="float" office:value="40700.4008124">
                <text:p>40700.400812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.43318181818">
                <text:p>2.43318181818</text:p>
              </table:table-cell>
              <table:table-cell office:value-type="float" office:value="40677.6821304">
                <text:p>40677.682130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43481818182">
                <text:p>2.43481818182</text:p>
              </table:table-cell>
              <table:table-cell office:value-type="float" office:value="40659.3097058">
                <text:p>40659.309705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43645454545">
                <text:p>2.43645454545</text:p>
              </table:table-cell>
              <table:table-cell office:value-type="float" office:value="40639.0645575">
                <text:p>40639.064557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.43809090909">
                <text:p>2.43809090909</text:p>
              </table:table-cell>
              <table:table-cell office:value-type="float" office:value="40614.6080296">
                <text:p>40614.608029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.43972727273">
                <text:p>2.43972727273</text:p>
              </table:table-cell>
              <table:table-cell office:value-type="float" office:value="40605.1122352">
                <text:p>40605.112235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44136363636">
                <text:p>2.44136363636</text:p>
              </table:table-cell>
              <table:table-cell office:value-type="float" office:value="40704.0508814">
                <text:p>40704.050881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443">
                <text:p>2.443</text:p>
              </table:table-cell>
              <table:table-cell office:value-type="float" office:value="41235.547294">
                <text:p>41235.54729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.44463636364">
                <text:p>2.44463636364</text:p>
              </table:table-cell>
              <table:table-cell office:value-type="float" office:value="43219.3846847">
                <text:p>43219.384684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44627272727">
                <text:p>2.44627272727</text:p>
              </table:table-cell>
              <table:table-cell office:value-type="float" office:value="47622.4424953">
                <text:p>47622.442495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.44790909091">
                <text:p>2.44790909091</text:p>
              </table:table-cell>
              <table:table-cell office:value-type="float" office:value="54221.6758481">
                <text:p>54221.675848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44954545455">
                <text:p>2.44954545455</text:p>
              </table:table-cell>
              <table:table-cell office:value-type="float" office:value="62144.1934423">
                <text:p>62144.193442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45">
                <text:p>2.45</text:p>
              </table:table-cell>
              <table:table-cell office:value-type="float" office:value="64360.978016">
                <text:p>64360.97801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45163636364">
                <text:p>2.45163636364</text:p>
              </table:table-cell>
              <table:table-cell office:value-type="float" office:value="75771.8022163">
                <text:p>75771.802216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.45327272727">
                <text:p>2.45327272727</text:p>
              </table:table-cell>
              <table:table-cell office:value-type="float" office:value="89366.1419299">
                <text:p>89366.141929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.45490909091">
                <text:p>2.45490909091</text:p>
              </table:table-cell>
              <table:table-cell office:value-type="float" office:value="108601.305902">
                <text:p>108601.30590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.45654545455">
                <text:p>2.45654545455</text:p>
              </table:table-cell>
              <table:table-cell office:value-type="float" office:value="119002.903159">
                <text:p>119002.90315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.45818181818">
                <text:p>2.45818181818</text:p>
              </table:table-cell>
              <table:table-cell office:value-type="float" office:value="118692.354189">
                <text:p>118692.35418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.45981818182">
                <text:p>2.45981818182</text:p>
              </table:table-cell>
              <table:table-cell office:value-type="float" office:value="116819.119342">
                <text:p>116819.11934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.46145454545">
                <text:p>2.46145454545</text:p>
              </table:table-cell>
              <table:table-cell office:value-type="float" office:value="114502.95311">
                <text:p>114502.953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.46309090909">
                <text:p>2.46309090909</text:p>
              </table:table-cell>
              <table:table-cell office:value-type="float" office:value="112687.784698">
                <text:p>112687.78469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.46472727273">
                <text:p>2.46472727273</text:p>
              </table:table-cell>
              <table:table-cell office:value-type="float" office:value="110783.618376">
                <text:p>110783.61837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.46636363636">
                <text:p>2.46636363636</text:p>
              </table:table-cell>
              <table:table-cell office:value-type="float" office:value="109239.230471">
                <text:p>109239.23047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.468">
                <text:p>2.468</text:p>
              </table:table-cell>
              <table:table-cell office:value-type="float" office:value="107639.74988">
                <text:p>107639.7498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.46963636364">
                <text:p>2.46963636364</text:p>
              </table:table-cell>
              <table:table-cell office:value-type="float" office:value="106262.935064">
                <text:p>106262.93506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.47127272727">
                <text:p>2.47127272727</text:p>
              </table:table-cell>
              <table:table-cell office:value-type="float" office:value="104882.599693">
                <text:p>104882.59969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.47290909091">
                <text:p>2.47290909091</text:p>
              </table:table-cell>
              <table:table-cell office:value-type="float" office:value="103632.927953">
                <text:p>103632.92795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.47454545455">
                <text:p>2.47454545455</text:p>
              </table:table-cell>
              <table:table-cell office:value-type="float" office:value="102430.551809">
                <text:p>102430.55180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.475">
                <text:p>2.475</text:p>
              </table:table-cell>
              <table:table-cell office:value-type="float" office:value="101738.651156">
                <text:p>101738.65115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.47663636364">
                <text:p>2.47663636364</text:p>
              </table:table-cell>
              <table:table-cell office:value-type="float" office:value="100635.381809">
                <text:p>100635.38180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.47827272727">
                <text:p>2.47827272727</text:p>
              </table:table-cell>
              <table:table-cell office:value-type="float" office:value="99655.2874327">
                <text:p>99655.287432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47990909091">
                <text:p>2.47990909091</text:p>
              </table:table-cell>
              <table:table-cell office:value-type="float" office:value="98635.5190653">
                <text:p>98635.519065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48154545455">
                <text:p>2.48154545455</text:p>
              </table:table-cell>
              <table:table-cell office:value-type="float" office:value="97759.4237312">
                <text:p>97759.423731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48318181818">
                <text:p>2.48318181818</text:p>
              </table:table-cell>
              <table:table-cell office:value-type="float" office:value="96822.6987928">
                <text:p>96822.698792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48481818182">
                <text:p>2.48481818182</text:p>
              </table:table-cell>
              <table:table-cell office:value-type="float" office:value="96028.0905732">
                <text:p>96028.090573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.48645454545">
                <text:p>2.48645454545</text:p>
              </table:table-cell>
              <table:table-cell office:value-type="float" office:value="95164.8194648">
                <text:p>95164.819464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48809090909">
                <text:p>2.48809090909</text:p>
              </table:table-cell>
              <table:table-cell office:value-type="float" office:value="94436.0396153">
                <text:p>94436.039615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48972727273">
                <text:p>2.48972727273</text:p>
              </table:table-cell>
              <table:table-cell office:value-type="float" office:value="93641.2261611">
                <text:p>93641.226161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.49136363636">
                <text:p>2.49136363636</text:p>
              </table:table-cell>
              <table:table-cell office:value-type="float" office:value="92967.5926713">
                <text:p>92967.592671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.493">
                <text:p>2.493</text:p>
              </table:table-cell>
              <table:table-cell office:value-type="float" office:value="92237.5400021">
                <text:p>92237.540002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.49463636364">
                <text:p>2.49463636364</text:p>
              </table:table-cell>
              <table:table-cell office:value-type="float" office:value="91611.7223899">
                <text:p>91611.722389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.49627272727">
                <text:p>2.49627272727</text:p>
              </table:table-cell>
              <table:table-cell office:value-type="float" office:value="90943.7334925">
                <text:p>90943.733492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.49790909091">
                <text:p>2.49790909091</text:p>
              </table:table-cell>
              <table:table-cell office:value-type="float" office:value="90359.9040415">
                <text:p>90359.904041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.49954545455">
                <text:p>2.49954545455</text:p>
              </table:table-cell>
              <table:table-cell office:value-type="float" office:value="89748.7422283">
                <text:p>89748.7422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